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3.5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25.2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27.32mm"/>
    </style:style>
    <style:style style:name="co9" style:family="table-column">
      <style:table-column-properties fo:break-before="auto" style:column-width="38.26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28.86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5.65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35.22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39.76mm"/>
    </style:style>
    <style:style style:name="co19" style:family="table-column">
      <style:table-column-properties fo:break-before="auto" style:column-width="26.95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29.67mm"/>
    </style:style>
    <style:style style:name="co23" style:family="table-column">
      <style:table-column-properties fo:break-before="auto" style:column-width="26.69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28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14" style:family="table-cell" style:parent-style-name="Default">
      <style:map style:condition="is-true-formula(OR([$'clean-data'.$F2] &lt;[$outliers.$C$11]; [$'clean-data'.$F2] &gt;[$outliers.$C$12]))" style:apply-style-name="Outlier" style:base-cell-address="'clean-data'.A2"/>
    </style:style>
    <style:style style:name="ce1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03" style:family="table-cell" style:parent-style-name="Default">
      <style:table-cell-properties fo:background-color="#dddddd"/>
    </style:style>
    <style:style style:name="ce10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mm"/>
    </style:style>
    <style:style style:name="ce11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16" style:family="table-cell" style:parent-style-name="Default" style:data-style-name="N2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119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0"/>
    <style:style style:name="ce128" style:family="table-cell" style:parent-style-name="Default" style:data-style-name="N99"/>
    <style:style style:name="ce6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lean-data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0"/>
        <table:table-column table:style-name="co3" table:number-columns-repeated="2" table:default-cell-style-name="ce80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4" table:number-columns-repeated="4" table:default-cell-style-name="ce80"/>
        <table:table-column table:style-name="co7" table:default-cell-style-name="ce86"/>
        <table:table-column table:style-name="co8" table:default-cell-style-name="ce80"/>
        <table:table-column table:style-name="co9" table:default-cell-style-name="ce94"/>
        <table:table-column table:style-name="co10" table:default-cell-style-name="ce80"/>
        <table:table-column table:style-name="co11" table:default-cell-style-name="ce80"/>
        <table:table-column table:style-name="co12" table:default-cell-style-name="ce80"/>
        <table:table-column table:style-name="co13" table:default-cell-style-name="ce80"/>
        <table:table-column table:style-name="co12" table:number-columns-repeated="1006" table:default-cell-style-name="ce80"/>
        <table:table-row table:style-name="ro1">
          <table:table-cell table:style-name="ce2" office:value-type="string" calcext:value-type="string">
            <text:p>uid</text:p>
          </table:table-cell>
          <table:table-cell table:style-name="ce2" office:value-type="string" calcext:value-type="string">
            <text:p>participa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eedback</text:p>
          </table:table-cell>
          <table:table-cell table:style-name="ce2" office:value-type="string" calcext:value-type="string">
            <text:p>trial</text:p>
          </table:table-cell>
          <table:table-cell table:style-name="ce2" office:value-type="string" calcext:value-type="string">
            <text:p>Average time (ms)</text:p>
          </table:table-cell>
          <table:table-cell table:style-name="ce2" office:value-type="string" calcext:value-type="string">
            <text:p>Task completion time (s)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F</text:p>
          </table:table-cell>
          <table:table-cell table:style-name="ce10" office:value-type="string" calcext:value-type="string">
            <text:p>Minimum String Distance Error Rate</text:p>
          </table:table-cell>
          <table:table-cell table:style-name="ce2" office:value-type="string" calcext:value-type="string">
            <text:p>Key Strokes Per Character</text:p>
          </table:table-cell>
          <table:table-cell table:style-name="ce17" office:value-type="string" calcext:value-type="string">
            <text:p>Participant Conscientiousness</text:p>
          </table:table-cell>
          <table:table-cell table:style-name="ce2" office:value-type="string" calcext:value-type="string">
            <text:p>Utilized Bandwidth</text:p>
          </table:table-cell>
          <table:table-cell table:style-name="ce2" office:value-type="string" calcext:value-type="string">
            <text:p>Wasted Bandwidth</text:p>
          </table:table-cell>
          <table:table-cell table:style-name="ce2" office:value-type="string" calcext:value-type="string">
            <text:p>Total Error Rate</text:p>
          </table:table-cell>
          <table:table-cell table:style-name="ce2" office:value-type="string" calcext:value-type="string">
            <text:p>Not Corrected Error Rate</text:p>
          </table:table-cell>
          <table:table-cell table:style-name="ce2" office:value-type="string" calcext:value-type="string">
            <text:p>Corrected Error Rate</text:p>
          </table:table-cell>
          <table:table-cell table:style-name="ce9" table:number-columns-repeated="1005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58" calcext:value-type="float">
            <text:p>458</text:p>
          </table:table-cell>
          <table:table-cell table:style-name="ce14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2]/([.H2]+[.I2])" office:value-type="percentage" office:value="0" calcext:value-type="percentage">
            <text:p>0.00%</text:p>
          </table:table-cell>
          <table:table-cell table:style-name="ce21" table:formula="of:=([.I2]+[.H2]+[.J2]+[.K2])/([.I2]+[.H2])" office:value-type="float" office:value="1.19354838709677" calcext:value-type="float">
            <text:p>1.19</text:p>
          </table:table-cell>
          <table:table-cell table:style-name="ce21" table:formula="of:=IF(([.J2]+[.K2]) = 0; 1; [.K2]/([.K2]+[.H2]))" office:value-type="float" office:value="1" calcext:value-type="float">
            <text:p>1.00</text:p>
          </table:table-cell>
          <table:table-cell table:style-name="ce27" table:formula="of:=[.I2]/([.I2]+[.H2]+[.K2]+[.J2])" office:value-type="float" office:value="0.837837837837838" calcext:value-type="float">
            <text:p>0.84</text:p>
          </table:table-cell>
          <table:table-cell table:style-name="ce27" table:formula="of:=([.K2]+[.J2]+[.H2])/([.I2]+[.J2]+[.K2]+[.H2])" office:value-type="float" office:value="0.162162162162162" calcext:value-type="float">
            <text:p>0.16</text:p>
          </table:table-cell>
          <table:table-cell table:style-name="ce18" table:formula="of:=([.H2]+[.K2])/([.I2]+[.H2]+[.K2])" office:value-type="percentage" office:value="0.0882352941176471" calcext:value-type="percentage">
            <text:p>8.82%</text:p>
          </table:table-cell>
          <table:table-cell table:style-name="ce18" table:formula="of:=[.H2]/([.I2]+[.H2]+[.K2])" office:value-type="percentage" office:value="0" calcext:value-type="percentage">
            <text:p>0.00%</text:p>
          </table:table-cell>
          <table:table-cell table:style-name="ce18" table:formula="of:=[.K2]/([.I2]+[.H2]+[.K2])" office:value-type="percentage" office:value="0.0882352941176471" calcext:value-type="percentage">
            <text:p>8.82%</text:p>
          </table:table-cell>
          <table:table-cell table:number-columns-repeated="1005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49" calcext:value-type="float">
            <text:p>549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18" table:formula="of:=[.H3]/([.H3]+[.I3])" office:value-type="percentage" office:value="0" calcext:value-type="percentage">
            <text:p>0.00%</text:p>
          </table:table-cell>
          <table:table-cell table:style-name="ce21" table:formula="of:=([.I3]+[.H3]+[.J3]+[.K3])/([.I3]+[.H3])" office:value-type="float" office:value="2.4" calcext:value-type="float">
            <text:p>2.40</text:p>
          </table:table-cell>
          <table:table-cell table:style-name="ce21" table:formula="of:=IF(([.J3]+[.K3]) = 0; 1; [.K3]/([.K3]+[.H3]))" office:value-type="float" office:value="1" calcext:value-type="float">
            <text:p>1.00</text:p>
          </table:table-cell>
          <table:table-cell table:style-name="ce27" table:formula="of:=[.I3]/([.I3]+[.H3]+[.K3]+[.J3])" office:value-type="float" office:value="0.416666666666667" calcext:value-type="float">
            <text:p>0.42</text:p>
          </table:table-cell>
          <table:table-cell table:style-name="ce27" table:formula="of:=([.K3]+[.J3]+[.H3])/([.I3]+[.J3]+[.K3]+[.H3])" office:value-type="float" office:value="0.583333333333333" calcext:value-type="float">
            <text:p>0.58</text:p>
          </table:table-cell>
          <table:table-cell table:style-name="ce18" table:formula="of:=([.H3]+[.K3])/([.I3]+[.H3]+[.K3])" office:value-type="percentage" office:value="0.411764705882353" calcext:value-type="percentage">
            <text:p>41.18%</text:p>
          </table:table-cell>
          <table:table-cell table:style-name="ce18" table:formula="of:=[.H3]/([.I3]+[.H3]+[.K3])" office:value-type="percentage" office:value="0" calcext:value-type="percentage">
            <text:p>0.00%</text:p>
          </table:table-cell>
          <table:table-cell table:style-name="ce18" table:formula="of:=[.K3]/([.I3]+[.H3]+[.K3])" office:value-type="percentage" office:value="0.411764705882353" calcext:value-type="percentage">
            <text:p>41.18%</text:p>
          </table:table-cell>
          <table:table-cell table:number-columns-repeated="100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10" calcext:value-type="float">
            <text:p>610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18" table:formula="of:=[.H4]/([.H4]+[.I4])" office:value-type="percentage" office:value="0" calcext:value-type="percentage">
            <text:p>0.00%</text:p>
          </table:table-cell>
          <table:table-cell table:style-name="ce21" table:formula="of:=([.I4]+[.H4]+[.J4]+[.K4])/([.I4]+[.H4])" office:value-type="float" office:value="2.55555555555556" calcext:value-type="float">
            <text:p>2.56</text:p>
          </table:table-cell>
          <table:table-cell table:style-name="ce21" table:formula="of:=IF(([.J4]+[.K4]) = 0; 1; [.K4]/([.K4]+[.H4]))" office:value-type="float" office:value="1" calcext:value-type="float">
            <text:p>1.00</text:p>
          </table:table-cell>
          <table:table-cell table:style-name="ce27" table:formula="of:=[.I4]/([.I4]+[.H4]+[.K4]+[.J4])" office:value-type="float" office:value="0.391304347826087" calcext:value-type="float">
            <text:p>0.39</text:p>
          </table:table-cell>
          <table:table-cell table:style-name="ce27" table:formula="of:=([.K4]+[.J4]+[.H4])/([.I4]+[.J4]+[.K4]+[.H4])" office:value-type="float" office:value="0.608695652173913" calcext:value-type="float">
            <text:p>0.61</text:p>
          </table:table-cell>
          <table:table-cell table:style-name="ce18" table:formula="of:=([.H4]+[.K4])/([.I4]+[.H4]+[.K4])" office:value-type="percentage" office:value="0.4375" calcext:value-type="percentage">
            <text:p>43.75%</text:p>
          </table:table-cell>
          <table:table-cell table:style-name="ce18" table:formula="of:=[.H4]/([.I4]+[.H4]+[.K4])" office:value-type="percentage" office:value="0" calcext:value-type="percentage">
            <text:p>0.00%</text:p>
          </table:table-cell>
          <table:table-cell table:style-name="ce18" table:formula="of:=[.K4]/([.I4]+[.H4]+[.K4])" office:value-type="percentage" office:value="0.4375" calcext:value-type="percentage">
            <text:p>43.75%</text:p>
          </table:table-cell>
          <table:table-cell table:number-columns-repeated="100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60" calcext:value-type="float">
            <text:p>460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5]/([.H5]+[.I5])" office:value-type="percentage" office:value="0" calcext:value-type="percentage">
            <text:p>0.00%</text:p>
          </table:table-cell>
          <table:table-cell table:style-name="ce21" table:formula="of:=([.I5]+[.H5]+[.J5]+[.K5])/([.I5]+[.H5])" office:value-type="float" office:value="1.45161290322581" calcext:value-type="float">
            <text:p>1.45</text:p>
          </table:table-cell>
          <table:table-cell table:style-name="ce21" table:formula="of:=IF(([.J5]+[.K5]) = 0; 1; [.K5]/([.K5]+[.H5]))" office:value-type="float" office:value="1" calcext:value-type="float">
            <text:p>1.00</text:p>
          </table:table-cell>
          <table:table-cell table:style-name="ce27" table:formula="of:=[.I5]/([.I5]+[.H5]+[.K5]+[.J5])" office:value-type="float" office:value="0.688888888888889" calcext:value-type="float">
            <text:p>0.69</text:p>
          </table:table-cell>
          <table:table-cell table:style-name="ce27" table:formula="of:=([.K5]+[.J5]+[.H5])/([.I5]+[.J5]+[.K5]+[.H5])" office:value-type="float" office:value="0.311111111111111" calcext:value-type="float">
            <text:p>0.31</text:p>
          </table:table-cell>
          <table:table-cell table:style-name="ce18" table:formula="of:=([.H5]+[.K5])/([.I5]+[.H5]+[.K5])" office:value-type="percentage" office:value="0.184210526315789" calcext:value-type="percentage">
            <text:p>18.42%</text:p>
          </table:table-cell>
          <table:table-cell table:style-name="ce18" table:formula="of:=[.H5]/([.I5]+[.H5]+[.K5])" office:value-type="percentage" office:value="0" calcext:value-type="percentage">
            <text:p>0.00%</text:p>
          </table:table-cell>
          <table:table-cell table:style-name="ce18" table:formula="of:=[.K5]/([.I5]+[.H5]+[.K5])" office:value-type="percentage" office:value="0.184210526315789" calcext:value-type="percentage">
            <text:p>18.42%</text:p>
          </table:table-cell>
          <table:table-cell table:number-columns-repeated="1005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47" calcext:value-type="float">
            <text:p>547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6]/([.H6]+[.I6])" office:value-type="percentage" office:value="0" calcext:value-type="percentage">
            <text:p>0.00%</text:p>
          </table:table-cell>
          <table:table-cell table:style-name="ce21" table:formula="of:=([.I6]+[.H6]+[.J6]+[.K6])/([.I6]+[.H6])" office:value-type="float" office:value="1.84210526315789" calcext:value-type="float">
            <text:p>1.84</text:p>
          </table:table-cell>
          <table:table-cell table:style-name="ce21" table:formula="of:=IF(([.J6]+[.K6]) = 0; 1; [.K6]/([.K6]+[.H6]))" office:value-type="float" office:value="1" calcext:value-type="float">
            <text:p>1.00</text:p>
          </table:table-cell>
          <table:table-cell table:style-name="ce27" table:formula="of:=[.I6]/([.I6]+[.H6]+[.K6]+[.J6])" office:value-type="float" office:value="0.542857142857143" calcext:value-type="float">
            <text:p>0.54</text:p>
          </table:table-cell>
          <table:table-cell table:style-name="ce27" table:formula="of:=([.K6]+[.J6]+[.H6])/([.I6]+[.J6]+[.K6]+[.H6])" office:value-type="float" office:value="0.457142857142857" calcext:value-type="float">
            <text:p>0.46</text:p>
          </table:table-cell>
          <table:table-cell table:style-name="ce18" table:formula="of:=([.H6]+[.K6])/([.I6]+[.H6]+[.K6])" office:value-type="percentage" office:value="0.296296296296296" calcext:value-type="percentage">
            <text:p>29.63%</text:p>
          </table:table-cell>
          <table:table-cell table:style-name="ce18" table:formula="of:=[.H6]/([.I6]+[.H6]+[.K6])" office:value-type="percentage" office:value="0" calcext:value-type="percentage">
            <text:p>0.00%</text:p>
          </table:table-cell>
          <table:table-cell table:style-name="ce18" table:formula="of:=[.K6]/([.I6]+[.H6]+[.K6])" office:value-type="percentage" office:value="0.296296296296296" calcext:value-type="percentage">
            <text:p>29.63%</text:p>
          </table:table-cell>
          <table:table-cell table:number-columns-repeated="1005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32" calcext:value-type="float">
            <text:p>432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18" table:formula="of:=[.H7]/([.H7]+[.I7])" office:value-type="percentage" office:value="0" calcext:value-type="percentage">
            <text:p>0.00%</text:p>
          </table:table-cell>
          <table:table-cell table:style-name="ce21" table:formula="of:=([.I7]+[.H7]+[.J7]+[.K7])/([.I7]+[.H7])" office:value-type="float" office:value="2.52" calcext:value-type="float">
            <text:p>2.52</text:p>
          </table:table-cell>
          <table:table-cell table:style-name="ce21" table:formula="of:=IF(([.J7]+[.K7]) = 0; 1; [.K7]/([.K7]+[.H7]))" office:value-type="float" office:value="1" calcext:value-type="float">
            <text:p>1.00</text:p>
          </table:table-cell>
          <table:table-cell table:style-name="ce27" table:formula="of:=[.I7]/([.I7]+[.H7]+[.K7]+[.J7])" office:value-type="float" office:value="0.396825396825397" calcext:value-type="float">
            <text:p>0.40</text:p>
          </table:table-cell>
          <table:table-cell table:style-name="ce27" table:formula="of:=([.K7]+[.J7]+[.H7])/([.I7]+[.J7]+[.K7]+[.H7])" office:value-type="float" office:value="0.603174603174603" calcext:value-type="float">
            <text:p>0.60</text:p>
          </table:table-cell>
          <table:table-cell table:style-name="ce18" table:formula="of:=([.H7]+[.K7])/([.I7]+[.H7]+[.K7])" office:value-type="percentage" office:value="0.431818181818182" calcext:value-type="percentage">
            <text:p>43.18%</text:p>
          </table:table-cell>
          <table:table-cell table:style-name="ce18" table:formula="of:=[.H7]/([.I7]+[.H7]+[.K7])" office:value-type="percentage" office:value="0" calcext:value-type="percentage">
            <text:p>0.00%</text:p>
          </table:table-cell>
          <table:table-cell table:style-name="ce18" table:formula="of:=[.K7]/([.I7]+[.H7]+[.K7])" office:value-type="percentage" office:value="0.431818181818182" calcext:value-type="percentage">
            <text:p>43.18%</text:p>
          </table:table-cell>
          <table:table-cell table:number-columns-repeated="1005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40" calcext:value-type="float">
            <text:p>540</text:p>
          </table:table-cell>
          <table:table-cell table:style-name="ce14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]/([.H8]+[.I8])" office:value-type="percentage" office:value="0.037037037037037" calcext:value-type="percentage">
            <text:p>3.70%</text:p>
          </table:table-cell>
          <table:table-cell table:style-name="ce21" table:formula="of:=([.I8]+[.H8]+[.J8]+[.K8])/([.I8]+[.H8])" office:value-type="float" office:value="1.22222222222222" calcext:value-type="float">
            <text:p>1.22</text:p>
          </table:table-cell>
          <table:table-cell table:style-name="ce21" table:formula="of:=IF(([.J8]+[.K8]) = 0; 1; [.K8]/([.K8]+[.H8]))" office:value-type="float" office:value="0.75" calcext:value-type="float">
            <text:p>0.75</text:p>
          </table:table-cell>
          <table:table-cell table:style-name="ce27" table:formula="of:=[.I8]/([.I8]+[.H8]+[.K8]+[.J8])" office:value-type="float" office:value="0.787878787878788" calcext:value-type="float">
            <text:p>0.79</text:p>
          </table:table-cell>
          <table:table-cell table:style-name="ce27" table:formula="of:=([.K8]+[.J8]+[.H8])/([.I8]+[.J8]+[.K8]+[.H8])" office:value-type="float" office:value="0.212121212121212" calcext:value-type="float">
            <text:p>0.21</text:p>
          </table:table-cell>
          <table:table-cell table:style-name="ce18" table:formula="of:=([.H8]+[.K8])/([.I8]+[.H8]+[.K8])" office:value-type="percentage" office:value="0.133333333333333" calcext:value-type="percentage">
            <text:p>13.33%</text:p>
          </table:table-cell>
          <table:table-cell table:style-name="ce18" table:formula="of:=[.H8]/([.I8]+[.H8]+[.K8])" office:value-type="percentage" office:value="0.0333333333333333" calcext:value-type="percentage">
            <text:p>3.33%</text:p>
          </table:table-cell>
          <table:table-cell table:style-name="ce18" table:formula="of:=[.K8]/([.I8]+[.H8]+[.K8])" office:value-type="percentage" office:value="0.1" calcext:value-type="percentage">
            <text:p>10.00%</text:p>
          </table:table-cell>
          <table:table-cell table:number-columns-repeated="1005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45" calcext:value-type="float">
            <text:p>545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9]/([.H9]+[.I9])" office:value-type="percentage" office:value="0" calcext:value-type="percentage">
            <text:p>0.00%</text:p>
          </table:table-cell>
          <table:table-cell table:style-name="ce21" table:formula="of:=([.I9]+[.H9]+[.J9]+[.K9])/([.I9]+[.H9])" office:value-type="float" office:value="1.64" calcext:value-type="float">
            <text:p>1.64</text:p>
          </table:table-cell>
          <table:table-cell table:style-name="ce21" table:formula="of:=IF(([.J9]+[.K9]) = 0; 1; [.K9]/([.K9]+[.H9]))" office:value-type="float" office:value="1" calcext:value-type="float">
            <text:p>1.00</text:p>
          </table:table-cell>
          <table:table-cell table:style-name="ce27" table:formula="of:=[.I9]/([.I9]+[.H9]+[.K9]+[.J9])" office:value-type="float" office:value="0.609756097560976" calcext:value-type="float">
            <text:p>0.61</text:p>
          </table:table-cell>
          <table:table-cell table:style-name="ce27" table:formula="of:=([.K9]+[.J9]+[.H9])/([.I9]+[.J9]+[.K9]+[.H9])" office:value-type="float" office:value="0.390243902439024" calcext:value-type="float">
            <text:p>0.39</text:p>
          </table:table-cell>
          <table:table-cell table:style-name="ce18" table:formula="of:=([.H9]+[.K9])/([.I9]+[.H9]+[.K9])" office:value-type="percentage" office:value="0.242424242424242" calcext:value-type="percentage">
            <text:p>24.24%</text:p>
          </table:table-cell>
          <table:table-cell table:style-name="ce18" table:formula="of:=[.H9]/([.I9]+[.H9]+[.K9])" office:value-type="percentage" office:value="0" calcext:value-type="percentage">
            <text:p>0.00%</text:p>
          </table:table-cell>
          <table:table-cell table:style-name="ce18" table:formula="of:=[.K9]/([.I9]+[.H9]+[.K9])" office:value-type="percentage" office:value="0.242424242424242" calcext:value-type="percentage">
            <text:p>24.24%</text:p>
          </table:table-cell>
          <table:table-cell table:number-columns-repeated="100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17" calcext:value-type="float">
            <text:p>517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10]/([.H10]+[.I10])" office:value-type="percentage" office:value="0" calcext:value-type="percentage">
            <text:p>0.00%</text:p>
          </table:table-cell>
          <table:table-cell table:style-name="ce21" table:formula="of:=([.I10]+[.H10]+[.J10]+[.K10])/([.I10]+[.H10])" office:value-type="float" office:value="2" calcext:value-type="float">
            <text:p>2.00</text:p>
          </table:table-cell>
          <table:table-cell table:style-name="ce21" table:formula="of:=IF(([.J10]+[.K10]) = 0; 1; [.K10]/([.K10]+[.H10]))" office:value-type="float" office:value="1" calcext:value-type="float">
            <text:p>1.00</text:p>
          </table:table-cell>
          <table:table-cell table:style-name="ce27" table:formula="of:=[.I10]/([.I10]+[.H10]+[.K10]+[.J10])" office:value-type="float" office:value="0.5" calcext:value-type="float">
            <text:p>0.50</text:p>
          </table:table-cell>
          <table:table-cell table:style-name="ce27" table:formula="of:=([.K10]+[.J10]+[.H10])/([.I10]+[.J10]+[.K10]+[.H10])" office:value-type="float" office:value="0.5" calcext:value-type="float">
            <text:p>0.50</text:p>
          </table:table-cell>
          <table:table-cell table:style-name="ce18" table:formula="of:=([.H10]+[.K10])/([.I10]+[.H10]+[.K10])" office:value-type="percentage" office:value="0.333333333333333" calcext:value-type="percentage">
            <text:p>33.33%</text:p>
          </table:table-cell>
          <table:table-cell table:style-name="ce18" table:formula="of:=[.H10]/([.I10]+[.H10]+[.K10])" office:value-type="percentage" office:value="0" calcext:value-type="percentage">
            <text:p>0.00%</text:p>
          </table:table-cell>
          <table:table-cell table:style-name="ce18" table:formula="of:=[.K10]/([.I10]+[.H10]+[.K10])" office:value-type="percentage" office:value="0.333333333333333" calcext:value-type="percentage">
            <text:p>33.33%</text:p>
          </table:table-cell>
          <table:table-cell table:number-columns-repeated="1005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8" calcext:value-type="float">
            <text:p>538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18" table:formula="of:=[.H11]/([.H11]+[.I11])" office:value-type="percentage" office:value="0" calcext:value-type="percentage">
            <text:p>0.00%</text:p>
          </table:table-cell>
          <table:table-cell table:style-name="ce21" table:formula="of:=([.I11]+[.H11]+[.J11]+[.K11])/([.I11]+[.H11])" office:value-type="float" office:value="1.66666666666667" calcext:value-type="float">
            <text:p>1.67</text:p>
          </table:table-cell>
          <table:table-cell table:style-name="ce21" table:formula="of:=IF(([.J11]+[.K11]) = 0; 1; [.K11]/([.K11]+[.H11]))" office:value-type="float" office:value="1" calcext:value-type="float">
            <text:p>1.00</text:p>
          </table:table-cell>
          <table:table-cell table:style-name="ce27" table:formula="of:=[.I11]/([.I11]+[.H11]+[.K11]+[.J11])" office:value-type="float" office:value="0.6" calcext:value-type="float">
            <text:p>0.60</text:p>
          </table:table-cell>
          <table:table-cell table:style-name="ce27" table:formula="of:=([.K11]+[.J11]+[.H11])/([.I11]+[.J11]+[.K11]+[.H11])" office:value-type="float" office:value="0.4" calcext:value-type="float">
            <text:p>0.40</text:p>
          </table:table-cell>
          <table:table-cell table:style-name="ce18" table:formula="of:=([.H11]+[.K11])/([.I11]+[.H11]+[.K11])" office:value-type="percentage" office:value="0.25" calcext:value-type="percentage">
            <text:p>25.00%</text:p>
          </table:table-cell>
          <table:table-cell table:style-name="ce18" table:formula="of:=[.H11]/([.I11]+[.H11]+[.K11])" office:value-type="percentage" office:value="0" calcext:value-type="percentage">
            <text:p>0.00%</text:p>
          </table:table-cell>
          <table:table-cell table:style-name="ce18" table:formula="of:=[.K11]/([.I11]+[.H11]+[.K11])" office:value-type="percentage" office:value="0.25" calcext:value-type="percentage">
            <text:p>25.00%</text:p>
          </table:table-cell>
          <table:table-cell table:number-columns-repeated="100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14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12]/([.H12]+[.I12])" office:value-type="percentage" office:value="0.0588235294117647" calcext:value-type="percentage">
            <text:p>5.88%</text:p>
          </table:table-cell>
          <table:table-cell table:style-name="ce21" table:formula="of:=([.I12]+[.H12]+[.J12]+[.K12])/([.I12]+[.H12])" office:value-type="float" office:value="1.70588235294118" calcext:value-type="float">
            <text:p>1.71</text:p>
          </table:table-cell>
          <table:table-cell table:style-name="ce21" table:formula="of:=IF(([.J12]+[.K12]) = 0; 1; [.K12]/([.K12]+[.H12]))" office:value-type="float" office:value="0.857142857142857" calcext:value-type="float">
            <text:p>0.86</text:p>
          </table:table-cell>
          <table:table-cell table:style-name="ce27" table:formula="of:=[.I12]/([.I12]+[.H12]+[.K12]+[.J12])" office:value-type="float" office:value="0.551724137931034" calcext:value-type="float">
            <text:p>0.55</text:p>
          </table:table-cell>
          <table:table-cell table:style-name="ce27" table:formula="of:=([.K12]+[.J12]+[.H12])/([.I12]+[.J12]+[.K12]+[.H12])" office:value-type="float" office:value="0.448275862068966" calcext:value-type="float">
            <text:p>0.45</text:p>
          </table:table-cell>
          <table:table-cell table:style-name="ce18" table:formula="of:=([.H12]+[.K12])/([.I12]+[.H12]+[.K12])" office:value-type="percentage" office:value="0.304347826086957" calcext:value-type="percentage">
            <text:p>30.43%</text:p>
          </table:table-cell>
          <table:table-cell table:style-name="ce18" table:formula="of:=[.H12]/([.I12]+[.H12]+[.K12])" office:value-type="percentage" office:value="0.0434782608695652" calcext:value-type="percentage">
            <text:p>4.35%</text:p>
          </table:table-cell>
          <table:table-cell table:style-name="ce18" table:formula="of:=[.K12]/([.I12]+[.H12]+[.K12])" office:value-type="percentage" office:value="0.260869565217391" calcext:value-type="percentage">
            <text:p>26.09%</text:p>
          </table:table-cell>
          <table:table-cell table:number-columns-repeated="100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70" calcext:value-type="float">
            <text:p>570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13]/([.H13]+[.I13])" office:value-type="percentage" office:value="0" calcext:value-type="percentage">
            <text:p>0.00%</text:p>
          </table:table-cell>
          <table:table-cell table:style-name="ce21" table:formula="of:=([.I13]+[.H13]+[.J13]+[.K13])/([.I13]+[.H13])" office:value-type="float" office:value="1.56" calcext:value-type="float">
            <text:p>1.56</text:p>
          </table:table-cell>
          <table:table-cell table:style-name="ce21" table:formula="of:=IF(([.J13]+[.K13]) = 0; 1; [.K13]/([.K13]+[.H13]))" office:value-type="float" office:value="1" calcext:value-type="float">
            <text:p>1.00</text:p>
          </table:table-cell>
          <table:table-cell table:style-name="ce27" table:formula="of:=[.I13]/([.I13]+[.H13]+[.K13]+[.J13])" office:value-type="float" office:value="0.641025641025641" calcext:value-type="float">
            <text:p>0.64</text:p>
          </table:table-cell>
          <table:table-cell table:style-name="ce27" table:formula="of:=([.K13]+[.J13]+[.H13])/([.I13]+[.J13]+[.K13]+[.H13])" office:value-type="float" office:value="0.358974358974359" calcext:value-type="float">
            <text:p>0.36</text:p>
          </table:table-cell>
          <table:table-cell table:style-name="ce18" table:formula="of:=([.H13]+[.K13])/([.I13]+[.H13]+[.K13])" office:value-type="percentage" office:value="0.21875" calcext:value-type="percentage">
            <text:p>21.88%</text:p>
          </table:table-cell>
          <table:table-cell table:style-name="ce18" table:formula="of:=[.H13]/([.I13]+[.H13]+[.K13])" office:value-type="percentage" office:value="0" calcext:value-type="percentage">
            <text:p>0.00%</text:p>
          </table:table-cell>
          <table:table-cell table:style-name="ce18" table:formula="of:=[.K13]/([.I13]+[.H13]+[.K13])" office:value-type="percentage" office:value="0.21875" calcext:value-type="percentage">
            <text:p>21.88%</text:p>
          </table:table-cell>
          <table:table-cell table:number-columns-repeated="1005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29" calcext:value-type="float">
            <text:p>529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]/([.H14]+[.I14])" office:value-type="percentage" office:value="0" calcext:value-type="percentage">
            <text:p>0.00%</text:p>
          </table:table-cell>
          <table:table-cell table:style-name="ce21" table:formula="of:=([.I14]+[.H14]+[.J14]+[.K14])/([.I14]+[.H14])" office:value-type="float" office:value="1" calcext:value-type="float">
            <text:p>1.00</text:p>
          </table:table-cell>
          <table:table-cell table:style-name="ce21" table:formula="of:=IF(([.J14]+[.K14]) = 0; 1; [.K14]/([.K14]+[.H14]))" office:value-type="float" office:value="1" calcext:value-type="float">
            <text:p>1.00</text:p>
          </table:table-cell>
          <table:table-cell table:style-name="ce27" table:formula="of:=[.I14]/([.I14]+[.H14]+[.K14]+[.J14])" office:value-type="float" office:value="1" calcext:value-type="float">
            <text:p>1.00</text:p>
          </table:table-cell>
          <table:table-cell table:style-name="ce27" table:formula="of:=([.K14]+[.J14]+[.H14])/([.I14]+[.J14]+[.K14]+[.H14])" office:value-type="float" office:value="0" calcext:value-type="float">
            <text:p>0.00</text:p>
          </table:table-cell>
          <table:table-cell table:style-name="ce18" table:formula="of:=([.H14]+[.K14])/([.I14]+[.H14]+[.K14])" office:value-type="percentage" office:value="0" calcext:value-type="percentage">
            <text:p>0.00%</text:p>
          </table:table-cell>
          <table:table-cell table:style-name="ce18" table:formula="of:=[.H14]/([.I14]+[.H14]+[.K14])" office:value-type="percentage" office:value="0" calcext:value-type="percentage">
            <text:p>0.00%</text:p>
          </table:table-cell>
          <table:table-cell table:style-name="ce18" table:formula="of:=[.K14]/([.I14]+[.H14]+[.K1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0" calcext:value-type="float">
            <text:p>610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15]/([.H15]+[.I15])" office:value-type="percentage" office:value="0" calcext:value-type="percentage">
            <text:p>0.00%</text:p>
          </table:table-cell>
          <table:table-cell table:style-name="ce21" table:formula="of:=([.I15]+[.H15]+[.J15]+[.K15])/([.I15]+[.H15])" office:value-type="float" office:value="1.41176470588235" calcext:value-type="float">
            <text:p>1.41</text:p>
          </table:table-cell>
          <table:table-cell table:style-name="ce21" table:formula="of:=IF(([.J15]+[.K15]) = 0; 1; [.K15]/([.K15]+[.H15]))" office:value-type="float" office:value="1" calcext:value-type="float">
            <text:p>1.00</text:p>
          </table:table-cell>
          <table:table-cell table:style-name="ce27" table:formula="of:=[.I15]/([.I15]+[.H15]+[.K15]+[.J15])" office:value-type="float" office:value="0.708333333333333" calcext:value-type="float">
            <text:p>0.71</text:p>
          </table:table-cell>
          <table:table-cell table:style-name="ce27" table:formula="of:=([.K15]+[.J15]+[.H15])/([.I15]+[.J15]+[.K15]+[.H15])" office:value-type="float" office:value="0.291666666666667" calcext:value-type="float">
            <text:p>0.29</text:p>
          </table:table-cell>
          <table:table-cell table:style-name="ce18" table:formula="of:=([.H15]+[.K15])/([.I15]+[.H15]+[.K15])" office:value-type="percentage" office:value="0.170731707317073" calcext:value-type="percentage">
            <text:p>17.07%</text:p>
          </table:table-cell>
          <table:table-cell table:style-name="ce18" table:formula="of:=[.H15]/([.I15]+[.H15]+[.K15])" office:value-type="percentage" office:value="0" calcext:value-type="percentage">
            <text:p>0.00%</text:p>
          </table:table-cell>
          <table:table-cell table:style-name="ce18" table:formula="of:=[.K15]/([.I15]+[.H15]+[.K15])" office:value-type="percentage" office:value="0.170731707317073" calcext:value-type="percentage">
            <text:p>17.07%</text:p>
          </table:table-cell>
          <table:table-cell table:number-columns-repeated="1005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21" calcext:value-type="float">
            <text:p>521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18" table:formula="of:=[.H16]/([.H16]+[.I16])" office:value-type="percentage" office:value="0" calcext:value-type="percentage">
            <text:p>0.00%</text:p>
          </table:table-cell>
          <table:table-cell table:style-name="ce21" table:formula="of:=([.I16]+[.H16]+[.J16]+[.K16])/([.I16]+[.H16])" office:value-type="float" office:value="1.62068965517241" calcext:value-type="float">
            <text:p>1.62</text:p>
          </table:table-cell>
          <table:table-cell table:style-name="ce21" table:formula="of:=IF(([.J16]+[.K16]) = 0; 1; [.K16]/([.K16]+[.H16]))" office:value-type="float" office:value="1" calcext:value-type="float">
            <text:p>1.00</text:p>
          </table:table-cell>
          <table:table-cell table:style-name="ce27" table:formula="of:=[.I16]/([.I16]+[.H16]+[.K16]+[.J16])" office:value-type="float" office:value="0.617021276595745" calcext:value-type="float">
            <text:p>0.62</text:p>
          </table:table-cell>
          <table:table-cell table:style-name="ce27" table:formula="of:=([.K16]+[.J16]+[.H16])/([.I16]+[.J16]+[.K16]+[.H16])" office:value-type="float" office:value="0.382978723404255" calcext:value-type="float">
            <text:p>0.38</text:p>
          </table:table-cell>
          <table:table-cell table:style-name="ce18" table:formula="of:=([.H16]+[.K16])/([.I16]+[.H16]+[.K16])" office:value-type="percentage" office:value="0.236842105263158" calcext:value-type="percentage">
            <text:p>23.68%</text:p>
          </table:table-cell>
          <table:table-cell table:style-name="ce18" table:formula="of:=[.H16]/([.I16]+[.H16]+[.K16])" office:value-type="percentage" office:value="0" calcext:value-type="percentage">
            <text:p>0.00%</text:p>
          </table:table-cell>
          <table:table-cell table:style-name="ce18" table:formula="of:=[.K16]/([.I16]+[.H16]+[.K16])" office:value-type="percentage" office:value="0.236842105263158" calcext:value-type="percentage">
            <text:p>23.68%</text:p>
          </table:table-cell>
          <table:table-cell table:number-columns-repeated="1005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99" calcext:value-type="float">
            <text:p>499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17]/([.H17]+[.I17])" office:value-type="percentage" office:value="0.0476190476190476" calcext:value-type="percentage">
            <text:p>4.76%</text:p>
          </table:table-cell>
          <table:table-cell table:style-name="ce21" table:formula="of:=([.I17]+[.H17]+[.J17]+[.K17])/([.I17]+[.H17])" office:value-type="float" office:value="2.23809523809524" calcext:value-type="float">
            <text:p>2.24</text:p>
          </table:table-cell>
          <table:table-cell table:style-name="ce21" table:formula="of:=IF(([.J17]+[.K17]) = 0; 1; [.K17]/([.K17]+[.H17]))" office:value-type="float" office:value="0.928571428571429" calcext:value-type="float">
            <text:p>0.93</text:p>
          </table:table-cell>
          <table:table-cell table:style-name="ce27" table:formula="of:=[.I17]/([.I17]+[.H17]+[.K17]+[.J17])" office:value-type="float" office:value="0.425531914893617" calcext:value-type="float">
            <text:p>0.43</text:p>
          </table:table-cell>
          <table:table-cell table:style-name="ce27" table:formula="of:=([.K17]+[.J17]+[.H17])/([.I17]+[.J17]+[.K17]+[.H17])" office:value-type="float" office:value="0.574468085106383" calcext:value-type="float">
            <text:p>0.57</text:p>
          </table:table-cell>
          <table:table-cell table:style-name="ce18" table:formula="of:=([.H17]+[.K17])/([.I17]+[.H17]+[.K17])" office:value-type="percentage" office:value="0.411764705882353" calcext:value-type="percentage">
            <text:p>41.18%</text:p>
          </table:table-cell>
          <table:table-cell table:style-name="ce18" table:formula="of:=[.H17]/([.I17]+[.H17]+[.K17])" office:value-type="percentage" office:value="0.0294117647058823" calcext:value-type="percentage">
            <text:p>2.94%</text:p>
          </table:table-cell>
          <table:table-cell table:style-name="ce18" table:formula="of:=[.K17]/([.I17]+[.H17]+[.K17])" office:value-type="percentage" office:value="0.382352941176471" calcext:value-type="percentage">
            <text:p>38.24%</text:p>
          </table:table-cell>
          <table:table-cell table:number-columns-repeated="1005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69" calcext:value-type="float">
            <text:p>569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18]/([.H18]+[.I18])" office:value-type="percentage" office:value="0" calcext:value-type="percentage">
            <text:p>0.00%</text:p>
          </table:table-cell>
          <table:table-cell table:style-name="ce21" table:formula="of:=([.I18]+[.H18]+[.J18]+[.K18])/([.I18]+[.H18])" office:value-type="float" office:value="1.46666666666667" calcext:value-type="float">
            <text:p>1.47</text:p>
          </table:table-cell>
          <table:table-cell table:style-name="ce21" table:formula="of:=IF(([.J18]+[.K18]) = 0; 1; [.K18]/([.K18]+[.H18]))" office:value-type="float" office:value="1" calcext:value-type="float">
            <text:p>1.00</text:p>
          </table:table-cell>
          <table:table-cell table:style-name="ce27" table:formula="of:=[.I18]/([.I18]+[.H18]+[.K18]+[.J18])" office:value-type="float" office:value="0.681818181818182" calcext:value-type="float">
            <text:p>0.68</text:p>
          </table:table-cell>
          <table:table-cell table:style-name="ce27" table:formula="of:=([.K18]+[.J18]+[.H18])/([.I18]+[.J18]+[.K18]+[.H18])" office:value-type="float" office:value="0.318181818181818" calcext:value-type="float">
            <text:p>0.32</text:p>
          </table:table-cell>
          <table:table-cell table:style-name="ce18" table:formula="of:=([.H18]+[.K18])/([.I18]+[.H18]+[.K18])" office:value-type="percentage" office:value="0.189189189189189" calcext:value-type="percentage">
            <text:p>18.92%</text:p>
          </table:table-cell>
          <table:table-cell table:style-name="ce18" table:formula="of:=[.H18]/([.I18]+[.H18]+[.K18])" office:value-type="percentage" office:value="0" calcext:value-type="percentage">
            <text:p>0.00%</text:p>
          </table:table-cell>
          <table:table-cell table:style-name="ce18" table:formula="of:=[.K18]/([.I18]+[.H18]+[.K18])" office:value-type="percentage" office:value="0.189189189189189" calcext:value-type="percentage">
            <text:p>18.92%</text:p>
          </table:table-cell>
          <table:table-cell table:number-columns-repeated="1005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66" calcext:value-type="float">
            <text:p>566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19]/([.H19]+[.I19])" office:value-type="percentage" office:value="0.0416666666666667" calcext:value-type="percentage">
            <text:p>4.17%</text:p>
          </table:table-cell>
          <table:table-cell table:style-name="ce21" table:formula="of:=([.I19]+[.H19]+[.J19]+[.K19])/([.I19]+[.H19])" office:value-type="float" office:value="1.41666666666667" calcext:value-type="float">
            <text:p>1.42</text:p>
          </table:table-cell>
          <table:table-cell table:style-name="ce21" table:formula="of:=IF(([.J19]+[.K19]) = 0; 1; [.K19]/([.K19]+[.H19]))" office:value-type="float" office:value="0.833333333333333" calcext:value-type="float">
            <text:p>0.83</text:p>
          </table:table-cell>
          <table:table-cell table:style-name="ce27" table:formula="of:=[.I19]/([.I19]+[.H19]+[.K19]+[.J19])" office:value-type="float" office:value="0.676470588235294" calcext:value-type="float">
            <text:p>0.68</text:p>
          </table:table-cell>
          <table:table-cell table:style-name="ce27" table:formula="of:=([.K19]+[.J19]+[.H19])/([.I19]+[.J19]+[.K19]+[.H19])" office:value-type="float" office:value="0.323529411764706" calcext:value-type="float">
            <text:p>0.32</text:p>
          </table:table-cell>
          <table:table-cell table:style-name="ce18" table:formula="of:=([.H19]+[.K19])/([.I19]+[.H19]+[.K19])" office:value-type="percentage" office:value="0.206896551724138" calcext:value-type="percentage">
            <text:p>20.69%</text:p>
          </table:table-cell>
          <table:table-cell table:style-name="ce18" table:formula="of:=[.H19]/([.I19]+[.H19]+[.K19])" office:value-type="percentage" office:value="0.0344827586206897" calcext:value-type="percentage">
            <text:p>3.45%</text:p>
          </table:table-cell>
          <table:table-cell table:style-name="ce18" table:formula="of:=[.K19]/([.I19]+[.H19]+[.K19])" office:value-type="percentage" office:value="0.172413793103448" calcext:value-type="percentage">
            <text:p>17.24%</text:p>
          </table:table-cell>
          <table:table-cell table:number-columns-repeated="100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32" calcext:value-type="float">
            <text:p>1232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20]/([.H20]+[.I20])" office:value-type="percentage" office:value="0" calcext:value-type="percentage">
            <text:p>0.00%</text:p>
          </table:table-cell>
          <table:table-cell table:style-name="ce21" table:formula="of:=([.I20]+[.H20]+[.J20]+[.K20])/([.I20]+[.H20])" office:value-type="float" office:value="1.16666666666667" calcext:value-type="float">
            <text:p>1.17</text:p>
          </table:table-cell>
          <table:table-cell table:style-name="ce21" table:formula="of:=IF(([.J20]+[.K20]) = 0; 1; [.K20]/([.K20]+[.H20]))" office:value-type="float" office:value="1" calcext:value-type="float">
            <text:p>1.00</text:p>
          </table:table-cell>
          <table:table-cell table:style-name="ce27" table:formula="of:=[.I20]/([.I20]+[.H20]+[.K20]+[.J20])" office:value-type="float" office:value="0.857142857142857" calcext:value-type="float">
            <text:p>0.86</text:p>
          </table:table-cell>
          <table:table-cell table:style-name="ce27" table:formula="of:=([.K20]+[.J20]+[.H20])/([.I20]+[.J20]+[.K20]+[.H20])" office:value-type="float" office:value="0.142857142857143" calcext:value-type="float">
            <text:p>0.14</text:p>
          </table:table-cell>
          <table:table-cell table:style-name="ce18" table:formula="of:=([.H20]+[.K20])/([.I20]+[.H20]+[.K20])" office:value-type="percentage" office:value="0.0769230769230769" calcext:value-type="percentage">
            <text:p>7.69%</text:p>
          </table:table-cell>
          <table:table-cell table:style-name="ce18" table:formula="of:=[.H20]/([.I20]+[.H20]+[.K20])" office:value-type="percentage" office:value="0" calcext:value-type="percentage">
            <text:p>0.00%</text:p>
          </table:table-cell>
          <table:table-cell table:style-name="ce18" table:formula="of:=[.K20]/([.I20]+[.H20]+[.K20])" office:value-type="percentage" office:value="0.0769230769230769" calcext:value-type="percentage">
            <text:p>7.69%</text:p>
          </table:table-cell>
          <table:table-cell table:number-columns-repeated="100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31" calcext:value-type="float">
            <text:p>931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1]/([.H21]+[.I21])" office:value-type="percentage" office:value="0" calcext:value-type="percentage">
            <text:p>0.00%</text:p>
          </table:table-cell>
          <table:table-cell table:style-name="ce21" table:formula="of:=([.I21]+[.H21]+[.J21]+[.K21])/([.I21]+[.H21])" office:value-type="float" office:value="1.07692307692308" calcext:value-type="float">
            <text:p>1.08</text:p>
          </table:table-cell>
          <table:table-cell table:style-name="ce21" table:formula="of:=IF(([.J21]+[.K21]) = 0; 1; [.K21]/([.K21]+[.H21]))" office:value-type="float" office:value="1" calcext:value-type="float">
            <text:p>1.00</text:p>
          </table:table-cell>
          <table:table-cell table:style-name="ce27" table:formula="of:=[.I21]/([.I21]+[.H21]+[.K21]+[.J21])" office:value-type="float" office:value="0.928571428571429" calcext:value-type="float">
            <text:p>0.93</text:p>
          </table:table-cell>
          <table:table-cell table:style-name="ce27" table:formula="of:=([.K21]+[.J21]+[.H21])/([.I21]+[.J21]+[.K21]+[.H21])" office:value-type="float" office:value="0.0714285714285714" calcext:value-type="float">
            <text:p>0.07</text:p>
          </table:table-cell>
          <table:table-cell table:style-name="ce18" table:formula="of:=([.H21]+[.K21])/([.I21]+[.H21]+[.K21])" office:value-type="percentage" office:value="0.037037037037037" calcext:value-type="percentage">
            <text:p>3.70%</text:p>
          </table:table-cell>
          <table:table-cell table:style-name="ce18" table:formula="of:=[.H21]/([.I21]+[.H21]+[.K21])" office:value-type="percentage" office:value="0" calcext:value-type="percentage">
            <text:p>0.00%</text:p>
          </table:table-cell>
          <table:table-cell table:style-name="ce18" table:formula="of:=[.K21]/([.I21]+[.H21]+[.K21])" office:value-type="percentage" office:value="0.037037037037037" calcext:value-type="percentage">
            <text:p>3.70%</text:p>
          </table:table-cell>
          <table:table-cell table:number-columns-repeated="1005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46" calcext:value-type="float">
            <text:p>1046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22]/([.H22]+[.I22])" office:value-type="percentage" office:value="0" calcext:value-type="percentage">
            <text:p>0.00%</text:p>
          </table:table-cell>
          <table:table-cell table:style-name="ce21" table:formula="of:=([.I22]+[.H22]+[.J22]+[.K22])/([.I22]+[.H22])" office:value-type="float" office:value="1.1875" calcext:value-type="float">
            <text:p>1.19</text:p>
          </table:table-cell>
          <table:table-cell table:style-name="ce21" table:formula="of:=IF(([.J22]+[.K22]) = 0; 1; [.K22]/([.K22]+[.H22]))" office:value-type="float" office:value="1" calcext:value-type="float">
            <text:p>1.00</text:p>
          </table:table-cell>
          <table:table-cell table:style-name="ce27" table:formula="of:=[.I22]/([.I22]+[.H22]+[.K22]+[.J22])" office:value-type="float" office:value="0.842105263157895" calcext:value-type="float">
            <text:p>0.84</text:p>
          </table:table-cell>
          <table:table-cell table:style-name="ce27" table:formula="of:=([.K22]+[.J22]+[.H22])/([.I22]+[.J22]+[.K22]+[.H22])" office:value-type="float" office:value="0.157894736842105" calcext:value-type="float">
            <text:p>0.16</text:p>
          </table:table-cell>
          <table:table-cell table:style-name="ce18" table:formula="of:=([.H22]+[.K22])/([.I22]+[.H22]+[.K22])" office:value-type="percentage" office:value="0.0857142857142857" calcext:value-type="percentage">
            <text:p>8.57%</text:p>
          </table:table-cell>
          <table:table-cell table:style-name="ce18" table:formula="of:=[.H22]/([.I22]+[.H22]+[.K22])" office:value-type="percentage" office:value="0" calcext:value-type="percentage">
            <text:p>0.00%</text:p>
          </table:table-cell>
          <table:table-cell table:style-name="ce18" table:formula="of:=[.K22]/([.I22]+[.H22]+[.K22])" office:value-type="percentage" office:value="0.0857142857142857" calcext:value-type="percentage">
            <text:p>8.57%</text:p>
          </table:table-cell>
          <table:table-cell table:number-columns-repeated="1005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27" calcext:value-type="float">
            <text:p>827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3]/([.H23]+[.I23])" office:value-type="percentage" office:value="0" calcext:value-type="percentage">
            <text:p>0.00%</text:p>
          </table:table-cell>
          <table:table-cell table:style-name="ce21" table:formula="of:=([.I23]+[.H23]+[.J23]+[.K23])/([.I23]+[.H23])" office:value-type="float" office:value="1.0952380952381" calcext:value-type="float">
            <text:p>1.10</text:p>
          </table:table-cell>
          <table:table-cell table:style-name="ce21" table:formula="of:=IF(([.J23]+[.K23]) = 0; 1; [.K23]/([.K23]+[.H23]))" office:value-type="float" office:value="1" calcext:value-type="float">
            <text:p>1.00</text:p>
          </table:table-cell>
          <table:table-cell table:style-name="ce27" table:formula="of:=[.I23]/([.I23]+[.H23]+[.K23]+[.J23])" office:value-type="float" office:value="0.91304347826087" calcext:value-type="float">
            <text:p>0.91</text:p>
          </table:table-cell>
          <table:table-cell table:style-name="ce27" table:formula="of:=([.K23]+[.J23]+[.H23])/([.I23]+[.J23]+[.K23]+[.H23])" office:value-type="float" office:value="0.0869565217391304" calcext:value-type="float">
            <text:p>0.09</text:p>
          </table:table-cell>
          <table:table-cell table:style-name="ce18" table:formula="of:=([.H23]+[.K23])/([.I23]+[.H23]+[.K23])" office:value-type="percentage" office:value="0.0454545454545455" calcext:value-type="percentage">
            <text:p>4.55%</text:p>
          </table:table-cell>
          <table:table-cell table:style-name="ce18" table:formula="of:=[.H23]/([.I23]+[.H23]+[.K23])" office:value-type="percentage" office:value="0" calcext:value-type="percentage">
            <text:p>0.00%</text:p>
          </table:table-cell>
          <table:table-cell table:style-name="ce18" table:formula="of:=[.K23]/([.I23]+[.H23]+[.K23])" office:value-type="percentage" office:value="0.0454545454545455" calcext:value-type="percentage">
            <text:p>4.55%</text:p>
          </table:table-cell>
          <table:table-cell table:number-columns-repeated="1005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23" calcext:value-type="float">
            <text:p>1023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24]/([.H24]+[.I24])" office:value-type="percentage" office:value="0" calcext:value-type="percentage">
            <text:p>0.00%</text:p>
          </table:table-cell>
          <table:table-cell table:style-name="ce21" table:formula="of:=([.I24]+[.H24]+[.J24]+[.K24])/([.I24]+[.H24])" office:value-type="float" office:value="1.14814814814815" calcext:value-type="float">
            <text:p>1.15</text:p>
          </table:table-cell>
          <table:table-cell table:style-name="ce21" table:formula="of:=IF(([.J24]+[.K24]) = 0; 1; [.K24]/([.K24]+[.H24]))" office:value-type="float" office:value="1" calcext:value-type="float">
            <text:p>1.00</text:p>
          </table:table-cell>
          <table:table-cell table:style-name="ce27" table:formula="of:=[.I24]/([.I24]+[.H24]+[.K24]+[.J24])" office:value-type="float" office:value="0.870967741935484" calcext:value-type="float">
            <text:p>0.87</text:p>
          </table:table-cell>
          <table:table-cell table:style-name="ce27" table:formula="of:=([.K24]+[.J24]+[.H24])/([.I24]+[.J24]+[.K24]+[.H24])" office:value-type="float" office:value="0.129032258064516" calcext:value-type="float">
            <text:p>0.13</text:p>
          </table:table-cell>
          <table:table-cell table:style-name="ce18" table:formula="of:=([.H24]+[.K24])/([.I24]+[.H24]+[.K24])" office:value-type="percentage" office:value="0.0689655172413793" calcext:value-type="percentage">
            <text:p>6.90%</text:p>
          </table:table-cell>
          <table:table-cell table:style-name="ce18" table:formula="of:=[.H24]/([.I24]+[.H24]+[.K24])" office:value-type="percentage" office:value="0" calcext:value-type="percentage">
            <text:p>0.00%</text:p>
          </table:table-cell>
          <table:table-cell table:style-name="ce18" table:formula="of:=[.K24]/([.I24]+[.H24]+[.K24])" office:value-type="percentage" office:value="0.0689655172413793" calcext:value-type="percentage">
            <text:p>6.90%</text:p>
          </table:table-cell>
          <table:table-cell table:number-columns-repeated="1005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50" calcext:value-type="float">
            <text:p>1450</text:p>
          </table:table-cell>
          <table:table-cell table:style-name="ce14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25]/([.H25]+[.I25])" office:value-type="percentage" office:value="0" calcext:value-type="percentage">
            <text:p>0.00%</text:p>
          </table:table-cell>
          <table:table-cell table:style-name="ce21" table:formula="of:=([.I25]+[.H25]+[.J25]+[.K25])/([.I25]+[.H25])" office:value-type="float" office:value="1" calcext:value-type="float">
            <text:p>1.00</text:p>
          </table:table-cell>
          <table:table-cell table:style-name="ce21" table:formula="of:=IF(([.J25]+[.K25]) = 0; 1; [.K25]/([.K25]+[.H25]))" office:value-type="float" office:value="1" calcext:value-type="float">
            <text:p>1.00</text:p>
          </table:table-cell>
          <table:table-cell table:style-name="ce27" table:formula="of:=[.I25]/([.I25]+[.H25]+[.K25]+[.J25])" office:value-type="float" office:value="1" calcext:value-type="float">
            <text:p>1.00</text:p>
          </table:table-cell>
          <table:table-cell table:style-name="ce27" table:formula="of:=([.K25]+[.J25]+[.H25])/([.I25]+[.J25]+[.K25]+[.H25])" office:value-type="float" office:value="0" calcext:value-type="float">
            <text:p>0.00</text:p>
          </table:table-cell>
          <table:table-cell table:style-name="ce18" table:formula="of:=([.H25]+[.K25])/([.I25]+[.H25]+[.K25])" office:value-type="percentage" office:value="0" calcext:value-type="percentage">
            <text:p>0.00%</text:p>
          </table:table-cell>
          <table:table-cell table:style-name="ce18" table:formula="of:=[.H25]/([.I25]+[.H25]+[.K25])" office:value-type="percentage" office:value="0" calcext:value-type="percentage">
            <text:p>0.00%</text:p>
          </table:table-cell>
          <table:table-cell table:style-name="ce18" table:formula="of:=[.K25]/([.I25]+[.H25]+[.K25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89" calcext:value-type="float">
            <text:p>1189</text:p>
          </table:table-cell>
          <table:table-cell table:style-name="ce14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6]/([.H26]+[.I26])" office:value-type="percentage" office:value="0" calcext:value-type="percentage">
            <text:p>0.00%</text:p>
          </table:table-cell>
          <table:table-cell table:style-name="ce21" table:formula="of:=([.I26]+[.H26]+[.J26]+[.K26])/([.I26]+[.H26])" office:value-type="float" office:value="1.05555555555556" calcext:value-type="float">
            <text:p>1.06</text:p>
          </table:table-cell>
          <table:table-cell table:style-name="ce21" table:formula="of:=IF(([.J26]+[.K26]) = 0; 1; [.K26]/([.K26]+[.H26]))" office:value-type="float" office:value="1" calcext:value-type="float">
            <text:p>1.00</text:p>
          </table:table-cell>
          <table:table-cell table:style-name="ce27" table:formula="of:=[.I26]/([.I26]+[.H26]+[.K26]+[.J26])" office:value-type="float" office:value="0.947368421052632" calcext:value-type="float">
            <text:p>0.95</text:p>
          </table:table-cell>
          <table:table-cell table:style-name="ce27" table:formula="of:=([.K26]+[.J26]+[.H26])/([.I26]+[.J26]+[.K26]+[.H26])" office:value-type="float" office:value="0.0526315789473684" calcext:value-type="float">
            <text:p>0.05</text:p>
          </table:table-cell>
          <table:table-cell table:style-name="ce18" table:formula="of:=([.H26]+[.K26])/([.I26]+[.H26]+[.K26])" office:value-type="percentage" office:value="0.027027027027027" calcext:value-type="percentage">
            <text:p>2.70%</text:p>
          </table:table-cell>
          <table:table-cell table:style-name="ce18" table:formula="of:=[.H26]/([.I26]+[.H26]+[.K26])" office:value-type="percentage" office:value="0" calcext:value-type="percentage">
            <text:p>0.00%</text:p>
          </table:table-cell>
          <table:table-cell table:style-name="ce18" table:formula="of:=[.K26]/([.I26]+[.H26]+[.K26])" office:value-type="percentage" office:value="0.027027027027027" calcext:value-type="percentage">
            <text:p>2.70%</text:p>
          </table:table-cell>
          <table:table-cell table:number-columns-repeated="1005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20" calcext:value-type="float">
            <text:p>1120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27]/([.H27]+[.I27])" office:value-type="percentage" office:value="0" calcext:value-type="percentage">
            <text:p>0.00%</text:p>
          </table:table-cell>
          <table:table-cell table:style-name="ce21" table:formula="of:=([.I27]+[.H27]+[.J27]+[.K27])/([.I27]+[.H27])" office:value-type="float" office:value="1.16" calcext:value-type="float">
            <text:p>1.16</text:p>
          </table:table-cell>
          <table:table-cell table:style-name="ce21" table:formula="of:=IF(([.J27]+[.K27]) = 0; 1; [.K27]/([.K27]+[.H27]))" office:value-type="float" office:value="1" calcext:value-type="float">
            <text:p>1.00</text:p>
          </table:table-cell>
          <table:table-cell table:style-name="ce27" table:formula="of:=[.I27]/([.I27]+[.H27]+[.K27]+[.J27])" office:value-type="float" office:value="0.862068965517241" calcext:value-type="float">
            <text:p>0.86</text:p>
          </table:table-cell>
          <table:table-cell table:style-name="ce27" table:formula="of:=([.K27]+[.J27]+[.H27])/([.I27]+[.J27]+[.K27]+[.H27])" office:value-type="float" office:value="0.137931034482759" calcext:value-type="float">
            <text:p>0.14</text:p>
          </table:table-cell>
          <table:table-cell table:style-name="ce18" table:formula="of:=([.H27]+[.K27])/([.I27]+[.H27]+[.K27])" office:value-type="percentage" office:value="0.0740740740740741" calcext:value-type="percentage">
            <text:p>7.41%</text:p>
          </table:table-cell>
          <table:table-cell table:style-name="ce18" table:formula="of:=[.H27]/([.I27]+[.H27]+[.K27])" office:value-type="percentage" office:value="0" calcext:value-type="percentage">
            <text:p>0.00%</text:p>
          </table:table-cell>
          <table:table-cell table:style-name="ce18" table:formula="of:=[.K27]/([.I27]+[.H27]+[.K27])" office:value-type="percentage" office:value="0.0740740740740741" calcext:value-type="percentage">
            <text:p>7.41%</text:p>
          </table:table-cell>
          <table:table-cell table:number-columns-repeated="1005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22" calcext:value-type="float">
            <text:p>1022</text:p>
          </table:table-cell>
          <table:table-cell table:style-name="ce14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28]/([.H28]+[.I28])" office:value-type="percentage" office:value="0" calcext:value-type="percentage">
            <text:p>0.00%</text:p>
          </table:table-cell>
          <table:table-cell table:style-name="ce21" table:formula="of:=([.I28]+[.H28]+[.J28]+[.K28])/([.I28]+[.H28])" office:value-type="float" office:value="1.06451612903226" calcext:value-type="float">
            <text:p>1.06</text:p>
          </table:table-cell>
          <table:table-cell table:style-name="ce21" table:formula="of:=IF(([.J28]+[.K28]) = 0; 1; [.K28]/([.K28]+[.H28]))" office:value-type="float" office:value="1" calcext:value-type="float">
            <text:p>1.00</text:p>
          </table:table-cell>
          <table:table-cell table:style-name="ce27" table:formula="of:=[.I28]/([.I28]+[.H28]+[.K28]+[.J28])" office:value-type="float" office:value="0.939393939393939" calcext:value-type="float">
            <text:p>0.94</text:p>
          </table:table-cell>
          <table:table-cell table:style-name="ce27" table:formula="of:=([.K28]+[.J28]+[.H28])/([.I28]+[.J28]+[.K28]+[.H28])" office:value-type="float" office:value="0.0606060606060606" calcext:value-type="float">
            <text:p>0.06</text:p>
          </table:table-cell>
          <table:table-cell table:style-name="ce18" table:formula="of:=([.H28]+[.K28])/([.I28]+[.H28]+[.K28])" office:value-type="percentage" office:value="0.03125" calcext:value-type="percentage">
            <text:p>3.13%</text:p>
          </table:table-cell>
          <table:table-cell table:style-name="ce18" table:formula="of:=[.H28]/([.I28]+[.H28]+[.K28])" office:value-type="percentage" office:value="0" calcext:value-type="percentage">
            <text:p>0.00%</text:p>
          </table:table-cell>
          <table:table-cell table:style-name="ce18" table:formula="of:=[.K28]/([.I28]+[.H28]+[.K28])" office:value-type="percentage" office:value="0.03125" calcext:value-type="percentage">
            <text:p>3.13%</text:p>
          </table:table-cell>
          <table:table-cell table:number-columns-repeated="1005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59" calcext:value-type="float">
            <text:p>959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29]/([.H29]+[.I29])" office:value-type="percentage" office:value="0" calcext:value-type="percentage">
            <text:p>0.00%</text:p>
          </table:table-cell>
          <table:table-cell table:style-name="ce21" table:formula="of:=([.I29]+[.H29]+[.J29]+[.K29])/([.I29]+[.H29])" office:value-type="float" office:value="1.41666666666667" calcext:value-type="float">
            <text:p>1.42</text:p>
          </table:table-cell>
          <table:table-cell table:style-name="ce21" table:formula="of:=IF(([.J29]+[.K29]) = 0; 1; [.K29]/([.K29]+[.H29]))" office:value-type="float" office:value="1" calcext:value-type="float">
            <text:p>1.00</text:p>
          </table:table-cell>
          <table:table-cell table:style-name="ce27" table:formula="of:=[.I29]/([.I29]+[.H29]+[.K29]+[.J29])" office:value-type="float" office:value="0.705882352941176" calcext:value-type="float">
            <text:p>0.71</text:p>
          </table:table-cell>
          <table:table-cell table:style-name="ce27" table:formula="of:=([.K29]+[.J29]+[.H29])/([.I29]+[.J29]+[.K29]+[.H29])" office:value-type="float" office:value="0.294117647058823" calcext:value-type="float">
            <text:p>0.29</text:p>
          </table:table-cell>
          <table:table-cell table:style-name="ce18" table:formula="of:=([.H29]+[.K29])/([.I29]+[.H29]+[.K29])" office:value-type="percentage" office:value="0.172413793103448" calcext:value-type="percentage">
            <text:p>17.24%</text:p>
          </table:table-cell>
          <table:table-cell table:style-name="ce18" table:formula="of:=[.H29]/([.I29]+[.H29]+[.K29])" office:value-type="percentage" office:value="0" calcext:value-type="percentage">
            <text:p>0.00%</text:p>
          </table:table-cell>
          <table:table-cell table:style-name="ce18" table:formula="of:=[.K29]/([.I29]+[.H29]+[.K29])" office:value-type="percentage" office:value="0.172413793103448" calcext:value-type="percentage">
            <text:p>17.24%</text:p>
          </table:table-cell>
          <table:table-cell table:number-columns-repeated="1005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17" calcext:value-type="float">
            <text:p>917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30]/([.H30]+[.I30])" office:value-type="percentage" office:value="0" calcext:value-type="percentage">
            <text:p>0.00%</text:p>
          </table:table-cell>
          <table:table-cell table:style-name="ce21" table:formula="of:=([.I30]+[.H30]+[.J30]+[.K30])/([.I30]+[.H30])" office:value-type="float" office:value="1.20689655172414" calcext:value-type="float">
            <text:p>1.21</text:p>
          </table:table-cell>
          <table:table-cell table:style-name="ce21" table:formula="of:=IF(([.J30]+[.K30]) = 0; 1; [.K30]/([.K30]+[.H30]))" office:value-type="float" office:value="1" calcext:value-type="float">
            <text:p>1.00</text:p>
          </table:table-cell>
          <table:table-cell table:style-name="ce27" table:formula="of:=[.I30]/([.I30]+[.H30]+[.K30]+[.J30])" office:value-type="float" office:value="0.828571428571429" calcext:value-type="float">
            <text:p>0.83</text:p>
          </table:table-cell>
          <table:table-cell table:style-name="ce27" table:formula="of:=([.K30]+[.J30]+[.H30])/([.I30]+[.J30]+[.K30]+[.H30])" office:value-type="float" office:value="0.171428571428571" calcext:value-type="float">
            <text:p>0.17</text:p>
          </table:table-cell>
          <table:table-cell table:style-name="ce18" table:formula="of:=([.H30]+[.K30])/([.I30]+[.H30]+[.K30])" office:value-type="percentage" office:value="0.09375" calcext:value-type="percentage">
            <text:p>9.38%</text:p>
          </table:table-cell>
          <table:table-cell table:style-name="ce18" table:formula="of:=[.H30]/([.I30]+[.H30]+[.K30])" office:value-type="percentage" office:value="0" calcext:value-type="percentage">
            <text:p>0.00%</text:p>
          </table:table-cell>
          <table:table-cell table:style-name="ce18" table:formula="of:=[.K30]/([.I30]+[.H30]+[.K30])" office:value-type="percentage" office:value="0.09375" calcext:value-type="percentage">
            <text:p>9.38%</text:p>
          </table:table-cell>
          <table:table-cell table:number-columns-repeated="100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23" calcext:value-type="float">
            <text:p>923</text:p>
          </table:table-cell>
          <table:table-cell table:style-name="ce14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31]/([.H31]+[.I31])" office:value-type="percentage" office:value="0" calcext:value-type="percentage">
            <text:p>0.00%</text:p>
          </table:table-cell>
          <table:table-cell table:style-name="ce21" table:formula="of:=([.I31]+[.H31]+[.J31]+[.K31])/([.I31]+[.H31])" office:value-type="float" office:value="1.125" calcext:value-type="float">
            <text:p>1.13</text:p>
          </table:table-cell>
          <table:table-cell table:style-name="ce21" table:formula="of:=IF(([.J31]+[.K31]) = 0; 1; [.K31]/([.K31]+[.H31]))" office:value-type="float" office:value="1" calcext:value-type="float">
            <text:p>1.00</text:p>
          </table:table-cell>
          <table:table-cell table:style-name="ce27" table:formula="of:=[.I31]/([.I31]+[.H31]+[.K31]+[.J31])" office:value-type="float" office:value="0.888888888888889" calcext:value-type="float">
            <text:p>0.89</text:p>
          </table:table-cell>
          <table:table-cell table:style-name="ce27" table:formula="of:=([.K31]+[.J31]+[.H31])/([.I31]+[.J31]+[.K31]+[.H31])" office:value-type="float" office:value="0.111111111111111" calcext:value-type="float">
            <text:p>0.11</text:p>
          </table:table-cell>
          <table:table-cell table:style-name="ce18" table:formula="of:=([.H31]+[.K31])/([.I31]+[.H31]+[.K31])" office:value-type="percentage" office:value="0.0588235294117647" calcext:value-type="percentage">
            <text:p>5.88%</text:p>
          </table:table-cell>
          <table:table-cell table:style-name="ce18" table:formula="of:=[.H31]/([.I31]+[.H31]+[.K31])" office:value-type="percentage" office:value="0" calcext:value-type="percentage">
            <text:p>0.00%</text:p>
          </table:table-cell>
          <table:table-cell table:style-name="ce18" table:formula="of:=[.K31]/([.I31]+[.H31]+[.K31])" office:value-type="percentage" office:value="0.0588235294117647" calcext:value-type="percentage">
            <text:p>5.88%</text:p>
          </table:table-cell>
          <table:table-cell table:number-columns-repeated="1005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82" calcext:value-type="float">
            <text:p>882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32]/([.H32]+[.I32])" office:value-type="percentage" office:value="0" calcext:value-type="percentage">
            <text:p>0.00%</text:p>
          </table:table-cell>
          <table:table-cell table:style-name="ce21" table:formula="of:=([.I32]+[.H32]+[.J32]+[.K32])/([.I32]+[.H32])" office:value-type="float" office:value="1.25" calcext:value-type="float">
            <text:p>1.25</text:p>
          </table:table-cell>
          <table:table-cell table:style-name="ce21" table:formula="of:=IF(([.J32]+[.K32]) = 0; 1; [.K32]/([.K32]+[.H32]))" office:value-type="float" office:value="1" calcext:value-type="float">
            <text:p>1.00</text:p>
          </table:table-cell>
          <table:table-cell table:style-name="ce27" table:formula="of:=[.I32]/([.I32]+[.H32]+[.K32]+[.J32])" office:value-type="float" office:value="0.8" calcext:value-type="float">
            <text:p>0.80</text:p>
          </table:table-cell>
          <table:table-cell table:style-name="ce27" table:formula="of:=([.K32]+[.J32]+[.H32])/([.I32]+[.J32]+[.K32]+[.H32])" office:value-type="float" office:value="0.2" calcext:value-type="float">
            <text:p>0.20</text:p>
          </table:table-cell>
          <table:table-cell table:style-name="ce18" table:formula="of:=([.H32]+[.K32])/([.I32]+[.H32]+[.K32])" office:value-type="percentage" office:value="0.111111111111111" calcext:value-type="percentage">
            <text:p>11.11%</text:p>
          </table:table-cell>
          <table:table-cell table:style-name="ce18" table:formula="of:=[.H32]/([.I32]+[.H32]+[.K32])" office:value-type="percentage" office:value="0" calcext:value-type="percentage">
            <text:p>0.00%</text:p>
          </table:table-cell>
          <table:table-cell table:style-name="ce18" table:formula="of:=[.K32]/([.I32]+[.H32]+[.K32])" office:value-type="percentage" office:value="0.111111111111111" calcext:value-type="percentage">
            <text:p>11.11%</text:p>
          </table:table-cell>
          <table:table-cell table:number-columns-repeated="1005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48" calcext:value-type="float">
            <text:p>948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33]/([.H33]+[.I33])" office:value-type="percentage" office:value="0" calcext:value-type="percentage">
            <text:p>0.00%</text:p>
          </table:table-cell>
          <table:table-cell table:style-name="ce21" table:formula="of:=([.I33]+[.H33]+[.J33]+[.K33])/([.I33]+[.H33])" office:value-type="float" office:value="1" calcext:value-type="float">
            <text:p>1.00</text:p>
          </table:table-cell>
          <table:table-cell table:style-name="ce21" table:formula="of:=IF(([.J33]+[.K33]) = 0; 1; [.K33]/([.K33]+[.H33]))" office:value-type="float" office:value="1" calcext:value-type="float">
            <text:p>1.00</text:p>
          </table:table-cell>
          <table:table-cell table:style-name="ce27" table:formula="of:=[.I33]/([.I33]+[.H33]+[.K33]+[.J33])" office:value-type="float" office:value="1" calcext:value-type="float">
            <text:p>1.00</text:p>
          </table:table-cell>
          <table:table-cell table:style-name="ce27" table:formula="of:=([.K33]+[.J33]+[.H33])/([.I33]+[.J33]+[.K33]+[.H33])" office:value-type="float" office:value="0" calcext:value-type="float">
            <text:p>0.00</text:p>
          </table:table-cell>
          <table:table-cell table:style-name="ce18" table:formula="of:=([.H33]+[.K33])/([.I33]+[.H33]+[.K33])" office:value-type="percentage" office:value="0" calcext:value-type="percentage">
            <text:p>0.00%</text:p>
          </table:table-cell>
          <table:table-cell table:style-name="ce18" table:formula="of:=[.H33]/([.I33]+[.H33]+[.K33])" office:value-type="percentage" office:value="0" calcext:value-type="percentage">
            <text:p>0.00%</text:p>
          </table:table-cell>
          <table:table-cell table:style-name="ce18" table:formula="of:=[.K33]/([.I33]+[.H33]+[.K33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41" calcext:value-type="float">
            <text:p>941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34]/([.H34]+[.I34])" office:value-type="percentage" office:value="0" calcext:value-type="percentage">
            <text:p>0.00%</text:p>
          </table:table-cell>
          <table:table-cell table:style-name="ce21" table:formula="of:=([.I34]+[.H34]+[.J34]+[.K34])/([.I34]+[.H34])" office:value-type="float" office:value="1.14285714285714" calcext:value-type="float">
            <text:p>1.14</text:p>
          </table:table-cell>
          <table:table-cell table:style-name="ce21" table:formula="of:=IF(([.J34]+[.K34]) = 0; 1; [.K34]/([.K34]+[.H34]))" office:value-type="float" office:value="1" calcext:value-type="float">
            <text:p>1.00</text:p>
          </table:table-cell>
          <table:table-cell table:style-name="ce27" table:formula="of:=[.I34]/([.I34]+[.H34]+[.K34]+[.J34])" office:value-type="float" office:value="0.875" calcext:value-type="float">
            <text:p>0.88</text:p>
          </table:table-cell>
          <table:table-cell table:style-name="ce27" table:formula="of:=([.K34]+[.J34]+[.H34])/([.I34]+[.J34]+[.K34]+[.H34])" office:value-type="float" office:value="0.125" calcext:value-type="float">
            <text:p>0.13</text:p>
          </table:table-cell>
          <table:table-cell table:style-name="ce18" table:formula="of:=([.H34]+[.K34])/([.I34]+[.H34]+[.K34])" office:value-type="percentage" office:value="0.0666666666666667" calcext:value-type="percentage">
            <text:p>6.67%</text:p>
          </table:table-cell>
          <table:table-cell table:style-name="ce18" table:formula="of:=[.H34]/([.I34]+[.H34]+[.K34])" office:value-type="percentage" office:value="0" calcext:value-type="percentage">
            <text:p>0.00%</text:p>
          </table:table-cell>
          <table:table-cell table:style-name="ce18" table:formula="of:=[.K34]/([.I34]+[.H34]+[.K34])" office:value-type="percentage" office:value="0.0666666666666667" calcext:value-type="percentage">
            <text:p>6.67%</text:p>
          </table:table-cell>
          <table:table-cell table:number-columns-repeated="1005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28" calcext:value-type="float">
            <text:p>828</text:p>
          </table:table-cell>
          <table:table-cell table:style-name="ce14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35]/([.H35]+[.I35])" office:value-type="percentage" office:value="0" calcext:value-type="percentage">
            <text:p>0.00%</text:p>
          </table:table-cell>
          <table:table-cell table:style-name="ce21" table:formula="of:=([.I35]+[.H35]+[.J35]+[.K35])/([.I35]+[.H35])" office:value-type="float" office:value="1.08695652173913" calcext:value-type="float">
            <text:p>1.09</text:p>
          </table:table-cell>
          <table:table-cell table:style-name="ce21" table:formula="of:=IF(([.J35]+[.K35]) = 0; 1; [.K35]/([.K35]+[.H35]))" office:value-type="float" office:value="1" calcext:value-type="float">
            <text:p>1.00</text:p>
          </table:table-cell>
          <table:table-cell table:style-name="ce27" table:formula="of:=[.I35]/([.I35]+[.H35]+[.K35]+[.J35])" office:value-type="float" office:value="0.92" calcext:value-type="float">
            <text:p>0.92</text:p>
          </table:table-cell>
          <table:table-cell table:style-name="ce27" table:formula="of:=([.K35]+[.J35]+[.H35])/([.I35]+[.J35]+[.K35]+[.H35])" office:value-type="float" office:value="0.08" calcext:value-type="float">
            <text:p>0.08</text:p>
          </table:table-cell>
          <table:table-cell table:style-name="ce18" table:formula="of:=([.H35]+[.K35])/([.I35]+[.H35]+[.K35])" office:value-type="percentage" office:value="0.0416666666666667" calcext:value-type="percentage">
            <text:p>4.17%</text:p>
          </table:table-cell>
          <table:table-cell table:style-name="ce18" table:formula="of:=[.H35]/([.I35]+[.H35]+[.K35])" office:value-type="percentage" office:value="0" calcext:value-type="percentage">
            <text:p>0.00%</text:p>
          </table:table-cell>
          <table:table-cell table:style-name="ce18" table:formula="of:=[.K35]/([.I35]+[.H35]+[.K35])" office:value-type="percentage" office:value="0.0416666666666667" calcext:value-type="percentage">
            <text:p>4.17%</text:p>
          </table:table-cell>
          <table:table-cell table:number-columns-repeated="100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39" calcext:value-type="float">
            <text:p>839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36]/([.H36]+[.I36])" office:value-type="percentage" office:value="0" calcext:value-type="percentage">
            <text:p>0.00%</text:p>
          </table:table-cell>
          <table:table-cell table:style-name="ce21" table:formula="of:=([.I36]+[.H36]+[.J36]+[.K36])/([.I36]+[.H36])" office:value-type="float" office:value="1.14814814814815" calcext:value-type="float">
            <text:p>1.15</text:p>
          </table:table-cell>
          <table:table-cell table:style-name="ce21" table:formula="of:=IF(([.J36]+[.K36]) = 0; 1; [.K36]/([.K36]+[.H36]))" office:value-type="float" office:value="1" calcext:value-type="float">
            <text:p>1.00</text:p>
          </table:table-cell>
          <table:table-cell table:style-name="ce27" table:formula="of:=[.I36]/([.I36]+[.H36]+[.K36]+[.J36])" office:value-type="float" office:value="0.870967741935484" calcext:value-type="float">
            <text:p>0.87</text:p>
          </table:table-cell>
          <table:table-cell table:style-name="ce27" table:formula="of:=([.K36]+[.J36]+[.H36])/([.I36]+[.J36]+[.K36]+[.H36])" office:value-type="float" office:value="0.129032258064516" calcext:value-type="float">
            <text:p>0.13</text:p>
          </table:table-cell>
          <table:table-cell table:style-name="ce18" table:formula="of:=([.H36]+[.K36])/([.I36]+[.H36]+[.K36])" office:value-type="percentage" office:value="0.0689655172413793" calcext:value-type="percentage">
            <text:p>6.90%</text:p>
          </table:table-cell>
          <table:table-cell table:style-name="ce18" table:formula="of:=[.H36]/([.I36]+[.H36]+[.K36])" office:value-type="percentage" office:value="0" calcext:value-type="percentage">
            <text:p>0.00%</text:p>
          </table:table-cell>
          <table:table-cell table:style-name="ce18" table:formula="of:=[.K36]/([.I36]+[.H36]+[.K36])" office:value-type="percentage" office:value="0.0689655172413793" calcext:value-type="percentage">
            <text:p>6.90%</text:p>
          </table:table-cell>
          <table:table-cell table:number-columns-repeated="1005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19" calcext:value-type="float">
            <text:p>819</text:p>
          </table:table-cell>
          <table:table-cell table:style-name="ce14" office:value-type="float" office:value="33" calcext:value-type="float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37]/([.H37]+[.I37])" office:value-type="percentage" office:value="0" calcext:value-type="percentage">
            <text:p>0.00%</text:p>
          </table:table-cell>
          <table:table-cell table:style-name="ce21" table:formula="of:=([.I37]+[.H37]+[.J37]+[.K37])/([.I37]+[.H37])" office:value-type="float" office:value="1.4" calcext:value-type="float">
            <text:p>1.40</text:p>
          </table:table-cell>
          <table:table-cell table:style-name="ce21" table:formula="of:=IF(([.J37]+[.K37]) = 0; 1; [.K37]/([.K37]+[.H37]))" office:value-type="float" office:value="1" calcext:value-type="float">
            <text:p>1.00</text:p>
          </table:table-cell>
          <table:table-cell table:style-name="ce27" table:formula="of:=[.I37]/([.I37]+[.H37]+[.K37]+[.J37])" office:value-type="float" office:value="0.714285714285714" calcext:value-type="float">
            <text:p>0.71</text:p>
          </table:table-cell>
          <table:table-cell table:style-name="ce27" table:formula="of:=([.K37]+[.J37]+[.H37])/([.I37]+[.J37]+[.K37]+[.H37])" office:value-type="float" office:value="0.285714285714286" calcext:value-type="float">
            <text:p>0.29</text:p>
          </table:table-cell>
          <table:table-cell table:style-name="ce18" table:formula="of:=([.H37]+[.K37])/([.I37]+[.H37]+[.K37])" office:value-type="percentage" office:value="0.166666666666667" calcext:value-type="percentage">
            <text:p>16.67%</text:p>
          </table:table-cell>
          <table:table-cell table:style-name="ce18" table:formula="of:=[.H37]/([.I37]+[.H37]+[.K37])" office:value-type="percentage" office:value="0" calcext:value-type="percentage">
            <text:p>0.00%</text:p>
          </table:table-cell>
          <table:table-cell table:style-name="ce18" table:formula="of:=[.K37]/([.I37]+[.H37]+[.K37])" office:value-type="percentage" office:value="0.166666666666667" calcext:value-type="percentage">
            <text:p>16.67%</text:p>
          </table:table-cell>
          <table:table-cell table:number-columns-repeated="1005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01" calcext:value-type="float">
            <text:p>701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18" table:formula="of:=[.H38]/([.H38]+[.I38])" office:value-type="percentage" office:value="0" calcext:value-type="percentage">
            <text:p>0.00%</text:p>
          </table:table-cell>
          <table:table-cell table:style-name="ce21" table:formula="of:=([.I38]+[.H38]+[.J38]+[.K38])/([.I38]+[.H38])" office:value-type="float" office:value="2.1" calcext:value-type="float">
            <text:p>2.10</text:p>
          </table:table-cell>
          <table:table-cell table:style-name="ce21" table:formula="of:=IF(([.J38]+[.K38]) = 0; 1; [.K38]/([.K38]+[.H38]))" office:value-type="float" office:value="1" calcext:value-type="float">
            <text:p>1.00</text:p>
          </table:table-cell>
          <table:table-cell table:style-name="ce27" table:formula="of:=[.I38]/([.I38]+[.H38]+[.K38]+[.J38])" office:value-type="float" office:value="0.476190476190476" calcext:value-type="float">
            <text:p>0.48</text:p>
          </table:table-cell>
          <table:table-cell table:style-name="ce27" table:formula="of:=([.K38]+[.J38]+[.H38])/([.I38]+[.J38]+[.K38]+[.H38])" office:value-type="float" office:value="0.523809523809524" calcext:value-type="float">
            <text:p>0.52</text:p>
          </table:table-cell>
          <table:table-cell table:style-name="ce18" table:formula="of:=([.H38]+[.K38])/([.I38]+[.H38]+[.K38])" office:value-type="percentage" office:value="0.354838709677419" calcext:value-type="percentage">
            <text:p>35.48%</text:p>
          </table:table-cell>
          <table:table-cell table:style-name="ce18" table:formula="of:=[.H38]/([.I38]+[.H38]+[.K38])" office:value-type="percentage" office:value="0" calcext:value-type="percentage">
            <text:p>0.00%</text:p>
          </table:table-cell>
          <table:table-cell table:style-name="ce18" table:formula="of:=[.K38]/([.I38]+[.H38]+[.K38])" office:value-type="percentage" office:value="0.354838709677419" calcext:value-type="percentage">
            <text:p>35.48%</text:p>
          </table:table-cell>
          <table:table-cell table:number-columns-repeated="1005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81" calcext:value-type="float">
            <text:p>781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39]/([.H39]+[.I39])" office:value-type="percentage" office:value="0" calcext:value-type="percentage">
            <text:p>0.00%</text:p>
          </table:table-cell>
          <table:table-cell table:style-name="ce21" table:formula="of:=([.I39]+[.H39]+[.J39]+[.K39])/([.I39]+[.H39])" office:value-type="float" office:value="1.66666666666667" calcext:value-type="float">
            <text:p>1.67</text:p>
          </table:table-cell>
          <table:table-cell table:style-name="ce21" table:formula="of:=IF(([.J39]+[.K39]) = 0; 1; [.K39]/([.K39]+[.H39]))" office:value-type="float" office:value="1" calcext:value-type="float">
            <text:p>1.00</text:p>
          </table:table-cell>
          <table:table-cell table:style-name="ce27" table:formula="of:=[.I39]/([.I39]+[.H39]+[.K39]+[.J39])" office:value-type="float" office:value="0.6" calcext:value-type="float">
            <text:p>0.60</text:p>
          </table:table-cell>
          <table:table-cell table:style-name="ce27" table:formula="of:=([.K39]+[.J39]+[.H39])/([.I39]+[.J39]+[.K39]+[.H39])" office:value-type="float" office:value="0.4" calcext:value-type="float">
            <text:p>0.40</text:p>
          </table:table-cell>
          <table:table-cell table:style-name="ce18" table:formula="of:=([.H39]+[.K39])/([.I39]+[.H39]+[.K39])" office:value-type="percentage" office:value="0.25" calcext:value-type="percentage">
            <text:p>25.00%</text:p>
          </table:table-cell>
          <table:table-cell table:style-name="ce18" table:formula="of:=[.H39]/([.I39]+[.H39]+[.K39])" office:value-type="percentage" office:value="0" calcext:value-type="percentage">
            <text:p>0.00%</text:p>
          </table:table-cell>
          <table:table-cell table:style-name="ce18" table:formula="of:=[.K39]/([.I39]+[.H39]+[.K39])" office:value-type="percentage" office:value="0.25" calcext:value-type="percentage">
            <text:p>25.00%</text:p>
          </table:table-cell>
          <table:table-cell table:number-columns-repeated="1005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42" calcext:value-type="float">
            <text:p>542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40]/([.H40]+[.I40])" office:value-type="percentage" office:value="0" calcext:value-type="percentage">
            <text:p>0.00%</text:p>
          </table:table-cell>
          <table:table-cell table:style-name="ce21" table:formula="of:=([.I40]+[.H40]+[.J40]+[.K40])/([.I40]+[.H40])" office:value-type="float" office:value="1.07407407407407" calcext:value-type="float">
            <text:p>1.07</text:p>
          </table:table-cell>
          <table:table-cell table:style-name="ce21" table:formula="of:=IF(([.J40]+[.K40]) = 0; 1; [.K40]/([.K40]+[.H40]))" office:value-type="float" office:value="1" calcext:value-type="float">
            <text:p>1.00</text:p>
          </table:table-cell>
          <table:table-cell table:style-name="ce27" table:formula="of:=[.I40]/([.I40]+[.H40]+[.K40]+[.J40])" office:value-type="float" office:value="0.931034482758621" calcext:value-type="float">
            <text:p>0.93</text:p>
          </table:table-cell>
          <table:table-cell table:style-name="ce27" table:formula="of:=([.K40]+[.J40]+[.H40])/([.I40]+[.J40]+[.K40]+[.H40])" office:value-type="float" office:value="0.0689655172413793" calcext:value-type="float">
            <text:p>0.07</text:p>
          </table:table-cell>
          <table:table-cell table:style-name="ce18" table:formula="of:=([.H40]+[.K40])/([.I40]+[.H40]+[.K40])" office:value-type="percentage" office:value="0.0357142857142857" calcext:value-type="percentage">
            <text:p>3.57%</text:p>
          </table:table-cell>
          <table:table-cell table:style-name="ce18" table:formula="of:=[.H40]/([.I40]+[.H40]+[.K40])" office:value-type="percentage" office:value="0" calcext:value-type="percentage">
            <text:p>0.00%</text:p>
          </table:table-cell>
          <table:table-cell table:style-name="ce18" table:formula="of:=[.K40]/([.I40]+[.H40]+[.K40])" office:value-type="percentage" office:value="0.0357142857142857" calcext:value-type="percentage">
            <text:p>3.57%</text:p>
          </table:table-cell>
          <table:table-cell table:number-columns-repeated="100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62" calcext:value-type="float">
            <text:p>662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41]/([.H41]+[.I41])" office:value-type="percentage" office:value="0" calcext:value-type="percentage">
            <text:p>0.00%</text:p>
          </table:table-cell>
          <table:table-cell table:style-name="ce21" table:formula="of:=([.I41]+[.H41]+[.J41]+[.K41])/([.I41]+[.H41])" office:value-type="float" office:value="1.76190476190476" calcext:value-type="float">
            <text:p>1.76</text:p>
          </table:table-cell>
          <table:table-cell table:style-name="ce21" table:formula="of:=IF(([.J41]+[.K41]) = 0; 1; [.K41]/([.K41]+[.H41]))" office:value-type="float" office:value="1" calcext:value-type="float">
            <text:p>1.00</text:p>
          </table:table-cell>
          <table:table-cell table:style-name="ce27" table:formula="of:=[.I41]/([.I41]+[.H41]+[.K41]+[.J41])" office:value-type="float" office:value="0.567567567567568" calcext:value-type="float">
            <text:p>0.57</text:p>
          </table:table-cell>
          <table:table-cell table:style-name="ce27" table:formula="of:=([.K41]+[.J41]+[.H41])/([.I41]+[.J41]+[.K41]+[.H41])" office:value-type="float" office:value="0.432432432432432" calcext:value-type="float">
            <text:p>0.43</text:p>
          </table:table-cell>
          <table:table-cell table:style-name="ce18" table:formula="of:=([.H41]+[.K41])/([.I41]+[.H41]+[.K41])" office:value-type="percentage" office:value="0.275862068965517" calcext:value-type="percentage">
            <text:p>27.59%</text:p>
          </table:table-cell>
          <table:table-cell table:style-name="ce18" table:formula="of:=[.H41]/([.I41]+[.H41]+[.K41])" office:value-type="percentage" office:value="0" calcext:value-type="percentage">
            <text:p>0.00%</text:p>
          </table:table-cell>
          <table:table-cell table:style-name="ce18" table:formula="of:=[.K41]/([.I41]+[.H41]+[.K41])" office:value-type="percentage" office:value="0.275862068965517" calcext:value-type="percentage">
            <text:p>27.59%</text:p>
          </table:table-cell>
          <table:table-cell table:number-columns-repeated="1005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76" calcext:value-type="float">
            <text:p>576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42]/([.H42]+[.I42])" office:value-type="percentage" office:value="0" calcext:value-type="percentage">
            <text:p>0.00%</text:p>
          </table:table-cell>
          <table:table-cell table:style-name="ce21" table:formula="of:=([.I42]+[.H42]+[.J42]+[.K42])/([.I42]+[.H42])" office:value-type="float" office:value="1.23529411764706" calcext:value-type="float">
            <text:p>1.24</text:p>
          </table:table-cell>
          <table:table-cell table:style-name="ce21" table:formula="of:=IF(([.J42]+[.K42]) = 0; 1; [.K42]/([.K42]+[.H42]))" office:value-type="float" office:value="1" calcext:value-type="float">
            <text:p>1.00</text:p>
          </table:table-cell>
          <table:table-cell table:style-name="ce27" table:formula="of:=[.I42]/([.I42]+[.H42]+[.K42]+[.J42])" office:value-type="float" office:value="0.80952380952381" calcext:value-type="float">
            <text:p>0.81</text:p>
          </table:table-cell>
          <table:table-cell table:style-name="ce27" table:formula="of:=([.K42]+[.J42]+[.H42])/([.I42]+[.J42]+[.K42]+[.H42])" office:value-type="float" office:value="0.19047619047619" calcext:value-type="float">
            <text:p>0.19</text:p>
          </table:table-cell>
          <table:table-cell table:style-name="ce18" table:formula="of:=([.H42]+[.K42])/([.I42]+[.H42]+[.K42])" office:value-type="percentage" office:value="0.105263157894737" calcext:value-type="percentage">
            <text:p>10.53%</text:p>
          </table:table-cell>
          <table:table-cell table:style-name="ce18" table:formula="of:=[.H42]/([.I42]+[.H42]+[.K42])" office:value-type="percentage" office:value="0" calcext:value-type="percentage">
            <text:p>0.00%</text:p>
          </table:table-cell>
          <table:table-cell table:style-name="ce18" table:formula="of:=[.K42]/([.I42]+[.H42]+[.K42])" office:value-type="percentage" office:value="0.105263157894737" calcext:value-type="percentage">
            <text:p>10.53%</text:p>
          </table:table-cell>
          <table:table-cell table:number-columns-repeated="100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0" calcext:value-type="float">
            <text:p>500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43]/([.H43]+[.I43])" office:value-type="percentage" office:value="0" calcext:value-type="percentage">
            <text:p>0.00%</text:p>
          </table:table-cell>
          <table:table-cell table:style-name="ce21" table:formula="of:=([.I43]+[.H43]+[.J43]+[.K43])/([.I43]+[.H43])" office:value-type="float" office:value="1.61538461538462" calcext:value-type="float">
            <text:p>1.62</text:p>
          </table:table-cell>
          <table:table-cell table:style-name="ce21" table:formula="of:=IF(([.J43]+[.K43]) = 0; 1; [.K43]/([.K43]+[.H43]))" office:value-type="float" office:value="1" calcext:value-type="float">
            <text:p>1.00</text:p>
          </table:table-cell>
          <table:table-cell table:style-name="ce27" table:formula="of:=[.I43]/([.I43]+[.H43]+[.K43]+[.J43])" office:value-type="float" office:value="0.619047619047619" calcext:value-type="float">
            <text:p>0.62</text:p>
          </table:table-cell>
          <table:table-cell table:style-name="ce27" table:formula="of:=([.K43]+[.J43]+[.H43])/([.I43]+[.J43]+[.K43]+[.H43])" office:value-type="float" office:value="0.380952380952381" calcext:value-type="float">
            <text:p>0.38</text:p>
          </table:table-cell>
          <table:table-cell table:style-name="ce18" table:formula="of:=([.H43]+[.K43])/([.I43]+[.H43]+[.K43])" office:value-type="percentage" office:value="0.235294117647059" calcext:value-type="percentage">
            <text:p>23.53%</text:p>
          </table:table-cell>
          <table:table-cell table:style-name="ce18" table:formula="of:=[.H43]/([.I43]+[.H43]+[.K43])" office:value-type="percentage" office:value="0" calcext:value-type="percentage">
            <text:p>0.00%</text:p>
          </table:table-cell>
          <table:table-cell table:style-name="ce18" table:formula="of:=[.K43]/([.I43]+[.H43]+[.K43])" office:value-type="percentage" office:value="0.235294117647059" calcext:value-type="percentage">
            <text:p>23.53%</text:p>
          </table:table-cell>
          <table:table-cell table:number-columns-repeated="1005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25" calcext:value-type="float">
            <text:p>525</text:p>
          </table:table-cell>
          <table:table-cell table:style-name="ce14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44]/([.H44]+[.I44])" office:value-type="percentage" office:value="0" calcext:value-type="percentage">
            <text:p>0.00%</text:p>
          </table:table-cell>
          <table:table-cell table:style-name="ce21" table:formula="of:=([.I44]+[.H44]+[.J44]+[.K44])/([.I44]+[.H44])" office:value-type="float" office:value="1.1" calcext:value-type="float">
            <text:p>1.10</text:p>
          </table:table-cell>
          <table:table-cell table:style-name="ce21" table:formula="of:=IF(([.J44]+[.K44]) = 0; 1; [.K44]/([.K44]+[.H44]))" office:value-type="float" office:value="1" calcext:value-type="float">
            <text:p>1.00</text:p>
          </table:table-cell>
          <table:table-cell table:style-name="ce27" table:formula="of:=[.I44]/([.I44]+[.H44]+[.K44]+[.J44])" office:value-type="float" office:value="0.909090909090909" calcext:value-type="float">
            <text:p>0.91</text:p>
          </table:table-cell>
          <table:table-cell table:style-name="ce27" table:formula="of:=([.K44]+[.J44]+[.H44])/([.I44]+[.J44]+[.K44]+[.H44])" office:value-type="float" office:value="0.0909090909090909" calcext:value-type="float">
            <text:p>0.09</text:p>
          </table:table-cell>
          <table:table-cell table:style-name="ce18" table:formula="of:=([.H44]+[.K44])/([.I44]+[.H44]+[.K44])" office:value-type="percentage" office:value="0.0476190476190476" calcext:value-type="percentage">
            <text:p>4.76%</text:p>
          </table:table-cell>
          <table:table-cell table:style-name="ce18" table:formula="of:=[.H44]/([.I44]+[.H44]+[.K44])" office:value-type="percentage" office:value="0" calcext:value-type="percentage">
            <text:p>0.00%</text:p>
          </table:table-cell>
          <table:table-cell table:style-name="ce18" table:formula="of:=[.K44]/([.I44]+[.H44]+[.K44])" office:value-type="percentage" office:value="0.0476190476190476" calcext:value-type="percentage">
            <text:p>4.76%</text:p>
          </table:table-cell>
          <table:table-cell table:number-columns-repeated="100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99" calcext:value-type="float">
            <text:p>499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45]/([.H45]+[.I45])" office:value-type="percentage" office:value="0" calcext:value-type="percentage">
            <text:p>0.00%</text:p>
          </table:table-cell>
          <table:table-cell table:style-name="ce21" table:formula="of:=([.I45]+[.H45]+[.J45]+[.K45])/([.I45]+[.H45])" office:value-type="float" office:value="1.70588235294118" calcext:value-type="float">
            <text:p>1.71</text:p>
          </table:table-cell>
          <table:table-cell table:style-name="ce21" table:formula="of:=IF(([.J45]+[.K45]) = 0; 1; [.K45]/([.K45]+[.H45]))" office:value-type="float" office:value="1" calcext:value-type="float">
            <text:p>1.00</text:p>
          </table:table-cell>
          <table:table-cell table:style-name="ce27" table:formula="of:=[.I45]/([.I45]+[.H45]+[.K45]+[.J45])" office:value-type="float" office:value="0.586206896551724" calcext:value-type="float">
            <text:p>0.59</text:p>
          </table:table-cell>
          <table:table-cell table:style-name="ce27" table:formula="of:=([.K45]+[.J45]+[.H45])/([.I45]+[.J45]+[.K45]+[.H45])" office:value-type="float" office:value="0.413793103448276" calcext:value-type="float">
            <text:p>0.41</text:p>
          </table:table-cell>
          <table:table-cell table:style-name="ce18" table:formula="of:=([.H45]+[.K45])/([.I45]+[.H45]+[.K45])" office:value-type="percentage" office:value="0.260869565217391" calcext:value-type="percentage">
            <text:p>26.09%</text:p>
          </table:table-cell>
          <table:table-cell table:style-name="ce18" table:formula="of:=[.H45]/([.I45]+[.H45]+[.K45])" office:value-type="percentage" office:value="0" calcext:value-type="percentage">
            <text:p>0.00%</text:p>
          </table:table-cell>
          <table:table-cell table:style-name="ce18" table:formula="of:=[.K45]/([.I45]+[.H45]+[.K45])" office:value-type="percentage" office:value="0.260869565217391" calcext:value-type="percentage">
            <text:p>26.09%</text:p>
          </table:table-cell>
          <table:table-cell table:number-columns-repeated="100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71" calcext:value-type="float">
            <text:p>571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46]/([.H46]+[.I46])" office:value-type="percentage" office:value="0" calcext:value-type="percentage">
            <text:p>0.00%</text:p>
          </table:table-cell>
          <table:table-cell table:style-name="ce21" table:formula="of:=([.I46]+[.H46]+[.J46]+[.K46])/([.I46]+[.H46])" office:value-type="float" office:value="1.74285714285714" calcext:value-type="float">
            <text:p>1.74</text:p>
          </table:table-cell>
          <table:table-cell table:style-name="ce21" table:formula="of:=IF(([.J46]+[.K46]) = 0; 1; [.K46]/([.K46]+[.H46]))" office:value-type="float" office:value="1" calcext:value-type="float">
            <text:p>1.00</text:p>
          </table:table-cell>
          <table:table-cell table:style-name="ce27" table:formula="of:=[.I46]/([.I46]+[.H46]+[.K46]+[.J46])" office:value-type="float" office:value="0.573770491803279" calcext:value-type="float">
            <text:p>0.57</text:p>
          </table:table-cell>
          <table:table-cell table:style-name="ce27" table:formula="of:=([.K46]+[.J46]+[.H46])/([.I46]+[.J46]+[.K46]+[.H46])" office:value-type="float" office:value="0.426229508196721" calcext:value-type="float">
            <text:p>0.43</text:p>
          </table:table-cell>
          <table:table-cell table:style-name="ce18" table:formula="of:=([.H46]+[.K46])/([.I46]+[.H46]+[.K46])" office:value-type="percentage" office:value="0.270833333333333" calcext:value-type="percentage">
            <text:p>27.08%</text:p>
          </table:table-cell>
          <table:table-cell table:style-name="ce18" table:formula="of:=[.H46]/([.I46]+[.H46]+[.K46])" office:value-type="percentage" office:value="0" calcext:value-type="percentage">
            <text:p>0.00%</text:p>
          </table:table-cell>
          <table:table-cell table:style-name="ce18" table:formula="of:=[.K46]/([.I46]+[.H46]+[.K46])" office:value-type="percentage" office:value="0.270833333333333" calcext:value-type="percentage">
            <text:p>27.08%</text:p>
          </table:table-cell>
          <table:table-cell table:number-columns-repeated="100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87" calcext:value-type="float">
            <text:p>1387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47]/([.H47]+[.I47])" office:value-type="percentage" office:value="0.05" calcext:value-type="percentage">
            <text:p>5.00%</text:p>
          </table:table-cell>
          <table:table-cell table:style-name="ce21" table:formula="of:=([.I47]+[.H47]+[.J47]+[.K47])/([.I47]+[.H47])" office:value-type="float" office:value="1.6" calcext:value-type="float">
            <text:p>1.60</text:p>
          </table:table-cell>
          <table:table-cell table:style-name="ce21" table:formula="of:=IF(([.J47]+[.K47]) = 0; 1; [.K47]/([.K47]+[.H47]))" office:value-type="float" office:value="0.857142857142857" calcext:value-type="float">
            <text:p>0.86</text:p>
          </table:table-cell>
          <table:table-cell table:style-name="ce27" table:formula="of:=[.I47]/([.I47]+[.H47]+[.K47]+[.J47])" office:value-type="float" office:value="0.59375" calcext:value-type="float">
            <text:p>0.59</text:p>
          </table:table-cell>
          <table:table-cell table:style-name="ce27" table:formula="of:=([.K47]+[.J47]+[.H47])/([.I47]+[.J47]+[.K47]+[.H47])" office:value-type="float" office:value="0.40625" calcext:value-type="float">
            <text:p>0.41</text:p>
          </table:table-cell>
          <table:table-cell table:style-name="ce18" table:formula="of:=([.H47]+[.K47])/([.I47]+[.H47]+[.K47])" office:value-type="percentage" office:value="0.269230769230769" calcext:value-type="percentage">
            <text:p>26.92%</text:p>
          </table:table-cell>
          <table:table-cell table:style-name="ce18" table:formula="of:=[.H47]/([.I47]+[.H47]+[.K47])" office:value-type="percentage" office:value="0.0384615384615385" calcext:value-type="percentage">
            <text:p>3.85%</text:p>
          </table:table-cell>
          <table:table-cell table:style-name="ce18" table:formula="of:=[.K47]/([.I47]+[.H47]+[.K47])" office:value-type="percentage" office:value="0.230769230769231" calcext:value-type="percentage">
            <text:p>23.08%</text:p>
          </table:table-cell>
          <table:table-cell table:number-columns-repeated="100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97" calcext:value-type="float">
            <text:p>1197</text:p>
          </table:table-cell>
          <table:table-cell table:style-name="ce14" office:value-type="float" office:value="74" calcext:value-type="float">
            <text:p>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18" table:formula="of:=[.H48]/([.H48]+[.I48])" office:value-type="percentage" office:value="0" calcext:value-type="percentage">
            <text:p>0.00%</text:p>
          </table:table-cell>
          <table:table-cell table:style-name="ce21" table:formula="of:=([.I48]+[.H48]+[.J48]+[.K48])/([.I48]+[.H48])" office:value-type="float" office:value="1.90909090909091" calcext:value-type="float">
            <text:p>1.91</text:p>
          </table:table-cell>
          <table:table-cell table:style-name="ce21" table:formula="of:=IF(([.J48]+[.K48]) = 0; 1; [.K48]/([.K48]+[.H48]))" office:value-type="float" office:value="1" calcext:value-type="float">
            <text:p>1.00</text:p>
          </table:table-cell>
          <table:table-cell table:style-name="ce27" table:formula="of:=[.I48]/([.I48]+[.H48]+[.K48]+[.J48])" office:value-type="float" office:value="0.523809523809524" calcext:value-type="float">
            <text:p>0.52</text:p>
          </table:table-cell>
          <table:table-cell table:style-name="ce27" table:formula="of:=([.K48]+[.J48]+[.H48])/([.I48]+[.J48]+[.K48]+[.H48])" office:value-type="float" office:value="0.476190476190476" calcext:value-type="float">
            <text:p>0.48</text:p>
          </table:table-cell>
          <table:table-cell table:style-name="ce18" table:formula="of:=([.H48]+[.K48])/([.I48]+[.H48]+[.K48])" office:value-type="percentage" office:value="0.3125" calcext:value-type="percentage">
            <text:p>31.25%</text:p>
          </table:table-cell>
          <table:table-cell table:style-name="ce18" table:formula="of:=[.H48]/([.I48]+[.H48]+[.K48])" office:value-type="percentage" office:value="0" calcext:value-type="percentage">
            <text:p>0.00%</text:p>
          </table:table-cell>
          <table:table-cell table:style-name="ce18" table:formula="of:=[.K48]/([.I48]+[.H48]+[.K48])" office:value-type="percentage" office:value="0.3125" calcext:value-type="percentage">
            <text:p>31.25%</text:p>
          </table:table-cell>
          <table:table-cell table:number-columns-repeated="100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13" calcext:value-type="float">
            <text:p>1313</text:p>
          </table:table-cell>
          <table:table-cell table:style-name="ce14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49]/([.H49]+[.I49])" office:value-type="percentage" office:value="0" calcext:value-type="percentage">
            <text:p>0.00%</text:p>
          </table:table-cell>
          <table:table-cell table:style-name="ce21" table:formula="of:=([.I49]+[.H49]+[.J49]+[.K49])/([.I49]+[.H49])" office:value-type="float" office:value="1.34146341463415" calcext:value-type="float">
            <text:p>1.34</text:p>
          </table:table-cell>
          <table:table-cell table:style-name="ce21" table:formula="of:=IF(([.J49]+[.K49]) = 0; 1; [.K49]/([.K49]+[.H49]))" office:value-type="float" office:value="1" calcext:value-type="float">
            <text:p>1.00</text:p>
          </table:table-cell>
          <table:table-cell table:style-name="ce27" table:formula="of:=[.I49]/([.I49]+[.H49]+[.K49]+[.J49])" office:value-type="float" office:value="0.745454545454545" calcext:value-type="float">
            <text:p>0.75</text:p>
          </table:table-cell>
          <table:table-cell table:style-name="ce27" table:formula="of:=([.K49]+[.J49]+[.H49])/([.I49]+[.J49]+[.K49]+[.H49])" office:value-type="float" office:value="0.254545454545454" calcext:value-type="float">
            <text:p>0.25</text:p>
          </table:table-cell>
          <table:table-cell table:style-name="ce18" table:formula="of:=([.H49]+[.K49])/([.I49]+[.H49]+[.K49])" office:value-type="percentage" office:value="0.145833333333333" calcext:value-type="percentage">
            <text:p>14.58%</text:p>
          </table:table-cell>
          <table:table-cell table:style-name="ce18" table:formula="of:=[.H49]/([.I49]+[.H49]+[.K49])" office:value-type="percentage" office:value="0" calcext:value-type="percentage">
            <text:p>0.00%</text:p>
          </table:table-cell>
          <table:table-cell table:style-name="ce18" table:formula="of:=[.K49]/([.I49]+[.H49]+[.K49])" office:value-type="percentage" office:value="0.145833333333333" calcext:value-type="percentage">
            <text:p>14.58%</text:p>
          </table:table-cell>
          <table:table-cell table:number-columns-repeated="100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54" calcext:value-type="float">
            <text:p>1054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50]/([.H50]+[.I50])" office:value-type="percentage" office:value="0.0344827586206897" calcext:value-type="percentage">
            <text:p>3.45%</text:p>
          </table:table-cell>
          <table:table-cell table:style-name="ce21" table:formula="of:=([.I50]+[.H50]+[.J50]+[.K50])/([.I50]+[.H50])" office:value-type="float" office:value="1.20689655172414" calcext:value-type="float">
            <text:p>1.21</text:p>
          </table:table-cell>
          <table:table-cell table:style-name="ce21" table:formula="of:=IF(([.J50]+[.K50]) = 0; 1; [.K50]/([.K50]+[.H50]))" office:value-type="float" office:value="0.75" calcext:value-type="float">
            <text:p>0.75</text:p>
          </table:table-cell>
          <table:table-cell table:style-name="ce27" table:formula="of:=[.I50]/([.I50]+[.H50]+[.K50]+[.J50])" office:value-type="float" office:value="0.8" calcext:value-type="float">
            <text:p>0.80</text:p>
          </table:table-cell>
          <table:table-cell table:style-name="ce27" table:formula="of:=([.K50]+[.J50]+[.H50])/([.I50]+[.J50]+[.K50]+[.H50])" office:value-type="float" office:value="0.2" calcext:value-type="float">
            <text:p>0.20</text:p>
          </table:table-cell>
          <table:table-cell table:style-name="ce18" table:formula="of:=([.H50]+[.K50])/([.I50]+[.H50]+[.K50])" office:value-type="percentage" office:value="0.125" calcext:value-type="percentage">
            <text:p>12.50%</text:p>
          </table:table-cell>
          <table:table-cell table:style-name="ce18" table:formula="of:=[.H50]/([.I50]+[.H50]+[.K50])" office:value-type="percentage" office:value="0.03125" calcext:value-type="percentage">
            <text:p>3.13%</text:p>
          </table:table-cell>
          <table:table-cell table:style-name="ce18" table:formula="of:=[.K50]/([.I50]+[.H50]+[.K50])" office:value-type="percentage" office:value="0.09375" calcext:value-type="percentage">
            <text:p>9.38%</text:p>
          </table:table-cell>
          <table:table-cell table:number-columns-repeated="1005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46" calcext:value-type="float">
            <text:p>1146</text:p>
          </table:table-cell>
          <table:table-cell table:style-name="ce14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51]/([.H51]+[.I51])" office:value-type="percentage" office:value="0" calcext:value-type="percentage">
            <text:p>0.00%</text:p>
          </table:table-cell>
          <table:table-cell table:style-name="ce21" table:formula="of:=([.I51]+[.H51]+[.J51]+[.K51])/([.I51]+[.H51])" office:value-type="float" office:value="1.33333333333333" calcext:value-type="float">
            <text:p>1.33</text:p>
          </table:table-cell>
          <table:table-cell table:style-name="ce21" table:formula="of:=IF(([.J51]+[.K51]) = 0; 1; [.K51]/([.K51]+[.H51]))" office:value-type="float" office:value="1" calcext:value-type="float">
            <text:p>1.00</text:p>
          </table:table-cell>
          <table:table-cell table:style-name="ce27" table:formula="of:=[.I51]/([.I51]+[.H51]+[.K51]+[.J51])" office:value-type="float" office:value="0.75" calcext:value-type="float">
            <text:p>0.75</text:p>
          </table:table-cell>
          <table:table-cell table:style-name="ce27" table:formula="of:=([.K51]+[.J51]+[.H51])/([.I51]+[.J51]+[.K51]+[.H51])" office:value-type="float" office:value="0.25" calcext:value-type="float">
            <text:p>0.25</text:p>
          </table:table-cell>
          <table:table-cell table:style-name="ce18" table:formula="of:=([.H51]+[.K51])/([.I51]+[.H51]+[.K51])" office:value-type="percentage" office:value="0.142857142857143" calcext:value-type="percentage">
            <text:p>14.29%</text:p>
          </table:table-cell>
          <table:table-cell table:style-name="ce18" table:formula="of:=[.H51]/([.I51]+[.H51]+[.K51])" office:value-type="percentage" office:value="0" calcext:value-type="percentage">
            <text:p>0.00%</text:p>
          </table:table-cell>
          <table:table-cell table:style-name="ce18" table:formula="of:=[.K51]/([.I51]+[.H51]+[.K51])" office:value-type="percentage" office:value="0.142857142857143" calcext:value-type="percentage">
            <text:p>14.29%</text:p>
          </table:table-cell>
          <table:table-cell table:number-columns-repeated="100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14" calcext:value-type="float">
            <text:p>714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52]/([.H52]+[.I52])" office:value-type="percentage" office:value="0.0357142857142857" calcext:value-type="percentage">
            <text:p>3.57%</text:p>
          </table:table-cell>
          <table:table-cell table:style-name="ce21" table:formula="of:=([.I52]+[.H52]+[.J52]+[.K52])/([.I52]+[.H52])" office:value-type="float" office:value="1.5" calcext:value-type="float">
            <text:p>1.50</text:p>
          </table:table-cell>
          <table:table-cell table:style-name="ce21" table:formula="of:=IF(([.J52]+[.K52]) = 0; 1; [.K52]/([.K52]+[.H52]))" office:value-type="float" office:value="0.875" calcext:value-type="float">
            <text:p>0.88</text:p>
          </table:table-cell>
          <table:table-cell table:style-name="ce27" table:formula="of:=[.I52]/([.I52]+[.H52]+[.K52]+[.J52])" office:value-type="float" office:value="0.642857142857143" calcext:value-type="float">
            <text:p>0.64</text:p>
          </table:table-cell>
          <table:table-cell table:style-name="ce27" table:formula="of:=([.K52]+[.J52]+[.H52])/([.I52]+[.J52]+[.K52]+[.H52])" office:value-type="float" office:value="0.357142857142857" calcext:value-type="float">
            <text:p>0.36</text:p>
          </table:table-cell>
          <table:table-cell table:style-name="ce18" table:formula="of:=([.H52]+[.K52])/([.I52]+[.H52]+[.K52])" office:value-type="percentage" office:value="0.228571428571429" calcext:value-type="percentage">
            <text:p>22.86%</text:p>
          </table:table-cell>
          <table:table-cell table:style-name="ce18" table:formula="of:=[.H52]/([.I52]+[.H52]+[.K52])" office:value-type="percentage" office:value="0.0285714285714286" calcext:value-type="percentage">
            <text:p>2.86%</text:p>
          </table:table-cell>
          <table:table-cell table:style-name="ce18" table:formula="of:=[.K52]/([.I52]+[.H52]+[.K52])" office:value-type="percentage" office:value="0.2" calcext:value-type="percentage">
            <text:p>2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57" calcext:value-type="float">
            <text:p>857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53]/([.H53]+[.I53])" office:value-type="percentage" office:value="0" calcext:value-type="percentage">
            <text:p>0.00%</text:p>
          </table:table-cell>
          <table:table-cell table:style-name="ce21" table:formula="of:=([.I53]+[.H53]+[.J53]+[.K53])/([.I53]+[.H53])" office:value-type="float" office:value="1.16" calcext:value-type="float">
            <text:p>1.16</text:p>
          </table:table-cell>
          <table:table-cell table:style-name="ce21" table:formula="of:=IF(([.J53]+[.K53]) = 0; 1; [.K53]/([.K53]+[.H53]))" office:value-type="float" office:value="1" calcext:value-type="float">
            <text:p>1.00</text:p>
          </table:table-cell>
          <table:table-cell table:style-name="ce27" table:formula="of:=[.I53]/([.I53]+[.H53]+[.K53]+[.J53])" office:value-type="float" office:value="0.862068965517241" calcext:value-type="float">
            <text:p>0.86</text:p>
          </table:table-cell>
          <table:table-cell table:style-name="ce27" table:formula="of:=([.K53]+[.J53]+[.H53])/([.I53]+[.J53]+[.K53]+[.H53])" office:value-type="float" office:value="0.137931034482759" calcext:value-type="float">
            <text:p>0.14</text:p>
          </table:table-cell>
          <table:table-cell table:style-name="ce18" table:formula="of:=([.H53]+[.K53])/([.I53]+[.H53]+[.K53])" office:value-type="percentage" office:value="0.0740740740740741" calcext:value-type="percentage">
            <text:p>7.41%</text:p>
          </table:table-cell>
          <table:table-cell table:style-name="ce18" table:formula="of:=[.H53]/([.I53]+[.H53]+[.K53])" office:value-type="percentage" office:value="0" calcext:value-type="percentage">
            <text:p>0.00%</text:p>
          </table:table-cell>
          <table:table-cell table:style-name="ce18" table:formula="of:=[.K53]/([.I53]+[.H53]+[.K53])" office:value-type="percentage" office:value="0.0740740740740741" calcext:value-type="percentage">
            <text:p>7.41%</text:p>
          </table:table-cell>
          <table:table-cell table:number-columns-repeated="1005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13" calcext:value-type="float">
            <text:p>1013</text:p>
          </table:table-cell>
          <table:table-cell table:style-name="ce14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18" table:formula="of:=[.H54]/([.H54]+[.I54])" office:value-type="percentage" office:value="0" calcext:value-type="percentage">
            <text:p>0.00%</text:p>
          </table:table-cell>
          <table:table-cell table:style-name="ce21" table:formula="of:=([.I54]+[.H54]+[.J54]+[.K54])/([.I54]+[.H54])" office:value-type="float" office:value="2.03225806451613" calcext:value-type="float">
            <text:p>2.03</text:p>
          </table:table-cell>
          <table:table-cell table:style-name="ce21" table:formula="of:=IF(([.J54]+[.K54]) = 0; 1; [.K54]/([.K54]+[.H54]))" office:value-type="float" office:value="1" calcext:value-type="float">
            <text:p>1.00</text:p>
          </table:table-cell>
          <table:table-cell table:style-name="ce27" table:formula="of:=[.I54]/([.I54]+[.H54]+[.K54]+[.J54])" office:value-type="float" office:value="0.492063492063492" calcext:value-type="float">
            <text:p>0.49</text:p>
          </table:table-cell>
          <table:table-cell table:style-name="ce27" table:formula="of:=([.K54]+[.J54]+[.H54])/([.I54]+[.J54]+[.K54]+[.H54])" office:value-type="float" office:value="0.507936507936508" calcext:value-type="float">
            <text:p>0.51</text:p>
          </table:table-cell>
          <table:table-cell table:style-name="ce18" table:formula="of:=([.H54]+[.K54])/([.I54]+[.H54]+[.K54])" office:value-type="percentage" office:value="0.340425531914894" calcext:value-type="percentage">
            <text:p>34.04%</text:p>
          </table:table-cell>
          <table:table-cell table:style-name="ce18" table:formula="of:=[.H54]/([.I54]+[.H54]+[.K54])" office:value-type="percentage" office:value="0" calcext:value-type="percentage">
            <text:p>0.00%</text:p>
          </table:table-cell>
          <table:table-cell table:style-name="ce18" table:formula="of:=[.K54]/([.I54]+[.H54]+[.K54])" office:value-type="percentage" office:value="0.340425531914894" calcext:value-type="percentage">
            <text:p>34.04%</text:p>
          </table:table-cell>
          <table:table-cell table:number-columns-repeated="1005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93" calcext:value-type="float">
            <text:p>1093</text:p>
          </table:table-cell>
          <table:table-cell table:style-name="ce14"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8" table:formula="of:=[.H55]/([.H55]+[.I55])" office:value-type="percentage" office:value="0" calcext:value-type="percentage">
            <text:p>0.00%</text:p>
          </table:table-cell>
          <table:table-cell table:style-name="ce21" table:formula="of:=([.I55]+[.H55]+[.J55]+[.K55])/([.I55]+[.H55])" office:value-type="float" office:value="1.8" calcext:value-type="float">
            <text:p>1.80</text:p>
          </table:table-cell>
          <table:table-cell table:style-name="ce21" table:formula="of:=IF(([.J55]+[.K55]) = 0; 1; [.K55]/([.K55]+[.H55]))" office:value-type="float" office:value="1" calcext:value-type="float">
            <text:p>1.00</text:p>
          </table:table-cell>
          <table:table-cell table:style-name="ce27" table:formula="of:=[.I55]/([.I55]+[.H55]+[.K55]+[.J55])" office:value-type="float" office:value="0.555555555555556" calcext:value-type="float">
            <text:p>0.56</text:p>
          </table:table-cell>
          <table:table-cell table:style-name="ce27" table:formula="of:=([.K55]+[.J55]+[.H55])/([.I55]+[.J55]+[.K55]+[.H55])" office:value-type="float" office:value="0.444444444444444" calcext:value-type="float">
            <text:p>0.44</text:p>
          </table:table-cell>
          <table:table-cell table:style-name="ce18" table:formula="of:=([.H55]+[.K55])/([.I55]+[.H55]+[.K55])" office:value-type="percentage" office:value="0.285714285714286" calcext:value-type="percentage">
            <text:p>28.57%</text:p>
          </table:table-cell>
          <table:table-cell table:style-name="ce18" table:formula="of:=[.H55]/([.I55]+[.H55]+[.K55])" office:value-type="percentage" office:value="0" calcext:value-type="percentage">
            <text:p>0.00%</text:p>
          </table:table-cell>
          <table:table-cell table:style-name="ce18" table:formula="of:=[.K55]/([.I55]+[.H55]+[.K55])" office:value-type="percentage" office:value="0.285714285714286" calcext:value-type="percentage">
            <text:p>28.57%</text:p>
          </table:table-cell>
          <table:table-cell table:number-columns-repeated="1005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93" calcext:value-type="float">
            <text:p>2293</text:p>
          </table:table-cell>
          <table:table-cell table:style-name="ce14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56]/([.H56]+[.I56])" office:value-type="percentage" office:value="0" calcext:value-type="percentage">
            <text:p>0.00%</text:p>
          </table:table-cell>
          <table:table-cell table:style-name="ce21" table:formula="of:=([.I56]+[.H56]+[.J56]+[.K56])/([.I56]+[.H56])" office:value-type="float" office:value="1" calcext:value-type="float">
            <text:p>1.00</text:p>
          </table:table-cell>
          <table:table-cell table:style-name="ce21" table:formula="of:=IF(([.J56]+[.K56]) = 0; 1; [.K56]/([.K56]+[.H56]))" office:value-type="float" office:value="1" calcext:value-type="float">
            <text:p>1.00</text:p>
          </table:table-cell>
          <table:table-cell table:style-name="ce27" table:formula="of:=[.I56]/([.I56]+[.H56]+[.K56]+[.J56])" office:value-type="float" office:value="1" calcext:value-type="float">
            <text:p>1.00</text:p>
          </table:table-cell>
          <table:table-cell table:style-name="ce27" table:formula="of:=([.K56]+[.J56]+[.H56])/([.I56]+[.J56]+[.K56]+[.H56])" office:value-type="float" office:value="0" calcext:value-type="float">
            <text:p>0.00</text:p>
          </table:table-cell>
          <table:table-cell table:style-name="ce18" table:formula="of:=([.H56]+[.K56])/([.I56]+[.H56]+[.K56])" office:value-type="percentage" office:value="0" calcext:value-type="percentage">
            <text:p>0.00%</text:p>
          </table:table-cell>
          <table:table-cell table:style-name="ce18" table:formula="of:=[.H56]/([.I56]+[.H56]+[.K56])" office:value-type="percentage" office:value="0" calcext:value-type="percentage">
            <text:p>0.00%</text:p>
          </table:table-cell>
          <table:table-cell table:style-name="ce18" table:formula="of:=[.K56]/([.I56]+[.H56]+[.K56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17" calcext:value-type="float">
            <text:p>1917</text:p>
          </table:table-cell>
          <table:table-cell table:style-name="ce14"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57]/([.H57]+[.I57])" office:value-type="percentage" office:value="0" calcext:value-type="percentage">
            <text:p>0.00%</text:p>
          </table:table-cell>
          <table:table-cell table:style-name="ce21" table:formula="of:=([.I57]+[.H57]+[.J57]+[.K57])/([.I57]+[.H57])" office:value-type="float" office:value="1.06666666666667" calcext:value-type="float">
            <text:p>1.07</text:p>
          </table:table-cell>
          <table:table-cell table:style-name="ce21" table:formula="of:=IF(([.J57]+[.K57]) = 0; 1; [.K57]/([.K57]+[.H57]))" office:value-type="float" office:value="1" calcext:value-type="float">
            <text:p>1.00</text:p>
          </table:table-cell>
          <table:table-cell table:style-name="ce27" table:formula="of:=[.I57]/([.I57]+[.H57]+[.K57]+[.J57])" office:value-type="float" office:value="0.9375" calcext:value-type="float">
            <text:p>0.94</text:p>
          </table:table-cell>
          <table:table-cell table:style-name="ce27" table:formula="of:=([.K57]+[.J57]+[.H57])/([.I57]+[.J57]+[.K57]+[.H57])" office:value-type="float" office:value="0.0625" calcext:value-type="float">
            <text:p>0.06</text:p>
          </table:table-cell>
          <table:table-cell table:style-name="ce18" table:formula="of:=([.H57]+[.K57])/([.I57]+[.H57]+[.K57])" office:value-type="percentage" office:value="0.032258064516129" calcext:value-type="percentage">
            <text:p>3.23%</text:p>
          </table:table-cell>
          <table:table-cell table:style-name="ce18" table:formula="of:=[.H57]/([.I57]+[.H57]+[.K57])" office:value-type="percentage" office:value="0" calcext:value-type="percentage">
            <text:p>0.00%</text:p>
          </table:table-cell>
          <table:table-cell table:style-name="ce18" table:formula="of:=[.K57]/([.I57]+[.H57]+[.K57])" office:value-type="percentage" office:value="0.032258064516129" calcext:value-type="percentage">
            <text:p>3.23%</text:p>
          </table:table-cell>
          <table:table-cell table:number-columns-repeated="1005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02" calcext:value-type="float">
            <text:p>2102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58]/([.H58]+[.I58])" office:value-type="percentage" office:value="0" calcext:value-type="percentage">
            <text:p>0.00%</text:p>
          </table:table-cell>
          <table:table-cell table:style-name="ce21" table:formula="of:=([.I58]+[.H58]+[.J58]+[.K58])/([.I58]+[.H58])" office:value-type="float" office:value="1" calcext:value-type="float">
            <text:p>1.00</text:p>
          </table:table-cell>
          <table:table-cell table:style-name="ce21" table:formula="of:=IF(([.J58]+[.K58]) = 0; 1; [.K58]/([.K58]+[.H58]))" office:value-type="float" office:value="1" calcext:value-type="float">
            <text:p>1.00</text:p>
          </table:table-cell>
          <table:table-cell table:style-name="ce27" table:formula="of:=[.I58]/([.I58]+[.H58]+[.K58]+[.J58])" office:value-type="float" office:value="1" calcext:value-type="float">
            <text:p>1.00</text:p>
          </table:table-cell>
          <table:table-cell table:style-name="ce27" table:formula="of:=([.K58]+[.J58]+[.H58])/([.I58]+[.J58]+[.K58]+[.H58])" office:value-type="float" office:value="0" calcext:value-type="float">
            <text:p>0.00</text:p>
          </table:table-cell>
          <table:table-cell table:style-name="ce18" table:formula="of:=([.H58]+[.K58])/([.I58]+[.H58]+[.K58])" office:value-type="percentage" office:value="0" calcext:value-type="percentage">
            <text:p>0.00%</text:p>
          </table:table-cell>
          <table:table-cell table:style-name="ce18" table:formula="of:=[.H58]/([.I58]+[.H58]+[.K58])" office:value-type="percentage" office:value="0" calcext:value-type="percentage">
            <text:p>0.00%</text:p>
          </table:table-cell>
          <table:table-cell table:style-name="ce18" table:formula="of:=[.K58]/([.I58]+[.H58]+[.K58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49" calcext:value-type="float">
            <text:p>1849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59]/([.H59]+[.I59])" office:value-type="percentage" office:value="0" calcext:value-type="percentage">
            <text:p>0.00%</text:p>
          </table:table-cell>
          <table:table-cell table:style-name="ce21" table:formula="of:=([.I59]+[.H59]+[.J59]+[.K59])/([.I59]+[.H59])" office:value-type="float" office:value="1" calcext:value-type="float">
            <text:p>1.00</text:p>
          </table:table-cell>
          <table:table-cell table:style-name="ce21" table:formula="of:=IF(([.J59]+[.K59]) = 0; 1; [.K59]/([.K59]+[.H59]))" office:value-type="float" office:value="1" calcext:value-type="float">
            <text:p>1.00</text:p>
          </table:table-cell>
          <table:table-cell table:style-name="ce27" table:formula="of:=[.I59]/([.I59]+[.H59]+[.K59]+[.J59])" office:value-type="float" office:value="1" calcext:value-type="float">
            <text:p>1.00</text:p>
          </table:table-cell>
          <table:table-cell table:style-name="ce27" table:formula="of:=([.K59]+[.J59]+[.H59])/([.I59]+[.J59]+[.K59]+[.H59])" office:value-type="float" office:value="0" calcext:value-type="float">
            <text:p>0.00</text:p>
          </table:table-cell>
          <table:table-cell table:style-name="ce18" table:formula="of:=([.H59]+[.K59])/([.I59]+[.H59]+[.K59])" office:value-type="percentage" office:value="0" calcext:value-type="percentage">
            <text:p>0.00%</text:p>
          </table:table-cell>
          <table:table-cell table:style-name="ce18" table:formula="of:=[.H59]/([.I59]+[.H59]+[.K59])" office:value-type="percentage" office:value="0" calcext:value-type="percentage">
            <text:p>0.00%</text:p>
          </table:table-cell>
          <table:table-cell table:style-name="ce18" table:formula="of:=[.K59]/([.I59]+[.H59]+[.K59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94" calcext:value-type="float">
            <text:p>1594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60]/([.H60]+[.I60])" office:value-type="percentage" office:value="0.206896551724138" calcext:value-type="percentage">
            <text:p>20.69%</text:p>
          </table:table-cell>
          <table:table-cell table:style-name="ce21" table:formula="of:=([.I60]+[.H60]+[.J60]+[.K60])/([.I60]+[.H60])" office:value-type="float" office:value="1.20689655172414" calcext:value-type="float">
            <text:p>1.21</text:p>
          </table:table-cell>
          <table:table-cell table:style-name="ce21" table:formula="of:=IF(([.J60]+[.K60]) = 0; 1; [.K60]/([.K60]+[.H60]))" office:value-type="float" office:value="0.333333333333333" calcext:value-type="float">
            <text:p>0.33</text:p>
          </table:table-cell>
          <table:table-cell table:style-name="ce27" table:formula="of:=[.I60]/([.I60]+[.H60]+[.K60]+[.J60])" office:value-type="float" office:value="0.657142857142857" calcext:value-type="float">
            <text:p>0.66</text:p>
          </table:table-cell>
          <table:table-cell table:style-name="ce27" table:formula="of:=([.K60]+[.J60]+[.H60])/([.I60]+[.J60]+[.K60]+[.H60])" office:value-type="float" office:value="0.342857142857143" calcext:value-type="float">
            <text:p>0.34</text:p>
          </table:table-cell>
          <table:table-cell table:style-name="ce18" table:formula="of:=([.H60]+[.K60])/([.I60]+[.H60]+[.K60])" office:value-type="percentage" office:value="0.28125" calcext:value-type="percentage">
            <text:p>28.13%</text:p>
          </table:table-cell>
          <table:table-cell table:style-name="ce18" table:formula="of:=[.H60]/([.I60]+[.H60]+[.K60])" office:value-type="percentage" office:value="0.1875" calcext:value-type="percentage">
            <text:p>18.75%</text:p>
          </table:table-cell>
          <table:table-cell table:style-name="ce18" table:formula="of:=[.K60]/([.I60]+[.H60]+[.K60])" office:value-type="percentage" office:value="0.09375" calcext:value-type="percentage">
            <text:p>9.38%</text:p>
          </table:table-cell>
          <table:table-cell table:number-columns-repeated="1005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55" calcext:value-type="float">
            <text:p>1755</text:p>
          </table:table-cell>
          <table:table-cell table:style-name="ce14" office:value-type="float" office:value="66" calcext:value-type="float">
            <text:p>6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61]/([.H61]+[.I61])" office:value-type="percentage" office:value="0.0882352941176471" calcext:value-type="percentage">
            <text:p>8.82%</text:p>
          </table:table-cell>
          <table:table-cell table:style-name="ce21" table:formula="of:=([.I61]+[.H61]+[.J61]+[.K61])/([.I61]+[.H61])" office:value-type="float" office:value="1.23529411764706" calcext:value-type="float">
            <text:p>1.24</text:p>
          </table:table-cell>
          <table:table-cell table:style-name="ce21" table:formula="of:=IF(([.J61]+[.K61]) = 0; 1; [.K61]/([.K61]+[.H61]))" office:value-type="float" office:value="0.571428571428571" calcext:value-type="float">
            <text:p>0.57</text:p>
          </table:table-cell>
          <table:table-cell table:style-name="ce27" table:formula="of:=[.I61]/([.I61]+[.H61]+[.K61]+[.J61])" office:value-type="float" office:value="0.738095238095238" calcext:value-type="float">
            <text:p>0.74</text:p>
          </table:table-cell>
          <table:table-cell table:style-name="ce27" table:formula="of:=([.K61]+[.J61]+[.H61])/([.I61]+[.J61]+[.K61]+[.H61])" office:value-type="float" office:value="0.261904761904762" calcext:value-type="float">
            <text:p>0.26</text:p>
          </table:table-cell>
          <table:table-cell table:style-name="ce18" table:formula="of:=([.H61]+[.K61])/([.I61]+[.H61]+[.K61])" office:value-type="percentage" office:value="0.184210526315789" calcext:value-type="percentage">
            <text:p>18.42%</text:p>
          </table:table-cell>
          <table:table-cell table:style-name="ce18" table:formula="of:=[.H61]/([.I61]+[.H61]+[.K61])" office:value-type="percentage" office:value="0.0789473684210526" calcext:value-type="percentage">
            <text:p>7.89%</text:p>
          </table:table-cell>
          <table:table-cell table:style-name="ce18" table:formula="of:=[.K61]/([.I61]+[.H61]+[.K61])" office:value-type="percentage" office:value="0.105263157894737" calcext:value-type="percentage">
            <text:p>10.53%</text:p>
          </table:table-cell>
          <table:table-cell table:number-columns-repeated="1005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10" calcext:value-type="float">
            <text:p>1410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62]/([.H62]+[.I62])" office:value-type="percentage" office:value="0" calcext:value-type="percentage">
            <text:p>0.00%</text:p>
          </table:table-cell>
          <table:table-cell table:style-name="ce21" table:formula="of:=([.I62]+[.H62]+[.J62]+[.K62])/([.I62]+[.H62])" office:value-type="float" office:value="1" calcext:value-type="float">
            <text:p>1.00</text:p>
          </table:table-cell>
          <table:table-cell table:style-name="ce21" table:formula="of:=IF(([.J62]+[.K62]) = 0; 1; [.K62]/([.K62]+[.H62]))" office:value-type="float" office:value="1" calcext:value-type="float">
            <text:p>1.00</text:p>
          </table:table-cell>
          <table:table-cell table:style-name="ce27" table:formula="of:=[.I62]/([.I62]+[.H62]+[.K62]+[.J62])" office:value-type="float" office:value="1" calcext:value-type="float">
            <text:p>1.00</text:p>
          </table:table-cell>
          <table:table-cell table:style-name="ce27" table:formula="of:=([.K62]+[.J62]+[.H62])/([.I62]+[.J62]+[.K62]+[.H62])" office:value-type="float" office:value="0" calcext:value-type="float">
            <text:p>0.00</text:p>
          </table:table-cell>
          <table:table-cell table:style-name="ce18" table:formula="of:=([.H62]+[.K62])/([.I62]+[.H62]+[.K62])" office:value-type="percentage" office:value="0" calcext:value-type="percentage">
            <text:p>0.00%</text:p>
          </table:table-cell>
          <table:table-cell table:style-name="ce18" table:formula="of:=[.H62]/([.I62]+[.H62]+[.K62])" office:value-type="percentage" office:value="0" calcext:value-type="percentage">
            <text:p>0.00%</text:p>
          </table:table-cell>
          <table:table-cell table:style-name="ce18" table:formula="of:=[.K62]/([.I62]+[.H62]+[.K6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71" calcext:value-type="float">
            <text:p>1371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63]/([.H63]+[.I63])" office:value-type="percentage" office:value="0" calcext:value-type="percentage">
            <text:p>0.00%</text:p>
          </table:table-cell>
          <table:table-cell table:style-name="ce21" table:formula="of:=([.I63]+[.H63]+[.J63]+[.K63])/([.I63]+[.H63])" office:value-type="float" office:value="1.22222222222222" calcext:value-type="float">
            <text:p>1.22</text:p>
          </table:table-cell>
          <table:table-cell table:style-name="ce21" table:formula="of:=IF(([.J63]+[.K63]) = 0; 1; [.K63]/([.K63]+[.H63]))" office:value-type="float" office:value="1" calcext:value-type="float">
            <text:p>1.00</text:p>
          </table:table-cell>
          <table:table-cell table:style-name="ce27" table:formula="of:=[.I63]/([.I63]+[.H63]+[.K63]+[.J63])" office:value-type="float" office:value="0.818181818181818" calcext:value-type="float">
            <text:p>0.82</text:p>
          </table:table-cell>
          <table:table-cell table:style-name="ce27" table:formula="of:=([.K63]+[.J63]+[.H63])/([.I63]+[.J63]+[.K63]+[.H63])" office:value-type="float" office:value="0.181818181818182" calcext:value-type="float">
            <text:p>0.18</text:p>
          </table:table-cell>
          <table:table-cell table:style-name="ce18" table:formula="of:=([.H63]+[.K63])/([.I63]+[.H63]+[.K63])" office:value-type="percentage" office:value="0.1" calcext:value-type="percentage">
            <text:p>10.00%</text:p>
          </table:table-cell>
          <table:table-cell table:style-name="ce18" table:formula="of:=[.H63]/([.I63]+[.H63]+[.K63])" office:value-type="percentage" office:value="0" calcext:value-type="percentage">
            <text:p>0.00%</text:p>
          </table:table-cell>
          <table:table-cell table:style-name="ce18" table:formula="of:=[.K63]/([.I63]+[.H63]+[.K63])" office:value-type="percentage" office:value="0.1" calcext:value-type="percentage">
            <text:p>10.00%</text:p>
          </table:table-cell>
          <table:table-cell table:number-columns-repeated="1005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58" calcext:value-type="float">
            <text:p>1958</text:p>
          </table:table-cell>
          <table:table-cell table:style-name="ce14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64]/([.H64]+[.I64])" office:value-type="percentage" office:value="0.82051282051282" calcext:value-type="percentage">
            <text:p>82.05%</text:p>
          </table:table-cell>
          <table:table-cell table:style-name="ce21" table:formula="of:=([.I64]+[.H64]+[.J64]+[.K64])/([.I64]+[.H64])" office:value-type="float" office:value="1" calcext:value-type="float">
            <text:p>1.00</text:p>
          </table:table-cell>
          <table:table-cell table:style-name="ce21" table:formula="of:=IF(([.J64]+[.K64]) = 0; 1; [.K64]/([.K64]+[.H64]))" office:value-type="float" office:value="1" calcext:value-type="float">
            <text:p>1.00</text:p>
          </table:table-cell>
          <table:table-cell table:style-name="ce27" table:formula="of:=[.I64]/([.I64]+[.H64]+[.K64]+[.J64])" office:value-type="float" office:value="0.179487179487179" calcext:value-type="float">
            <text:p>0.18</text:p>
          </table:table-cell>
          <table:table-cell table:style-name="ce27" table:formula="of:=([.K64]+[.J64]+[.H64])/([.I64]+[.J64]+[.K64]+[.H64])" office:value-type="float" office:value="0.82051282051282" calcext:value-type="float">
            <text:p>0.82</text:p>
          </table:table-cell>
          <table:table-cell table:style-name="ce18" table:formula="of:=([.H64]+[.K64])/([.I64]+[.H64]+[.K64])" office:value-type="percentage" office:value="0.82051282051282" calcext:value-type="percentage">
            <text:p>82.05%</text:p>
          </table:table-cell>
          <table:table-cell table:style-name="ce18" table:formula="of:=[.H64]/([.I64]+[.H64]+[.K64])" office:value-type="percentage" office:value="0.82051282051282" calcext:value-type="percentage">
            <text:p>82.05%</text:p>
          </table:table-cell>
          <table:table-cell table:style-name="ce18" table:formula="of:=[.K64]/([.I64]+[.H64]+[.K6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42" calcext:value-type="float">
            <text:p>1342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5]/([.H65]+[.I65])" office:value-type="percentage" office:value="0.0357142857142857" calcext:value-type="percentage">
            <text:p>3.57%</text:p>
          </table:table-cell>
          <table:table-cell table:style-name="ce21" table:formula="of:=([.I65]+[.H65]+[.J65]+[.K65])/([.I65]+[.H65])" office:value-type="float" office:value="1.14285714285714" calcext:value-type="float">
            <text:p>1.14</text:p>
          </table:table-cell>
          <table:table-cell table:style-name="ce21" table:formula="of:=IF(([.J65]+[.K65]) = 0; 1; [.K65]/([.K65]+[.H65]))" office:value-type="float" office:value="0.666666666666667" calcext:value-type="float">
            <text:p>0.67</text:p>
          </table:table-cell>
          <table:table-cell table:style-name="ce27" table:formula="of:=[.I65]/([.I65]+[.H65]+[.K65]+[.J65])" office:value-type="float" office:value="0.84375" calcext:value-type="float">
            <text:p>0.84</text:p>
          </table:table-cell>
          <table:table-cell table:style-name="ce27" table:formula="of:=([.K65]+[.J65]+[.H65])/([.I65]+[.J65]+[.K65]+[.H65])" office:value-type="float" office:value="0.15625" calcext:value-type="float">
            <text:p>0.16</text:p>
          </table:table-cell>
          <table:table-cell table:style-name="ce18" table:formula="of:=([.H65]+[.K65])/([.I65]+[.H65]+[.K65])" office:value-type="percentage" office:value="0.1" calcext:value-type="percentage">
            <text:p>10.00%</text:p>
          </table:table-cell>
          <table:table-cell table:style-name="ce18" table:formula="of:=[.H65]/([.I65]+[.H65]+[.K65])" office:value-type="percentage" office:value="0.0333333333333333" calcext:value-type="percentage">
            <text:p>3.33%</text:p>
          </table:table-cell>
          <table:table-cell table:style-name="ce18" table:formula="of:=[.K65]/([.I65]+[.H65]+[.K65])" office:value-type="percentage" office:value="0.0666666666666667" calcext:value-type="percentage">
            <text:p>6.67%</text:p>
          </table:table-cell>
          <table:table-cell table:number-columns-repeated="1005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83" calcext:value-type="float">
            <text:p>1383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66]/([.H66]+[.I66])" office:value-type="percentage" office:value="0" calcext:value-type="percentage">
            <text:p>0.00%</text:p>
          </table:table-cell>
          <table:table-cell table:style-name="ce21" table:formula="of:=([.I66]+[.H66]+[.J66]+[.K66])/([.I66]+[.H66])" office:value-type="float" office:value="1.06896551724138" calcext:value-type="float">
            <text:p>1.07</text:p>
          </table:table-cell>
          <table:table-cell table:style-name="ce21" table:formula="of:=IF(([.J66]+[.K66]) = 0; 1; [.K66]/([.K66]+[.H66]))" office:value-type="float" office:value="1" calcext:value-type="float">
            <text:p>1.00</text:p>
          </table:table-cell>
          <table:table-cell table:style-name="ce27" table:formula="of:=[.I66]/([.I66]+[.H66]+[.K66]+[.J66])" office:value-type="float" office:value="0.935483870967742" calcext:value-type="float">
            <text:p>0.94</text:p>
          </table:table-cell>
          <table:table-cell table:style-name="ce27" table:formula="of:=([.K66]+[.J66]+[.H66])/([.I66]+[.J66]+[.K66]+[.H66])" office:value-type="float" office:value="0.0645161290322581" calcext:value-type="float">
            <text:p>0.06</text:p>
          </table:table-cell>
          <table:table-cell table:style-name="ce18" table:formula="of:=([.H66]+[.K66])/([.I66]+[.H66]+[.K66])" office:value-type="percentage" office:value="0.0333333333333333" calcext:value-type="percentage">
            <text:p>3.33%</text:p>
          </table:table-cell>
          <table:table-cell table:style-name="ce18" table:formula="of:=[.H66]/([.I66]+[.H66]+[.K66])" office:value-type="percentage" office:value="0" calcext:value-type="percentage">
            <text:p>0.00%</text:p>
          </table:table-cell>
          <table:table-cell table:style-name="ce18" table:formula="of:=[.K66]/([.I66]+[.H66]+[.K66])" office:value-type="percentage" office:value="0.0333333333333333" calcext:value-type="percentage">
            <text:p>3.33%</text:p>
          </table:table-cell>
          <table:table-cell table:number-columns-repeated="1005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01" calcext:value-type="float">
            <text:p>1201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7]/([.H67]+[.I67])" office:value-type="percentage" office:value="0" calcext:value-type="percentage">
            <text:p>0.00%</text:p>
          </table:table-cell>
          <table:table-cell table:style-name="ce21" table:formula="of:=([.I67]+[.H67]+[.J67]+[.K67])/([.I67]+[.H67])" office:value-type="float" office:value="1.18181818181818" calcext:value-type="float">
            <text:p>1.18</text:p>
          </table:table-cell>
          <table:table-cell table:style-name="ce21" table:formula="of:=IF(([.J67]+[.K67]) = 0; 1; [.K67]/([.K67]+[.H67]))" office:value-type="float" office:value="1" calcext:value-type="float">
            <text:p>1.00</text:p>
          </table:table-cell>
          <table:table-cell table:style-name="ce27" table:formula="of:=[.I67]/([.I67]+[.H67]+[.K67]+[.J67])" office:value-type="float" office:value="0.846153846153846" calcext:value-type="float">
            <text:p>0.85</text:p>
          </table:table-cell>
          <table:table-cell table:style-name="ce27" table:formula="of:=([.K67]+[.J67]+[.H67])/([.I67]+[.J67]+[.K67]+[.H67])" office:value-type="float" office:value="0.153846153846154" calcext:value-type="float">
            <text:p>0.15</text:p>
          </table:table-cell>
          <table:table-cell table:style-name="ce18" table:formula="of:=([.H67]+[.K67])/([.I67]+[.H67]+[.K67])" office:value-type="percentage" office:value="0.0833333333333333" calcext:value-type="percentage">
            <text:p>8.33%</text:p>
          </table:table-cell>
          <table:table-cell table:style-name="ce18" table:formula="of:=[.H67]/([.I67]+[.H67]+[.K67])" office:value-type="percentage" office:value="0" calcext:value-type="percentage">
            <text:p>0.00%</text:p>
          </table:table-cell>
          <table:table-cell table:style-name="ce18" table:formula="of:=[.K67]/([.I67]+[.H67]+[.K67])" office:value-type="percentage" office:value="0.0833333333333333" calcext:value-type="percentage">
            <text:p>8.33%</text:p>
          </table:table-cell>
          <table:table-cell table:number-columns-repeated="1005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94" calcext:value-type="float">
            <text:p>1494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8]/([.H68]+[.I68])" office:value-type="percentage" office:value="0" calcext:value-type="percentage">
            <text:p>0.00%</text:p>
          </table:table-cell>
          <table:table-cell table:style-name="ce21" table:formula="of:=([.I68]+[.H68]+[.J68]+[.K68])/([.I68]+[.H68])" office:value-type="float" office:value="1.15384615384615" calcext:value-type="float">
            <text:p>1.15</text:p>
          </table:table-cell>
          <table:table-cell table:style-name="ce21" table:formula="of:=IF(([.J68]+[.K68]) = 0; 1; [.K68]/([.K68]+[.H68]))" office:value-type="float" office:value="1" calcext:value-type="float">
            <text:p>1.00</text:p>
          </table:table-cell>
          <table:table-cell table:style-name="ce27" table:formula="of:=[.I68]/([.I68]+[.H68]+[.K68]+[.J68])" office:value-type="float" office:value="0.866666666666667" calcext:value-type="float">
            <text:p>0.87</text:p>
          </table:table-cell>
          <table:table-cell table:style-name="ce27" table:formula="of:=([.K68]+[.J68]+[.H68])/([.I68]+[.J68]+[.K68]+[.H68])" office:value-type="float" office:value="0.133333333333333" calcext:value-type="float">
            <text:p>0.13</text:p>
          </table:table-cell>
          <table:table-cell table:style-name="ce18" table:formula="of:=([.H68]+[.K68])/([.I68]+[.H68]+[.K68])" office:value-type="percentage" office:value="0.0714285714285714" calcext:value-type="percentage">
            <text:p>7.14%</text:p>
          </table:table-cell>
          <table:table-cell table:style-name="ce18" table:formula="of:=[.H68]/([.I68]+[.H68]+[.K68])" office:value-type="percentage" office:value="0" calcext:value-type="percentage">
            <text:p>0.00%</text:p>
          </table:table-cell>
          <table:table-cell table:style-name="ce18" table:formula="of:=[.K68]/([.I68]+[.H68]+[.K68])" office:value-type="percentage" office:value="0.0714285714285714" calcext:value-type="percentage">
            <text:p>7.14%</text:p>
          </table:table-cell>
          <table:table-cell table:number-columns-repeated="1005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42" calcext:value-type="float">
            <text:p>1442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69]/([.H69]+[.I69])" office:value-type="percentage" office:value="0" calcext:value-type="percentage">
            <text:p>0.00%</text:p>
          </table:table-cell>
          <table:table-cell table:style-name="ce21" table:formula="of:=([.I69]+[.H69]+[.J69]+[.K69])/([.I69]+[.H69])" office:value-type="float" office:value="1.125" calcext:value-type="float">
            <text:p>1.13</text:p>
          </table:table-cell>
          <table:table-cell table:style-name="ce21" table:formula="of:=IF(([.J69]+[.K69]) = 0; 1; [.K69]/([.K69]+[.H69]))" office:value-type="float" office:value="1" calcext:value-type="float">
            <text:p>1.00</text:p>
          </table:table-cell>
          <table:table-cell table:style-name="ce27" table:formula="of:=[.I69]/([.I69]+[.H69]+[.K69]+[.J69])" office:value-type="float" office:value="0.888888888888889" calcext:value-type="float">
            <text:p>0.89</text:p>
          </table:table-cell>
          <table:table-cell table:style-name="ce27" table:formula="of:=([.K69]+[.J69]+[.H69])/([.I69]+[.J69]+[.K69]+[.H69])" office:value-type="float" office:value="0.111111111111111" calcext:value-type="float">
            <text:p>0.11</text:p>
          </table:table-cell>
          <table:table-cell table:style-name="ce18" table:formula="of:=([.H69]+[.K69])/([.I69]+[.H69]+[.K69])" office:value-type="percentage" office:value="0.0588235294117647" calcext:value-type="percentage">
            <text:p>5.88%</text:p>
          </table:table-cell>
          <table:table-cell table:style-name="ce18" table:formula="of:=[.H69]/([.I69]+[.H69]+[.K69])" office:value-type="percentage" office:value="0" calcext:value-type="percentage">
            <text:p>0.00%</text:p>
          </table:table-cell>
          <table:table-cell table:style-name="ce18" table:formula="of:=[.K69]/([.I69]+[.H69]+[.K69])" office:value-type="percentage" office:value="0.0588235294117647" calcext:value-type="percentage">
            <text:p>5.88%</text:p>
          </table:table-cell>
          <table:table-cell table:number-columns-repeated="1005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89" calcext:value-type="float">
            <text:p>1489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70]/([.H70]+[.I70])" office:value-type="percentage" office:value="0" calcext:value-type="percentage">
            <text:p>0.00%</text:p>
          </table:table-cell>
          <table:table-cell table:style-name="ce21" table:formula="of:=([.I70]+[.H70]+[.J70]+[.K70])/([.I70]+[.H70])" office:value-type="float" office:value="1.12903225806452" calcext:value-type="float">
            <text:p>1.13</text:p>
          </table:table-cell>
          <table:table-cell table:style-name="ce21" table:formula="of:=IF(([.J70]+[.K70]) = 0; 1; [.K70]/([.K70]+[.H70]))" office:value-type="float" office:value="1" calcext:value-type="float">
            <text:p>1.00</text:p>
          </table:table-cell>
          <table:table-cell table:style-name="ce27" table:formula="of:=[.I70]/([.I70]+[.H70]+[.K70]+[.J70])" office:value-type="float" office:value="0.885714285714286" calcext:value-type="float">
            <text:p>0.89</text:p>
          </table:table-cell>
          <table:table-cell table:style-name="ce27" table:formula="of:=([.K70]+[.J70]+[.H70])/([.I70]+[.J70]+[.K70]+[.H70])" office:value-type="float" office:value="0.114285714285714" calcext:value-type="float">
            <text:p>0.11</text:p>
          </table:table-cell>
          <table:table-cell table:style-name="ce18" table:formula="of:=([.H70]+[.K70])/([.I70]+[.H70]+[.K70])" office:value-type="percentage" office:value="0.0606060606060606" calcext:value-type="percentage">
            <text:p>6.06%</text:p>
          </table:table-cell>
          <table:table-cell table:style-name="ce18" table:formula="of:=[.H70]/([.I70]+[.H70]+[.K70])" office:value-type="percentage" office:value="0" calcext:value-type="percentage">
            <text:p>0.00%</text:p>
          </table:table-cell>
          <table:table-cell table:style-name="ce18" table:formula="of:=[.K70]/([.I70]+[.H70]+[.K70])" office:value-type="percentage" office:value="0.0606060606060606" calcext:value-type="percentage">
            <text:p>6.06%</text:p>
          </table:table-cell>
          <table:table-cell table:number-columns-repeated="1005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75" calcext:value-type="float">
            <text:p>1375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71]/([.H71]+[.I71])" office:value-type="percentage" office:value="0.0487804878048781" calcext:value-type="percentage">
            <text:p>4.88%</text:p>
          </table:table-cell>
          <table:table-cell table:style-name="ce21" table:formula="of:=([.I71]+[.H71]+[.J71]+[.K71])/([.I71]+[.H71])" office:value-type="float" office:value="1.09756097560976" calcext:value-type="float">
            <text:p>1.10</text:p>
          </table:table-cell>
          <table:table-cell table:style-name="ce21" table:formula="of:=IF(([.J71]+[.K71]) = 0; 1; [.K71]/([.K71]+[.H71]))" office:value-type="float" office:value="0.5" calcext:value-type="float">
            <text:p>0.50</text:p>
          </table:table-cell>
          <table:table-cell table:style-name="ce27" table:formula="of:=[.I71]/([.I71]+[.H71]+[.K71]+[.J71])" office:value-type="float" office:value="0.866666666666667" calcext:value-type="float">
            <text:p>0.87</text:p>
          </table:table-cell>
          <table:table-cell table:style-name="ce27" table:formula="of:=([.K71]+[.J71]+[.H71])/([.I71]+[.J71]+[.K71]+[.H71])" office:value-type="float" office:value="0.133333333333333" calcext:value-type="float">
            <text:p>0.13</text:p>
          </table:table-cell>
          <table:table-cell table:style-name="ce18" table:formula="of:=([.H71]+[.K71])/([.I71]+[.H71]+[.K71])" office:value-type="percentage" office:value="0.0930232558139535" calcext:value-type="percentage">
            <text:p>9.30%</text:p>
          </table:table-cell>
          <table:table-cell table:style-name="ce18" table:formula="of:=[.H71]/([.I71]+[.H71]+[.K71])" office:value-type="percentage" office:value="0.0465116279069768" calcext:value-type="percentage">
            <text:p>4.65%</text:p>
          </table:table-cell>
          <table:table-cell table:style-name="ce18" table:formula="of:=[.K71]/([.I71]+[.H71]+[.K71])" office:value-type="percentage" office:value="0.0465116279069768" calcext:value-type="percentage">
            <text:p>4.65%</text:p>
          </table:table-cell>
          <table:table-cell table:number-columns-repeated="1005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40" calcext:value-type="float">
            <text:p>1240</text:p>
          </table:table-cell>
          <table:table-cell table:style-name="ce14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72]/([.H72]+[.I72])" office:value-type="percentage" office:value="0.0344827586206897" calcext:value-type="percentage">
            <text:p>3.45%</text:p>
          </table:table-cell>
          <table:table-cell table:style-name="ce21" table:formula="of:=([.I72]+[.H72]+[.J72]+[.K72])/([.I72]+[.H72])" office:value-type="float" office:value="1" calcext:value-type="float">
            <text:p>1.00</text:p>
          </table:table-cell>
          <table:table-cell table:style-name="ce21" table:formula="of:=IF(([.J72]+[.K72]) = 0; 1; [.K72]/([.K72]+[.H72]))" office:value-type="float" office:value="1" calcext:value-type="float">
            <text:p>1.00</text:p>
          </table:table-cell>
          <table:table-cell table:style-name="ce27" table:formula="of:=[.I72]/([.I72]+[.H72]+[.K72]+[.J72])" office:value-type="float" office:value="0.96551724137931" calcext:value-type="float">
            <text:p>0.97</text:p>
          </table:table-cell>
          <table:table-cell table:style-name="ce27" table:formula="of:=([.K72]+[.J72]+[.H72])/([.I72]+[.J72]+[.K72]+[.H72])" office:value-type="float" office:value="0.0344827586206897" calcext:value-type="float">
            <text:p>0.03</text:p>
          </table:table-cell>
          <table:table-cell table:style-name="ce18" table:formula="of:=([.H72]+[.K72])/([.I72]+[.H72]+[.K72])" office:value-type="percentage" office:value="0.0344827586206897" calcext:value-type="percentage">
            <text:p>3.45%</text:p>
          </table:table-cell>
          <table:table-cell table:style-name="ce18" table:formula="of:=[.H72]/([.I72]+[.H72]+[.K72])" office:value-type="percentage" office:value="0.0344827586206897" calcext:value-type="percentage">
            <text:p>3.45%</text:p>
          </table:table-cell>
          <table:table-cell table:style-name="ce18" table:formula="of:=[.K72]/([.I72]+[.H72]+[.K7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51" calcext:value-type="float">
            <text:p>1351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73]/([.H73]+[.I73])" office:value-type="percentage" office:value="0" calcext:value-type="percentage">
            <text:p>0.00%</text:p>
          </table:table-cell>
          <table:table-cell table:style-name="ce21" table:formula="of:=([.I73]+[.H73]+[.J73]+[.K73])/([.I73]+[.H73])" office:value-type="float" office:value="1.07142857142857" calcext:value-type="float">
            <text:p>1.07</text:p>
          </table:table-cell>
          <table:table-cell table:style-name="ce21" table:formula="of:=IF(([.J73]+[.K73]) = 0; 1; [.K73]/([.K73]+[.H73]))" office:value-type="float" office:value="1" calcext:value-type="float">
            <text:p>1.00</text:p>
          </table:table-cell>
          <table:table-cell table:style-name="ce27" table:formula="of:=[.I73]/([.I73]+[.H73]+[.K73]+[.J73])" office:value-type="float" office:value="0.933333333333333" calcext:value-type="float">
            <text:p>0.93</text:p>
          </table:table-cell>
          <table:table-cell table:style-name="ce27" table:formula="of:=([.K73]+[.J73]+[.H73])/([.I73]+[.J73]+[.K73]+[.H73])" office:value-type="float" office:value="0.0666666666666667" calcext:value-type="float">
            <text:p>0.07</text:p>
          </table:table-cell>
          <table:table-cell table:style-name="ce18" table:formula="of:=([.H73]+[.K73])/([.I73]+[.H73]+[.K73])" office:value-type="percentage" office:value="0.0344827586206897" calcext:value-type="percentage">
            <text:p>3.45%</text:p>
          </table:table-cell>
          <table:table-cell table:style-name="ce18" table:formula="of:=[.H73]/([.I73]+[.H73]+[.K73])" office:value-type="percentage" office:value="0" calcext:value-type="percentage">
            <text:p>0.00%</text:p>
          </table:table-cell>
          <table:table-cell table:style-name="ce18" table:formula="of:=[.K73]/([.I73]+[.H73]+[.K73])" office:value-type="percentage" office:value="0.0344827586206897" calcext:value-type="percentage">
            <text:p>3.45%</text:p>
          </table:table-cell>
          <table:table-cell table:number-columns-repeated="1005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3" calcext:value-type="float">
            <text:p>1283</text:p>
          </table:table-cell>
          <table:table-cell table:style-name="ce14" office:value-type="float" office:value="107" calcext:value-type="float">
            <text:p>1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18" table:formula="of:=[.H74]/([.H74]+[.I74])" office:value-type="percentage" office:value="0" calcext:value-type="percentage">
            <text:p>0.00%</text:p>
          </table:table-cell>
          <table:table-cell table:style-name="ce21" table:formula="of:=([.I74]+[.H74]+[.J74]+[.K74])/([.I74]+[.H74])" office:value-type="float" office:value="2.17948717948718" calcext:value-type="float">
            <text:p>2.18</text:p>
          </table:table-cell>
          <table:table-cell table:style-name="ce21" table:formula="of:=IF(([.J74]+[.K74]) = 0; 1; [.K74]/([.K74]+[.H74]))" office:value-type="float" office:value="1" calcext:value-type="float">
            <text:p>1.00</text:p>
          </table:table-cell>
          <table:table-cell table:style-name="ce27" table:formula="of:=[.I74]/([.I74]+[.H74]+[.K74]+[.J74])" office:value-type="float" office:value="0.458823529411765" calcext:value-type="float">
            <text:p>0.46</text:p>
          </table:table-cell>
          <table:table-cell table:style-name="ce27" table:formula="of:=([.K74]+[.J74]+[.H74])/([.I74]+[.J74]+[.K74]+[.H74])" office:value-type="float" office:value="0.541176470588235" calcext:value-type="float">
            <text:p>0.54</text:p>
          </table:table-cell>
          <table:table-cell table:style-name="ce18" table:formula="of:=([.H74]+[.K74])/([.I74]+[.H74]+[.K74])" office:value-type="percentage" office:value="0.370967741935484" calcext:value-type="percentage">
            <text:p>37.10%</text:p>
          </table:table-cell>
          <table:table-cell table:style-name="ce18" table:formula="of:=[.H74]/([.I74]+[.H74]+[.K74])" office:value-type="percentage" office:value="0" calcext:value-type="percentage">
            <text:p>0.00%</text:p>
          </table:table-cell>
          <table:table-cell table:style-name="ce18" table:formula="of:=[.K74]/([.I74]+[.H74]+[.K74])" office:value-type="percentage" office:value="0.370967741935484" calcext:value-type="percentage">
            <text:p>37.10%</text:p>
          </table:table-cell>
          <table:table-cell table:number-columns-repeated="1005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6" calcext:value-type="float">
            <text:p>1106</text:p>
          </table:table-cell>
          <table:table-cell table:style-name="ce14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75]/([.H75]+[.I75])" office:value-type="percentage" office:value="0" calcext:value-type="percentage">
            <text:p>0.00%</text:p>
          </table:table-cell>
          <table:table-cell table:style-name="ce21" table:formula="of:=([.I75]+[.H75]+[.J75]+[.K75])/([.I75]+[.H75])" office:value-type="float" office:value="1.54545454545455" calcext:value-type="float">
            <text:p>1.55</text:p>
          </table:table-cell>
          <table:table-cell table:style-name="ce21" table:formula="of:=IF(([.J75]+[.K75]) = 0; 1; [.K75]/([.K75]+[.H75]))" office:value-type="float" office:value="1" calcext:value-type="float">
            <text:p>1.00</text:p>
          </table:table-cell>
          <table:table-cell table:style-name="ce27" table:formula="of:=[.I75]/([.I75]+[.H75]+[.K75]+[.J75])" office:value-type="float" office:value="0.647058823529412" calcext:value-type="float">
            <text:p>0.65</text:p>
          </table:table-cell>
          <table:table-cell table:style-name="ce27" table:formula="of:=([.K75]+[.J75]+[.H75])/([.I75]+[.J75]+[.K75]+[.H75])" office:value-type="float" office:value="0.352941176470588" calcext:value-type="float">
            <text:p>0.35</text:p>
          </table:table-cell>
          <table:table-cell table:style-name="ce18" table:formula="of:=([.H75]+[.K75])/([.I75]+[.H75]+[.K75])" office:value-type="percentage" office:value="0.214285714285714" calcext:value-type="percentage">
            <text:p>21.43%</text:p>
          </table:table-cell>
          <table:table-cell table:style-name="ce18" table:formula="of:=[.H75]/([.I75]+[.H75]+[.K75])" office:value-type="percentage" office:value="0" calcext:value-type="percentage">
            <text:p>0.00%</text:p>
          </table:table-cell>
          <table:table-cell table:style-name="ce18" table:formula="of:=[.K75]/([.I75]+[.H75]+[.K75])" office:value-type="percentage" office:value="0.214285714285714" calcext:value-type="percentage">
            <text:p>21.43%</text:p>
          </table:table-cell>
          <table:table-cell table:number-columns-repeated="1005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40" calcext:value-type="float">
            <text:p>1140</text:p>
          </table:table-cell>
          <table:table-cell table:style-name="ce14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76]/([.H76]+[.I76])" office:value-type="percentage" office:value="0" calcext:value-type="percentage">
            <text:p>0.00%</text:p>
          </table:table-cell>
          <table:table-cell table:style-name="ce21" table:formula="of:=([.I76]+[.H76]+[.J76]+[.K76])/([.I76]+[.H76])" office:value-type="float" office:value="1.7741935483871" calcext:value-type="float">
            <text:p>1.77</text:p>
          </table:table-cell>
          <table:table-cell table:style-name="ce21" table:formula="of:=IF(([.J76]+[.K76]) = 0; 1; [.K76]/([.K76]+[.H76]))" office:value-type="float" office:value="1" calcext:value-type="float">
            <text:p>1.00</text:p>
          </table:table-cell>
          <table:table-cell table:style-name="ce27" table:formula="of:=[.I76]/([.I76]+[.H76]+[.K76]+[.J76])" office:value-type="float" office:value="0.563636363636364" calcext:value-type="float">
            <text:p>0.56</text:p>
          </table:table-cell>
          <table:table-cell table:style-name="ce27" table:formula="of:=([.K76]+[.J76]+[.H76])/([.I76]+[.J76]+[.K76]+[.H76])" office:value-type="float" office:value="0.436363636363636" calcext:value-type="float">
            <text:p>0.44</text:p>
          </table:table-cell>
          <table:table-cell table:style-name="ce18" table:formula="of:=([.H76]+[.K76])/([.I76]+[.H76]+[.K76])" office:value-type="percentage" office:value="0.27906976744186" calcext:value-type="percentage">
            <text:p>27.91%</text:p>
          </table:table-cell>
          <table:table-cell table:style-name="ce18" table:formula="of:=[.H76]/([.I76]+[.H76]+[.K76])" office:value-type="percentage" office:value="0" calcext:value-type="percentage">
            <text:p>0.00%</text:p>
          </table:table-cell>
          <table:table-cell table:style-name="ce18" table:formula="of:=[.K76]/([.I76]+[.H76]+[.K76])" office:value-type="percentage" office:value="0.27906976744186" calcext:value-type="percentage">
            <text:p>27.91%</text:p>
          </table:table-cell>
          <table:table-cell table:number-columns-repeated="1005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96" calcext:value-type="float">
            <text:p>996</text:p>
          </table:table-cell>
          <table:table-cell table:style-name="ce14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77]/([.H77]+[.I77])" office:value-type="percentage" office:value="0" calcext:value-type="percentage">
            <text:p>0.00%</text:p>
          </table:table-cell>
          <table:table-cell table:style-name="ce21" table:formula="of:=([.I77]+[.H77]+[.J77]+[.K77])/([.I77]+[.H77])" office:value-type="float" office:value="1.82758620689655" calcext:value-type="float">
            <text:p>1.83</text:p>
          </table:table-cell>
          <table:table-cell table:style-name="ce21" table:formula="of:=IF(([.J77]+[.K77]) = 0; 1; [.K77]/([.K77]+[.H77]))" office:value-type="float" office:value="1" calcext:value-type="float">
            <text:p>1.00</text:p>
          </table:table-cell>
          <table:table-cell table:style-name="ce27" table:formula="of:=[.I77]/([.I77]+[.H77]+[.K77]+[.J77])" office:value-type="float" office:value="0.547169811320755" calcext:value-type="float">
            <text:p>0.55</text:p>
          </table:table-cell>
          <table:table-cell table:style-name="ce27" table:formula="of:=([.K77]+[.J77]+[.H77])/([.I77]+[.J77]+[.K77]+[.H77])" office:value-type="float" office:value="0.452830188679245" calcext:value-type="float">
            <text:p>0.45</text:p>
          </table:table-cell>
          <table:table-cell table:style-name="ce18" table:formula="of:=([.H77]+[.K77])/([.I77]+[.H77]+[.K77])" office:value-type="percentage" office:value="0.292682926829268" calcext:value-type="percentage">
            <text:p>29.27%</text:p>
          </table:table-cell>
          <table:table-cell table:style-name="ce18" table:formula="of:=[.H77]/([.I77]+[.H77]+[.K77])" office:value-type="percentage" office:value="0" calcext:value-type="percentage">
            <text:p>0.00%</text:p>
          </table:table-cell>
          <table:table-cell table:style-name="ce18" table:formula="of:=[.K77]/([.I77]+[.H77]+[.K77])" office:value-type="percentage" office:value="0.292682926829268" calcext:value-type="percentage">
            <text:p>29.27%</text:p>
          </table:table-cell>
          <table:table-cell table:number-columns-repeated="1005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44" calcext:value-type="float">
            <text:p>1044</text:p>
          </table:table-cell>
          <table:table-cell table:style-name="ce14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8" table:formula="of:=[.H78]/([.H78]+[.I78])" office:value-type="percentage" office:value="0.037037037037037" calcext:value-type="percentage">
            <text:p>3.70%</text:p>
          </table:table-cell>
          <table:table-cell table:style-name="ce21" table:formula="of:=([.I78]+[.H78]+[.J78]+[.K78])/([.I78]+[.H78])" office:value-type="float" office:value="1.51851851851852" calcext:value-type="float">
            <text:p>1.52</text:p>
          </table:table-cell>
          <table:table-cell table:style-name="ce21" table:formula="of:=IF(([.J78]+[.K78]) = 0; 1; [.K78]/([.K78]+[.H78]))" office:value-type="float" office:value="0.875" calcext:value-type="float">
            <text:p>0.88</text:p>
          </table:table-cell>
          <table:table-cell table:style-name="ce27" table:formula="of:=[.I78]/([.I78]+[.H78]+[.K78]+[.J78])" office:value-type="float" office:value="0.634146341463415" calcext:value-type="float">
            <text:p>0.63</text:p>
          </table:table-cell>
          <table:table-cell table:style-name="ce27" table:formula="of:=([.K78]+[.J78]+[.H78])/([.I78]+[.J78]+[.K78]+[.H78])" office:value-type="float" office:value="0.365853658536585" calcext:value-type="float">
            <text:p>0.37</text:p>
          </table:table-cell>
          <table:table-cell table:style-name="ce18" table:formula="of:=([.H78]+[.K78])/([.I78]+[.H78]+[.K78])" office:value-type="percentage" office:value="0.235294117647059" calcext:value-type="percentage">
            <text:p>23.53%</text:p>
          </table:table-cell>
          <table:table-cell table:style-name="ce18" table:formula="of:=[.H78]/([.I78]+[.H78]+[.K78])" office:value-type="percentage" office:value="0.0294117647058823" calcext:value-type="percentage">
            <text:p>2.94%</text:p>
          </table:table-cell>
          <table:table-cell table:style-name="ce18" table:formula="of:=[.K78]/([.I78]+[.H78]+[.K78])" office:value-type="percentage" office:value="0.205882352941176" calcext:value-type="percentage">
            <text:p>20.59%</text:p>
          </table:table-cell>
          <table:table-cell table:number-columns-repeated="1005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83" calcext:value-type="float">
            <text:p>1083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79]/([.H79]+[.I79])" office:value-type="percentage" office:value="0" calcext:value-type="percentage">
            <text:p>0.00%</text:p>
          </table:table-cell>
          <table:table-cell table:style-name="ce21" table:formula="of:=([.I79]+[.H79]+[.J79]+[.K79])/([.I79]+[.H79])" office:value-type="float" office:value="1.59259259259259" calcext:value-type="float">
            <text:p>1.59</text:p>
          </table:table-cell>
          <table:table-cell table:style-name="ce21" table:formula="of:=IF(([.J79]+[.K79]) = 0; 1; [.K79]/([.K79]+[.H79]))" office:value-type="float" office:value="1" calcext:value-type="float">
            <text:p>1.00</text:p>
          </table:table-cell>
          <table:table-cell table:style-name="ce27" table:formula="of:=[.I79]/([.I79]+[.H79]+[.K79]+[.J79])" office:value-type="float" office:value="0.627906976744186" calcext:value-type="float">
            <text:p>0.63</text:p>
          </table:table-cell>
          <table:table-cell table:style-name="ce27" table:formula="of:=([.K79]+[.J79]+[.H79])/([.I79]+[.J79]+[.K79]+[.H79])" office:value-type="float" office:value="0.372093023255814" calcext:value-type="float">
            <text:p>0.37</text:p>
          </table:table-cell>
          <table:table-cell table:style-name="ce18" table:formula="of:=([.H79]+[.K79])/([.I79]+[.H79]+[.K79])" office:value-type="percentage" office:value="0.228571428571429" calcext:value-type="percentage">
            <text:p>22.86%</text:p>
          </table:table-cell>
          <table:table-cell table:style-name="ce18" table:formula="of:=[.H79]/([.I79]+[.H79]+[.K79])" office:value-type="percentage" office:value="0" calcext:value-type="percentage">
            <text:p>0.00%</text:p>
          </table:table-cell>
          <table:table-cell table:style-name="ce18" table:formula="of:=[.K79]/([.I79]+[.H79]+[.K79])" office:value-type="percentage" office:value="0.228571428571429" calcext:value-type="percentage">
            <text:p>22.86%</text:p>
          </table:table-cell>
          <table:table-cell table:number-columns-repeated="1005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91" calcext:value-type="float">
            <text:p>1091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18" table:formula="of:=[.H80]/([.H80]+[.I80])" office:value-type="percentage" office:value="0" calcext:value-type="percentage">
            <text:p>0.00%</text:p>
          </table:table-cell>
          <table:table-cell table:style-name="ce21" table:formula="of:=([.I80]+[.H80]+[.J80]+[.K80])/([.I80]+[.H80])" office:value-type="float" office:value="2.15384615384615" calcext:value-type="float">
            <text:p>2.15</text:p>
          </table:table-cell>
          <table:table-cell table:style-name="ce21" table:formula="of:=IF(([.J80]+[.K80]) = 0; 1; [.K80]/([.K80]+[.H80]))" office:value-type="float" office:value="1" calcext:value-type="float">
            <text:p>1.00</text:p>
          </table:table-cell>
          <table:table-cell table:style-name="ce27" table:formula="of:=[.I80]/([.I80]+[.H80]+[.K80]+[.J80])" office:value-type="float" office:value="0.464285714285714" calcext:value-type="float">
            <text:p>0.46</text:p>
          </table:table-cell>
          <table:table-cell table:style-name="ce27" table:formula="of:=([.K80]+[.J80]+[.H80])/([.I80]+[.J80]+[.K80]+[.H80])" office:value-type="float" office:value="0.535714285714286" calcext:value-type="float">
            <text:p>0.54</text:p>
          </table:table-cell>
          <table:table-cell table:style-name="ce18" table:formula="of:=([.H80]+[.K80])/([.I80]+[.H80]+[.K80])" office:value-type="percentage" office:value="0.365853658536585" calcext:value-type="percentage">
            <text:p>36.59%</text:p>
          </table:table-cell>
          <table:table-cell table:style-name="ce18" table:formula="of:=[.H80]/([.I80]+[.H80]+[.K80])" office:value-type="percentage" office:value="0" calcext:value-type="percentage">
            <text:p>0.00%</text:p>
          </table:table-cell>
          <table:table-cell table:style-name="ce18" table:formula="of:=[.K80]/([.I80]+[.H80]+[.K80])" office:value-type="percentage" office:value="0.365853658536585" calcext:value-type="percentage">
            <text:p>36.59%</text:p>
          </table:table-cell>
          <table:table-cell table:number-columns-repeated="1005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98" calcext:value-type="float">
            <text:p>1198</text:p>
          </table:table-cell>
          <table:table-cell table:style-name="ce14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18" table:formula="of:=[.H81]/([.H81]+[.I81])" office:value-type="percentage" office:value="0" calcext:value-type="percentage">
            <text:p>0.00%</text:p>
          </table:table-cell>
          <table:table-cell table:style-name="ce21" table:formula="of:=([.I81]+[.H81]+[.J81]+[.K81])/([.I81]+[.H81])" office:value-type="float" office:value="1.60606060606061" calcext:value-type="float">
            <text:p>1.61</text:p>
          </table:table-cell>
          <table:table-cell table:style-name="ce21" table:formula="of:=IF(([.J81]+[.K81]) = 0; 1; [.K81]/([.K81]+[.H81]))" office:value-type="float" office:value="1" calcext:value-type="float">
            <text:p>1.00</text:p>
          </table:table-cell>
          <table:table-cell table:style-name="ce27" table:formula="of:=[.I81]/([.I81]+[.H81]+[.K81]+[.J81])" office:value-type="float" office:value="0.622641509433962" calcext:value-type="float">
            <text:p>0.62</text:p>
          </table:table-cell>
          <table:table-cell table:style-name="ce27" table:formula="of:=([.K81]+[.J81]+[.H81])/([.I81]+[.J81]+[.K81]+[.H81])" office:value-type="float" office:value="0.377358490566038" calcext:value-type="float">
            <text:p>0.38</text:p>
          </table:table-cell>
          <table:table-cell table:style-name="ce18" table:formula="of:=([.H81]+[.K81])/([.I81]+[.H81]+[.K81])" office:value-type="percentage" office:value="0.232558139534884" calcext:value-type="percentage">
            <text:p>23.26%</text:p>
          </table:table-cell>
          <table:table-cell table:style-name="ce18" table:formula="of:=[.H81]/([.I81]+[.H81]+[.K81])" office:value-type="percentage" office:value="0" calcext:value-type="percentage">
            <text:p>0.00%</text:p>
          </table:table-cell>
          <table:table-cell table:style-name="ce18" table:formula="of:=[.K81]/([.I81]+[.H81]+[.K81])" office:value-type="percentage" office:value="0.232558139534884" calcext:value-type="percentage">
            <text:p>23.26%</text:p>
          </table:table-cell>
          <table:table-cell table:number-columns-repeated="1005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63" calcext:value-type="float">
            <text:p>1163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18" table:formula="of:=[.H82]/([.H82]+[.I82])" office:value-type="percentage" office:value="0" calcext:value-type="percentage">
            <text:p>0.00%</text:p>
          </table:table-cell>
          <table:table-cell table:style-name="ce21" table:formula="of:=([.I82]+[.H82]+[.J82]+[.K82])/([.I82]+[.H82])" office:value-type="float" office:value="1.88" calcext:value-type="float">
            <text:p>1.88</text:p>
          </table:table-cell>
          <table:table-cell table:style-name="ce21" table:formula="of:=IF(([.J82]+[.K82]) = 0; 1; [.K82]/([.K82]+[.H82]))" office:value-type="float" office:value="1" calcext:value-type="float">
            <text:p>1.00</text:p>
          </table:table-cell>
          <table:table-cell table:style-name="ce27" table:formula="of:=[.I82]/([.I82]+[.H82]+[.K82]+[.J82])" office:value-type="float" office:value="0.531914893617021" calcext:value-type="float">
            <text:p>0.53</text:p>
          </table:table-cell>
          <table:table-cell table:style-name="ce27" table:formula="of:=([.K82]+[.J82]+[.H82])/([.I82]+[.J82]+[.K82]+[.H82])" office:value-type="float" office:value="0.468085106382979" calcext:value-type="float">
            <text:p>0.47</text:p>
          </table:table-cell>
          <table:table-cell table:style-name="ce18" table:formula="of:=([.H82]+[.K82])/([.I82]+[.H82]+[.K82])" office:value-type="percentage" office:value="0.305555555555556" calcext:value-type="percentage">
            <text:p>30.56%</text:p>
          </table:table-cell>
          <table:table-cell table:style-name="ce18" table:formula="of:=[.H82]/([.I82]+[.H82]+[.K82])" office:value-type="percentage" office:value="0" calcext:value-type="percentage">
            <text:p>0.00%</text:p>
          </table:table-cell>
          <table:table-cell table:style-name="ce18" table:formula="of:=[.K82]/([.I82]+[.H82]+[.K82])" office:value-type="percentage" office:value="0.305555555555556" calcext:value-type="percentage">
            <text:p>30.56%</text:p>
          </table:table-cell>
          <table:table-cell table:number-columns-repeated="1005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82" calcext:value-type="float">
            <text:p>1382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83]/([.H83]+[.I83])" office:value-type="percentage" office:value="0" calcext:value-type="percentage">
            <text:p>0.00%</text:p>
          </table:table-cell>
          <table:table-cell table:style-name="ce21" table:formula="of:=([.I83]+[.H83]+[.J83]+[.K83])/([.I83]+[.H83])" office:value-type="float" office:value="1.2962962962963" calcext:value-type="float">
            <text:p>1.30</text:p>
          </table:table-cell>
          <table:table-cell table:style-name="ce21" table:formula="of:=IF(([.J83]+[.K83]) = 0; 1; [.K83]/([.K83]+[.H83]))" office:value-type="float" office:value="1" calcext:value-type="float">
            <text:p>1.00</text:p>
          </table:table-cell>
          <table:table-cell table:style-name="ce27" table:formula="of:=[.I83]/([.I83]+[.H83]+[.K83]+[.J83])" office:value-type="float" office:value="0.771428571428571" calcext:value-type="float">
            <text:p>0.77</text:p>
          </table:table-cell>
          <table:table-cell table:style-name="ce27" table:formula="of:=([.K83]+[.J83]+[.H83])/([.I83]+[.J83]+[.K83]+[.H83])" office:value-type="float" office:value="0.228571428571429" calcext:value-type="float">
            <text:p>0.23</text:p>
          </table:table-cell>
          <table:table-cell table:style-name="ce18" table:formula="of:=([.H83]+[.K83])/([.I83]+[.H83]+[.K83])" office:value-type="percentage" office:value="0.129032258064516" calcext:value-type="percentage">
            <text:p>12.90%</text:p>
          </table:table-cell>
          <table:table-cell table:style-name="ce18" table:formula="of:=[.H83]/([.I83]+[.H83]+[.K83])" office:value-type="percentage" office:value="0" calcext:value-type="percentage">
            <text:p>0.00%</text:p>
          </table:table-cell>
          <table:table-cell table:style-name="ce18" table:formula="of:=[.K83]/([.I83]+[.H83]+[.K83])" office:value-type="percentage" office:value="0.129032258064516" calcext:value-type="percentage">
            <text:p>12.90%</text:p>
          </table:table-cell>
          <table:table-cell table:number-columns-repeated="1005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53" calcext:value-type="float">
            <text:p>1353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84]/([.H84]+[.I84])" office:value-type="percentage" office:value="0" calcext:value-type="percentage">
            <text:p>0.00%</text:p>
          </table:table-cell>
          <table:table-cell table:style-name="ce21" table:formula="of:=([.I84]+[.H84]+[.J84]+[.K84])/([.I84]+[.H84])" office:value-type="float" office:value="1.53333333333333" calcext:value-type="float">
            <text:p>1.53</text:p>
          </table:table-cell>
          <table:table-cell table:style-name="ce21" table:formula="of:=IF(([.J84]+[.K84]) = 0; 1; [.K84]/([.K84]+[.H84]))" office:value-type="float" office:value="1" calcext:value-type="float">
            <text:p>1.00</text:p>
          </table:table-cell>
          <table:table-cell table:style-name="ce27" table:formula="of:=[.I84]/([.I84]+[.H84]+[.K84]+[.J84])" office:value-type="float" office:value="0.652173913043478" calcext:value-type="float">
            <text:p>0.65</text:p>
          </table:table-cell>
          <table:table-cell table:style-name="ce27" table:formula="of:=([.K84]+[.J84]+[.H84])/([.I84]+[.J84]+[.K84]+[.H84])" office:value-type="float" office:value="0.347826086956522" calcext:value-type="float">
            <text:p>0.35</text:p>
          </table:table-cell>
          <table:table-cell table:style-name="ce18" table:formula="of:=([.H84]+[.K84])/([.I84]+[.H84]+[.K84])" office:value-type="percentage" office:value="0.210526315789474" calcext:value-type="percentage">
            <text:p>21.05%</text:p>
          </table:table-cell>
          <table:table-cell table:style-name="ce18" table:formula="of:=[.H84]/([.I84]+[.H84]+[.K84])" office:value-type="percentage" office:value="0" calcext:value-type="percentage">
            <text:p>0.00%</text:p>
          </table:table-cell>
          <table:table-cell table:style-name="ce18" table:formula="of:=[.K84]/([.I84]+[.H84]+[.K84])" office:value-type="percentage" office:value="0.210526315789474" calcext:value-type="percentage">
            <text:p>21.05%</text:p>
          </table:table-cell>
          <table:table-cell table:number-columns-repeated="1005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61" calcext:value-type="float">
            <text:p>1161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5]/([.H85]+[.I85])" office:value-type="percentage" office:value="0" calcext:value-type="percentage">
            <text:p>0.00%</text:p>
          </table:table-cell>
          <table:table-cell table:style-name="ce21" table:formula="of:=([.I85]+[.H85]+[.J85]+[.K85])/([.I85]+[.H85])" office:value-type="float" office:value="1.21428571428571" calcext:value-type="float">
            <text:p>1.21</text:p>
          </table:table-cell>
          <table:table-cell table:style-name="ce21" table:formula="of:=IF(([.J85]+[.K85]) = 0; 1; [.K85]/([.K85]+[.H85]))" office:value-type="float" office:value="1" calcext:value-type="float">
            <text:p>1.00</text:p>
          </table:table-cell>
          <table:table-cell table:style-name="ce27" table:formula="of:=[.I85]/([.I85]+[.H85]+[.K85]+[.J85])" office:value-type="float" office:value="0.823529411764706" calcext:value-type="float">
            <text:p>0.82</text:p>
          </table:table-cell>
          <table:table-cell table:style-name="ce27" table:formula="of:=([.K85]+[.J85]+[.H85])/([.I85]+[.J85]+[.K85]+[.H85])" office:value-type="float" office:value="0.176470588235294" calcext:value-type="float">
            <text:p>0.18</text:p>
          </table:table-cell>
          <table:table-cell table:style-name="ce18" table:formula="of:=([.H85]+[.K85])/([.I85]+[.H85]+[.K85])" office:value-type="percentage" office:value="0.0967741935483871" calcext:value-type="percentage">
            <text:p>9.68%</text:p>
          </table:table-cell>
          <table:table-cell table:style-name="ce18" table:formula="of:=[.H85]/([.I85]+[.H85]+[.K85])" office:value-type="percentage" office:value="0" calcext:value-type="percentage">
            <text:p>0.00%</text:p>
          </table:table-cell>
          <table:table-cell table:style-name="ce18" table:formula="of:=[.K85]/([.I85]+[.H85]+[.K85])" office:value-type="percentage" office:value="0.0967741935483871" calcext:value-type="percentage">
            <text:p>9.68%</text:p>
          </table:table-cell>
          <table:table-cell table:number-columns-repeated="1005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22" calcext:value-type="float">
            <text:p>1122</text:p>
          </table:table-cell>
          <table:table-cell table:style-name="ce14"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86]/([.H86]+[.I86])" office:value-type="percentage" office:value="0.0285714285714286" calcext:value-type="percentage">
            <text:p>2.86%</text:p>
          </table:table-cell>
          <table:table-cell table:style-name="ce21" table:formula="of:=([.I86]+[.H86]+[.J86]+[.K86])/([.I86]+[.H86])" office:value-type="float" office:value="1.22857142857143" calcext:value-type="float">
            <text:p>1.23</text:p>
          </table:table-cell>
          <table:table-cell table:style-name="ce21" table:formula="of:=IF(([.J86]+[.K86]) = 0; 1; [.K86]/([.K86]+[.H86]))" office:value-type="float" office:value="0.8" calcext:value-type="float">
            <text:p>0.80</text:p>
          </table:table-cell>
          <table:table-cell table:style-name="ce27" table:formula="of:=[.I86]/([.I86]+[.H86]+[.K86]+[.J86])" office:value-type="float" office:value="0.790697674418605" calcext:value-type="float">
            <text:p>0.79</text:p>
          </table:table-cell>
          <table:table-cell table:style-name="ce27" table:formula="of:=([.K86]+[.J86]+[.H86])/([.I86]+[.J86]+[.K86]+[.H86])" office:value-type="float" office:value="0.209302325581395" calcext:value-type="float">
            <text:p>0.21</text:p>
          </table:table-cell>
          <table:table-cell table:style-name="ce18" table:formula="of:=([.H86]+[.K86])/([.I86]+[.H86]+[.K86])" office:value-type="percentage" office:value="0.128205128205128" calcext:value-type="percentage">
            <text:p>12.82%</text:p>
          </table:table-cell>
          <table:table-cell table:style-name="ce18" table:formula="of:=[.H86]/([.I86]+[.H86]+[.K86])" office:value-type="percentage" office:value="0.0256410256410256" calcext:value-type="percentage">
            <text:p>2.56%</text:p>
          </table:table-cell>
          <table:table-cell table:style-name="ce18" table:formula="of:=[.K86]/([.I86]+[.H86]+[.K86])" office:value-type="percentage" office:value="0.102564102564103" calcext:value-type="percentage">
            <text:p>10.26%</text:p>
          </table:table-cell>
          <table:table-cell table:number-columns-repeated="1005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83" calcext:value-type="float">
            <text:p>1083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7]/([.H87]+[.I87])" office:value-type="percentage" office:value="0" calcext:value-type="percentage">
            <text:p>0.00%</text:p>
          </table:table-cell>
          <table:table-cell table:style-name="ce21" table:formula="of:=([.I87]+[.H87]+[.J87]+[.K87])/([.I87]+[.H87])" office:value-type="float" office:value="1.21428571428571" calcext:value-type="float">
            <text:p>1.21</text:p>
          </table:table-cell>
          <table:table-cell table:style-name="ce21" table:formula="of:=IF(([.J87]+[.K87]) = 0; 1; [.K87]/([.K87]+[.H87]))" office:value-type="float" office:value="1" calcext:value-type="float">
            <text:p>1.00</text:p>
          </table:table-cell>
          <table:table-cell table:style-name="ce27" table:formula="of:=[.I87]/([.I87]+[.H87]+[.K87]+[.J87])" office:value-type="float" office:value="0.823529411764706" calcext:value-type="float">
            <text:p>0.82</text:p>
          </table:table-cell>
          <table:table-cell table:style-name="ce27" table:formula="of:=([.K87]+[.J87]+[.H87])/([.I87]+[.J87]+[.K87]+[.H87])" office:value-type="float" office:value="0.176470588235294" calcext:value-type="float">
            <text:p>0.18</text:p>
          </table:table-cell>
          <table:table-cell table:style-name="ce18" table:formula="of:=([.H87]+[.K87])/([.I87]+[.H87]+[.K87])" office:value-type="percentage" office:value="0.0967741935483871" calcext:value-type="percentage">
            <text:p>9.68%</text:p>
          </table:table-cell>
          <table:table-cell table:style-name="ce18" table:formula="of:=[.H87]/([.I87]+[.H87]+[.K87])" office:value-type="percentage" office:value="0" calcext:value-type="percentage">
            <text:p>0.00%</text:p>
          </table:table-cell>
          <table:table-cell table:style-name="ce18" table:formula="of:=[.K87]/([.I87]+[.H87]+[.K87])" office:value-type="percentage" office:value="0.0967741935483871" calcext:value-type="percentage">
            <text:p>9.68%</text:p>
          </table:table-cell>
          <table:table-cell table:number-columns-repeated="1005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96" calcext:value-type="float">
            <text:p>1196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88]/([.H88]+[.I88])" office:value-type="percentage" office:value="0" calcext:value-type="percentage">
            <text:p>0.00%</text:p>
          </table:table-cell>
          <table:table-cell table:style-name="ce21" table:formula="of:=([.I88]+[.H88]+[.J88]+[.K88])/([.I88]+[.H88])" office:value-type="float" office:value="1.18181818181818" calcext:value-type="float">
            <text:p>1.18</text:p>
          </table:table-cell>
          <table:table-cell table:style-name="ce21" table:formula="of:=IF(([.J88]+[.K88]) = 0; 1; [.K88]/([.K88]+[.H88]))" office:value-type="float" office:value="1" calcext:value-type="float">
            <text:p>1.00</text:p>
          </table:table-cell>
          <table:table-cell table:style-name="ce27" table:formula="of:=[.I88]/([.I88]+[.H88]+[.K88]+[.J88])" office:value-type="float" office:value="0.846153846153846" calcext:value-type="float">
            <text:p>0.85</text:p>
          </table:table-cell>
          <table:table-cell table:style-name="ce27" table:formula="of:=([.K88]+[.J88]+[.H88])/([.I88]+[.J88]+[.K88]+[.H88])" office:value-type="float" office:value="0.153846153846154" calcext:value-type="float">
            <text:p>0.15</text:p>
          </table:table-cell>
          <table:table-cell table:style-name="ce18" table:formula="of:=([.H88]+[.K88])/([.I88]+[.H88]+[.K88])" office:value-type="percentage" office:value="0.0833333333333333" calcext:value-type="percentage">
            <text:p>8.33%</text:p>
          </table:table-cell>
          <table:table-cell table:style-name="ce18" table:formula="of:=[.H88]/([.I88]+[.H88]+[.K88])" office:value-type="percentage" office:value="0" calcext:value-type="percentage">
            <text:p>0.00%</text:p>
          </table:table-cell>
          <table:table-cell table:style-name="ce18" table:formula="of:=[.K88]/([.I88]+[.H88]+[.K88])" office:value-type="percentage" office:value="0.0833333333333333" calcext:value-type="percentage">
            <text:p>8.33%</text:p>
          </table:table-cell>
          <table:table-cell table:number-columns-repeated="1005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29" calcext:value-type="float">
            <text:p>1229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89]/([.H89]+[.I89])" office:value-type="percentage" office:value="0" calcext:value-type="percentage">
            <text:p>0.00%</text:p>
          </table:table-cell>
          <table:table-cell table:style-name="ce21" table:formula="of:=([.I89]+[.H89]+[.J89]+[.K89])/([.I89]+[.H89])" office:value-type="float" office:value="1.33333333333333" calcext:value-type="float">
            <text:p>1.33</text:p>
          </table:table-cell>
          <table:table-cell table:style-name="ce21" table:formula="of:=IF(([.J89]+[.K89]) = 0; 1; [.K89]/([.K89]+[.H89]))" office:value-type="float" office:value="1" calcext:value-type="float">
            <text:p>1.00</text:p>
          </table:table-cell>
          <table:table-cell table:style-name="ce27" table:formula="of:=[.I89]/([.I89]+[.H89]+[.K89]+[.J89])" office:value-type="float" office:value="0.75" calcext:value-type="float">
            <text:p>0.75</text:p>
          </table:table-cell>
          <table:table-cell table:style-name="ce27" table:formula="of:=([.K89]+[.J89]+[.H89])/([.I89]+[.J89]+[.K89]+[.H89])" office:value-type="float" office:value="0.25" calcext:value-type="float">
            <text:p>0.25</text:p>
          </table:table-cell>
          <table:table-cell table:style-name="ce18" table:formula="of:=([.H89]+[.K89])/([.I89]+[.H89]+[.K89])" office:value-type="percentage" office:value="0.142857142857143" calcext:value-type="percentage">
            <text:p>14.29%</text:p>
          </table:table-cell>
          <table:table-cell table:style-name="ce18" table:formula="of:=[.H89]/([.I89]+[.H89]+[.K89])" office:value-type="percentage" office:value="0" calcext:value-type="percentage">
            <text:p>0.00%</text:p>
          </table:table-cell>
          <table:table-cell table:style-name="ce18" table:formula="of:=[.K89]/([.I89]+[.H89]+[.K89])" office:value-type="percentage" office:value="0.142857142857143" calcext:value-type="percentage">
            <text:p>14.29%</text:p>
          </table:table-cell>
          <table:table-cell table:number-columns-repeated="1005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18" calcext:value-type="float">
            <text:p>1118</text:p>
          </table:table-cell>
          <table:table-cell table:style-name="ce14" office:value-type="float" office:value="54" calcext:value-type="float">
            <text:p>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90]/([.H90]+[.I90])" office:value-type="percentage" office:value="0" calcext:value-type="percentage">
            <text:p>0.00%</text:p>
          </table:table-cell>
          <table:table-cell table:style-name="ce21" table:formula="of:=([.I90]+[.H90]+[.J90]+[.K90])/([.I90]+[.H90])" office:value-type="float" office:value="2.08333333333333" calcext:value-type="float">
            <text:p>2.08</text:p>
          </table:table-cell>
          <table:table-cell table:style-name="ce21" table:formula="of:=IF(([.J90]+[.K90]) = 0; 1; [.K90]/([.K90]+[.H90]))" office:value-type="float" office:value="1" calcext:value-type="float">
            <text:p>1.00</text:p>
          </table:table-cell>
          <table:table-cell table:style-name="ce27" table:formula="of:=[.I90]/([.I90]+[.H90]+[.K90]+[.J90])" office:value-type="float" office:value="0.48" calcext:value-type="float">
            <text:p>0.48</text:p>
          </table:table-cell>
          <table:table-cell table:style-name="ce27" table:formula="of:=([.K90]+[.J90]+[.H90])/([.I90]+[.J90]+[.K90]+[.H90])" office:value-type="float" office:value="0.52" calcext:value-type="float">
            <text:p>0.52</text:p>
          </table:table-cell>
          <table:table-cell table:style-name="ce18" table:formula="of:=([.H90]+[.K90])/([.I90]+[.H90]+[.K90])" office:value-type="percentage" office:value="0.351351351351351" calcext:value-type="percentage">
            <text:p>35.14%</text:p>
          </table:table-cell>
          <table:table-cell table:style-name="ce18" table:formula="of:=[.H90]/([.I90]+[.H90]+[.K90])" office:value-type="percentage" office:value="0" calcext:value-type="percentage">
            <text:p>0.00%</text:p>
          </table:table-cell>
          <table:table-cell table:style-name="ce18" table:formula="of:=[.K90]/([.I90]+[.H90]+[.K90])" office:value-type="percentage" office:value="0.351351351351351" calcext:value-type="percentage">
            <text:p>35.14%</text:p>
          </table:table-cell>
          <table:table-cell table:number-columns-repeated="1005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88" calcext:value-type="float">
            <text:p>1288</text:p>
          </table:table-cell>
          <table:table-cell table:style-name="ce14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91]/([.H91]+[.I91])" office:value-type="percentage" office:value="0" calcext:value-type="percentage">
            <text:p>0.00%</text:p>
          </table:table-cell>
          <table:table-cell table:style-name="ce21" table:formula="of:=([.I91]+[.H91]+[.J91]+[.K91])/([.I91]+[.H91])" office:value-type="float" office:value="1.61538461538462" calcext:value-type="float">
            <text:p>1.62</text:p>
          </table:table-cell>
          <table:table-cell table:style-name="ce21" table:formula="of:=IF(([.J91]+[.K91]) = 0; 1; [.K91]/([.K91]+[.H91]))" office:value-type="float" office:value="1" calcext:value-type="float">
            <text:p>1.00</text:p>
          </table:table-cell>
          <table:table-cell table:style-name="ce27" table:formula="of:=[.I91]/([.I91]+[.H91]+[.K91]+[.J91])" office:value-type="float" office:value="0.619047619047619" calcext:value-type="float">
            <text:p>0.62</text:p>
          </table:table-cell>
          <table:table-cell table:style-name="ce27" table:formula="of:=([.K91]+[.J91]+[.H91])/([.I91]+[.J91]+[.K91]+[.H91])" office:value-type="float" office:value="0.380952380952381" calcext:value-type="float">
            <text:p>0.38</text:p>
          </table:table-cell>
          <table:table-cell table:style-name="ce18" table:formula="of:=([.H91]+[.K91])/([.I91]+[.H91]+[.K91])" office:value-type="percentage" office:value="0.235294117647059" calcext:value-type="percentage">
            <text:p>23.53%</text:p>
          </table:table-cell>
          <table:table-cell table:style-name="ce18" table:formula="of:=[.H91]/([.I91]+[.H91]+[.K91])" office:value-type="percentage" office:value="0" calcext:value-type="percentage">
            <text:p>0.00%</text:p>
          </table:table-cell>
          <table:table-cell table:style-name="ce18" table:formula="of:=[.K91]/([.I91]+[.H91]+[.K91])" office:value-type="percentage" office:value="0.235294117647059" calcext:value-type="percentage">
            <text:p>23.53%</text:p>
          </table:table-cell>
          <table:table-cell table:number-columns-repeated="1005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86" calcext:value-type="float">
            <text:p>2286</text:p>
          </table:table-cell>
          <table:table-cell table:style-name="ce14" office:value-type="float" office:value="82" calcext:value-type="float">
            <text:p>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92]/([.H92]+[.I92])" office:value-type="percentage" office:value="0" calcext:value-type="percentage">
            <text:p>0.00%</text:p>
          </table:table-cell>
          <table:table-cell table:style-name="ce21" table:formula="of:=([.I92]+[.H92]+[.J92]+[.K92])/([.I92]+[.H92])" office:value-type="float" office:value="1.19354838709677" calcext:value-type="float">
            <text:p>1.19</text:p>
          </table:table-cell>
          <table:table-cell table:style-name="ce21" table:formula="of:=IF(([.J92]+[.K92]) = 0; 1; [.K92]/([.K92]+[.H92]))" office:value-type="float" office:value="1" calcext:value-type="float">
            <text:p>1.00</text:p>
          </table:table-cell>
          <table:table-cell table:style-name="ce27" table:formula="of:=[.I92]/([.I92]+[.H92]+[.K92]+[.J92])" office:value-type="float" office:value="0.837837837837838" calcext:value-type="float">
            <text:p>0.84</text:p>
          </table:table-cell>
          <table:table-cell table:style-name="ce27" table:formula="of:=([.K92]+[.J92]+[.H92])/([.I92]+[.J92]+[.K92]+[.H92])" office:value-type="float" office:value="0.162162162162162" calcext:value-type="float">
            <text:p>0.16</text:p>
          </table:table-cell>
          <table:table-cell table:style-name="ce18" table:formula="of:=([.H92]+[.K92])/([.I92]+[.H92]+[.K92])" office:value-type="percentage" office:value="0.0882352941176471" calcext:value-type="percentage">
            <text:p>8.82%</text:p>
          </table:table-cell>
          <table:table-cell table:style-name="ce18" table:formula="of:=[.H92]/([.I92]+[.H92]+[.K92])" office:value-type="percentage" office:value="0" calcext:value-type="percentage">
            <text:p>0.00%</text:p>
          </table:table-cell>
          <table:table-cell table:style-name="ce18" table:formula="of:=[.K92]/([.I92]+[.H92]+[.K92])" office:value-type="percentage" office:value="0.0882352941176471" calcext:value-type="percentage">
            <text:p>8.82%</text:p>
          </table:table-cell>
          <table:table-cell table:number-columns-repeated="1005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55" calcext:value-type="float">
            <text:p>1755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3]/([.H93]+[.I93])" office:value-type="percentage" office:value="0" calcext:value-type="percentage">
            <text:p>0.00%</text:p>
          </table:table-cell>
          <table:table-cell table:style-name="ce21" table:formula="of:=([.I93]+[.H93]+[.J93]+[.K93])/([.I93]+[.H93])" office:value-type="float" office:value="1" calcext:value-type="float">
            <text:p>1.00</text:p>
          </table:table-cell>
          <table:table-cell table:style-name="ce21" table:formula="of:=IF(([.J93]+[.K93]) = 0; 1; [.K93]/([.K93]+[.H93]))" office:value-type="float" office:value="1" calcext:value-type="float">
            <text:p>1.00</text:p>
          </table:table-cell>
          <table:table-cell table:style-name="ce27" table:formula="of:=[.I93]/([.I93]+[.H93]+[.K93]+[.J93])" office:value-type="float" office:value="1" calcext:value-type="float">
            <text:p>1.00</text:p>
          </table:table-cell>
          <table:table-cell table:style-name="ce27" table:formula="of:=([.K93]+[.J93]+[.H93])/([.I93]+[.J93]+[.K93]+[.H93])" office:value-type="float" office:value="0" calcext:value-type="float">
            <text:p>0.00</text:p>
          </table:table-cell>
          <table:table-cell table:style-name="ce18" table:formula="of:=([.H93]+[.K93])/([.I93]+[.H93]+[.K93])" office:value-type="percentage" office:value="0" calcext:value-type="percentage">
            <text:p>0.00%</text:p>
          </table:table-cell>
          <table:table-cell table:style-name="ce18" table:formula="of:=[.H93]/([.I93]+[.H93]+[.K93])" office:value-type="percentage" office:value="0" calcext:value-type="percentage">
            <text:p>0.00%</text:p>
          </table:table-cell>
          <table:table-cell table:style-name="ce18" table:formula="of:=[.K93]/([.I93]+[.H93]+[.K93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52" calcext:value-type="float">
            <text:p>1852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4]/([.H94]+[.I94])" office:value-type="percentage" office:value="0" calcext:value-type="percentage">
            <text:p>0.00%</text:p>
          </table:table-cell>
          <table:table-cell table:style-name="ce21" table:formula="of:=([.I94]+[.H94]+[.J94]+[.K94])/([.I94]+[.H94])" office:value-type="float" office:value="1" calcext:value-type="float">
            <text:p>1.00</text:p>
          </table:table-cell>
          <table:table-cell table:style-name="ce21" table:formula="of:=IF(([.J94]+[.K94]) = 0; 1; [.K94]/([.K94]+[.H94]))" office:value-type="float" office:value="1" calcext:value-type="float">
            <text:p>1.00</text:p>
          </table:table-cell>
          <table:table-cell table:style-name="ce27" table:formula="of:=[.I94]/([.I94]+[.H94]+[.K94]+[.J94])" office:value-type="float" office:value="1" calcext:value-type="float">
            <text:p>1.00</text:p>
          </table:table-cell>
          <table:table-cell table:style-name="ce27" table:formula="of:=([.K94]+[.J94]+[.H94])/([.I94]+[.J94]+[.K94]+[.H94])" office:value-type="float" office:value="0" calcext:value-type="float">
            <text:p>0.00</text:p>
          </table:table-cell>
          <table:table-cell table:style-name="ce18" table:formula="of:=([.H94]+[.K94])/([.I94]+[.H94]+[.K94])" office:value-type="percentage" office:value="0" calcext:value-type="percentage">
            <text:p>0.00%</text:p>
          </table:table-cell>
          <table:table-cell table:style-name="ce18" table:formula="of:=[.H94]/([.I94]+[.H94]+[.K94])" office:value-type="percentage" office:value="0" calcext:value-type="percentage">
            <text:p>0.00%</text:p>
          </table:table-cell>
          <table:table-cell table:style-name="ce18" table:formula="of:=[.K94]/([.I94]+[.H94]+[.K9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87" calcext:value-type="float">
            <text:p>1987</text:p>
          </table:table-cell>
          <table:table-cell table:style-name="ce14" office:value-type="float" office:value="65" calcext:value-type="float">
            <text:p>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95]/([.H95]+[.I95])" office:value-type="percentage" office:value="0" calcext:value-type="percentage">
            <text:p>0.00%</text:p>
          </table:table-cell>
          <table:table-cell table:style-name="ce21" table:formula="of:=([.I95]+[.H95]+[.J95]+[.K95])/([.I95]+[.H95])" office:value-type="float" office:value="1.0625" calcext:value-type="float">
            <text:p>1.06</text:p>
          </table:table-cell>
          <table:table-cell table:style-name="ce21" table:formula="of:=IF(([.J95]+[.K95]) = 0; 1; [.K95]/([.K95]+[.H95]))" office:value-type="float" office:value="1" calcext:value-type="float">
            <text:p>1.00</text:p>
          </table:table-cell>
          <table:table-cell table:style-name="ce27" table:formula="of:=[.I95]/([.I95]+[.H95]+[.K95]+[.J95])" office:value-type="float" office:value="0.941176470588235" calcext:value-type="float">
            <text:p>0.94</text:p>
          </table:table-cell>
          <table:table-cell table:style-name="ce27" table:formula="of:=([.K95]+[.J95]+[.H95])/([.I95]+[.J95]+[.K95]+[.H95])" office:value-type="float" office:value="0.0588235294117647" calcext:value-type="float">
            <text:p>0.06</text:p>
          </table:table-cell>
          <table:table-cell table:style-name="ce18" table:formula="of:=([.H95]+[.K95])/([.I95]+[.H95]+[.K95])" office:value-type="percentage" office:value="0.0303030303030303" calcext:value-type="percentage">
            <text:p>3.03%</text:p>
          </table:table-cell>
          <table:table-cell table:style-name="ce18" table:formula="of:=[.H95]/([.I95]+[.H95]+[.K95])" office:value-type="percentage" office:value="0" calcext:value-type="percentage">
            <text:p>0.00%</text:p>
          </table:table-cell>
          <table:table-cell table:style-name="ce18" table:formula="of:=[.K95]/([.I95]+[.H95]+[.K95])" office:value-type="percentage" office:value="0.0303030303030303" calcext:value-type="percentage">
            <text:p>3.03%</text:p>
          </table:table-cell>
          <table:table-cell table:number-columns-repeated="1005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28" calcext:value-type="float">
            <text:p>1828</text:p>
          </table:table-cell>
          <table:table-cell table:style-name="ce14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6]/([.H96]+[.I96])" office:value-type="percentage" office:value="0" calcext:value-type="percentage">
            <text:p>0.00%</text:p>
          </table:table-cell>
          <table:table-cell table:style-name="ce21" table:formula="of:=([.I96]+[.H96]+[.J96]+[.K96])/([.I96]+[.H96])" office:value-type="float" office:value="1" calcext:value-type="float">
            <text:p>1.00</text:p>
          </table:table-cell>
          <table:table-cell table:style-name="ce21" table:formula="of:=IF(([.J96]+[.K96]) = 0; 1; [.K96]/([.K96]+[.H96]))" office:value-type="float" office:value="1" calcext:value-type="float">
            <text:p>1.00</text:p>
          </table:table-cell>
          <table:table-cell table:style-name="ce27" table:formula="of:=[.I96]/([.I96]+[.H96]+[.K96]+[.J96])" office:value-type="float" office:value="1" calcext:value-type="float">
            <text:p>1.00</text:p>
          </table:table-cell>
          <table:table-cell table:style-name="ce27" table:formula="of:=([.K96]+[.J96]+[.H96])/([.I96]+[.J96]+[.K96]+[.H96])" office:value-type="float" office:value="0" calcext:value-type="float">
            <text:p>0.00</text:p>
          </table:table-cell>
          <table:table-cell table:style-name="ce18" table:formula="of:=([.H96]+[.K96])/([.I96]+[.H96]+[.K96])" office:value-type="percentage" office:value="0" calcext:value-type="percentage">
            <text:p>0.00%</text:p>
          </table:table-cell>
          <table:table-cell table:style-name="ce18" table:formula="of:=[.H96]/([.I96]+[.H96]+[.K96])" office:value-type="percentage" office:value="0" calcext:value-type="percentage">
            <text:p>0.00%</text:p>
          </table:table-cell>
          <table:table-cell table:style-name="ce18" table:formula="of:=[.K96]/([.I96]+[.H96]+[.K96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91" calcext:value-type="float">
            <text:p>1991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97]/([.H97]+[.I97])" office:value-type="percentage" office:value="0" calcext:value-type="percentage">
            <text:p>0.00%</text:p>
          </table:table-cell>
          <table:table-cell table:style-name="ce21" table:formula="of:=([.I97]+[.H97]+[.J97]+[.K97])/([.I97]+[.H97])" office:value-type="float" office:value="1" calcext:value-type="float">
            <text:p>1.00</text:p>
          </table:table-cell>
          <table:table-cell table:style-name="ce21" table:formula="of:=IF(([.J97]+[.K97]) = 0; 1; [.K97]/([.K97]+[.H97]))" office:value-type="float" office:value="1" calcext:value-type="float">
            <text:p>1.00</text:p>
          </table:table-cell>
          <table:table-cell table:style-name="ce27" table:formula="of:=[.I97]/([.I97]+[.H97]+[.K97]+[.J97])" office:value-type="float" office:value="1" calcext:value-type="float">
            <text:p>1.00</text:p>
          </table:table-cell>
          <table:table-cell table:style-name="ce27" table:formula="of:=([.K97]+[.J97]+[.H97])/([.I97]+[.J97]+[.K97]+[.H97])" office:value-type="float" office:value="0" calcext:value-type="float">
            <text:p>0.00</text:p>
          </table:table-cell>
          <table:table-cell table:style-name="ce18" table:formula="of:=([.H97]+[.K97])/([.I97]+[.H97]+[.K97])" office:value-type="percentage" office:value="0" calcext:value-type="percentage">
            <text:p>0.00%</text:p>
          </table:table-cell>
          <table:table-cell table:style-name="ce18" table:formula="of:=[.H97]/([.I97]+[.H97]+[.K97])" office:value-type="percentage" office:value="0" calcext:value-type="percentage">
            <text:p>0.00%</text:p>
          </table:table-cell>
          <table:table-cell table:style-name="ce18" table:formula="of:=[.K97]/([.I97]+[.H97]+[.K9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62" calcext:value-type="float">
            <text:p>1562</text:p>
          </table:table-cell>
          <table:table-cell table:style-name="ce14"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98]/([.H98]+[.I98])" office:value-type="percentage" office:value="0" calcext:value-type="percentage">
            <text:p>0.00%</text:p>
          </table:table-cell>
          <table:table-cell table:style-name="ce21" table:formula="of:=([.I98]+[.H98]+[.J98]+[.K98])/([.I98]+[.H98])" office:value-type="float" office:value="1.3448275862069" calcext:value-type="float">
            <text:p>1.34</text:p>
          </table:table-cell>
          <table:table-cell table:style-name="ce21" table:formula="of:=IF(([.J98]+[.K98]) = 0; 1; [.K98]/([.K98]+[.H98]))" office:value-type="float" office:value="1" calcext:value-type="float">
            <text:p>1.00</text:p>
          </table:table-cell>
          <table:table-cell table:style-name="ce27" table:formula="of:=[.I98]/([.I98]+[.H98]+[.K98]+[.J98])" office:value-type="float" office:value="0.743589743589744" calcext:value-type="float">
            <text:p>0.74</text:p>
          </table:table-cell>
          <table:table-cell table:style-name="ce27" table:formula="of:=([.K98]+[.J98]+[.H98])/([.I98]+[.J98]+[.K98]+[.H98])" office:value-type="float" office:value="0.256410256410256" calcext:value-type="float">
            <text:p>0.26</text:p>
          </table:table-cell>
          <table:table-cell table:style-name="ce18" table:formula="of:=([.H98]+[.K98])/([.I98]+[.H98]+[.K98])" office:value-type="percentage" office:value="0.147058823529412" calcext:value-type="percentage">
            <text:p>14.71%</text:p>
          </table:table-cell>
          <table:table-cell table:style-name="ce18" table:formula="of:=[.H98]/([.I98]+[.H98]+[.K98])" office:value-type="percentage" office:value="0" calcext:value-type="percentage">
            <text:p>0.00%</text:p>
          </table:table-cell>
          <table:table-cell table:style-name="ce18" table:formula="of:=[.K98]/([.I98]+[.H98]+[.K98])" office:value-type="percentage" office:value="0.147058823529412" calcext:value-type="percentage">
            <text:p>14.71%</text:p>
          </table:table-cell>
          <table:table-cell table:number-columns-repeated="1005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81" calcext:value-type="float">
            <text:p>1581</text:p>
          </table:table-cell>
          <table:table-cell table:style-name="ce14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8" table:formula="of:=[.H99]/([.H99]+[.I99])" office:value-type="percentage" office:value="0" calcext:value-type="percentage">
            <text:p>0.00%</text:p>
          </table:table-cell>
          <table:table-cell table:style-name="ce21" table:formula="of:=([.I99]+[.H99]+[.J99]+[.K99])/([.I99]+[.H99])" office:value-type="float" office:value="1.85714285714286" calcext:value-type="float">
            <text:p>1.86</text:p>
          </table:table-cell>
          <table:table-cell table:style-name="ce21" table:formula="of:=IF(([.J99]+[.K99]) = 0; 1; [.K99]/([.K99]+[.H99]))" office:value-type="float" office:value="1" calcext:value-type="float">
            <text:p>1.00</text:p>
          </table:table-cell>
          <table:table-cell table:style-name="ce27" table:formula="of:=[.I99]/([.I99]+[.H99]+[.K99]+[.J99])" office:value-type="float" office:value="0.538461538461538" calcext:value-type="float">
            <text:p>0.54</text:p>
          </table:table-cell>
          <table:table-cell table:style-name="ce27" table:formula="of:=([.K99]+[.J99]+[.H99])/([.I99]+[.J99]+[.K99]+[.H99])" office:value-type="float" office:value="0.461538461538462" calcext:value-type="float">
            <text:p>0.46</text:p>
          </table:table-cell>
          <table:table-cell table:style-name="ce18" table:formula="of:=([.H99]+[.K99])/([.I99]+[.H99]+[.K99])" office:value-type="percentage" office:value="0.3" calcext:value-type="percentage">
            <text:p>30.00%</text:p>
          </table:table-cell>
          <table:table-cell table:style-name="ce18" table:formula="of:=[.H99]/([.I99]+[.H99]+[.K99])" office:value-type="percentage" office:value="0" calcext:value-type="percentage">
            <text:p>0.00%</text:p>
          </table:table-cell>
          <table:table-cell table:style-name="ce18" table:formula="of:=[.K99]/([.I99]+[.H99]+[.K99])" office:value-type="percentage" office:value="0.3" calcext:value-type="percentage">
            <text:p>30.00%</text:p>
          </table:table-cell>
          <table:table-cell table:number-columns-repeated="1005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20" calcext:value-type="float">
            <text:p>2020</text:p>
          </table:table-cell>
          <table:table-cell table:style-name="ce14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18" table:formula="of:=[.H100]/([.H100]+[.I100])" office:value-type="percentage" office:value="0" calcext:value-type="percentage">
            <text:p>0.00%</text:p>
          </table:table-cell>
          <table:table-cell table:style-name="ce21" table:formula="of:=([.I100]+[.H100]+[.J100]+[.K100])/([.I100]+[.H100])" office:value-type="float" office:value="1.69230769230769" calcext:value-type="float">
            <text:p>1.69</text:p>
          </table:table-cell>
          <table:table-cell table:style-name="ce21" table:formula="of:=IF(([.J100]+[.K100]) = 0; 1; [.K100]/([.K100]+[.H100]))" office:value-type="float" office:value="1" calcext:value-type="float">
            <text:p>1.00</text:p>
          </table:table-cell>
          <table:table-cell table:style-name="ce27" table:formula="of:=[.I100]/([.I100]+[.H100]+[.K100]+[.J100])" office:value-type="float" office:value="0.590909090909091" calcext:value-type="float">
            <text:p>0.59</text:p>
          </table:table-cell>
          <table:table-cell table:style-name="ce27" table:formula="of:=([.K100]+[.J100]+[.H100])/([.I100]+[.J100]+[.K100]+[.H100])" office:value-type="float" office:value="0.409090909090909" calcext:value-type="float">
            <text:p>0.41</text:p>
          </table:table-cell>
          <table:table-cell table:style-name="ce18" table:formula="of:=([.H100]+[.K100])/([.I100]+[.H100]+[.K100])" office:value-type="percentage" office:value="0.257142857142857" calcext:value-type="percentage">
            <text:p>25.71%</text:p>
          </table:table-cell>
          <table:table-cell table:style-name="ce18" table:formula="of:=[.H100]/([.I100]+[.H100]+[.K100])" office:value-type="percentage" office:value="0" calcext:value-type="percentage">
            <text:p>0.00%</text:p>
          </table:table-cell>
          <table:table-cell table:style-name="ce18" table:formula="of:=[.K100]/([.I100]+[.H100]+[.K100])" office:value-type="percentage" office:value="0.257142857142857" calcext:value-type="percentage">
            <text:p>25.71%</text:p>
          </table:table-cell>
          <table:table-cell table:number-columns-repeated="100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39" calcext:value-type="float">
            <text:p>1439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1]/([.H101]+[.I101])" office:value-type="percentage" office:value="0" calcext:value-type="percentage">
            <text:p>0.00%</text:p>
          </table:table-cell>
          <table:table-cell table:style-name="ce21" table:formula="of:=([.I101]+[.H101]+[.J101]+[.K101])/([.I101]+[.H101])" office:value-type="float" office:value="1" calcext:value-type="float">
            <text:p>1.00</text:p>
          </table:table-cell>
          <table:table-cell table:style-name="ce21" table:formula="of:=IF(([.J101]+[.K101]) = 0; 1; [.K101]/([.K101]+[.H101]))" office:value-type="float" office:value="1" calcext:value-type="float">
            <text:p>1.00</text:p>
          </table:table-cell>
          <table:table-cell table:style-name="ce27" table:formula="of:=[.I101]/([.I101]+[.H101]+[.K101]+[.J101])" office:value-type="float" office:value="1" calcext:value-type="float">
            <text:p>1.00</text:p>
          </table:table-cell>
          <table:table-cell table:style-name="ce27" table:formula="of:=([.K101]+[.J101]+[.H101])/([.I101]+[.J101]+[.K101]+[.H101])" office:value-type="float" office:value="0" calcext:value-type="float">
            <text:p>0.00</text:p>
          </table:table-cell>
          <table:table-cell table:style-name="ce18" table:formula="of:=([.H101]+[.K101])/([.I101]+[.H101]+[.K101])" office:value-type="percentage" office:value="0" calcext:value-type="percentage">
            <text:p>0.00%</text:p>
          </table:table-cell>
          <table:table-cell table:style-name="ce18" table:formula="of:=[.H101]/([.I101]+[.H101]+[.K101])" office:value-type="percentage" office:value="0" calcext:value-type="percentage">
            <text:p>0.00%</text:p>
          </table:table-cell>
          <table:table-cell table:style-name="ce18" table:formula="of:=[.K101]/([.I101]+[.H101]+[.K101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9" calcext:value-type="float">
            <text:p>1509</text:p>
          </table:table-cell>
          <table:table-cell table:style-name="ce1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102]/([.H102]+[.I102])" office:value-type="percentage" office:value="0" calcext:value-type="percentage">
            <text:p>0.00%</text:p>
          </table:table-cell>
          <table:table-cell table:style-name="ce21" table:formula="of:=([.I102]+[.H102]+[.J102]+[.K102])/([.I102]+[.H102])" office:value-type="float" office:value="1.89655172413793" calcext:value-type="float">
            <text:p>1.90</text:p>
          </table:table-cell>
          <table:table-cell table:style-name="ce21" table:formula="of:=IF(([.J102]+[.K102]) = 0; 1; [.K102]/([.K102]+[.H102]))" office:value-type="float" office:value="1" calcext:value-type="float">
            <text:p>1.00</text:p>
          </table:table-cell>
          <table:table-cell table:style-name="ce27" table:formula="of:=[.I102]/([.I102]+[.H102]+[.K102]+[.J102])" office:value-type="float" office:value="0.527272727272727" calcext:value-type="float">
            <text:p>0.53</text:p>
          </table:table-cell>
          <table:table-cell table:style-name="ce27" table:formula="of:=([.K102]+[.J102]+[.H102])/([.I102]+[.J102]+[.K102]+[.H102])" office:value-type="float" office:value="0.472727272727273" calcext:value-type="float">
            <text:p>0.47</text:p>
          </table:table-cell>
          <table:table-cell table:style-name="ce18" table:formula="of:=([.H102]+[.K102])/([.I102]+[.H102]+[.K102])" office:value-type="percentage" office:value="0.30952380952381" calcext:value-type="percentage">
            <text:p>30.95%</text:p>
          </table:table-cell>
          <table:table-cell table:style-name="ce18" table:formula="of:=[.H102]/([.I102]+[.H102]+[.K102])" office:value-type="percentage" office:value="0" calcext:value-type="percentage">
            <text:p>0.00%</text:p>
          </table:table-cell>
          <table:table-cell table:style-name="ce18" table:formula="of:=[.K102]/([.I102]+[.H102]+[.K102])" office:value-type="percentage" office:value="0.30952380952381" calcext:value-type="percentage">
            <text:p>30.95%</text:p>
          </table:table-cell>
          <table:table-cell table:number-columns-repeated="1005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09" calcext:value-type="float">
            <text:p>1409</text:p>
          </table:table-cell>
          <table:table-cell table:style-name="ce14"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103]/([.H103]+[.I103])" office:value-type="percentage" office:value="0" calcext:value-type="percentage">
            <text:p>0.00%</text:p>
          </table:table-cell>
          <table:table-cell table:style-name="ce21" table:formula="of:=([.I103]+[.H103]+[.J103]+[.K103])/([.I103]+[.H103])" office:value-type="float" office:value="1.48484848484848" calcext:value-type="float">
            <text:p>1.48</text:p>
          </table:table-cell>
          <table:table-cell table:style-name="ce21" table:formula="of:=IF(([.J103]+[.K103]) = 0; 1; [.K103]/([.K103]+[.H103]))" office:value-type="float" office:value="1" calcext:value-type="float">
            <text:p>1.00</text:p>
          </table:table-cell>
          <table:table-cell table:style-name="ce27" table:formula="of:=[.I103]/([.I103]+[.H103]+[.K103]+[.J103])" office:value-type="float" office:value="0.673469387755102" calcext:value-type="float">
            <text:p>0.67</text:p>
          </table:table-cell>
          <table:table-cell table:style-name="ce27" table:formula="of:=([.K103]+[.J103]+[.H103])/([.I103]+[.J103]+[.K103]+[.H103])" office:value-type="float" office:value="0.326530612244898" calcext:value-type="float">
            <text:p>0.33</text:p>
          </table:table-cell>
          <table:table-cell table:style-name="ce18" table:formula="of:=([.H103]+[.K103])/([.I103]+[.H103]+[.K103])" office:value-type="percentage" office:value="0.195121951219512" calcext:value-type="percentage">
            <text:p>19.51%</text:p>
          </table:table-cell>
          <table:table-cell table:style-name="ce18" table:formula="of:=[.H103]/([.I103]+[.H103]+[.K103])" office:value-type="percentage" office:value="0" calcext:value-type="percentage">
            <text:p>0.00%</text:p>
          </table:table-cell>
          <table:table-cell table:style-name="ce18" table:formula="of:=[.K103]/([.I103]+[.H103]+[.K103])" office:value-type="percentage" office:value="0.195121951219512" calcext:value-type="percentage">
            <text:p>19.51%</text:p>
          </table:table-cell>
          <table:table-cell table:number-columns-repeated="1005"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19" calcext:value-type="float">
            <text:p>1519</text:p>
          </table:table-cell>
          <table:table-cell table:style-name="ce14" office:value-type="float" office:value="85" calcext:value-type="float">
            <text:p>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8" table:formula="of:=[.H104]/([.H104]+[.I104])" office:value-type="percentage" office:value="0" calcext:value-type="percentage">
            <text:p>0.00%</text:p>
          </table:table-cell>
          <table:table-cell table:style-name="ce21" table:formula="of:=([.I104]+[.H104]+[.J104]+[.K104])/([.I104]+[.H104])" office:value-type="float" office:value="1.83870967741935" calcext:value-type="float">
            <text:p>1.84</text:p>
          </table:table-cell>
          <table:table-cell table:style-name="ce21" table:formula="of:=IF(([.J104]+[.K104]) = 0; 1; [.K104]/([.K104]+[.H104]))" office:value-type="float" office:value="1" calcext:value-type="float">
            <text:p>1.00</text:p>
          </table:table-cell>
          <table:table-cell table:style-name="ce27" table:formula="of:=[.I104]/([.I104]+[.H104]+[.K104]+[.J104])" office:value-type="float" office:value="0.543859649122807" calcext:value-type="float">
            <text:p>0.54</text:p>
          </table:table-cell>
          <table:table-cell table:style-name="ce27" table:formula="of:=([.K104]+[.J104]+[.H104])/([.I104]+[.J104]+[.K104]+[.H104])" office:value-type="float" office:value="0.456140350877193" calcext:value-type="float">
            <text:p>0.46</text:p>
          </table:table-cell>
          <table:table-cell table:style-name="ce18" table:formula="of:=([.H104]+[.K104])/([.I104]+[.H104]+[.K104])" office:value-type="percentage" office:value="0.295454545454545" calcext:value-type="percentage">
            <text:p>29.55%</text:p>
          </table:table-cell>
          <table:table-cell table:style-name="ce18" table:formula="of:=[.H104]/([.I104]+[.H104]+[.K104])" office:value-type="percentage" office:value="0" calcext:value-type="percentage">
            <text:p>0.00%</text:p>
          </table:table-cell>
          <table:table-cell table:style-name="ce18" table:formula="of:=[.K104]/([.I104]+[.H104]+[.K104])" office:value-type="percentage" office:value="0.295454545454545" calcext:value-type="percentage">
            <text:p>29.55%</text:p>
          </table:table-cell>
          <table:table-cell table:number-columns-repeated="1005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06" calcext:value-type="float">
            <text:p>1906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5]/([.H105]+[.I105])" office:value-type="percentage" office:value="0" calcext:value-type="percentage">
            <text:p>0.00%</text:p>
          </table:table-cell>
          <table:table-cell table:style-name="ce21" table:formula="of:=([.I105]+[.H105]+[.J105]+[.K105])/([.I105]+[.H105])" office:value-type="float" office:value="1" calcext:value-type="float">
            <text:p>1.00</text:p>
          </table:table-cell>
          <table:table-cell table:style-name="ce21" table:formula="of:=IF(([.J105]+[.K105]) = 0; 1; [.K105]/([.K105]+[.H105]))" office:value-type="float" office:value="1" calcext:value-type="float">
            <text:p>1.00</text:p>
          </table:table-cell>
          <table:table-cell table:style-name="ce27" table:formula="of:=[.I105]/([.I105]+[.H105]+[.K105]+[.J105])" office:value-type="float" office:value="1" calcext:value-type="float">
            <text:p>1.00</text:p>
          </table:table-cell>
          <table:table-cell table:style-name="ce27" table:formula="of:=([.K105]+[.J105]+[.H105])/([.I105]+[.J105]+[.K105]+[.H105])" office:value-type="float" office:value="0" calcext:value-type="float">
            <text:p>0.00</text:p>
          </table:table-cell>
          <table:table-cell table:style-name="ce18" table:formula="of:=([.H105]+[.K105])/([.I105]+[.H105]+[.K105])" office:value-type="percentage" office:value="0" calcext:value-type="percentage">
            <text:p>0.00%</text:p>
          </table:table-cell>
          <table:table-cell table:style-name="ce18" table:formula="of:=[.H105]/([.I105]+[.H105]+[.K105])" office:value-type="percentage" office:value="0" calcext:value-type="percentage">
            <text:p>0.00%</text:p>
          </table:table-cell>
          <table:table-cell table:style-name="ce18" table:formula="of:=[.K105]/([.I105]+[.H105]+[.K105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65" calcext:value-type="float">
            <text:p>1865</text:p>
          </table:table-cell>
          <table:table-cell table:style-name="ce14" office:value-type="float" office:value="52" calcext:value-type="float">
            <text:p>5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6]/([.H106]+[.I106])" office:value-type="percentage" office:value="0.0344827586206897" calcext:value-type="percentage">
            <text:p>3.45%</text:p>
          </table:table-cell>
          <table:table-cell table:style-name="ce21" table:formula="of:=([.I106]+[.H106]+[.J106]+[.K106])/([.I106]+[.H106])" office:value-type="float" office:value="1" calcext:value-type="float">
            <text:p>1.00</text:p>
          </table:table-cell>
          <table:table-cell table:style-name="ce21" table:formula="of:=IF(([.J106]+[.K106]) = 0; 1; [.K106]/([.K106]+[.H106]))" office:value-type="float" office:value="1" calcext:value-type="float">
            <text:p>1.00</text:p>
          </table:table-cell>
          <table:table-cell table:style-name="ce27" table:formula="of:=[.I106]/([.I106]+[.H106]+[.K106]+[.J106])" office:value-type="float" office:value="0.96551724137931" calcext:value-type="float">
            <text:p>0.97</text:p>
          </table:table-cell>
          <table:table-cell table:style-name="ce27" table:formula="of:=([.K106]+[.J106]+[.H106])/([.I106]+[.J106]+[.K106]+[.H106])" office:value-type="float" office:value="0.0344827586206897" calcext:value-type="float">
            <text:p>0.03</text:p>
          </table:table-cell>
          <table:table-cell table:style-name="ce18" table:formula="of:=([.H106]+[.K106])/([.I106]+[.H106]+[.K106])" office:value-type="percentage" office:value="0.0344827586206897" calcext:value-type="percentage">
            <text:p>3.45%</text:p>
          </table:table-cell>
          <table:table-cell table:style-name="ce18" table:formula="of:=[.H106]/([.I106]+[.H106]+[.K106])" office:value-type="percentage" office:value="0.0344827586206897" calcext:value-type="percentage">
            <text:p>3.45%</text:p>
          </table:table-cell>
          <table:table-cell table:style-name="ce18" table:formula="of:=[.K106]/([.I106]+[.H106]+[.K106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97" calcext:value-type="float">
            <text:p>1797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7]/([.H107]+[.I107])" office:value-type="percentage" office:value="0" calcext:value-type="percentage">
            <text:p>0.00%</text:p>
          </table:table-cell>
          <table:table-cell table:style-name="ce21" table:formula="of:=([.I107]+[.H107]+[.J107]+[.K107])/([.I107]+[.H107])" office:value-type="float" office:value="1" calcext:value-type="float">
            <text:p>1.00</text:p>
          </table:table-cell>
          <table:table-cell table:style-name="ce21" table:formula="of:=IF(([.J107]+[.K107]) = 0; 1; [.K107]/([.K107]+[.H107]))" office:value-type="float" office:value="1" calcext:value-type="float">
            <text:p>1.00</text:p>
          </table:table-cell>
          <table:table-cell table:style-name="ce27" table:formula="of:=[.I107]/([.I107]+[.H107]+[.K107]+[.J107])" office:value-type="float" office:value="1" calcext:value-type="float">
            <text:p>1.00</text:p>
          </table:table-cell>
          <table:table-cell table:style-name="ce27" table:formula="of:=([.K107]+[.J107]+[.H107])/([.I107]+[.J107]+[.K107]+[.H107])" office:value-type="float" office:value="0" calcext:value-type="float">
            <text:p>0.00</text:p>
          </table:table-cell>
          <table:table-cell table:style-name="ce18" table:formula="of:=([.H107]+[.K107])/([.I107]+[.H107]+[.K107])" office:value-type="percentage" office:value="0" calcext:value-type="percentage">
            <text:p>0.00%</text:p>
          </table:table-cell>
          <table:table-cell table:style-name="ce18" table:formula="of:=[.H107]/([.I107]+[.H107]+[.K107])" office:value-type="percentage" office:value="0" calcext:value-type="percentage">
            <text:p>0.00%</text:p>
          </table:table-cell>
          <table:table-cell table:style-name="ce18" table:formula="of:=[.K107]/([.I107]+[.H107]+[.K10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08" calcext:value-type="float">
            <text:p>1908</text:p>
          </table:table-cell>
          <table:table-cell table:style-name="ce14" office:value-type="float" office:value="78" calcext:value-type="float">
            <text:p>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08]/([.H108]+[.I108])" office:value-type="percentage" office:value="0" calcext:value-type="percentage">
            <text:p>0.00%</text:p>
          </table:table-cell>
          <table:table-cell table:style-name="ce21" table:formula="of:=([.I108]+[.H108]+[.J108]+[.K108])/([.I108]+[.H108])" office:value-type="float" office:value="1.16666666666667" calcext:value-type="float">
            <text:p>1.17</text:p>
          </table:table-cell>
          <table:table-cell table:style-name="ce21" table:formula="of:=IF(([.J108]+[.K108]) = 0; 1; [.K108]/([.K108]+[.H108]))" office:value-type="float" office:value="1" calcext:value-type="float">
            <text:p>1.00</text:p>
          </table:table-cell>
          <table:table-cell table:style-name="ce27" table:formula="of:=[.I108]/([.I108]+[.H108]+[.K108]+[.J108])" office:value-type="float" office:value="0.857142857142857" calcext:value-type="float">
            <text:p>0.86</text:p>
          </table:table-cell>
          <table:table-cell table:style-name="ce27" table:formula="of:=([.K108]+[.J108]+[.H108])/([.I108]+[.J108]+[.K108]+[.H108])" office:value-type="float" office:value="0.142857142857143" calcext:value-type="float">
            <text:p>0.14</text:p>
          </table:table-cell>
          <table:table-cell table:style-name="ce18" table:formula="of:=([.H108]+[.K108])/([.I108]+[.H108]+[.K108])" office:value-type="percentage" office:value="0.0769230769230769" calcext:value-type="percentage">
            <text:p>7.69%</text:p>
          </table:table-cell>
          <table:table-cell table:style-name="ce18" table:formula="of:=[.H108]/([.I108]+[.H108]+[.K108])" office:value-type="percentage" office:value="0" calcext:value-type="percentage">
            <text:p>0.00%</text:p>
          </table:table-cell>
          <table:table-cell table:style-name="ce18" table:formula="of:=[.K108]/([.I108]+[.H108]+[.K108])" office:value-type="percentage" office:value="0.0769230769230769" calcext:value-type="percentage">
            <text:p>7.69%</text:p>
          </table:table-cell>
          <table:table-cell table:number-columns-repeated="1005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34" calcext:value-type="float">
            <text:p>1734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09]/([.H109]+[.I109])" office:value-type="percentage" office:value="0" calcext:value-type="percentage">
            <text:p>0.00%</text:p>
          </table:table-cell>
          <table:table-cell table:style-name="ce21" table:formula="of:=([.I109]+[.H109]+[.J109]+[.K109])/([.I109]+[.H109])" office:value-type="float" office:value="1" calcext:value-type="float">
            <text:p>1.00</text:p>
          </table:table-cell>
          <table:table-cell table:style-name="ce21" table:formula="of:=IF(([.J109]+[.K109]) = 0; 1; [.K109]/([.K109]+[.H109]))" office:value-type="float" office:value="1" calcext:value-type="float">
            <text:p>1.00</text:p>
          </table:table-cell>
          <table:table-cell table:style-name="ce27" table:formula="of:=[.I109]/([.I109]+[.H109]+[.K109]+[.J109])" office:value-type="float" office:value="1" calcext:value-type="float">
            <text:p>1.00</text:p>
          </table:table-cell>
          <table:table-cell table:style-name="ce27" table:formula="of:=([.K109]+[.J109]+[.H109])/([.I109]+[.J109]+[.K109]+[.H109])" office:value-type="float" office:value="0" calcext:value-type="float">
            <text:p>0.00</text:p>
          </table:table-cell>
          <table:table-cell table:style-name="ce18" table:formula="of:=([.H109]+[.K109])/([.I109]+[.H109]+[.K109])" office:value-type="percentage" office:value="0" calcext:value-type="percentage">
            <text:p>0.00%</text:p>
          </table:table-cell>
          <table:table-cell table:style-name="ce18" table:formula="of:=[.H109]/([.I109]+[.H109]+[.K109])" office:value-type="percentage" office:value="0" calcext:value-type="percentage">
            <text:p>0.00%</text:p>
          </table:table-cell>
          <table:table-cell table:style-name="ce18" table:formula="of:=[.K109]/([.I109]+[.H109]+[.K109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60" calcext:value-type="float">
            <text:p>860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10]/([.H110]+[.I110])" office:value-type="percentage" office:value="0" calcext:value-type="percentage">
            <text:p>0.00%</text:p>
          </table:table-cell>
          <table:table-cell table:style-name="ce21" table:formula="of:=([.I110]+[.H110]+[.J110]+[.K110])/([.I110]+[.H110])" office:value-type="float" office:value="1.125" calcext:value-type="float">
            <text:p>1.13</text:p>
          </table:table-cell>
          <table:table-cell table:style-name="ce21" table:formula="of:=IF(([.J110]+[.K110]) = 0; 1; [.K110]/([.K110]+[.H110]))" office:value-type="float" office:value="1" calcext:value-type="float">
            <text:p>1.00</text:p>
          </table:table-cell>
          <table:table-cell table:style-name="ce27" table:formula="of:=[.I110]/([.I110]+[.H110]+[.K110]+[.J110])" office:value-type="float" office:value="0.888888888888889" calcext:value-type="float">
            <text:p>0.89</text:p>
          </table:table-cell>
          <table:table-cell table:style-name="ce27" table:formula="of:=([.K110]+[.J110]+[.H110])/([.I110]+[.J110]+[.K110]+[.H110])" office:value-type="float" office:value="0.111111111111111" calcext:value-type="float">
            <text:p>0.11</text:p>
          </table:table-cell>
          <table:table-cell table:style-name="ce18" table:formula="of:=([.H110]+[.K110])/([.I110]+[.H110]+[.K110])" office:value-type="percentage" office:value="0.0588235294117647" calcext:value-type="percentage">
            <text:p>5.88%</text:p>
          </table:table-cell>
          <table:table-cell table:style-name="ce18" table:formula="of:=[.H110]/([.I110]+[.H110]+[.K110])" office:value-type="percentage" office:value="0" calcext:value-type="percentage">
            <text:p>0.00%</text:p>
          </table:table-cell>
          <table:table-cell table:style-name="ce18" table:formula="of:=[.K110]/([.I110]+[.H110]+[.K110])" office:value-type="percentage" office:value="0.0588235294117647" calcext:value-type="percentage">
            <text:p>5.88%</text:p>
          </table:table-cell>
          <table:table-cell table:number-columns-repeated="1005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99" calcext:value-type="float">
            <text:p>699</text:p>
          </table:table-cell>
          <table:table-cell table:style-name="ce14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11]/([.H111]+[.I111])" office:value-type="percentage" office:value="0" calcext:value-type="percentage">
            <text:p>0.00%</text:p>
          </table:table-cell>
          <table:table-cell table:style-name="ce21" table:formula="of:=([.I111]+[.H111]+[.J111]+[.K111])/([.I111]+[.H111])" office:value-type="float" office:value="1.2" calcext:value-type="float">
            <text:p>1.20</text:p>
          </table:table-cell>
          <table:table-cell table:style-name="ce21" table:formula="of:=IF(([.J111]+[.K111]) = 0; 1; [.K111]/([.K111]+[.H111]))" office:value-type="float" office:value="1" calcext:value-type="float">
            <text:p>1.00</text:p>
          </table:table-cell>
          <table:table-cell table:style-name="ce27" table:formula="of:=[.I111]/([.I111]+[.H111]+[.K111]+[.J111])" office:value-type="float" office:value="0.833333333333333" calcext:value-type="float">
            <text:p>0.83</text:p>
          </table:table-cell>
          <table:table-cell table:style-name="ce27" table:formula="of:=([.K111]+[.J111]+[.H111])/([.I111]+[.J111]+[.K111]+[.H111])" office:value-type="float" office:value="0.166666666666667" calcext:value-type="float">
            <text:p>0.17</text:p>
          </table:table-cell>
          <table:table-cell table:style-name="ce18" table:formula="of:=([.H111]+[.K111])/([.I111]+[.H111]+[.K111])" office:value-type="percentage" office:value="0.0909090909090909" calcext:value-type="percentage">
            <text:p>9.09%</text:p>
          </table:table-cell>
          <table:table-cell table:style-name="ce18" table:formula="of:=[.H111]/([.I111]+[.H111]+[.K111])" office:value-type="percentage" office:value="0" calcext:value-type="percentage">
            <text:p>0.00%</text:p>
          </table:table-cell>
          <table:table-cell table:style-name="ce18" table:formula="of:=[.K111]/([.I111]+[.H111]+[.K111])" office:value-type="percentage" office:value="0.0909090909090909" calcext:value-type="percentage">
            <text:p>9.09%</text:p>
          </table:table-cell>
          <table:table-cell table:number-columns-repeated="1005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21" calcext:value-type="float">
            <text:p>621</text:p>
          </table:table-cell>
          <table:table-cell table:style-name="ce14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12]/([.H112]+[.I112])" office:value-type="percentage" office:value="0" calcext:value-type="percentage">
            <text:p>0.00%</text:p>
          </table:table-cell>
          <table:table-cell table:style-name="ce21" table:formula="of:=([.I112]+[.H112]+[.J112]+[.K112])/([.I112]+[.H112])" office:value-type="float" office:value="1.26086956521739" calcext:value-type="float">
            <text:p>1.26</text:p>
          </table:table-cell>
          <table:table-cell table:style-name="ce21" table:formula="of:=IF(([.J112]+[.K112]) = 0; 1; [.K112]/([.K112]+[.H112]))" office:value-type="float" office:value="1" calcext:value-type="float">
            <text:p>1.00</text:p>
          </table:table-cell>
          <table:table-cell table:style-name="ce27" table:formula="of:=[.I112]/([.I112]+[.H112]+[.K112]+[.J112])" office:value-type="float" office:value="0.793103448275862" calcext:value-type="float">
            <text:p>0.79</text:p>
          </table:table-cell>
          <table:table-cell table:style-name="ce27" table:formula="of:=([.K112]+[.J112]+[.H112])/([.I112]+[.J112]+[.K112]+[.H112])" office:value-type="float" office:value="0.206896551724138" calcext:value-type="float">
            <text:p>0.21</text:p>
          </table:table-cell>
          <table:table-cell table:style-name="ce18" table:formula="of:=([.H112]+[.K112])/([.I112]+[.H112]+[.K112])" office:value-type="percentage" office:value="0.115384615384615" calcext:value-type="percentage">
            <text:p>11.54%</text:p>
          </table:table-cell>
          <table:table-cell table:style-name="ce18" table:formula="of:=[.H112]/([.I112]+[.H112]+[.K112])" office:value-type="percentage" office:value="0" calcext:value-type="percentage">
            <text:p>0.00%</text:p>
          </table:table-cell>
          <table:table-cell table:style-name="ce18" table:formula="of:=[.K112]/([.I112]+[.H112]+[.K112])" office:value-type="percentage" office:value="0.115384615384615" calcext:value-type="percentage">
            <text:p>11.54%</text:p>
          </table:table-cell>
          <table:table-cell table:number-columns-repeated="1005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86" calcext:value-type="float">
            <text:p>786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13]/([.H113]+[.I113])" office:value-type="percentage" office:value="0" calcext:value-type="percentage">
            <text:p>0.00%</text:p>
          </table:table-cell>
          <table:table-cell table:style-name="ce21" table:formula="of:=([.I113]+[.H113]+[.J113]+[.K113])/([.I113]+[.H113])" office:value-type="float" office:value="1.23076923076923" calcext:value-type="float">
            <text:p>1.23</text:p>
          </table:table-cell>
          <table:table-cell table:style-name="ce21" table:formula="of:=IF(([.J113]+[.K113]) = 0; 1; [.K113]/([.K113]+[.H113]))" office:value-type="float" office:value="1" calcext:value-type="float">
            <text:p>1.00</text:p>
          </table:table-cell>
          <table:table-cell table:style-name="ce27" table:formula="of:=[.I113]/([.I113]+[.H113]+[.K113]+[.J113])" office:value-type="float" office:value="0.8125" calcext:value-type="float">
            <text:p>0.81</text:p>
          </table:table-cell>
          <table:table-cell table:style-name="ce27" table:formula="of:=([.K113]+[.J113]+[.H113])/([.I113]+[.J113]+[.K113]+[.H113])" office:value-type="float" office:value="0.1875" calcext:value-type="float">
            <text:p>0.19</text:p>
          </table:table-cell>
          <table:table-cell table:style-name="ce18" table:formula="of:=([.H113]+[.K113])/([.I113]+[.H113]+[.K113])" office:value-type="percentage" office:value="0.103448275862069" calcext:value-type="percentage">
            <text:p>10.34%</text:p>
          </table:table-cell>
          <table:table-cell table:style-name="ce18" table:formula="of:=[.H113]/([.I113]+[.H113]+[.K113])" office:value-type="percentage" office:value="0" calcext:value-type="percentage">
            <text:p>0.00%</text:p>
          </table:table-cell>
          <table:table-cell table:style-name="ce18" table:formula="of:=[.K113]/([.I113]+[.H113]+[.K113])" office:value-type="percentage" office:value="0.103448275862069" calcext:value-type="percentage">
            <text:p>10.34%</text:p>
          </table:table-cell>
          <table:table-cell table:number-columns-repeated="1005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29" calcext:value-type="float">
            <text:p>729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114]/([.H114]+[.I114])" office:value-type="percentage" office:value="0" calcext:value-type="percentage">
            <text:p>0.00%</text:p>
          </table:table-cell>
          <table:table-cell table:style-name="ce21" table:formula="of:=([.I114]+[.H114]+[.J114]+[.K114])/([.I114]+[.H114])" office:value-type="float" office:value="1.26315789473684" calcext:value-type="float">
            <text:p>1.26</text:p>
          </table:table-cell>
          <table:table-cell table:style-name="ce21" table:formula="of:=IF(([.J114]+[.K114]) = 0; 1; [.K114]/([.K114]+[.H114]))" office:value-type="float" office:value="1" calcext:value-type="float">
            <text:p>1.00</text:p>
          </table:table-cell>
          <table:table-cell table:style-name="ce27" table:formula="of:=[.I114]/([.I114]+[.H114]+[.K114]+[.J114])" office:value-type="float" office:value="0.791666666666667" calcext:value-type="float">
            <text:p>0.79</text:p>
          </table:table-cell>
          <table:table-cell table:style-name="ce27" table:formula="of:=([.K114]+[.J114]+[.H114])/([.I114]+[.J114]+[.K114]+[.H114])" office:value-type="float" office:value="0.208333333333333" calcext:value-type="float">
            <text:p>0.21</text:p>
          </table:table-cell>
          <table:table-cell table:style-name="ce18" table:formula="of:=([.H114]+[.K114])/([.I114]+[.H114]+[.K114])" office:value-type="percentage" office:value="0.116279069767442" calcext:value-type="percentage">
            <text:p>11.63%</text:p>
          </table:table-cell>
          <table:table-cell table:style-name="ce18" table:formula="of:=[.H114]/([.I114]+[.H114]+[.K114])" office:value-type="percentage" office:value="0" calcext:value-type="percentage">
            <text:p>0.00%</text:p>
          </table:table-cell>
          <table:table-cell table:style-name="ce18" table:formula="of:=[.K114]/([.I114]+[.H114]+[.K114])" office:value-type="percentage" office:value="0.116279069767442" calcext:value-type="percentage">
            <text:p>11.63%</text:p>
          </table:table-cell>
          <table:table-cell table:number-columns-repeated="1005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69" calcext:value-type="float">
            <text:p>669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15]/([.H115]+[.I115])" office:value-type="percentage" office:value="0" calcext:value-type="percentage">
            <text:p>0.00%</text:p>
          </table:table-cell>
          <table:table-cell table:style-name="ce21" table:formula="of:=([.I115]+[.H115]+[.J115]+[.K115])/([.I115]+[.H115])" office:value-type="float" office:value="1.24242424242424" calcext:value-type="float">
            <text:p>1.24</text:p>
          </table:table-cell>
          <table:table-cell table:style-name="ce21" table:formula="of:=IF(([.J115]+[.K115]) = 0; 1; [.K115]/([.K115]+[.H115]))" office:value-type="float" office:value="1" calcext:value-type="float">
            <text:p>1.00</text:p>
          </table:table-cell>
          <table:table-cell table:style-name="ce27" table:formula="of:=[.I115]/([.I115]+[.H115]+[.K115]+[.J115])" office:value-type="float" office:value="0.804878048780488" calcext:value-type="float">
            <text:p>0.80</text:p>
          </table:table-cell>
          <table:table-cell table:style-name="ce27" table:formula="of:=([.K115]+[.J115]+[.H115])/([.I115]+[.J115]+[.K115]+[.H115])" office:value-type="float" office:value="0.195121951219512" calcext:value-type="float">
            <text:p>0.20</text:p>
          </table:table-cell>
          <table:table-cell table:style-name="ce18" table:formula="of:=([.H115]+[.K115])/([.I115]+[.H115]+[.K115])" office:value-type="percentage" office:value="0.108108108108108" calcext:value-type="percentage">
            <text:p>10.81%</text:p>
          </table:table-cell>
          <table:table-cell table:style-name="ce18" table:formula="of:=[.H115]/([.I115]+[.H115]+[.K115])" office:value-type="percentage" office:value="0" calcext:value-type="percentage">
            <text:p>0.00%</text:p>
          </table:table-cell>
          <table:table-cell table:style-name="ce18" table:formula="of:=[.K115]/([.I115]+[.H115]+[.K115])" office:value-type="percentage" office:value="0.108108108108108" calcext:value-type="percentage">
            <text:p>10.81%</text:p>
          </table:table-cell>
          <table:table-cell table:number-columns-repeated="1005"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98" calcext:value-type="float">
            <text:p>598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16]/([.H116]+[.I116])" office:value-type="percentage" office:value="0" calcext:value-type="percentage">
            <text:p>0.00%</text:p>
          </table:table-cell>
          <table:table-cell table:style-name="ce21" table:formula="of:=([.I116]+[.H116]+[.J116]+[.K116])/([.I116]+[.H116])" office:value-type="float" office:value="1.23529411764706" calcext:value-type="float">
            <text:p>1.24</text:p>
          </table:table-cell>
          <table:table-cell table:style-name="ce21" table:formula="of:=IF(([.J116]+[.K116]) = 0; 1; [.K116]/([.K116]+[.H116]))" office:value-type="float" office:value="1" calcext:value-type="float">
            <text:p>1.00</text:p>
          </table:table-cell>
          <table:table-cell table:style-name="ce27" table:formula="of:=[.I116]/([.I116]+[.H116]+[.K116]+[.J116])" office:value-type="float" office:value="0.80952380952381" calcext:value-type="float">
            <text:p>0.81</text:p>
          </table:table-cell>
          <table:table-cell table:style-name="ce27" table:formula="of:=([.K116]+[.J116]+[.H116])/([.I116]+[.J116]+[.K116]+[.H116])" office:value-type="float" office:value="0.19047619047619" calcext:value-type="float">
            <text:p>0.19</text:p>
          </table:table-cell>
          <table:table-cell table:style-name="ce18" table:formula="of:=([.H116]+[.K116])/([.I116]+[.H116]+[.K116])" office:value-type="percentage" office:value="0.105263157894737" calcext:value-type="percentage">
            <text:p>10.53%</text:p>
          </table:table-cell>
          <table:table-cell table:style-name="ce18" table:formula="of:=[.H116]/([.I116]+[.H116]+[.K116])" office:value-type="percentage" office:value="0" calcext:value-type="percentage">
            <text:p>0.00%</text:p>
          </table:table-cell>
          <table:table-cell table:style-name="ce18" table:formula="of:=[.K116]/([.I116]+[.H116]+[.K116])" office:value-type="percentage" office:value="0.105263157894737" calcext:value-type="percentage">
            <text:p>10.53%</text:p>
          </table:table-cell>
          <table:table-cell table:number-columns-repeated="1005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88" calcext:value-type="float">
            <text:p>588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17]/([.H117]+[.I117])" office:value-type="percentage" office:value="0" calcext:value-type="percentage">
            <text:p>0.00%</text:p>
          </table:table-cell>
          <table:table-cell table:style-name="ce21" table:formula="of:=([.I117]+[.H117]+[.J117]+[.K117])/([.I117]+[.H117])" office:value-type="float" office:value="1.14285714285714" calcext:value-type="float">
            <text:p>1.14</text:p>
          </table:table-cell>
          <table:table-cell table:style-name="ce21" table:formula="of:=IF(([.J117]+[.K117]) = 0; 1; [.K117]/([.K117]+[.H117]))" office:value-type="float" office:value="1" calcext:value-type="float">
            <text:p>1.00</text:p>
          </table:table-cell>
          <table:table-cell table:style-name="ce27" table:formula="of:=[.I117]/([.I117]+[.H117]+[.K117]+[.J117])" office:value-type="float" office:value="0.875" calcext:value-type="float">
            <text:p>0.88</text:p>
          </table:table-cell>
          <table:table-cell table:style-name="ce27" table:formula="of:=([.K117]+[.J117]+[.H117])/([.I117]+[.J117]+[.K117]+[.H117])" office:value-type="float" office:value="0.125" calcext:value-type="float">
            <text:p>0.13</text:p>
          </table:table-cell>
          <table:table-cell table:style-name="ce18" table:formula="of:=([.H117]+[.K117])/([.I117]+[.H117]+[.K117])" office:value-type="percentage" office:value="0.0666666666666667" calcext:value-type="percentage">
            <text:p>6.67%</text:p>
          </table:table-cell>
          <table:table-cell table:style-name="ce18" table:formula="of:=[.H117]/([.I117]+[.H117]+[.K117])" office:value-type="percentage" office:value="0" calcext:value-type="percentage">
            <text:p>0.00%</text:p>
          </table:table-cell>
          <table:table-cell table:style-name="ce18" table:formula="of:=[.K117]/([.I117]+[.H117]+[.K117])" office:value-type="percentage" office:value="0.0666666666666667" calcext:value-type="percentage">
            <text:p>6.67%</text:p>
          </table:table-cell>
          <table:table-cell table:number-columns-repeated="1005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46" calcext:value-type="float">
            <text:p>646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8" table:formula="of:=[.H118]/([.H118]+[.I118])" office:value-type="percentage" office:value="0" calcext:value-type="percentage">
            <text:p>0.00%</text:p>
          </table:table-cell>
          <table:table-cell table:style-name="ce21" table:formula="of:=([.I118]+[.H118]+[.J118]+[.K118])/([.I118]+[.H118])" office:value-type="float" office:value="1.55172413793103" calcext:value-type="float">
            <text:p>1.55</text:p>
          </table:table-cell>
          <table:table-cell table:style-name="ce21" table:formula="of:=IF(([.J118]+[.K118]) = 0; 1; [.K118]/([.K118]+[.H118]))" office:value-type="float" office:value="1" calcext:value-type="float">
            <text:p>1.00</text:p>
          </table:table-cell>
          <table:table-cell table:style-name="ce27" table:formula="of:=[.I118]/([.I118]+[.H118]+[.K118]+[.J118])" office:value-type="float" office:value="0.644444444444444" calcext:value-type="float">
            <text:p>0.64</text:p>
          </table:table-cell>
          <table:table-cell table:style-name="ce27" table:formula="of:=([.K118]+[.J118]+[.H118])/([.I118]+[.J118]+[.K118]+[.H118])" office:value-type="float" office:value="0.355555555555556" calcext:value-type="float">
            <text:p>0.36</text:p>
          </table:table-cell>
          <table:table-cell table:style-name="ce18" table:formula="of:=([.H118]+[.K118])/([.I118]+[.H118]+[.K118])" office:value-type="percentage" office:value="0.216216216216216" calcext:value-type="percentage">
            <text:p>21.62%</text:p>
          </table:table-cell>
          <table:table-cell table:style-name="ce18" table:formula="of:=[.H118]/([.I118]+[.H118]+[.K118])" office:value-type="percentage" office:value="0" calcext:value-type="percentage">
            <text:p>0.00%</text:p>
          </table:table-cell>
          <table:table-cell table:style-name="ce18" table:formula="of:=[.K118]/([.I118]+[.H118]+[.K118])" office:value-type="percentage" office:value="0.216216216216216" calcext:value-type="percentage">
            <text:p>21.62%</text:p>
          </table:table-cell>
          <table:table-cell table:number-columns-repeated="1005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1" calcext:value-type="float">
            <text:p>671</text:p>
          </table:table-cell>
          <table:table-cell table:style-name="ce14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18" table:formula="of:=[.H119]/([.H119]+[.I119])" office:value-type="percentage" office:value="0" calcext:value-type="percentage">
            <text:p>0.00%</text:p>
          </table:table-cell>
          <table:table-cell table:style-name="ce21" table:formula="of:=([.I119]+[.H119]+[.J119]+[.K119])/([.I119]+[.H119])" office:value-type="float" office:value="1.81481481481482" calcext:value-type="float">
            <text:p>1.81</text:p>
          </table:table-cell>
          <table:table-cell table:style-name="ce21" table:formula="of:=IF(([.J119]+[.K119]) = 0; 1; [.K119]/([.K119]+[.H119]))" office:value-type="float" office:value="1" calcext:value-type="float">
            <text:p>1.00</text:p>
          </table:table-cell>
          <table:table-cell table:style-name="ce27" table:formula="of:=[.I119]/([.I119]+[.H119]+[.K119]+[.J119])" office:value-type="float" office:value="0.551020408163265" calcext:value-type="float">
            <text:p>0.55</text:p>
          </table:table-cell>
          <table:table-cell table:style-name="ce27" table:formula="of:=([.K119]+[.J119]+[.H119])/([.I119]+[.J119]+[.K119]+[.H119])" office:value-type="float" office:value="0.448979591836735" calcext:value-type="float">
            <text:p>0.45</text:p>
          </table:table-cell>
          <table:table-cell table:style-name="ce18" table:formula="of:=([.H119]+[.K119])/([.I119]+[.H119]+[.K119])" office:value-type="percentage" office:value="0.289473684210526" calcext:value-type="percentage">
            <text:p>28.95%</text:p>
          </table:table-cell>
          <table:table-cell table:style-name="ce18" table:formula="of:=[.H119]/([.I119]+[.H119]+[.K119])" office:value-type="percentage" office:value="0" calcext:value-type="percentage">
            <text:p>0.00%</text:p>
          </table:table-cell>
          <table:table-cell table:style-name="ce18" table:formula="of:=[.K119]/([.I119]+[.H119]+[.K119])" office:value-type="percentage" office:value="0.289473684210526" calcext:value-type="percentage">
            <text:p>28.95%</text:p>
          </table:table-cell>
          <table:table-cell table:number-columns-repeated="1005"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46" calcext:value-type="float">
            <text:p>646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20]/([.H120]+[.I120])" office:value-type="percentage" office:value="0" calcext:value-type="percentage">
            <text:p>0.00%</text:p>
          </table:table-cell>
          <table:table-cell table:style-name="ce21" table:formula="of:=([.I120]+[.H120]+[.J120]+[.K120])/([.I120]+[.H120])" office:value-type="float" office:value="1.07142857142857" calcext:value-type="float">
            <text:p>1.07</text:p>
          </table:table-cell>
          <table:table-cell table:style-name="ce21" table:formula="of:=IF(([.J120]+[.K120]) = 0; 1; [.K120]/([.K120]+[.H120]))" office:value-type="float" office:value="1" calcext:value-type="float">
            <text:p>1.00</text:p>
          </table:table-cell>
          <table:table-cell table:style-name="ce27" table:formula="of:=[.I120]/([.I120]+[.H120]+[.K120]+[.J120])" office:value-type="float" office:value="0.933333333333333" calcext:value-type="float">
            <text:p>0.93</text:p>
          </table:table-cell>
          <table:table-cell table:style-name="ce27" table:formula="of:=([.K120]+[.J120]+[.H120])/([.I120]+[.J120]+[.K120]+[.H120])" office:value-type="float" office:value="0.0666666666666667" calcext:value-type="float">
            <text:p>0.07</text:p>
          </table:table-cell>
          <table:table-cell table:style-name="ce18" table:formula="of:=([.H120]+[.K120])/([.I120]+[.H120]+[.K120])" office:value-type="percentage" office:value="0.0344827586206897" calcext:value-type="percentage">
            <text:p>3.45%</text:p>
          </table:table-cell>
          <table:table-cell table:style-name="ce18" table:formula="of:=[.H120]/([.I120]+[.H120]+[.K120])" office:value-type="percentage" office:value="0" calcext:value-type="percentage">
            <text:p>0.00%</text:p>
          </table:table-cell>
          <table:table-cell table:style-name="ce18" table:formula="of:=[.K120]/([.I120]+[.H120]+[.K120])" office:value-type="percentage" office:value="0.0344827586206897" calcext:value-type="percentage">
            <text:p>3.45%</text:p>
          </table:table-cell>
          <table:table-cell table:number-columns-repeated="1005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66" calcext:value-type="float">
            <text:p>566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8" table:formula="of:=[.H121]/([.H121]+[.I121])" office:value-type="percentage" office:value="0" calcext:value-type="percentage">
            <text:p>0.00%</text:p>
          </table:table-cell>
          <table:table-cell table:style-name="ce21" table:formula="of:=([.I121]+[.H121]+[.J121]+[.K121])/([.I121]+[.H121])" office:value-type="float" office:value="1.37037037037037" calcext:value-type="float">
            <text:p>1.37</text:p>
          </table:table-cell>
          <table:table-cell table:style-name="ce21" table:formula="of:=IF(([.J121]+[.K121]) = 0; 1; [.K121]/([.K121]+[.H121]))" office:value-type="float" office:value="1" calcext:value-type="float">
            <text:p>1.00</text:p>
          </table:table-cell>
          <table:table-cell table:style-name="ce27" table:formula="of:=[.I121]/([.I121]+[.H121]+[.K121]+[.J121])" office:value-type="float" office:value="0.72972972972973" calcext:value-type="float">
            <text:p>0.73</text:p>
          </table:table-cell>
          <table:table-cell table:style-name="ce27" table:formula="of:=([.K121]+[.J121]+[.H121])/([.I121]+[.J121]+[.K121]+[.H121])" office:value-type="float" office:value="0.27027027027027" calcext:value-type="float">
            <text:p>0.27</text:p>
          </table:table-cell>
          <table:table-cell table:style-name="ce18" table:formula="of:=([.H121]+[.K121])/([.I121]+[.H121]+[.K121])" office:value-type="percentage" office:value="0.15625" calcext:value-type="percentage">
            <text:p>15.63%</text:p>
          </table:table-cell>
          <table:table-cell table:style-name="ce18" table:formula="of:=[.H121]/([.I121]+[.H121]+[.K121])" office:value-type="percentage" office:value="0" calcext:value-type="percentage">
            <text:p>0.00%</text:p>
          </table:table-cell>
          <table:table-cell table:style-name="ce18" table:formula="of:=[.K121]/([.I121]+[.H121]+[.K121])" office:value-type="percentage" office:value="0.15625" calcext:value-type="percentage">
            <text:p>15.63%</text:p>
          </table:table-cell>
          <table:table-cell table:number-columns-repeated="1005"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53" calcext:value-type="float">
            <text:p>653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22]/([.H122]+[.I122])" office:value-type="percentage" office:value="0" calcext:value-type="percentage">
            <text:p>0.00%</text:p>
          </table:table-cell>
          <table:table-cell table:style-name="ce21" table:formula="of:=([.I122]+[.H122]+[.J122]+[.K122])/([.I122]+[.H122])" office:value-type="float" office:value="1.26666666666667" calcext:value-type="float">
            <text:p>1.27</text:p>
          </table:table-cell>
          <table:table-cell table:style-name="ce21" table:formula="of:=IF(([.J122]+[.K122]) = 0; 1; [.K122]/([.K122]+[.H122]))" office:value-type="float" office:value="1" calcext:value-type="float">
            <text:p>1.00</text:p>
          </table:table-cell>
          <table:table-cell table:style-name="ce27" table:formula="of:=[.I122]/([.I122]+[.H122]+[.K122]+[.J122])" office:value-type="float" office:value="0.789473684210526" calcext:value-type="float">
            <text:p>0.79</text:p>
          </table:table-cell>
          <table:table-cell table:style-name="ce27" table:formula="of:=([.K122]+[.J122]+[.H122])/([.I122]+[.J122]+[.K122]+[.H122])" office:value-type="float" office:value="0.210526315789474" calcext:value-type="float">
            <text:p>0.21</text:p>
          </table:table-cell>
          <table:table-cell table:style-name="ce18" table:formula="of:=([.H122]+[.K122])/([.I122]+[.H122]+[.K122])" office:value-type="percentage" office:value="0.117647058823529" calcext:value-type="percentage">
            <text:p>11.76%</text:p>
          </table:table-cell>
          <table:table-cell table:style-name="ce18" table:formula="of:=[.H122]/([.I122]+[.H122]+[.K122])" office:value-type="percentage" office:value="0" calcext:value-type="percentage">
            <text:p>0.00%</text:p>
          </table:table-cell>
          <table:table-cell table:style-name="ce18" table:formula="of:=[.K122]/([.I122]+[.H122]+[.K122])" office:value-type="percentage" office:value="0.117647058823529" calcext:value-type="percentage">
            <text:p>11.76%</text:p>
          </table:table-cell>
          <table:table-cell table:number-columns-repeated="1005"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50" calcext:value-type="float">
            <text:p>650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23]/([.H123]+[.I123])" office:value-type="percentage" office:value="0" calcext:value-type="percentage">
            <text:p>0.00%</text:p>
          </table:table-cell>
          <table:table-cell table:style-name="ce21" table:formula="of:=([.I123]+[.H123]+[.J123]+[.K123])/([.I123]+[.H123])" office:value-type="float" office:value="1.2" calcext:value-type="float">
            <text:p>1.20</text:p>
          </table:table-cell>
          <table:table-cell table:style-name="ce21" table:formula="of:=IF(([.J123]+[.K123]) = 0; 1; [.K123]/([.K123]+[.H123]))" office:value-type="float" office:value="1" calcext:value-type="float">
            <text:p>1.00</text:p>
          </table:table-cell>
          <table:table-cell table:style-name="ce27" table:formula="of:=[.I123]/([.I123]+[.H123]+[.K123]+[.J123])" office:value-type="float" office:value="0.833333333333333" calcext:value-type="float">
            <text:p>0.83</text:p>
          </table:table-cell>
          <table:table-cell table:style-name="ce27" table:formula="of:=([.K123]+[.J123]+[.H123])/([.I123]+[.J123]+[.K123]+[.H123])" office:value-type="float" office:value="0.166666666666667" calcext:value-type="float">
            <text:p>0.17</text:p>
          </table:table-cell>
          <table:table-cell table:style-name="ce18" table:formula="of:=([.H123]+[.K123])/([.I123]+[.H123]+[.K123])" office:value-type="percentage" office:value="0.0909090909090909" calcext:value-type="percentage">
            <text:p>9.09%</text:p>
          </table:table-cell>
          <table:table-cell table:style-name="ce18" table:formula="of:=[.H123]/([.I123]+[.H123]+[.K123])" office:value-type="percentage" office:value="0" calcext:value-type="percentage">
            <text:p>0.00%</text:p>
          </table:table-cell>
          <table:table-cell table:style-name="ce18" table:formula="of:=[.K123]/([.I123]+[.H123]+[.K123])" office:value-type="percentage" office:value="0.0909090909090909" calcext:value-type="percentage">
            <text:p>9.09%</text:p>
          </table:table-cell>
          <table:table-cell table:number-columns-repeated="1005"/>
        </table:table-row>
        <table:table-row table:style-name="ro2"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81" calcext:value-type="float">
            <text:p>581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8" table:formula="of:=[.H124]/([.H124]+[.I124])" office:value-type="percentage" office:value="0" calcext:value-type="percentage">
            <text:p>0.00%</text:p>
          </table:table-cell>
          <table:table-cell table:style-name="ce21" table:formula="of:=([.I124]+[.H124]+[.J124]+[.K124])/([.I124]+[.H124])" office:value-type="float" office:value="1.35294117647059" calcext:value-type="float">
            <text:p>1.35</text:p>
          </table:table-cell>
          <table:table-cell table:style-name="ce21" table:formula="of:=IF(([.J124]+[.K124]) = 0; 1; [.K124]/([.K124]+[.H124]))" office:value-type="float" office:value="1" calcext:value-type="float">
            <text:p>1.00</text:p>
          </table:table-cell>
          <table:table-cell table:style-name="ce27" table:formula="of:=[.I124]/([.I124]+[.H124]+[.K124]+[.J124])" office:value-type="float" office:value="0.739130434782609" calcext:value-type="float">
            <text:p>0.74</text:p>
          </table:table-cell>
          <table:table-cell table:style-name="ce27" table:formula="of:=([.K124]+[.J124]+[.H124])/([.I124]+[.J124]+[.K124]+[.H124])" office:value-type="float" office:value="0.260869565217391" calcext:value-type="float">
            <text:p>0.26</text:p>
          </table:table-cell>
          <table:table-cell table:style-name="ce18" table:formula="of:=([.H124]+[.K124])/([.I124]+[.H124]+[.K124])" office:value-type="percentage" office:value="0.15" calcext:value-type="percentage">
            <text:p>15.00%</text:p>
          </table:table-cell>
          <table:table-cell table:style-name="ce18" table:formula="of:=[.H124]/([.I124]+[.H124]+[.K124])" office:value-type="percentage" office:value="0" calcext:value-type="percentage">
            <text:p>0.00%</text:p>
          </table:table-cell>
          <table:table-cell table:style-name="ce18" table:formula="of:=[.K124]/([.I124]+[.H124]+[.K124])" office:value-type="percentage" office:value="0.15" calcext:value-type="percentage">
            <text:p>15.00%</text:p>
          </table:table-cell>
          <table:table-cell table:number-columns-repeated="1005"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97" calcext:value-type="float">
            <text:p>697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25]/([.H125]+[.I125])" office:value-type="percentage" office:value="0" calcext:value-type="percentage">
            <text:p>0.00%</text:p>
          </table:table-cell>
          <table:table-cell table:style-name="ce21" table:formula="of:=([.I125]+[.H125]+[.J125]+[.K125])/([.I125]+[.H125])" office:value-type="float" office:value="1.25806451612903" calcext:value-type="float">
            <text:p>1.26</text:p>
          </table:table-cell>
          <table:table-cell table:style-name="ce21" table:formula="of:=IF(([.J125]+[.K125]) = 0; 1; [.K125]/([.K125]+[.H125]))" office:value-type="float" office:value="1" calcext:value-type="float">
            <text:p>1.00</text:p>
          </table:table-cell>
          <table:table-cell table:style-name="ce27" table:formula="of:=[.I125]/([.I125]+[.H125]+[.K125]+[.J125])" office:value-type="float" office:value="0.794871794871795" calcext:value-type="float">
            <text:p>0.79</text:p>
          </table:table-cell>
          <table:table-cell table:style-name="ce27" table:formula="of:=([.K125]+[.J125]+[.H125])/([.I125]+[.J125]+[.K125]+[.H125])" office:value-type="float" office:value="0.205128205128205" calcext:value-type="float">
            <text:p>0.21</text:p>
          </table:table-cell>
          <table:table-cell table:style-name="ce18" table:formula="of:=([.H125]+[.K125])/([.I125]+[.H125]+[.K125])" office:value-type="percentage" office:value="0.114285714285714" calcext:value-type="percentage">
            <text:p>11.43%</text:p>
          </table:table-cell>
          <table:table-cell table:style-name="ce18" table:formula="of:=[.H125]/([.I125]+[.H125]+[.K125])" office:value-type="percentage" office:value="0" calcext:value-type="percentage">
            <text:p>0.00%</text:p>
          </table:table-cell>
          <table:table-cell table:style-name="ce18" table:formula="of:=[.K125]/([.I125]+[.H125]+[.K125])" office:value-type="percentage" office:value="0.114285714285714" calcext:value-type="percentage">
            <text:p>11.43%</text:p>
          </table:table-cell>
          <table:table-cell table:number-columns-repeated="1005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81" calcext:value-type="float">
            <text:p>681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26]/([.H126]+[.I126])" office:value-type="percentage" office:value="0" calcext:value-type="percentage">
            <text:p>0.00%</text:p>
          </table:table-cell>
          <table:table-cell table:style-name="ce21" table:formula="of:=([.I126]+[.H126]+[.J126]+[.K126])/([.I126]+[.H126])" office:value-type="float" office:value="1.23076923076923" calcext:value-type="float">
            <text:p>1.23</text:p>
          </table:table-cell>
          <table:table-cell table:style-name="ce21" table:formula="of:=IF(([.J126]+[.K126]) = 0; 1; [.K126]/([.K126]+[.H126]))" office:value-type="float" office:value="1" calcext:value-type="float">
            <text:p>1.00</text:p>
          </table:table-cell>
          <table:table-cell table:style-name="ce27" table:formula="of:=[.I126]/([.I126]+[.H126]+[.K126]+[.J126])" office:value-type="float" office:value="0.8125" calcext:value-type="float">
            <text:p>0.81</text:p>
          </table:table-cell>
          <table:table-cell table:style-name="ce27" table:formula="of:=([.K126]+[.J126]+[.H126])/([.I126]+[.J126]+[.K126]+[.H126])" office:value-type="float" office:value="0.1875" calcext:value-type="float">
            <text:p>0.19</text:p>
          </table:table-cell>
          <table:table-cell table:style-name="ce18" table:formula="of:=([.H126]+[.K126])/([.I126]+[.H126]+[.K126])" office:value-type="percentage" office:value="0.103448275862069" calcext:value-type="percentage">
            <text:p>10.34%</text:p>
          </table:table-cell>
          <table:table-cell table:style-name="ce18" table:formula="of:=[.H126]/([.I126]+[.H126]+[.K126])" office:value-type="percentage" office:value="0" calcext:value-type="percentage">
            <text:p>0.00%</text:p>
          </table:table-cell>
          <table:table-cell table:style-name="ce18" table:formula="of:=[.K126]/([.I126]+[.H126]+[.K126])" office:value-type="percentage" office:value="0.103448275862069" calcext:value-type="percentage">
            <text:p>10.34%</text:p>
          </table:table-cell>
          <table:table-cell table:number-columns-repeated="1005"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rmal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10" calcext:value-type="float">
            <text:p>510</text:p>
          </table:table-cell>
          <table:table-cell table:style-name="ce14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27]/([.H127]+[.I127])" office:value-type="percentage" office:value="0" calcext:value-type="percentage">
            <text:p>0.00%</text:p>
          </table:table-cell>
          <table:table-cell table:style-name="ce21" table:formula="of:=([.I127]+[.H127]+[.J127]+[.K127])/([.I127]+[.H127])" office:value-type="float" office:value="1" calcext:value-type="float">
            <text:p>1.00</text:p>
          </table:table-cell>
          <table:table-cell table:style-name="ce21" table:formula="of:=IF(([.J127]+[.K127]) = 0; 1; [.K127]/([.K127]+[.H127]))" office:value-type="float" office:value="1" calcext:value-type="float">
            <text:p>1.00</text:p>
          </table:table-cell>
          <table:table-cell table:style-name="ce27" table:formula="of:=[.I127]/([.I127]+[.H127]+[.K127]+[.J127])" office:value-type="float" office:value="1" calcext:value-type="float">
            <text:p>1.00</text:p>
          </table:table-cell>
          <table:table-cell table:style-name="ce27" table:formula="of:=([.K127]+[.J127]+[.H127])/([.I127]+[.J127]+[.K127]+[.H127])" office:value-type="float" office:value="0" calcext:value-type="float">
            <text:p>0.00</text:p>
          </table:table-cell>
          <table:table-cell table:style-name="ce18" table:formula="of:=([.H127]+[.K127])/([.I127]+[.H127]+[.K127])" office:value-type="percentage" office:value="0" calcext:value-type="percentage">
            <text:p>0.00%</text:p>
          </table:table-cell>
          <table:table-cell table:style-name="ce18" table:formula="of:=[.H127]/([.I127]+[.H127]+[.K127])" office:value-type="percentage" office:value="0" calcext:value-type="percentage">
            <text:p>0.00%</text:p>
          </table:table-cell>
          <table:table-cell table:style-name="ce18" table:formula="of:=[.K127]/([.I127]+[.H127]+[.K12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98" calcext:value-type="float">
            <text:p>1198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28]/([.H128]+[.I128])" office:value-type="percentage" office:value="0" calcext:value-type="percentage">
            <text:p>0.00%</text:p>
          </table:table-cell>
          <table:table-cell table:style-name="ce21" table:formula="of:=([.I128]+[.H128]+[.J128]+[.K128])/([.I128]+[.H128])" office:value-type="float" office:value="1.06896551724138" calcext:value-type="float">
            <text:p>1.07</text:p>
          </table:table-cell>
          <table:table-cell table:style-name="ce21" table:formula="of:=IF(([.J128]+[.K128]) = 0; 1; [.K128]/([.K128]+[.H128]))" office:value-type="float" office:value="1" calcext:value-type="float">
            <text:p>1.00</text:p>
          </table:table-cell>
          <table:table-cell table:style-name="ce27" table:formula="of:=[.I128]/([.I128]+[.H128]+[.K128]+[.J128])" office:value-type="float" office:value="0.935483870967742" calcext:value-type="float">
            <text:p>0.94</text:p>
          </table:table-cell>
          <table:table-cell table:style-name="ce27" table:formula="of:=([.K128]+[.J128]+[.H128])/([.I128]+[.J128]+[.K128]+[.H128])" office:value-type="float" office:value="0.0645161290322581" calcext:value-type="float">
            <text:p>0.06</text:p>
          </table:table-cell>
          <table:table-cell table:style-name="ce18" table:formula="of:=([.H128]+[.K128])/([.I128]+[.H128]+[.K128])" office:value-type="percentage" office:value="0.0333333333333333" calcext:value-type="percentage">
            <text:p>3.33%</text:p>
          </table:table-cell>
          <table:table-cell table:style-name="ce18" table:formula="of:=[.H128]/([.I128]+[.H128]+[.K128])" office:value-type="percentage" office:value="0" calcext:value-type="percentage">
            <text:p>0.00%</text:p>
          </table:table-cell>
          <table:table-cell table:style-name="ce18" table:formula="of:=[.K128]/([.I128]+[.H128]+[.K128])" office:value-type="percentage" office:value="0.0333333333333333" calcext:value-type="percentage">
            <text:p>3.33%</text:p>
          </table:table-cell>
          <table:table-cell table:number-columns-repeated="1005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82" calcext:value-type="float">
            <text:p>1182</text:p>
          </table:table-cell>
          <table:table-cell table:style-name="ce14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8" table:formula="of:=[.H129]/([.H129]+[.I129])" office:value-type="percentage" office:value="0" calcext:value-type="percentage">
            <text:p>0.00%</text:p>
          </table:table-cell>
          <table:table-cell table:style-name="ce21" table:formula="of:=([.I129]+[.H129]+[.J129]+[.K129])/([.I129]+[.H129])" office:value-type="float" office:value="1.22857142857143" calcext:value-type="float">
            <text:p>1.23</text:p>
          </table:table-cell>
          <table:table-cell table:style-name="ce21" table:formula="of:=IF(([.J129]+[.K129]) = 0; 1; [.K129]/([.K129]+[.H129]))" office:value-type="float" office:value="1" calcext:value-type="float">
            <text:p>1.00</text:p>
          </table:table-cell>
          <table:table-cell table:style-name="ce27" table:formula="of:=[.I129]/([.I129]+[.H129]+[.K129]+[.J129])" office:value-type="float" office:value="0.813953488372093" calcext:value-type="float">
            <text:p>0.81</text:p>
          </table:table-cell>
          <table:table-cell table:style-name="ce27" table:formula="of:=([.K129]+[.J129]+[.H129])/([.I129]+[.J129]+[.K129]+[.H129])" office:value-type="float" office:value="0.186046511627907" calcext:value-type="float">
            <text:p>0.19</text:p>
          </table:table-cell>
          <table:table-cell table:style-name="ce18" table:formula="of:=([.H129]+[.K129])/([.I129]+[.H129]+[.K129])" office:value-type="percentage" office:value="0.102564102564103" calcext:value-type="percentage">
            <text:p>10.26%</text:p>
          </table:table-cell>
          <table:table-cell table:style-name="ce18" table:formula="of:=[.H129]/([.I129]+[.H129]+[.K129])" office:value-type="percentage" office:value="0" calcext:value-type="percentage">
            <text:p>0.00%</text:p>
          </table:table-cell>
          <table:table-cell table:style-name="ce18" table:formula="of:=[.K129]/([.I129]+[.H129]+[.K129])" office:value-type="percentage" office:value="0.102564102564103" calcext:value-type="percentage">
            <text:p>10.26%</text:p>
          </table:table-cell>
          <table:table-cell table:number-columns-repeated="1005"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93" calcext:value-type="float">
            <text:p>1093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0]/([.H130]+[.I130])" office:value-type="percentage" office:value="0" calcext:value-type="percentage">
            <text:p>0.00%</text:p>
          </table:table-cell>
          <table:table-cell table:style-name="ce21" table:formula="of:=([.I130]+[.H130]+[.J130]+[.K130])/([.I130]+[.H130])" office:value-type="float" office:value="1" calcext:value-type="float">
            <text:p>1.00</text:p>
          </table:table-cell>
          <table:table-cell table:style-name="ce21" table:formula="of:=IF(([.J130]+[.K130]) = 0; 1; [.K130]/([.K130]+[.H130]))" office:value-type="float" office:value="1" calcext:value-type="float">
            <text:p>1.00</text:p>
          </table:table-cell>
          <table:table-cell table:style-name="ce27" table:formula="of:=[.I130]/([.I130]+[.H130]+[.K130]+[.J130])" office:value-type="float" office:value="1" calcext:value-type="float">
            <text:p>1.00</text:p>
          </table:table-cell>
          <table:table-cell table:style-name="ce27" table:formula="of:=([.K130]+[.J130]+[.H130])/([.I130]+[.J130]+[.K130]+[.H130])" office:value-type="float" office:value="0" calcext:value-type="float">
            <text:p>0.00</text:p>
          </table:table-cell>
          <table:table-cell table:style-name="ce18" table:formula="of:=([.H130]+[.K130])/([.I130]+[.H130]+[.K130])" office:value-type="percentage" office:value="0" calcext:value-type="percentage">
            <text:p>0.00%</text:p>
          </table:table-cell>
          <table:table-cell table:style-name="ce18" table:formula="of:=[.H130]/([.I130]+[.H130]+[.K130])" office:value-type="percentage" office:value="0" calcext:value-type="percentage">
            <text:p>0.00%</text:p>
          </table:table-cell>
          <table:table-cell table:style-name="ce18" table:formula="of:=[.K130]/([.I130]+[.H130]+[.K130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37" calcext:value-type="float">
            <text:p>1137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1]/([.H131]+[.I131])" office:value-type="percentage" office:value="0" calcext:value-type="percentage">
            <text:p>0.00%</text:p>
          </table:table-cell>
          <table:table-cell table:style-name="ce21" table:formula="of:=([.I131]+[.H131]+[.J131]+[.K131])/([.I131]+[.H131])" office:value-type="float" office:value="1" calcext:value-type="float">
            <text:p>1.00</text:p>
          </table:table-cell>
          <table:table-cell table:style-name="ce21" table:formula="of:=IF(([.J131]+[.K131]) = 0; 1; [.K131]/([.K131]+[.H131]))" office:value-type="float" office:value="1" calcext:value-type="float">
            <text:p>1.00</text:p>
          </table:table-cell>
          <table:table-cell table:style-name="ce27" table:formula="of:=[.I131]/([.I131]+[.H131]+[.K131]+[.J131])" office:value-type="float" office:value="1" calcext:value-type="float">
            <text:p>1.00</text:p>
          </table:table-cell>
          <table:table-cell table:style-name="ce27" table:formula="of:=([.K131]+[.J131]+[.H131])/([.I131]+[.J131]+[.K131]+[.H131])" office:value-type="float" office:value="0" calcext:value-type="float">
            <text:p>0.00</text:p>
          </table:table-cell>
          <table:table-cell table:style-name="ce18" table:formula="of:=([.H131]+[.K131])/([.I131]+[.H131]+[.K131])" office:value-type="percentage" office:value="0" calcext:value-type="percentage">
            <text:p>0.00%</text:p>
          </table:table-cell>
          <table:table-cell table:style-name="ce18" table:formula="of:=[.H131]/([.I131]+[.H131]+[.K131])" office:value-type="percentage" office:value="0" calcext:value-type="percentage">
            <text:p>0.00%</text:p>
          </table:table-cell>
          <table:table-cell table:style-name="ce18" table:formula="of:=[.K131]/([.I131]+[.H131]+[.K131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86" calcext:value-type="float">
            <text:p>1086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2]/([.H132]+[.I132])" office:value-type="percentage" office:value="0" calcext:value-type="percentage">
            <text:p>0.00%</text:p>
          </table:table-cell>
          <table:table-cell table:style-name="ce21" table:formula="of:=([.I132]+[.H132]+[.J132]+[.K132])/([.I132]+[.H132])" office:value-type="float" office:value="1" calcext:value-type="float">
            <text:p>1.00</text:p>
          </table:table-cell>
          <table:table-cell table:style-name="ce21" table:formula="of:=IF(([.J132]+[.K132]) = 0; 1; [.K132]/([.K132]+[.H132]))" office:value-type="float" office:value="1" calcext:value-type="float">
            <text:p>1.00</text:p>
          </table:table-cell>
          <table:table-cell table:style-name="ce27" table:formula="of:=[.I132]/([.I132]+[.H132]+[.K132]+[.J132])" office:value-type="float" office:value="1" calcext:value-type="float">
            <text:p>1.00</text:p>
          </table:table-cell>
          <table:table-cell table:style-name="ce27" table:formula="of:=([.K132]+[.J132]+[.H132])/([.I132]+[.J132]+[.K132]+[.H132])" office:value-type="float" office:value="0" calcext:value-type="float">
            <text:p>0.00</text:p>
          </table:table-cell>
          <table:table-cell table:style-name="ce18" table:formula="of:=([.H132]+[.K132])/([.I132]+[.H132]+[.K132])" office:value-type="percentage" office:value="0" calcext:value-type="percentage">
            <text:p>0.00%</text:p>
          </table:table-cell>
          <table:table-cell table:style-name="ce18" table:formula="of:=[.H132]/([.I132]+[.H132]+[.K132])" office:value-type="percentage" office:value="0" calcext:value-type="percentage">
            <text:p>0.00%</text:p>
          </table:table-cell>
          <table:table-cell table:style-name="ce18" table:formula="of:=[.K132]/([.I132]+[.H132]+[.K13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06" calcext:value-type="float">
            <text:p>1106</text:p>
          </table:table-cell>
          <table:table-cell table:style-name="ce14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3]/([.H133]+[.I133])" office:value-type="percentage" office:value="0" calcext:value-type="percentage">
            <text:p>0.00%</text:p>
          </table:table-cell>
          <table:table-cell table:style-name="ce21" table:formula="of:=([.I133]+[.H133]+[.J133]+[.K133])/([.I133]+[.H133])" office:value-type="float" office:value="1" calcext:value-type="float">
            <text:p>1.00</text:p>
          </table:table-cell>
          <table:table-cell table:style-name="ce21" table:formula="of:=IF(([.J133]+[.K133]) = 0; 1; [.K133]/([.K133]+[.H133]))" office:value-type="float" office:value="1" calcext:value-type="float">
            <text:p>1.00</text:p>
          </table:table-cell>
          <table:table-cell table:style-name="ce27" table:formula="of:=[.I133]/([.I133]+[.H133]+[.K133]+[.J133])" office:value-type="float" office:value="1" calcext:value-type="float">
            <text:p>1.00</text:p>
          </table:table-cell>
          <table:table-cell table:style-name="ce27" table:formula="of:=([.K133]+[.J133]+[.H133])/([.I133]+[.J133]+[.K133]+[.H133])" office:value-type="float" office:value="0" calcext:value-type="float">
            <text:p>0.00</text:p>
          </table:table-cell>
          <table:table-cell table:style-name="ce18" table:formula="of:=([.H133]+[.K133])/([.I133]+[.H133]+[.K133])" office:value-type="percentage" office:value="0" calcext:value-type="percentage">
            <text:p>0.00%</text:p>
          </table:table-cell>
          <table:table-cell table:style-name="ce18" table:formula="of:=[.H133]/([.I133]+[.H133]+[.K133])" office:value-type="percentage" office:value="0" calcext:value-type="percentage">
            <text:p>0.00%</text:p>
          </table:table-cell>
          <table:table-cell table:style-name="ce18" table:formula="of:=[.K133]/([.I133]+[.H133]+[.K133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72" calcext:value-type="float">
            <text:p>1072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4]/([.H134]+[.I134])" office:value-type="percentage" office:value="0" calcext:value-type="percentage">
            <text:p>0.00%</text:p>
          </table:table-cell>
          <table:table-cell table:style-name="ce21" table:formula="of:=([.I134]+[.H134]+[.J134]+[.K134])/([.I134]+[.H134])" office:value-type="float" office:value="1" calcext:value-type="float">
            <text:p>1.00</text:p>
          </table:table-cell>
          <table:table-cell table:style-name="ce21" table:formula="of:=IF(([.J134]+[.K134]) = 0; 1; [.K134]/([.K134]+[.H134]))" office:value-type="float" office:value="1" calcext:value-type="float">
            <text:p>1.00</text:p>
          </table:table-cell>
          <table:table-cell table:style-name="ce27" table:formula="of:=[.I134]/([.I134]+[.H134]+[.K134]+[.J134])" office:value-type="float" office:value="1" calcext:value-type="float">
            <text:p>1.00</text:p>
          </table:table-cell>
          <table:table-cell table:style-name="ce27" table:formula="of:=([.K134]+[.J134]+[.H134])/([.I134]+[.J134]+[.K134]+[.H134])" office:value-type="float" office:value="0" calcext:value-type="float">
            <text:p>0.00</text:p>
          </table:table-cell>
          <table:table-cell table:style-name="ce18" table:formula="of:=([.H134]+[.K134])/([.I134]+[.H134]+[.K134])" office:value-type="percentage" office:value="0" calcext:value-type="percentage">
            <text:p>0.00%</text:p>
          </table:table-cell>
          <table:table-cell table:style-name="ce18" table:formula="of:=[.H134]/([.I134]+[.H134]+[.K134])" office:value-type="percentage" office:value="0" calcext:value-type="percentage">
            <text:p>0.00%</text:p>
          </table:table-cell>
          <table:table-cell table:style-name="ce18" table:formula="of:=[.K134]/([.I134]+[.H134]+[.K13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70" calcext:value-type="float">
            <text:p>1170</text:p>
          </table:table-cell>
          <table:table-cell table:style-name="ce14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H135]/([.H135]+[.I135])" office:value-type="percentage" office:value="0.0333333333333333" calcext:value-type="percentage">
            <text:p>3.33%</text:p>
          </table:table-cell>
          <table:table-cell table:style-name="ce21" table:formula="of:=([.I135]+[.H135]+[.J135]+[.K135])/([.I135]+[.H135])" office:value-type="float" office:value="1.13333333333333" calcext:value-type="float">
            <text:p>1.13</text:p>
          </table:table-cell>
          <table:table-cell table:style-name="ce21" table:formula="of:=IF(([.J135]+[.K135]) = 0; 1; [.K135]/([.K135]+[.H135]))" office:value-type="float" office:value="0.666666666666667" calcext:value-type="float">
            <text:p>0.67</text:p>
          </table:table-cell>
          <table:table-cell table:style-name="ce27" table:formula="of:=[.I135]/([.I135]+[.H135]+[.K135]+[.J135])" office:value-type="float" office:value="0.852941176470588" calcext:value-type="float">
            <text:p>0.85</text:p>
          </table:table-cell>
          <table:table-cell table:style-name="ce27" table:formula="of:=([.K135]+[.J135]+[.H135])/([.I135]+[.J135]+[.K135]+[.H135])" office:value-type="float" office:value="0.147058823529412" calcext:value-type="float">
            <text:p>0.15</text:p>
          </table:table-cell>
          <table:table-cell table:style-name="ce18" table:formula="of:=([.H135]+[.K135])/([.I135]+[.H135]+[.K135])" office:value-type="percentage" office:value="0.09375" calcext:value-type="percentage">
            <text:p>9.38%</text:p>
          </table:table-cell>
          <table:table-cell table:style-name="ce18" table:formula="of:=[.H135]/([.I135]+[.H135]+[.K135])" office:value-type="percentage" office:value="0.03125" calcext:value-type="percentage">
            <text:p>3.13%</text:p>
          </table:table-cell>
          <table:table-cell table:style-name="ce18" table:formula="of:=[.K135]/([.I135]+[.H135]+[.K135])" office:value-type="percentage" office:value="0.0625" calcext:value-type="percentage">
            <text:p>6.25%</text:p>
          </table:table-cell>
          <table:table-cell table:number-columns-repeated="1005"/>
        </table:table-row>
        <table:table-row table:style-name="ro2"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57" calcext:value-type="float">
            <text:p>1157</text:p>
          </table:table-cell>
          <table:table-cell table:style-name="ce14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36]/([.H136]+[.I136])" office:value-type="percentage" office:value="0" calcext:value-type="percentage">
            <text:p>0.00%</text:p>
          </table:table-cell>
          <table:table-cell table:style-name="ce21" table:formula="of:=([.I136]+[.H136]+[.J136]+[.K136])/([.I136]+[.H136])" office:value-type="float" office:value="1.06451612903226" calcext:value-type="float">
            <text:p>1.06</text:p>
          </table:table-cell>
          <table:table-cell table:style-name="ce21" table:formula="of:=IF(([.J136]+[.K136]) = 0; 1; [.K136]/([.K136]+[.H136]))" office:value-type="float" office:value="1" calcext:value-type="float">
            <text:p>1.00</text:p>
          </table:table-cell>
          <table:table-cell table:style-name="ce27" table:formula="of:=[.I136]/([.I136]+[.H136]+[.K136]+[.J136])" office:value-type="float" office:value="0.939393939393939" calcext:value-type="float">
            <text:p>0.94</text:p>
          </table:table-cell>
          <table:table-cell table:style-name="ce27" table:formula="of:=([.K136]+[.J136]+[.H136])/([.I136]+[.J136]+[.K136]+[.H136])" office:value-type="float" office:value="0.0606060606060606" calcext:value-type="float">
            <text:p>0.06</text:p>
          </table:table-cell>
          <table:table-cell table:style-name="ce18" table:formula="of:=([.H136]+[.K136])/([.I136]+[.H136]+[.K136])" office:value-type="percentage" office:value="0.03125" calcext:value-type="percentage">
            <text:p>3.13%</text:p>
          </table:table-cell>
          <table:table-cell table:style-name="ce18" table:formula="of:=[.H136]/([.I136]+[.H136]+[.K136])" office:value-type="percentage" office:value="0" calcext:value-type="percentage">
            <text:p>0.00%</text:p>
          </table:table-cell>
          <table:table-cell table:style-name="ce18" table:formula="of:=[.K136]/([.I136]+[.H136]+[.K136])" office:value-type="percentage" office:value="0.03125" calcext:value-type="percentage">
            <text:p>3.13%</text:p>
          </table:table-cell>
          <table:table-cell table:number-columns-repeated="1005"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28" calcext:value-type="float">
            <text:p>1628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7]/([.H137]+[.I137])" office:value-type="percentage" office:value="0" calcext:value-type="percentage">
            <text:p>0.00%</text:p>
          </table:table-cell>
          <table:table-cell table:style-name="ce21" table:formula="of:=([.I137]+[.H137]+[.J137]+[.K137])/([.I137]+[.H137])" office:value-type="float" office:value="1" calcext:value-type="float">
            <text:p>1.00</text:p>
          </table:table-cell>
          <table:table-cell table:style-name="ce21" table:formula="of:=IF(([.J137]+[.K137]) = 0; 1; [.K137]/([.K137]+[.H137]))" office:value-type="float" office:value="1" calcext:value-type="float">
            <text:p>1.00</text:p>
          </table:table-cell>
          <table:table-cell table:style-name="ce27" table:formula="of:=[.I137]/([.I137]+[.H137]+[.K137]+[.J137])" office:value-type="float" office:value="1" calcext:value-type="float">
            <text:p>1.00</text:p>
          </table:table-cell>
          <table:table-cell table:style-name="ce27" table:formula="of:=([.K137]+[.J137]+[.H137])/([.I137]+[.J137]+[.K137]+[.H137])" office:value-type="float" office:value="0" calcext:value-type="float">
            <text:p>0.00</text:p>
          </table:table-cell>
          <table:table-cell table:style-name="ce18" table:formula="of:=([.H137]+[.K137])/([.I137]+[.H137]+[.K137])" office:value-type="percentage" office:value="0" calcext:value-type="percentage">
            <text:p>0.00%</text:p>
          </table:table-cell>
          <table:table-cell table:style-name="ce18" table:formula="of:=[.H137]/([.I137]+[.H137]+[.K137])" office:value-type="percentage" office:value="0" calcext:value-type="percentage">
            <text:p>0.00%</text:p>
          </table:table-cell>
          <table:table-cell table:style-name="ce18" table:formula="of:=[.K137]/([.I137]+[.H137]+[.K137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54" calcext:value-type="float">
            <text:p>1554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8" table:formula="of:=[.H138]/([.H138]+[.I138])" office:value-type="percentage" office:value="0" calcext:value-type="percentage">
            <text:p>0.00%</text:p>
          </table:table-cell>
          <table:table-cell table:style-name="ce21" table:formula="of:=([.I138]+[.H138]+[.J138]+[.K138])/([.I138]+[.H138])" office:value-type="float" office:value="1.1875" calcext:value-type="float">
            <text:p>1.19</text:p>
          </table:table-cell>
          <table:table-cell table:style-name="ce21" table:formula="of:=IF(([.J138]+[.K138]) = 0; 1; [.K138]/([.K138]+[.H138]))" office:value-type="float" office:value="1" calcext:value-type="float">
            <text:p>1.00</text:p>
          </table:table-cell>
          <table:table-cell table:style-name="ce27" table:formula="of:=[.I138]/([.I138]+[.H138]+[.K138]+[.J138])" office:value-type="float" office:value="0.842105263157895" calcext:value-type="float">
            <text:p>0.84</text:p>
          </table:table-cell>
          <table:table-cell table:style-name="ce27" table:formula="of:=([.K138]+[.J138]+[.H138])/([.I138]+[.J138]+[.K138]+[.H138])" office:value-type="float" office:value="0.157894736842105" calcext:value-type="float">
            <text:p>0.16</text:p>
          </table:table-cell>
          <table:table-cell table:style-name="ce18" table:formula="of:=([.H138]+[.K138])/([.I138]+[.H138]+[.K138])" office:value-type="percentage" office:value="0.0857142857142857" calcext:value-type="percentage">
            <text:p>8.57%</text:p>
          </table:table-cell>
          <table:table-cell table:style-name="ce18" table:formula="of:=[.H138]/([.I138]+[.H138]+[.K138])" office:value-type="percentage" office:value="0" calcext:value-type="percentage">
            <text:p>0.00%</text:p>
          </table:table-cell>
          <table:table-cell table:style-name="ce18" table:formula="of:=[.K138]/([.I138]+[.H138]+[.K138])" office:value-type="percentage" office:value="0.0857142857142857" calcext:value-type="percentage">
            <text:p>8.57%</text:p>
          </table:table-cell>
          <table:table-cell table:number-columns-repeated="1005"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93" calcext:value-type="float">
            <text:p>1393</text:p>
          </table:table-cell>
          <table:table-cell table:style-name="ce14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39]/([.H139]+[.I139])" office:value-type="percentage" office:value="0.0333333333333333" calcext:value-type="percentage">
            <text:p>3.33%</text:p>
          </table:table-cell>
          <table:table-cell table:style-name="ce21" table:formula="of:=([.I139]+[.H139]+[.J139]+[.K139])/([.I139]+[.H139])" office:value-type="float" office:value="1" calcext:value-type="float">
            <text:p>1.00</text:p>
          </table:table-cell>
          <table:table-cell table:style-name="ce21" table:formula="of:=IF(([.J139]+[.K139]) = 0; 1; [.K139]/([.K139]+[.H139]))" office:value-type="float" office:value="1" calcext:value-type="float">
            <text:p>1.00</text:p>
          </table:table-cell>
          <table:table-cell table:style-name="ce27" table:formula="of:=[.I139]/([.I139]+[.H139]+[.K139]+[.J139])" office:value-type="float" office:value="0.966666666666667" calcext:value-type="float">
            <text:p>0.97</text:p>
          </table:table-cell>
          <table:table-cell table:style-name="ce27" table:formula="of:=([.K139]+[.J139]+[.H139])/([.I139]+[.J139]+[.K139]+[.H139])" office:value-type="float" office:value="0.0333333333333333" calcext:value-type="float">
            <text:p>0.03</text:p>
          </table:table-cell>
          <table:table-cell table:style-name="ce18" table:formula="of:=([.H139]+[.K139])/([.I139]+[.H139]+[.K139])" office:value-type="percentage" office:value="0.0333333333333333" calcext:value-type="percentage">
            <text:p>3.33%</text:p>
          </table:table-cell>
          <table:table-cell table:style-name="ce18" table:formula="of:=[.H139]/([.I139]+[.H139]+[.K139])" office:value-type="percentage" office:value="0.0333333333333333" calcext:value-type="percentage">
            <text:p>3.33%</text:p>
          </table:table-cell>
          <table:table-cell table:style-name="ce18" table:formula="of:=[.K139]/([.I139]+[.H139]+[.K139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87" calcext:value-type="float">
            <text:p>1487</text:p>
          </table:table-cell>
          <table:table-cell table:style-name="ce14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0]/([.H140]+[.I140])" office:value-type="percentage" office:value="0" calcext:value-type="percentage">
            <text:p>0.00%</text:p>
          </table:table-cell>
          <table:table-cell table:style-name="ce21" table:formula="of:=([.I140]+[.H140]+[.J140]+[.K140])/([.I140]+[.H140])" office:value-type="float" office:value="1" calcext:value-type="float">
            <text:p>1.00</text:p>
          </table:table-cell>
          <table:table-cell table:style-name="ce21" table:formula="of:=IF(([.J140]+[.K140]) = 0; 1; [.K140]/([.K140]+[.H140]))" office:value-type="float" office:value="1" calcext:value-type="float">
            <text:p>1.00</text:p>
          </table:table-cell>
          <table:table-cell table:style-name="ce27" table:formula="of:=[.I140]/([.I140]+[.H140]+[.K140]+[.J140])" office:value-type="float" office:value="1" calcext:value-type="float">
            <text:p>1.00</text:p>
          </table:table-cell>
          <table:table-cell table:style-name="ce27" table:formula="of:=([.K140]+[.J140]+[.H140])/([.I140]+[.J140]+[.K140]+[.H140])" office:value-type="float" office:value="0" calcext:value-type="float">
            <text:p>0.00</text:p>
          </table:table-cell>
          <table:table-cell table:style-name="ce18" table:formula="of:=([.H140]+[.K140])/([.I140]+[.H140]+[.K140])" office:value-type="percentage" office:value="0" calcext:value-type="percentage">
            <text:p>0.00%</text:p>
          </table:table-cell>
          <table:table-cell table:style-name="ce18" table:formula="of:=[.H140]/([.I140]+[.H140]+[.K140])" office:value-type="percentage" office:value="0" calcext:value-type="percentage">
            <text:p>0.00%</text:p>
          </table:table-cell>
          <table:table-cell table:style-name="ce18" table:formula="of:=[.K140]/([.I140]+[.H140]+[.K140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86" calcext:value-type="float">
            <text:p>1586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1]/([.H141]+[.I141])" office:value-type="percentage" office:value="0.027027027027027" calcext:value-type="percentage">
            <text:p>2.70%</text:p>
          </table:table-cell>
          <table:table-cell table:style-name="ce21" table:formula="of:=([.I141]+[.H141]+[.J141]+[.K141])/([.I141]+[.H141])" office:value-type="float" office:value="1" calcext:value-type="float">
            <text:p>1.00</text:p>
          </table:table-cell>
          <table:table-cell table:style-name="ce21" table:formula="of:=IF(([.J141]+[.K141]) = 0; 1; [.K141]/([.K141]+[.H141]))" office:value-type="float" office:value="1" calcext:value-type="float">
            <text:p>1.00</text:p>
          </table:table-cell>
          <table:table-cell table:style-name="ce27" table:formula="of:=[.I141]/([.I141]+[.H141]+[.K141]+[.J141])" office:value-type="float" office:value="0.972972972972973" calcext:value-type="float">
            <text:p>0.97</text:p>
          </table:table-cell>
          <table:table-cell table:style-name="ce27" table:formula="of:=([.K141]+[.J141]+[.H141])/([.I141]+[.J141]+[.K141]+[.H141])" office:value-type="float" office:value="0.027027027027027" calcext:value-type="float">
            <text:p>0.03</text:p>
          </table:table-cell>
          <table:table-cell table:style-name="ce18" table:formula="of:=([.H141]+[.K141])/([.I141]+[.H141]+[.K141])" office:value-type="percentage" office:value="0.027027027027027" calcext:value-type="percentage">
            <text:p>2.70%</text:p>
          </table:table-cell>
          <table:table-cell table:style-name="ce18" table:formula="of:=[.H141]/([.I141]+[.H141]+[.K141])" office:value-type="percentage" office:value="0.027027027027027" calcext:value-type="percentage">
            <text:p>2.70%</text:p>
          </table:table-cell>
          <table:table-cell table:style-name="ce18" table:formula="of:=[.K141]/([.I141]+[.H141]+[.K141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03" calcext:value-type="float">
            <text:p>1403</text:p>
          </table:table-cell>
          <table:table-cell table:style-name="ce14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2]/([.H142]+[.I142])" office:value-type="percentage" office:value="0" calcext:value-type="percentage">
            <text:p>0.00%</text:p>
          </table:table-cell>
          <table:table-cell table:style-name="ce21" table:formula="of:=([.I142]+[.H142]+[.J142]+[.K142])/([.I142]+[.H142])" office:value-type="float" office:value="1" calcext:value-type="float">
            <text:p>1.00</text:p>
          </table:table-cell>
          <table:table-cell table:style-name="ce21" table:formula="of:=IF(([.J142]+[.K142]) = 0; 1; [.K142]/([.K142]+[.H142]))" office:value-type="float" office:value="1" calcext:value-type="float">
            <text:p>1.00</text:p>
          </table:table-cell>
          <table:table-cell table:style-name="ce27" table:formula="of:=[.I142]/([.I142]+[.H142]+[.K142]+[.J142])" office:value-type="float" office:value="1" calcext:value-type="float">
            <text:p>1.00</text:p>
          </table:table-cell>
          <table:table-cell table:style-name="ce27" table:formula="of:=([.K142]+[.J142]+[.H142])/([.I142]+[.J142]+[.K142]+[.H142])" office:value-type="float" office:value="0" calcext:value-type="float">
            <text:p>0.00</text:p>
          </table:table-cell>
          <table:table-cell table:style-name="ce18" table:formula="of:=([.H142]+[.K142])/([.I142]+[.H142]+[.K142])" office:value-type="percentage" office:value="0" calcext:value-type="percentage">
            <text:p>0.00%</text:p>
          </table:table-cell>
          <table:table-cell table:style-name="ce18" table:formula="of:=[.H142]/([.I142]+[.H142]+[.K142])" office:value-type="percentage" office:value="0" calcext:value-type="percentage">
            <text:p>0.00%</text:p>
          </table:table-cell>
          <table:table-cell table:style-name="ce18" table:formula="of:=[.K142]/([.I142]+[.H142]+[.K142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71" calcext:value-type="float">
            <text:p>1371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[.H143]/([.H143]+[.I143])" office:value-type="percentage" office:value="0" calcext:value-type="percentage">
            <text:p>0.00%</text:p>
          </table:table-cell>
          <table:table-cell table:style-name="ce21" table:formula="of:=([.I143]+[.H143]+[.J143]+[.K143])/([.I143]+[.H143])" office:value-type="float" office:value="1.07142857142857" calcext:value-type="float">
            <text:p>1.07</text:p>
          </table:table-cell>
          <table:table-cell table:style-name="ce21" table:formula="of:=IF(([.J143]+[.K143]) = 0; 1; [.K143]/([.K143]+[.H143]))" office:value-type="float" office:value="1" calcext:value-type="float">
            <text:p>1.00</text:p>
          </table:table-cell>
          <table:table-cell table:style-name="ce27" table:formula="of:=[.I143]/([.I143]+[.H143]+[.K143]+[.J143])" office:value-type="float" office:value="0.933333333333333" calcext:value-type="float">
            <text:p>0.93</text:p>
          </table:table-cell>
          <table:table-cell table:style-name="ce27" table:formula="of:=([.K143]+[.J143]+[.H143])/([.I143]+[.J143]+[.K143]+[.H143])" office:value-type="float" office:value="0.0666666666666667" calcext:value-type="float">
            <text:p>0.07</text:p>
          </table:table-cell>
          <table:table-cell table:style-name="ce18" table:formula="of:=([.H143]+[.K143])/([.I143]+[.H143]+[.K143])" office:value-type="percentage" office:value="0.0344827586206897" calcext:value-type="percentage">
            <text:p>3.45%</text:p>
          </table:table-cell>
          <table:table-cell table:style-name="ce18" table:formula="of:=[.H143]/([.I143]+[.H143]+[.K143])" office:value-type="percentage" office:value="0" calcext:value-type="percentage">
            <text:p>0.00%</text:p>
          </table:table-cell>
          <table:table-cell table:style-name="ce18" table:formula="of:=[.K143]/([.I143]+[.H143]+[.K143])" office:value-type="percentage" office:value="0.0344827586206897" calcext:value-type="percentage">
            <text:p>3.45%</text:p>
          </table:table-cell>
          <table:table-cell table:number-columns-repeated="1005"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77" calcext:value-type="float">
            <text:p>1277</text:p>
          </table:table-cell>
          <table:table-cell table:style-name="ce14" office:value-type="float" office:value="33" calcext:value-type="float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4]/([.H144]+[.I144])" office:value-type="percentage" office:value="0" calcext:value-type="percentage">
            <text:p>0.00%</text:p>
          </table:table-cell>
          <table:table-cell table:style-name="ce21" table:formula="of:=([.I144]+[.H144]+[.J144]+[.K144])/([.I144]+[.H144])" office:value-type="float" office:value="1" calcext:value-type="float">
            <text:p>1.00</text:p>
          </table:table-cell>
          <table:table-cell table:style-name="ce21" table:formula="of:=IF(([.J144]+[.K144]) = 0; 1; [.K144]/([.K144]+[.H144]))" office:value-type="float" office:value="1" calcext:value-type="float">
            <text:p>1.00</text:p>
          </table:table-cell>
          <table:table-cell table:style-name="ce27" table:formula="of:=[.I144]/([.I144]+[.H144]+[.K144]+[.J144])" office:value-type="float" office:value="1" calcext:value-type="float">
            <text:p>1.00</text:p>
          </table:table-cell>
          <table:table-cell table:style-name="ce27" table:formula="of:=([.K144]+[.J144]+[.H144])/([.I144]+[.J144]+[.K144]+[.H144])" office:value-type="float" office:value="0" calcext:value-type="float">
            <text:p>0.00</text:p>
          </table:table-cell>
          <table:table-cell table:style-name="ce18" table:formula="of:=([.H144]+[.K144])/([.I144]+[.H144]+[.K144])" office:value-type="percentage" office:value="0" calcext:value-type="percentage">
            <text:p>0.00%</text:p>
          </table:table-cell>
          <table:table-cell table:style-name="ce18" table:formula="of:=[.H144]/([.I144]+[.H144]+[.K144])" office:value-type="percentage" office:value="0" calcext:value-type="percentage">
            <text:p>0.00%</text:p>
          </table:table-cell>
          <table:table-cell table:style-name="ce18" table:formula="of:=[.K144]/([.I144]+[.H144]+[.K144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zoom</text:p>
          </table:table-cell>
          <table:table-cell table:style-name="ce12" office:value-type="string" calcext:value-type="string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74" calcext:value-type="float">
            <text:p>1274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table:formula="of:=[.H145]/([.H145]+[.I145])" office:value-type="percentage" office:value="0" calcext:value-type="percentage">
            <text:p>0.00%</text:p>
          </table:table-cell>
          <table:table-cell table:style-name="ce21" table:formula="of:=([.I145]+[.H145]+[.J145]+[.K145])/([.I145]+[.H145])" office:value-type="float" office:value="1" calcext:value-type="float">
            <text:p>1.00</text:p>
          </table:table-cell>
          <table:table-cell table:style-name="ce21" table:formula="of:=IF(([.J145]+[.K145]) = 0; 1; [.K145]/([.K145]+[.H145]))" office:value-type="float" office:value="1" calcext:value-type="float">
            <text:p>1.00</text:p>
          </table:table-cell>
          <table:table-cell table:style-name="ce27" table:formula="of:=[.I145]/([.I145]+[.H145]+[.K145]+[.J145])" office:value-type="float" office:value="1" calcext:value-type="float">
            <text:p>1.00</text:p>
          </table:table-cell>
          <table:table-cell table:style-name="ce27" table:formula="of:=([.K145]+[.J145]+[.H145])/([.I145]+[.J145]+[.K145]+[.H145])" office:value-type="float" office:value="0" calcext:value-type="float">
            <text:p>0.00</text:p>
          </table:table-cell>
          <table:table-cell table:style-name="ce18" table:formula="of:=([.H145]+[.K145])/([.I145]+[.H145]+[.K145])" office:value-type="percentage" office:value="0" calcext:value-type="percentage">
            <text:p>0.00%</text:p>
          </table:table-cell>
          <table:table-cell table:style-name="ce18" table:formula="of:=[.H145]/([.I145]+[.H145]+[.K145])" office:value-type="percentage" office:value="0" calcext:value-type="percentage">
            <text:p>0.00%</text:p>
          </table:table-cell>
          <table:table-cell table:style-name="ce18" table:formula="of:=[.K145]/([.I145]+[.H145]+[.K145]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ean-data'.A2:'clean-data'.S145">
            <calcext:condition calcext:apply-style-name="Outlier" calcext:value="formula-is(OR([$'clean-data'.$F2] &lt;[$outliers.$C$11]; [$'clean-data'.$F2] &gt;[$outliers.$C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M2] &lt;[$outliers.$E$11]; [$'clean-data'.$M2] &gt; [$outliers.$E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Q2] &lt;[$outliers.$F$11]; [$'clean-data'.$Q2] &gt;[$outliers.$F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L2] &lt; [$outliers.$G$11]; [$'clean-data'.$L2] &gt; [$outliers.$G$12]))" calcext:base-cell-address="'clean-data'.A2"/>
          </calcext:conditional-format>
          <calcext:conditional-format calcext:target-range-address="'clean-data'.A2:'clean-data'.S145">
            <calcext:condition calcext:apply-style-name="Outlier" calcext:value="formula-is(OR([$'clean-data'.$G2] &lt; [$outliers.$D$5]; [$'clean-data'.$G2] &gt; [$outliers.$D$6]))" calcext:base-cell-address="'clean-data'.A2"/>
          </calcext:conditional-format>
        </calcext:conditional-formats>
      </table:table>
      <table:table table:name="outliers" table:style-name="ta1">
        <table:table-column table:style-name="co12" table:number-columns-repeated="2" table:default-cell-style-name="ce80"/>
        <table:table-column table:style-name="co14" table:default-cell-style-name="ce80"/>
        <table:table-column table:style-name="co12" table:default-cell-style-name="ce80"/>
        <table:table-column table:style-name="co12" table:default-cell-style-name="ce119"/>
        <table:table-column table:style-name="co15" table:default-cell-style-name="ce80"/>
        <table:table-column table:style-name="co12" table:number-columns-repeated="5" table:default-cell-style-name="ce80"/>
        <table:table-column table:style-name="co12" table:default-cell-style-name="ce86"/>
        <table:table-column table:style-name="co12" table:number-columns-repeated="2" table:default-cell-style-name="ce94"/>
        <table:table-column table:style-name="co12" table:number-columns-repeated="2" table:default-cell-style-name="ce125"/>
        <table:table-column table:style-name="co12" table:number-columns-repeated="3" table:default-cell-style-name="ce86"/>
        <table:table-row table:style-name="ro3">
          <table:table-cell table:style-name="ce97" office:value-type="string" calcext:value-type="string">
            <text:p>Method</text:p>
          </table:table-cell>
          <table:table-cell table:style-name="ce97" office:value-type="string" calcext:value-type="string">
            <text:p>Values</text:p>
          </table:table-cell>
          <table:table-cell table:style-name="ce1" office:value-type="string" calcext:value-type="string">
            <text:p>Average time (ms)</text:p>
          </table:table-cell>
          <table:table-cell table:style-name="ce1" office:value-type="string" calcext:value-type="string">
            <text:p>Task completion time (s)</text:p>
          </table:table-cell>
          <table:table-cell table:style-name="ce1" office:value-type="string" calcext:value-type="string">
            <text:p>Key Strokes Per Character</text:p>
          </table:table-cell>
          <table:table-cell table:style-name="ce1" office:value-type="string" calcext:value-type="string">
            <text:p>Total Error Rate</text:p>
          </table:table-cell>
          <table:table-cell table:style-name="ce8" office:value-type="string" calcext:value-type="string">
            <text:p>Minimum String Distance Error Rate</text:p>
          </table:table-cell>
          <table:table-cell table:style-name="ce1"/>
          <table:table-cell table:style-name="Default"/>
          <table:table-cell table:style-name="ce1" table:number-columns-repeated="2"/>
          <table:table-cell table:style-name="Default" table:number-columns-repeated="8"/>
        </table:table-row>
        <table:table-row table:style-name="ro4">
          <table:table-cell table:style-name="ce98" office:value-type="string" calcext:value-type="string" table:number-columns-spanned="1" table:number-rows-spanned="5">
            <text:p>In Quartile Range Method</text:p>
          </table:table-cell>
          <table:table-cell table:style-name="ce104" office:value-type="string" calcext:value-type="string">
            <text:p>1<text:span text:style-name="T1">st</text:span> Quartile</text:p>
          </table:table-cell>
          <table:table-cell table:style-name="ce109" table:formula="of:=QUARTILE([$'clean-data'.F$2:$'clean-data'.F$145]; 1)" office:value-type="float" office:value="670.5" calcext:value-type="float">
            <text:p>670.50</text:p>
          </table:table-cell>
          <table:table-cell table:style-name="ce109" table:formula="of:=QUARTILE([$'clean-data'.G$2:$'clean-data'.G$145]; 1)" office:value-type="float" office:value="26" calcext:value-type="float">
            <text:p>26.00</text:p>
          </table:table-cell>
          <table:table-cell table:style-name="ce109" table:formula="of:=QUARTILE([$'clean-data'.M$2:$'clean-data'.M$145]; 1)" office:value-type="float" office:value="1.0683908045977" calcext:value-type="float">
            <text:p>1.07</text:p>
          </table:table-cell>
          <table:table-cell table:style-name="ce109" table:formula="of:=QUARTILE([$'clean-data'.Q$2:$'clean-data'.Q$145]; 1)" office:value-type="float" office:value="0.0344827586206897" calcext:value-type="float">
            <text:p>0.03</text:p>
          </table:table-cell>
          <table:table-cell table:style-name="ce109" table:formula="of:=QUARTILE([$'clean-data'.L$2:$'clean-data'.L$145]; 1)" office:value-type="float" office:value="0" calcext:value-type="float">
            <text:p>0.00</text:p>
          </table:table-cell>
          <table:table-cell table:style-name="ce124" table:number-columns-repeated="4"/>
          <table:table-cell table:style-name="Default" table:number-columns-repeated="8"/>
        </table:table-row>
        <table:table-row table:style-name="ro4">
          <table:covered-table-cell table:style-name="ce99"/>
          <table:table-cell table:style-name="ce104" office:value-type="string" calcext:value-type="string">
            <text:p>3<text:span text:style-name="T1">rd</text:span> Quartile</text:p>
          </table:table-cell>
          <table:table-cell table:style-name="ce109" table:formula="of:=QUARTILE([$'clean-data'.F$2:$'clean-data'.F$145]; 3)" office:value-type="float" office:value="1388.5" calcext:value-type="float">
            <text:p>1,388.50</text:p>
          </table:table-cell>
          <table:table-cell table:style-name="ce109" table:formula="of:=QUARTILE([$'clean-data'.G$2:$'clean-data'.G$145]; 3)" office:value-type="float" office:value="50" calcext:value-type="float">
            <text:p>50.00</text:p>
          </table:table-cell>
          <table:table-cell table:style-name="ce109" table:formula="of:=QUARTILE([$'clean-data'.M$2:$'clean-data'.M$145]; 3)" office:value-type="float" office:value="1.54702194357367" calcext:value-type="float">
            <text:p>1.55</text:p>
          </table:table-cell>
          <table:table-cell table:style-name="ce109" table:formula="of:=QUARTILE([$'clean-data'.Q$2:$'clean-data'.Q$145]; 3)" office:value-type="float" office:value="0.229568106312292" calcext:value-type="float">
            <text:p>0.23</text:p>
          </table:table-cell>
          <table:table-cell table:style-name="ce109" table:formula="of:=QUARTILE([$'clean-data'.L$2:$'clean-data'.L$145]; 3)" office:value-type="float" office:value="0" calcext:value-type="float">
            <text:p>0.00</text:p>
          </table:table-cell>
          <table:table-cell table:style-name="ce124" table:number-columns-repeated="4"/>
          <table:table-cell table:style-name="Default" table:number-columns-repeated="8"/>
        </table:table-row>
        <table:table-row table:style-name="ro2">
          <table:covered-table-cell table:style-name="ce99"/>
          <table:table-cell table:style-name="ce104" office:value-type="string" calcext:value-type="string">
            <text:p>IQR</text:p>
          </table:table-cell>
          <table:table-cell table:style-name="ce109" table:formula="of:=[.C3]-[.C2]" office:value-type="float" office:value="718" calcext:value-type="float">
            <text:p>718.00</text:p>
          </table:table-cell>
          <table:table-cell table:style-name="ce109" table:formula="of:=[.D3]-[.D2]" office:value-type="float" office:value="24" calcext:value-type="float">
            <text:p>24.00</text:p>
          </table:table-cell>
          <table:table-cell table:style-name="ce109" table:formula="of:=[.E3]-[.E2]" office:value-type="float" office:value="0.478631138975967" calcext:value-type="float">
            <text:p>0.48</text:p>
          </table:table-cell>
          <table:table-cell table:style-name="ce109" table:formula="of:=[.F3]-[.F2]" office:value-type="float" office:value="0.195085347691603" calcext:value-type="float">
            <text:p>0.20</text:p>
          </table:table-cell>
          <table:table-cell table:style-name="ce109" table:formula="of:=[.G3]-[.G2]" office:value-type="float" office:value="0" calcext:value-type="float">
            <text:p>0.00</text:p>
          </table:table-cell>
          <table:table-cell table:style-name="ce124" table:number-columns-repeated="4"/>
          <table:table-cell table:style-name="Default" table:number-columns-repeated="8"/>
        </table:table-row>
        <table:table-row table:style-name="ro2">
          <table:covered-table-cell table:style-name="ce99"/>
          <table:table-cell table:style-name="ce105" office:value-type="string" calcext:value-type="string">
            <text:p>Lower Limit</text:p>
          </table:table-cell>
          <table:table-cell table:style-name="ce110" table:formula="of:=[.C2] - 1.5*[.C4]" office:value-type="float" office:value="-406.5" calcext:value-type="float">
            <text:p>-406.50</text:p>
          </table:table-cell>
          <table:table-cell table:style-name="ce110" table:formula="of:=[.D2] - 1.5*[.D4]" office:value-type="float" office:value="-10" calcext:value-type="float">
            <text:p>-10.00</text:p>
          </table:table-cell>
          <table:table-cell table:style-name="ce110" table:formula="of:=[.E2] - 1.5*[.E4]" office:value-type="float" office:value="0.350444096133751" calcext:value-type="float">
            <text:p>0.35</text:p>
          </table:table-cell>
          <table:table-cell table:style-name="ce110" table:formula="of:=[.F2] - 1.5*[.F4]" office:value-type="float" office:value="-0.258145262916714" calcext:value-type="float">
            <text:p>-0.26</text:p>
          </table:table-cell>
          <table:table-cell table:style-name="ce110" table:formula="of:=[.G2] - 1.5*[.G4]" office:value-type="float" office:value="0" calcext:value-type="float">
            <text:p>0.00</text:p>
          </table:table-cell>
          <table:table-cell table:style-name="Default" table:number-columns-repeated="12"/>
        </table:table-row>
        <table:table-row table:style-name="ro2">
          <table:covered-table-cell table:style-name="ce99"/>
          <table:table-cell table:style-name="ce105" office:value-type="string" calcext:value-type="string">
            <text:p>Upper Limit</text:p>
          </table:table-cell>
          <table:table-cell table:style-name="ce110" table:formula="of:=[.C3] + 1.5*[.C4]" office:value-type="float" office:value="2465.5" calcext:value-type="float">
            <text:p>2,465.50</text:p>
          </table:table-cell>
          <table:table-cell table:style-name="ce110" table:formula="of:=[.D3] + 1.5*[.D4]" office:value-type="float" office:value="86" calcext:value-type="float">
            <text:p>86.00</text:p>
          </table:table-cell>
          <table:table-cell table:style-name="ce110" table:formula="of:=[.E3] + 1.5*[.E4]" office:value-type="float" office:value="2.26496865203762" calcext:value-type="float">
            <text:p>2.26</text:p>
          </table:table-cell>
          <table:table-cell table:style-name="ce110" table:formula="of:=[.F3] + 1.5*[.F4]" office:value-type="float" office:value="0.522196127849696" calcext:value-type="float">
            <text:p>0.52</text:p>
          </table:table-cell>
          <table:table-cell table:style-name="ce110" table:formula="of:=[.G3] + 1.5*[.G4]" office:value-type="float" office:value="0" calcext:value-type="float">
            <text:p>0.00</text:p>
          </table:table-cell>
          <table:table-cell table:style-name="Default" table:number-columns-repeated="12"/>
        </table:table-row>
        <table:table-row table:style-name="ro2">
          <table:table-cell table:style-name="ce100" office:value-type="string" calcext:value-type="string" table:number-columns-spanned="1" table:number-rows-spanned="4">
            <text:p>Standard Deviation Method</text:p>
          </table:table-cell>
          <table:table-cell table:style-name="ce106" office:value-type="string" calcext:value-type="string">
            <text:p>Mean</text:p>
          </table:table-cell>
          <table:table-cell table:style-name="ce111" table:formula="of:=AVERAGE([$'clean-data'.F2:$'clean-data'.F145])" office:value-type="float" office:value="1105.25" calcext:value-type="float">
            <text:p>1105.25</text:p>
          </table:table-cell>
          <table:table-cell table:style-name="ce115" table:formula="of:=AVERAGE([$'clean-data'.G2:$'clean-data'.G145])" office:value-type="float" office:value="38.8541666666667" calcext:value-type="float">
            <text:p>38.85</text:p>
          </table:table-cell>
          <table:table-cell table:style-name="ce116" table:formula="of:=AVERAGE([$'clean-data'.M$2:$'clean-data'.M$145])" office:value-type="float" office:value="1.33414023878819" calcext:value-type="float">
            <text:p>1.33</text:p>
          </table:table-cell>
          <table:table-cell table:style-name="ce116" table:formula="of:=AVERAGE([$'clean-data'.Q$2:$'clean-data'.Q$145])" office:value-type="float" office:value="0.137044977518356" calcext:value-type="float">
            <text:p>0.14</text:p>
          </table:table-cell>
          <table:table-cell table:style-name="ce121" table:formula="of:=AVERAGE([$'clean-data'.L$2:$'clean-data'.L$145])" office:value-type="float" office:value="0.0120399336214361" calcext:value-type="float">
            <text:p>0.012</text:p>
          </table:table-cell>
          <table:table-cell table:style-name="Default" table:number-columns-repeated="12"/>
        </table:table-row>
        <table:table-row table:style-name="ro2">
          <table:covered-table-cell table:style-name="ce101"/>
          <table:table-cell table:style-name="ce107" office:value-type="string" calcext:value-type="string">
            <text:p>Std Dev</text:p>
          </table:table-cell>
          <table:table-cell table:style-name="ce112" table:formula="of:=STDEV([$'clean-data'.F2:$'clean-data'.F145])" office:value-type="float" office:value="453.942581317139" calcext:value-type="float">
            <text:p>453.94</text:p>
          </table:table-cell>
          <table:table-cell table:style-name="ce112" table:formula="of:=STDEV([$'clean-data'.G2:$'clean-data'.G145])" office:value-type="float" office:value="17.9279711721558" calcext:value-type="float">
            <text:p>17.93</text:p>
          </table:table-cell>
          <table:table-cell table:style-name="ce117" table:formula="of:=STDEV([$'clean-data'.M$2:$'clean-data'.M$145])" office:value-type="float" office:value="0.357120236810394" calcext:value-type="float">
            <text:p>0.36</text:p>
          </table:table-cell>
          <table:table-cell table:style-name="ce117" table:formula="of:=STDEV([$'clean-data'.Q$2:$'clean-data'.Q$145])" office:value-type="float" office:value="0.129581188904417" calcext:value-type="float">
            <text:p>0.13</text:p>
          </table:table-cell>
          <table:table-cell table:style-name="ce122" table:formula="of:=STDEV([$'clean-data'.L$2:$'clean-data'.L$145])" office:value-type="float" office:value="0.0713473147254428" calcext:value-type="float">
            <text:p>0.071</text:p>
          </table:table-cell>
          <table:table-cell table:style-name="Default" table:number-columns-repeated="12"/>
        </table:table-row>
        <table:table-row table:style-name="ro2">
          <table:covered-table-cell table:style-name="ce101"/>
          <table:table-cell table:style-name="ce107" office:value-type="string" calcext:value-type="string">
            <text:p>Lower Limit</text:p>
          </table:table-cell>
          <table:table-cell table:style-name="ce113" table:formula="of:=[.C7] - 2*[.C8]" office:value-type="float" office:value="197.364837365722" calcext:value-type="float">
            <text:p>197.36</text:p>
          </table:table-cell>
          <table:table-cell table:style-name="ce113" table:formula="of:=[.D7] - 2*[.D8]" office:value-type="float" office:value="2.998224322355" calcext:value-type="float">
            <text:p>3.00</text:p>
          </table:table-cell>
          <table:table-cell table:style-name="ce118" table:formula="of:=[.E7] - 2*[.E8]" office:value-type="float" office:value="0.619899765167402" calcext:value-type="float">
            <text:p>0.62</text:p>
          </table:table-cell>
          <table:table-cell table:style-name="ce118" table:formula="of:=[.F7] - 2*[.F8]" office:value-type="float" office:value="-0.122117400290477" calcext:value-type="float">
            <text:p>-0.12</text:p>
          </table:table-cell>
          <table:table-cell table:style-name="ce118" table:formula="of:=[.G7] - 2*[.G8]" office:value-type="float" office:value="-0.13065469582945" calcext:value-type="float">
            <text:p>-0.13</text:p>
          </table:table-cell>
          <table:table-cell table:style-name="ce124" table:number-columns-repeated="4"/>
          <table:table-cell table:style-name="Default" table:number-columns-repeated="8"/>
        </table:table-row>
        <table:table-row table:style-name="ro2">
          <table:covered-table-cell table:style-name="ce101"/>
          <table:table-cell table:style-name="ce107" office:value-type="string" calcext:value-type="string">
            <text:p>Upper Limit</text:p>
          </table:table-cell>
          <table:table-cell table:style-name="ce113" table:formula="of:=[.C7] + 2*[.C8]" office:value-type="float" office:value="2013.13516263428" calcext:value-type="float">
            <text:p>2,013.14</text:p>
          </table:table-cell>
          <table:table-cell table:style-name="ce113" table:formula="of:=[.D7] + 2*[.D8]" office:value-type="float" office:value="74.7101090109783" calcext:value-type="float">
            <text:p>74.71</text:p>
          </table:table-cell>
          <table:table-cell table:style-name="ce118" table:formula="of:=[.E7] + 2*[.E8]" office:value-type="float" office:value="2.04838071240898" calcext:value-type="float">
            <text:p>2.05</text:p>
          </table:table-cell>
          <table:table-cell table:style-name="ce118" table:formula="of:=[.F7] + 2*[.F8]" office:value-type="float" office:value="0.39620735532719" calcext:value-type="float">
            <text:p>0.40</text:p>
          </table:table-cell>
          <table:table-cell table:style-name="ce118" table:formula="of:=[.G7] + 2*[.G8]" office:value-type="float" office:value="0.154734563072322" calcext:value-type="float">
            <text:p>0.15</text:p>
          </table:table-cell>
          <table:table-cell table:number-columns-repeated="12"/>
        </table:table-row>
        <table:table-row table:style-name="ro2">
          <table:table-cell table:style-name="ce102" office:value-type="string" calcext:value-type="string">
            <text:p>Lower</text:p>
          </table:table-cell>
          <table:table-cell table:style-name="ce102"/>
          <table:table-cell table:style-name="ce114" table:formula="of:=[.C5]" office:value-type="float" office:value="-406.5" calcext:value-type="float">
            <text:p>-406.50</text:p>
          </table:table-cell>
          <table:table-cell table:style-name="ce114" table:formula="of:=[.D5]" office:value-type="float" office:value="-10" calcext:value-type="float">
            <text:p>-10.00</text:p>
          </table:table-cell>
          <table:table-cell table:style-name="ce114" table:formula="of:=[.E5]" office:value-type="float" office:value="0.350444096133751" calcext:value-type="float">
            <text:p>0.35</text:p>
          </table:table-cell>
          <table:table-cell table:style-name="ce114" table:formula="of:=[.F5]" office:value-type="float" office:value="-0.258145262916714" calcext:value-type="float">
            <text:p>-0.26</text:p>
          </table:table-cell>
          <table:table-cell table:style-name="ce123" table:formula="of:=[.G9]" office:value-type="float" office:value="-0.13065469582945" calcext:value-type="float">
            <text:p>-0.13</text:p>
          </table:table-cell>
          <table:table-cell table:number-columns-repeated="12"/>
        </table:table-row>
        <table:table-row table:style-name="ro2">
          <table:table-cell table:style-name="ce103" office:value-type="string" calcext:value-type="string">
            <text:p>Upper</text:p>
          </table:table-cell>
          <table:table-cell table:style-name="ce108"/>
          <table:table-cell table:style-name="ce113" table:formula="of:=[.C6]" office:value-type="float" office:value="2465.5" calcext:value-type="float">
            <text:p>2,465.50</text:p>
          </table:table-cell>
          <table:table-cell table:style-name="ce113" table:formula="of:=[.D6]" office:value-type="float" office:value="86" calcext:value-type="float">
            <text:p>86.00</text:p>
          </table:table-cell>
          <table:table-cell table:style-name="ce113" table:formula="of:=[.E6]" office:value-type="float" office:value="2.26496865203762" calcext:value-type="float">
            <text:p>2.26</text:p>
          </table:table-cell>
          <table:table-cell table:style-name="ce113" table:formula="of:=[.F6]" office:value-type="float" office:value="0.522196127849696" calcext:value-type="float">
            <text:p>0.52</text:p>
          </table:table-cell>
          <table:table-cell table:style-name="ce118" table:formula="of:=[.G10]" office:value-type="float" office:value="0.154734563072322" calcext:value-type="float">
            <text:p>0.15</text:p>
          </table:table-cell>
          <table:table-cell table:number-columns-repeated="1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style-name="Default" office:value-type="string" calcext:value-type="string">
            <text:p>Outliers identified in red on `clean-data` sheet</text:p>
          </table:table-cell>
          <table:table-cell table:number-columns-repeated="18"/>
        </table:table-row>
        <table:table-row table:style-name="ro2" table:number-rows-repeated="13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clean-data-no-outliers" table:style-name="ta1">
        <table:table-column table:style-name="co12" table:number-columns-repeated="5" table:default-cell-style-name="ce124"/>
        <table:table-column table:style-name="co12" table:default-cell-style-name="ce112"/>
        <table:table-column table:style-name="co12" table:default-cell-style-name="Default"/>
        <table:table-column table:style-name="co12" table:number-columns-repeated="4" table:default-cell-style-name="ce124"/>
        <table:table-column table:style-name="co16" table:default-cell-style-name="ce112"/>
        <table:table-column table:style-name="co17" table:default-cell-style-name="ce112"/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21" table:default-cell-style-name="ce112"/>
        <table:table-column table:style-name="co22" table:default-cell-style-name="ce112"/>
        <table:table-column table:style-name="co23" table:default-cell-style-name="ce112"/>
        <table:table-row table:style-name="ro1">
          <table:table-cell table:style-name="ce2" office:value-type="string" calcext:value-type="string">
            <text:p>uid</text:p>
          </table:table-cell>
          <table:table-cell table:style-name="ce2" office:value-type="string" calcext:value-type="string">
            <text:p>participa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eedback</text:p>
          </table:table-cell>
          <table:table-cell table:style-name="ce2" office:value-type="string" calcext:value-type="string">
            <text:p>trial</text:p>
          </table:table-cell>
          <table:table-cell table:style-name="ce2" office:value-type="string" calcext:value-type="string">
            <text:p>Average time (ms)</text:p>
          </table:table-cell>
          <table:table-cell table:style-name="ce2" office:value-type="string" calcext:value-type="string">
            <text:p>Task completion time (s)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Minimum String Distance Error Rate</text:p>
          </table:table-cell>
          <table:table-cell table:style-name="ce2" office:value-type="string" calcext:value-type="string">
            <text:p>Key Strokes Per Character</text:p>
          </table:table-cell>
          <table:table-cell table:style-name="ce2" office:value-type="string" calcext:value-type="string">
            <text:p>Participant Conscientiousness</text:p>
          </table:table-cell>
          <table:table-cell table:style-name="ce2" office:value-type="string" calcext:value-type="string">
            <text:p>Utilized Bandwidth</text:p>
          </table:table-cell>
          <table:table-cell table:style-name="ce2" office:value-type="string" calcext:value-type="string">
            <text:p>Wasted Bandwidth</text:p>
          </table:table-cell>
          <table:table-cell table:style-name="ce2" office:value-type="string" calcext:value-type="string">
            <text:p>Total Error Rate</text:p>
          </table:table-cell>
          <table:table-cell table:style-name="ce2" office:value-type="string" calcext:value-type="string">
            <text:p>Not Corrected Error Rate</text:p>
          </table:table-cell>
          <table:table-cell table:style-name="ce2" office:value-type="string" calcext:value-type="string">
            <text:p>Corrected Error Ra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.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37837837837838" calcext:value-type="float">
            <text:p>0.84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82352941176471" calcext:value-type="float">
            <text:p>0.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5161290322581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184210526315789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184210526315789" calcext:value-type="float">
            <text:p>0.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84210526315789" calcext:value-type="float">
            <text:p>1.84</text:p>
          </table:table-cell>
          <table:table-cell office:value-type="float" office:value="1" calcext:value-type="float">
            <text:p>1.00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96296296296296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96296296296296" calcext:value-type="float">
            <text:p>0.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40" calcext:value-type="float">
            <text:p>540.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0.75" calcext:value-type="float">
            <text:p>0.75</text:p>
          </table:table-cell>
          <table:table-cell office:value-type="float" office:value="0.787878787878788" calcext:value-type="float">
            <text:p>0.79</text:p>
          </table:table-cell>
          <table:table-cell office:value-type="float" office:value="0.212121212121212" calcext:value-type="float">
            <text:p>0.21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1" calcext:value-type="float">
            <text:p>0.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.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.00</text:p>
          </table:table-cell>
          <table:table-cell office:value-type="float" office:value="0.609756097560976" calcext:value-type="float">
            <text:p>0.61</text:p>
          </table:table-cell>
          <table:table-cell office:value-type="float" office:value="0.390243902439024" calcext:value-type="float">
            <text:p>0.39</text:p>
          </table:table-cell>
          <table:table-cell office:value-type="float" office:value="0.242424242424242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42424242424242" calcext:value-type="float">
            <text:p>0.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17" calcext:value-type="float">
            <text:p>517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33333333333" calcext:value-type="float">
            <text:p>0.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.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1.70588235294118" calcext:value-type="float">
            <text:p>1.71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551724137931034" calcext:value-type="float">
            <text:p>0.55</text:p>
          </table:table-cell>
          <table:table-cell office:value-type="float" office:value="0.448275862068966" calcext:value-type="float">
            <text:p>0.45</text:p>
          </table:table-cell>
          <table:table-cell office:value-type="float" office:value="0.304347826086957" calcext:value-type="float">
            <text:p>0.30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260869565217391" calcext:value-type="float">
            <text:p>0.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.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358974358974359" calcext:value-type="float">
            <text:p>0.36</text:p>
          </table:table-cell>
          <table:table-cell office:value-type="float" office:value="0.21875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.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10" calcext:value-type="float">
            <text:p>610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1176470588235" calcext:value-type="float">
            <text:p>1.41</text:p>
          </table:table-cell>
          <table:table-cell office:value-type="float" office:value="1" calcext:value-type="float">
            <text:p>1.00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291666666666667" calcext:value-type="float">
            <text:p>0.29</text:p>
          </table:table-cell>
          <table:table-cell office:value-type="float" office:value="0.17073170731707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0731707317073" calcext:value-type="float">
            <text:p>0.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.62068965517241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7021276595745" calcext:value-type="float">
            <text:p>0.62</text:p>
          </table:table-cell>
          <table:table-cell office:value-type="float" office:value="0.382978723404255" calcext:value-type="float">
            <text:p>0.38</text:p>
          </table:table-cell>
          <table:table-cell office:value-type="float" office:value="0.236842105263158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6842105263158" calcext:value-type="float">
            <text:p>0.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.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2.23809523809524" calcext:value-type="float">
            <text:p>2.24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0.425531914893617" calcext:value-type="float">
            <text:p>0.43</text:p>
          </table:table-cell>
          <table:table-cell office:value-type="float" office:value="0.574468085106383" calcext:value-type="float">
            <text:p>0.57</text:p>
          </table:table-cell>
          <table:table-cell office:value-type="float" office:value="0.411764705882353" calcext:value-type="float">
            <text:p>0.41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382352941176471" calcext:value-type="float">
            <text:p>0.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569" calcext:value-type="float">
            <text:p>569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" calcext:value-type="float">
            <text:p>1.00</text:p>
          </table:table-cell>
          <table:table-cell office:value-type="float" office:value="0.681818181818182" calcext:value-type="float">
            <text:p>0.68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18918918918918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189189189189189" calcext:value-type="float">
            <text:p>0.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566" calcext:value-type="float">
            <text:p>566.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1.41666666666667" calcext:value-type="float">
            <text:p>1.42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76470588235294" calcext:value-type="float">
            <text:p>0.68</text:p>
          </table:table-cell>
          <table:table-cell office:value-type="float" office:value="0.323529411764706" calcext:value-type="float">
            <text:p>0.32</text:p>
          </table:table-cell>
          <table:table-cell office:value-type="float" office:value="0.206896551724138" calcext:value-type="float">
            <text:p>0.21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172413793103448" calcext:value-type="float">
            <text:p>0.1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,232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1" calcext:value-type="float">
            <text:p>1.0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769230769230769" calcext:value-type="float">
            <text:p>0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31" calcext:value-type="float">
            <text:p>931.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692307692308" calcext:value-type="float">
            <text:p>1.08</text:p>
          </table:table-cell>
          <table:table-cell office:value-type="float" office:value="1" calcext:value-type="float">
            <text:p>1.00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7037037037037" calcext:value-type="float">
            <text:p>0.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046" calcext:value-type="float">
            <text:p>1,046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27" calcext:value-type="float">
            <text:p>827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95238095238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1304347826087" calcext:value-type="float">
            <text:p>0.91</text:p>
          </table:table-cell>
          <table:table-cell office:value-type="float" office:value="0.0869565217391304" calcext:value-type="float">
            <text:p>0.09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454545454545455" calcext:value-type="float">
            <text:p>0.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23" calcext:value-type="float">
            <text:p>1,023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8148148148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89655172413793" calcext:value-type="float">
            <text:p>0.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450" calcext:value-type="float">
            <text:p>1,450.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189" calcext:value-type="float">
            <text:p>1,189.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555555555555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47368421052632" calcext:value-type="float">
            <text:p>0.95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7027027027027" calcext:value-type="float">
            <text:p>0.0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20" calcext:value-type="float">
            <text:p>1,120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.00</text:p>
          </table:table-cell>
          <table:table-cell office:value-type="float" office:value="0.862068965517241" calcext:value-type="float">
            <text:p>0.86</text:p>
          </table:table-cell>
          <table:table-cell office:value-type="float" office:value="0.137931034482759" calcext:value-type="float">
            <text:p>0.14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40740740740741" calcext:value-type="float">
            <text:p>0.0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022" calcext:value-type="float">
            <text:p>1,022.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39393939393939" calcext:value-type="float">
            <text:p>0.94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41666666666667" calcext:value-type="float">
            <text:p>1.42</text:p>
          </table:table-cell>
          <table:table-cell office:value-type="float" office:value="1" calcext:value-type="float">
            <text:p>1.00</text:p>
          </table:table-cell>
          <table:table-cell office:value-type="float" office:value="0.705882352941176" calcext:value-type="float">
            <text:p>0.71</text:p>
          </table:table-cell>
          <table:table-cell office:value-type="float" office:value="0.294117647058823" calcext:value-type="float">
            <text:p>0.29</text:p>
          </table:table-cell>
          <table:table-cell office:value-type="float" office:value="0.172413793103448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2413793103448" calcext:value-type="float">
            <text:p>0.1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0689655172414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8571428571429" calcext:value-type="float">
            <text:p>0.83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09375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375" calcext:value-type="float">
            <text:p>0.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.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82" calcext:value-type="float">
            <text:p>882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1111111111111" calcext:value-type="float">
            <text:p>0.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948" calcext:value-type="float">
            <text:p>948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941" calcext:value-type="float">
            <text:p>941.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1" calcext:value-type="float">
            <text:p>1.00</text:p>
          </table:table-cell>
          <table:table-cell office:value-type="float" office:value="0.875" calcext:value-type="float">
            <text:p>0.88</text:p>
          </table:table-cell>
          <table:table-cell office:value-type="float" office:value="0.125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28" calcext:value-type="float">
            <text:p>828.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8695652173913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416666666666667" calcext:value-type="float">
            <text:p>0.0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839" calcext:value-type="float">
            <text:p>839.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8148148148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89655172413793" calcext:value-type="float">
            <text:p>0.0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819" calcext:value-type="float">
            <text:p>819.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66666666666667" calcext:value-type="float">
            <text:p>0.1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2.1" calcext:value-type="float">
            <text:p>2.10</text:p>
          </table:table-cell>
          <table:table-cell office:value-type="float" office:value="1" calcext:value-type="float">
            <text:p>1.00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354838709677419" calcext:value-type="float">
            <text:p>0.3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81" calcext:value-type="float">
            <text:p>781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.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40740740740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1034482758621" calcext:value-type="float">
            <text:p>0.9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7142857142857" calcext:value-type="float">
            <text:p>0.0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76190476190476" calcext:value-type="float">
            <text:p>1.76</text:p>
          </table:table-cell>
          <table:table-cell office:value-type="float" office:value="1" calcext:value-type="float">
            <text:p>1.00</text:p>
          </table:table-cell>
          <table:table-cell office:value-type="float" office:value="0.567567567567568" calcext:value-type="float">
            <text:p>0.57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275862068965517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275862068965517" calcext:value-type="float">
            <text:p>0.2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0.19047619047619" calcext:value-type="float">
            <text:p>0.19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1538461538462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5294117647059" calcext:value-type="float">
            <text:p>0.2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70588235294118" calcext:value-type="float">
            <text:p>1.71</text:p>
          </table:table-cell>
          <table:table-cell office:value-type="float" office:value="1" calcext:value-type="float">
            <text:p>1.00</text:p>
          </table:table-cell>
          <table:table-cell office:value-type="float" office:value="0.586206896551724" calcext:value-type="float">
            <text:p>0.59</text:p>
          </table:table-cell>
          <table:table-cell office:value-type="float" office:value="0.413793103448276" calcext:value-type="float">
            <text:p>0.41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60869565217391" calcext:value-type="float">
            <text:p>0.2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74285714285714" calcext:value-type="float">
            <text:p>1.74</text:p>
          </table:table-cell>
          <table:table-cell office:value-type="float" office:value="1" calcext:value-type="float">
            <text:p>1.00</text:p>
          </table:table-cell>
          <table:table-cell office:value-type="float" office:value="0.573770491803279" calcext:value-type="float">
            <text:p>0.57</text:p>
          </table:table-cell>
          <table:table-cell office:value-type="float" office:value="0.426229508196721" calcext:value-type="float">
            <text:p>0.43</text:p>
          </table:table-cell>
          <table:table-cell office:value-type="float" office:value="0.270833333333333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70833333333333" calcext:value-type="float">
            <text:p>0.2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,387.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1.6" calcext:value-type="float">
            <text:p>1.6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59375" calcext:value-type="float">
            <text:p>0.59</text:p>
          </table:table-cell>
          <table:table-cell office:value-type="float" office:value="0.40625" calcext:value-type="float">
            <text:p>0.41</text:p>
          </table:table-cell>
          <table:table-cell office:value-type="float" office:value="0.269230769230769" calcext:value-type="float">
            <text:p>0.27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230769230769231" calcext:value-type="float">
            <text:p>0.2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197" calcext:value-type="float">
            <text:p>1,197.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office:value-type="float" office:value="1.90909090909091" calcext:value-type="float">
            <text:p>1.91</text:p>
          </table:table-cell>
          <table:table-cell office:value-type="float" office:value="1" calcext:value-type="float">
            <text:p>1.00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3125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125" calcext:value-type="float">
            <text:p>0.3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313" calcext:value-type="float">
            <text:p>1,313.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34146341463415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office:value-type="float" office:value="0.745454545454545" calcext:value-type="float">
            <text:p>0.75</text:p>
          </table:table-cell>
          <table:table-cell office:value-type="float" office:value="0.254545454545454" calcext:value-type="float">
            <text:p>0.25</text:p>
          </table:table-cell>
          <table:table-cell office:value-type="float" office:value="0.145833333333333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45833333333333" calcext:value-type="float">
            <text:p>0.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54" calcext:value-type="float">
            <text:p>1,054.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1.20689655172414" calcext:value-type="float">
            <text:p>1.2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25" calcext:value-type="float">
            <text:p>0.13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9375" calcext:value-type="float">
            <text:p>0.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146" calcext:value-type="float">
            <text:p>1,146.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.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1.5" calcext:value-type="float">
            <text:p>1.50</text:p>
          </table:table-cell>
          <table:table-cell office:value-type="float" office:value="0.875" calcext:value-type="float">
            <text:p>0.88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2" calcext:value-type="float">
            <text:p>0.2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.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.00</text:p>
          </table:table-cell>
          <table:table-cell office:value-type="float" office:value="0.862068965517241" calcext:value-type="float">
            <text:p>0.86</text:p>
          </table:table-cell>
          <table:table-cell office:value-type="float" office:value="0.137931034482759" calcext:value-type="float">
            <text:p>0.14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40740740740741" calcext:value-type="float">
            <text:p>0.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013" calcext:value-type="float">
            <text:p>1,013.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2.03225806451613" calcext:value-type="float">
            <text:p>2.03</text:p>
          </table:table-cell>
          <table:table-cell office:value-type="float" office:value="1" calcext:value-type="float">
            <text:p>1.00</text:p>
          </table:table-cell>
          <table:table-cell office:value-type="float" office:value="0.492063492063492" calcext:value-type="float">
            <text:p>0.49</text:p>
          </table:table-cell>
          <table:table-cell office:value-type="float" office:value="0.507936507936508" calcext:value-type="float">
            <text:p>0.51</text:p>
          </table:table-cell>
          <table:table-cell office:value-type="float" office:value="0.34042553191489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340425531914894" calcext:value-type="float">
            <text:p>0.3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093" calcext:value-type="float">
            <text:p>1,093.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float" office:value="1.8" calcext:value-type="float">
            <text:p>1.80</text:p>
          </table:table-cell>
          <table:table-cell office:value-type="float" office:value="1" calcext:value-type="float">
            <text:p>1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,293.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17" calcext:value-type="float">
            <text:p>1,917.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66666666666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75" calcext:value-type="float">
            <text:p>0.94</text:p>
          </table:table-cell>
          <table:table-cell office:value-type="float" office:value="0.0625" calcext:value-type="float">
            <text:p>0.06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2258064516129" calcext:value-type="float">
            <text:p>0.0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102" calcext:value-type="float">
            <text:p>2,102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849" calcext:value-type="float">
            <text:p>1,849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755" calcext:value-type="float">
            <text:p>1,755.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38095238095238" calcext:value-type="float">
            <text:p>0.74</text:p>
          </table:table-cell>
          <table:table-cell office:value-type="float" office:value="0.261904761904762" calcext:value-type="float">
            <text:p>0.26</text:p>
          </table:table-cell>
          <table:table-cell office:value-type="float" office:value="0.184210526315789" calcext:value-type="float">
            <text:p>0.18</text:p>
          </table:table-cell>
          <table:table-cell office:value-type="float" office:value="0.0789473684210526" calcext:value-type="float">
            <text:p>0.08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410" calcext:value-type="float">
            <text:p>1,410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,371.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1" calcext:value-type="float">
            <text:p>1.00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,342.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4375" calcext:value-type="float">
            <text:p>0.84</text:p>
          </table:table-cell>
          <table:table-cell office:value-type="float" office:value="0.15625" calcext:value-type="float">
            <text:p>0.16</text:p>
          </table:table-cell>
          <table:table-cell office:value-type="float" office:value="0.1" calcext:value-type="float">
            <text:p>0.1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383" calcext:value-type="float">
            <text:p>1,383.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896551724138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,201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94" calcext:value-type="float">
            <text:p>1,494.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53846153846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14285714285714" calcext:value-type="float">
            <text:p>0.0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442" calcext:value-type="float">
            <text:p>1,442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489" calcext:value-type="float">
            <text:p>1,489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5714285714286" calcext:value-type="float">
            <text:p>0.89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606060606060606" calcext:value-type="float">
            <text:p>0.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375" calcext:value-type="float">
            <text:p>1,375.0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87804878048781" calcext:value-type="float">
            <text:p>0.05</text:p>
          </table:table-cell>
          <table:table-cell office:value-type="float" office:value="1.09756097560976" calcext:value-type="float">
            <text:p>1.10</text:p>
          </table:table-cell>
          <table:table-cell office:value-type="float" office:value="0.5" calcext:value-type="float">
            <text:p>0.5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930232558139535" calcext:value-type="float">
            <text:p>0.09</text:p>
          </table:table-cell>
          <table:table-cell table:number-columns-repeated="2" office:value-type="float" office:value="0.0465116279069768" calcext:value-type="float">
            <text:p>0.0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,240.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551724137931" calcext:value-type="float">
            <text:p>0.97</text:p>
          </table:table-cell>
          <table:table-cell table:number-columns-repeated="3"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351" calcext:value-type="float">
            <text:p>1,351.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,106.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54545454545455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0.647058823529412" calcext:value-type="float">
            <text:p>0.65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214285714285714" calcext:value-type="float">
            <text:p>0.2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,140.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7741935483871" calcext:value-type="float">
            <text:p>1.77</text:p>
          </table:table-cell>
          <table:table-cell office:value-type="float" office:value="1" calcext:value-type="float">
            <text:p>1.00</text:p>
          </table:table-cell>
          <table:table-cell office:value-type="float" office:value="0.563636363636364" calcext:value-type="float">
            <text:p>0.56</text:p>
          </table:table-cell>
          <table:table-cell office:value-type="float" office:value="0.436363636363636" calcext:value-type="float">
            <text:p>0.44</text:p>
          </table:table-cell>
          <table:table-cell office:value-type="float" office:value="0.27906976744186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27906976744186" calcext:value-type="float">
            <text:p>0.2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.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82758620689655" calcext:value-type="float">
            <text:p>1.83</text:p>
          </table:table-cell>
          <table:table-cell office:value-type="float" office:value="1" calcext:value-type="float">
            <text:p>1.00</text:p>
          </table:table-cell>
          <table:table-cell office:value-type="float" office:value="0.547169811320755" calcext:value-type="float">
            <text:p>0.55</text:p>
          </table:table-cell>
          <table:table-cell office:value-type="float" office:value="0.452830188679245" calcext:value-type="float">
            <text:p>0.45</text:p>
          </table:table-cell>
          <table:table-cell office:value-type="float" office:value="0.292682926829268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92682926829268" calcext:value-type="float">
            <text:p>0.2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44" calcext:value-type="float">
            <text:p>1,044.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1.51851851851852" calcext:value-type="float">
            <text:p>1.52</text:p>
          </table:table-cell>
          <table:table-cell office:value-type="float" office:value="0.875" calcext:value-type="float">
            <text:p>0.88</text:p>
          </table:table-cell>
          <table:table-cell office:value-type="float" office:value="0.634146341463415" calcext:value-type="float">
            <text:p>0.63</text:p>
          </table:table-cell>
          <table:table-cell office:value-type="float" office:value="0.365853658536585" calcext:value-type="float">
            <text:p>0.37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205882352941176" calcext:value-type="float">
            <text:p>0.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83" calcext:value-type="float">
            <text:p>1,083.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9259259259259" calcext:value-type="float">
            <text:p>1.59</text:p>
          </table:table-cell>
          <table:table-cell office:value-type="float" office:value="1" calcext:value-type="float">
            <text:p>1.00</text:p>
          </table:table-cell>
          <table:table-cell office:value-type="float" office:value="0.627906976744186" calcext:value-type="float">
            <text:p>0.63</text:p>
          </table:table-cell>
          <table:table-cell office:value-type="float" office:value="0.372093023255814" calcext:value-type="float">
            <text:p>0.37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28571428571429" calcext:value-type="float">
            <text:p>0.2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,091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office:value-type="float" office:value="2.15384615384615" calcext:value-type="float">
            <text:p>2.15</text:p>
          </table:table-cell>
          <table:table-cell office:value-type="float" office:value="1" calcext:value-type="float">
            <text:p>1.00</text:p>
          </table:table-cell>
          <table:table-cell office:value-type="float" office:value="0.464285714285714" calcext:value-type="float">
            <text:p>0.46</text:p>
          </table:table-cell>
          <table:table-cell office:value-type="float" office:value="0.535714285714286" calcext:value-type="float">
            <text:p>0.54</text:p>
          </table:table-cell>
          <table:table-cell office:value-type="float" office:value="0.365853658536585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365853658536585" calcext:value-type="float">
            <text:p>0.3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98" calcext:value-type="float">
            <text:p>1,198.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.60606060606061" calcext:value-type="float">
            <text:p>1.61</text:p>
          </table:table-cell>
          <table:table-cell office:value-type="float" office:value="1" calcext:value-type="float">
            <text:p>1.00</text:p>
          </table:table-cell>
          <table:table-cell office:value-type="float" office:value="0.622641509433962" calcext:value-type="float">
            <text:p>0.62</text:p>
          </table:table-cell>
          <table:table-cell office:value-type="float" office:value="0.377358490566038" calcext:value-type="float">
            <text:p>0.38</text:p>
          </table:table-cell>
          <table:table-cell office:value-type="float" office:value="0.232558139534884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32558139534884" calcext:value-type="float">
            <text:p>0.2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163" calcext:value-type="float">
            <text:p>1,163.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.00</text:p>
          </table:table-cell>
          <table:table-cell office:value-type="float" office:value="0.531914893617021" calcext:value-type="float">
            <text:p>0.53</text:p>
          </table:table-cell>
          <table:table-cell office:value-type="float" office:value="0.468085106382979" calcext:value-type="float">
            <text:p>0.47</text:p>
          </table:table-cell>
          <table:table-cell office:value-type="float" office:value="0.305555555555556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05555555555556" calcext:value-type="float">
            <text:p>0.3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,382.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962962962963" calcext:value-type="float">
            <text:p>1.30</text:p>
          </table:table-cell>
          <table:table-cell office:value-type="float" office:value="1" calcext:value-type="float">
            <text:p>1.00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129032258064516" calcext:value-type="float">
            <text:p>0.1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353" calcext:value-type="float">
            <text:p>1,353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3333333333333" calcext:value-type="float">
            <text:p>1.53</text:p>
          </table:table-cell>
          <table:table-cell office:value-type="float" office:value="1" calcext:value-type="float">
            <text:p>1.00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347826086956522" calcext:value-type="float">
            <text:p>0.35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210526315789474" calcext:value-type="float">
            <text:p>0.2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161" calcext:value-type="float">
            <text:p>1,161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,122.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1.22857142857143" calcext:value-type="float">
            <text:p>1.23</text:p>
          </table:table-cell>
          <table:table-cell office:value-type="float" office:value="0.8" calcext:value-type="float">
            <text:p>0.80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0.209302325581395" calcext:value-type="float">
            <text:p>0.21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256410256410256" calcext:value-type="float">
            <text:p>0.03</text:p>
          </table:table-cell>
          <table:table-cell office:value-type="float" office:value="0.102564102564103" calcext:value-type="float">
            <text:p>0.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,083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,196.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229" calcext:value-type="float">
            <text:p>1,229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118" calcext:value-type="float">
            <text:p>1,118.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2.08333333333333" calcext:value-type="float">
            <text:p>2.08</text:p>
          </table:table-cell>
          <table:table-cell office:value-type="float" office:value="1" calcext:value-type="float">
            <text:p>1.00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351351351351351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351351351351351" calcext:value-type="float">
            <text:p>0.3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88" calcext:value-type="float">
            <text:p>1,288.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1538461538462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5294117647059" calcext:value-type="float">
            <text:p>0.2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86" calcext:value-type="float">
            <text:p>2,286.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37837837837838" calcext:value-type="float">
            <text:p>0.84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82352941176471" calcext:value-type="float">
            <text:p>0.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55" calcext:value-type="float">
            <text:p>1,755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852" calcext:value-type="float">
            <text:p>1,852.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,987.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25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41176470588235" calcext:value-type="float">
            <text:p>0.94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03030303030303" calcext:value-type="float">
            <text:p>0.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828" calcext:value-type="float">
            <text:p>1,828.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1" calcext:value-type="float">
            <text:p>1,991.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562" calcext:value-type="float">
            <text:p>1,562.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448275862069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47058823529412" calcext:value-type="float">
            <text:p>0.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581" calcext:value-type="float">
            <text:p>1,581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85714285714286" calcext:value-type="float">
            <text:p>1.86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,020.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.69230769230769" calcext:value-type="float">
            <text:p>1.69</text:p>
          </table:table-cell>
          <table:table-cell office:value-type="float" office:value="1" calcext:value-type="float">
            <text:p>1.00</text:p>
          </table:table-cell>
          <table:table-cell office:value-type="float" office:value="0.590909090909091" calcext:value-type="float">
            <text:p>0.59</text:p>
          </table:table-cell>
          <table:table-cell office:value-type="float" office:value="0.409090909090909" calcext:value-type="float">
            <text:p>0.4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57142857142857" calcext:value-type="float">
            <text:p>0.2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,439.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,509.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89655172413793" calcext:value-type="float">
            <text:p>1.90</text:p>
          </table:table-cell>
          <table:table-cell office:value-type="float" office:value="1" calcext:value-type="float">
            <text:p>1.00</text:p>
          </table:table-cell>
          <table:table-cell office:value-type="float" office:value="0.527272727272727" calcext:value-type="float">
            <text:p>0.53</text:p>
          </table:table-cell>
          <table:table-cell office:value-type="float" office:value="0.472727272727273" calcext:value-type="float">
            <text:p>0.47</text:p>
          </table:table-cell>
          <table:table-cell office:value-type="float" office:value="0.3095238095238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0952380952381" calcext:value-type="float">
            <text:p>0.3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,409.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484848484848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office:value-type="float" office:value="0.673469387755102" calcext:value-type="float">
            <text:p>0.67</text:p>
          </table:table-cell>
          <table:table-cell office:value-type="float" office:value="0.326530612244898" calcext:value-type="float">
            <text:p>0.33</text:p>
          </table:table-cell>
          <table:table-cell office:value-type="float" office:value="0.19512195121951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95121951219512" calcext:value-type="float">
            <text:p>0.2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519" calcext:value-type="float">
            <text:p>1,519.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83870967741935" calcext:value-type="float">
            <text:p>1.84</text:p>
          </table:table-cell>
          <table:table-cell office:value-type="float" office:value="1" calcext:value-type="float">
            <text:p>1.00</text:p>
          </table:table-cell>
          <table:table-cell office:value-type="float" office:value="0.543859649122807" calcext:value-type="float">
            <text:p>0.54</text:p>
          </table:table-cell>
          <table:table-cell office:value-type="float" office:value="0.456140350877193" calcext:value-type="float">
            <text:p>0.46</text:p>
          </table:table-cell>
          <table:table-cell office:value-type="float" office:value="0.29545454545454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95454545454545" calcext:value-type="float">
            <text:p>0.3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,906.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865" calcext:value-type="float">
            <text:p>1,865.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551724137931" calcext:value-type="float">
            <text:p>0.97</text:p>
          </table:table-cell>
          <table:table-cell table:number-columns-repeated="3"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797" calcext:value-type="float">
            <text:p>1,797.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908" calcext:value-type="float">
            <text:p>1,908.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1" calcext:value-type="float">
            <text:p>1.0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769230769230769" calcext:value-type="float">
            <text:p>0.0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734" calcext:value-type="float">
            <text:p>1,734.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.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99" calcext:value-type="float">
            <text:p>699.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09090909090909" calcext:value-type="float">
            <text:p>0.0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.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6086956521739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3103448275862" calcext:value-type="float">
            <text:p>0.79</text:p>
          </table:table-cell>
          <table:table-cell office:value-type="float" office:value="0.206896551724138" calcext:value-type="float">
            <text:p>0.21</text:p>
          </table:table-cell>
          <table:table-cell office:value-type="float" office:value="0.11538461538461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5384615384615" calcext:value-type="float">
            <text:p>0.1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25" calcext:value-type="float">
            <text:p>0.81</text:p>
          </table:table-cell>
          <table:table-cell office:value-type="float" office:value="0.1875" calcext:value-type="float">
            <text:p>0.19</text:p>
          </table:table-cell>
          <table:table-cell office:value-type="float" office:value="0.103448275862069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3448275862069" calcext:value-type="float">
            <text:p>0.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26315789473684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1666666666667" calcext:value-type="float">
            <text:p>0.79</text:p>
          </table:table-cell>
          <table:table-cell office:value-type="float" office:value="0.208333333333333" calcext:value-type="float">
            <text:p>0.21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6279069767442" calcext:value-type="float">
            <text:p>0.1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4242424242424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4878048780488" calcext:value-type="float">
            <text:p>0.80</text:p>
          </table:table-cell>
          <table:table-cell office:value-type="float" office:value="0.195121951219512" calcext:value-type="float">
            <text:p>0.20</text:p>
          </table:table-cell>
          <table:table-cell office:value-type="float" office:value="0.10810810810810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8108108108108" calcext:value-type="float">
            <text:p>0.1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98" calcext:value-type="float">
            <text:p>598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0.19047619047619" calcext:value-type="float">
            <text:p>0.19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88" calcext:value-type="float">
            <text:p>588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1" calcext:value-type="float">
            <text:p>1.00</text:p>
          </table:table-cell>
          <table:table-cell office:value-type="float" office:value="0.875" calcext:value-type="float">
            <text:p>0.88</text:p>
          </table:table-cell>
          <table:table-cell office:value-type="float" office:value="0.125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5172413793103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216216216216216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16216216216216" calcext:value-type="float">
            <text:p>0.2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.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.81481481481482" calcext:value-type="float">
            <text:p>1.81</text:p>
          </table:table-cell>
          <table:table-cell office:value-type="float" office:value="1" calcext:value-type="float">
            <text:p>1.00</text:p>
          </table:table-cell>
          <table:table-cell office:value-type="float" office:value="0.551020408163265" calcext:value-type="float">
            <text:p>0.55</text:p>
          </table:table-cell>
          <table:table-cell office:value-type="float" office:value="0.448979591836735" calcext:value-type="float">
            <text:p>0.45</text:p>
          </table:table-cell>
          <table:table-cell office:value-type="float" office:value="0.28947368421052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9473684210526" calcext:value-type="float">
            <text:p>0.2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.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7037037037037" calcext:value-type="float">
            <text:p>1.37</text:p>
          </table:table-cell>
          <table:table-cell office:value-type="float" office:value="1" calcext:value-type="float">
            <text:p>1.00</text:p>
          </table:table-cell>
          <table:table-cell office:value-type="float" office:value="0.72972972972973" calcext:value-type="float">
            <text:p>0.73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0.15625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6666666666667" calcext:value-type="float">
            <text:p>1.27</text:p>
          </table:table-cell>
          <table:table-cell office:value-type="float" office:value="1" calcext:value-type="float">
            <text:p>1.00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.117647058823529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7647058823529" calcext:value-type="float">
            <text:p>0.1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.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09090909090909" calcext:value-type="float">
            <text:p>0.0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581" calcext:value-type="float">
            <text:p>581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35294117647059" calcext:value-type="float">
            <text:p>1.35</text:p>
          </table:table-cell>
          <table:table-cell office:value-type="float" office:value="1" calcext:value-type="float">
            <text:p>1.00</text:p>
          </table:table-cell>
          <table:table-cell office:value-type="float" office:value="0.739130434782609" calcext:value-type="float">
            <text:p>0.74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697" calcext:value-type="float">
            <text:p>697.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5806451612903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4871794871795" calcext:value-type="float">
            <text:p>0.79</text:p>
          </table:table-cell>
          <table:table-cell office:value-type="float" office:value="0.205128205128205" calcext:value-type="float">
            <text:p>0.2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4285714285714" calcext:value-type="float">
            <text:p>0.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.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25" calcext:value-type="float">
            <text:p>0.81</text:p>
          </table:table-cell>
          <table:table-cell office:value-type="float" office:value="0.1875" calcext:value-type="float">
            <text:p>0.19</text:p>
          </table:table-cell>
          <table:table-cell office:value-type="float" office:value="0.103448275862069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3448275862069" calcext:value-type="float">
            <text:p>0.1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.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,198.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896551724138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,182.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285714285714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3953488372093" calcext:value-type="float">
            <text:p>0.81</text:p>
          </table:table-cell>
          <table:table-cell office:value-type="float" office:value="0.186046511627907" calcext:value-type="float">
            <text:p>0.19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2564102564103" calcext:value-type="float">
            <text:p>0.1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,093.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37" calcext:value-type="float">
            <text:p>1,137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86" calcext:value-type="float">
            <text:p>1,086.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106" calcext:value-type="float">
            <text:p>1,106.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72" calcext:value-type="float">
            <text:p>1,072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,170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1.13333333333333" calcext:value-type="float">
            <text:p>1.13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52941176470588" calcext:value-type="float">
            <text:p>0.85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0.09375" calcext:value-type="float">
            <text:p>0.09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625" calcext:value-type="float">
            <text:p>0.0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157" calcext:value-type="float">
            <text:p>1,157.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39393939393939" calcext:value-type="float">
            <text:p>0.94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,628.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554" calcext:value-type="float">
            <text:p>1,554.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393" calcext:value-type="float">
            <text:p>1,393.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6666666666667" calcext:value-type="float">
            <text:p>0.97</text:p>
          </table:table-cell>
          <table:table-cell table:number-columns-repeated="3"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87" calcext:value-type="float">
            <text:p>1,487.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586" calcext:value-type="float">
            <text:p>1,586.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2702702702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72972972972973" calcext:value-type="float">
            <text:p>0.97</text:p>
          </table:table-cell>
          <table:table-cell table:number-columns-repeated="3" office:value-type="float" office:value="0.02702702702702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403" calcext:value-type="float">
            <text:p>1,403.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371" calcext:value-type="float">
            <text:p>1,371.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77" calcext:value-type="float">
            <text:p>1,277.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74" calcext:value-type="float">
            <text:p>1,274.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table table:name="analysis" table:style-name="ta1">
        <office:forms form:automatic-focus="false" form:apply-design-mode="false"/>
        <table:shapes>
          <draw:frame draw:z-index="0" draw:style-name="gr1" draw:text-style-name="P1" svg:width="100mm" svg:height="100mm" svg:x="3.47mm" svg:y="133.17mm">
            <draw:object draw:notify-on-update-of-ranges="analysis.A2:analysis.A5 analysis.B1:analysis.B1 analysis.B2:analysis.B5 analysis.B9:analysis.B12 analysis.B9:analysis.B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00mm" svg:height="100mm" svg:x="111.21mm" svg:y="133.48mm">
            <draw:object draw:notify-on-update-of-ranges="analysis.A2:analysis.A5 analysis.C1:analysis.C1 analysis.C2:analysis.C5 analysis.C9:analysis.C12 analysis.C9:analysis.C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00mm" svg:height="100mm" svg:x="223.67mm" svg:y="133.63mm">
            <draw:object draw:notify-on-update-of-ranges="analysis.A2:analysis.A5 analysis.D1:analysis.D1 analysis.D2:analysis.D5 analysis.D9:analysis.D12 analysis.D9:analysis.D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00mm" svg:height="100mm" svg:x="334.1mm" svg:y="134.1mm">
            <draw:object draw:notify-on-update-of-ranges="analysis.A2:analysis.A5 analysis.E1:analysis.E1 analysis.E2:analysis.E5 analysis.E9:analysis.E12 analysis.E9:analysis.E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00mm" svg:height="100mm" svg:x="114.66mm" svg:y="240.2mm">
            <draw:object draw:notify-on-update-of-ranges="analysis.A2:analysis.A5 analysis.F1:analysis.F1 analysis.F2:analysis.F5 analysis.F9:analysis.F12 analysis.F9:analysis.F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00mm" svg:height="100mm" svg:x="224.64mm" svg:y="240.03mm">
            <draw:object draw:notify-on-update-of-ranges="analysis.A2:analysis.A5 analysis.G1:analysis.G1 analysis.G2:analysis.G5 analysis.G9:analysis.G12 analysis.G9:analysis.G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00mm" svg:height="100mm" svg:x="6.71mm" svg:y="240.97mm">
            <draw:object draw:notify-on-update-of-ranges="analysis.A2:analysis.A5 analysis.H1:analysis.H1 analysis.H2:analysis.H5 analysis.H9:analysis.H12 analysis.H9:analysis.H1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0" table:default-cell-style-name="Default"/>
        <table:table-column table:style-name="co12" table:default-cell-style-name="ce128"/>
        <table:table-column table:style-name="co12" table:number-columns-repeated="12" table:default-cell-style-name="Default"/>
        <table:table-row table:style-name="ro3">
          <table:table-cell table:style-name="ce97" office:value-type="string" calcext:value-type="string">
            <text:p>AVERAGE</text:p>
          </table:table-cell>
          <table:table-cell table:style-name="ce2" office:value-type="string" calcext:value-type="string">
            <text:p>Average time (ms)</text:p>
          </table:table-cell>
          <table:table-cell table:style-name="ce2" office:value-type="string" calcext:value-type="string">
            <text:p>Task completion time (s)</text:p>
          </table:table-cell>
          <table:table-cell table:style-name="ce10" office:value-type="string" calcext:value-type="string">
            <text:p>Minimum String Distance Error Rate</text:p>
          </table:table-cell>
          <table:table-cell table:style-name="ce2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2" office:value-type="string" calcext:value-type="string">
            <text:p>Utilized Bandwidth</text:p>
          </table:table-cell>
          <table:table-cell table:style-name="ce2" office:value-type="string" calcext:value-type="string">
            <text:p>Total Error Rate</text:p>
          </table:table-cell>
          <table:table-cell/>
          <table:table-cell table:style-name="ce2" table:number-columns-repeated="3"/>
          <table:table-cell/>
          <table:table-cell table:style-name="ce2"/>
        </table:table-row>
        <table:table-row table:style-name="ro2">
          <table:table-cell table:style-name="ce97" office:value-type="string" calcext:value-type="string">
            <text:p>Normal-False</text:p>
          </table:table-cell>
          <table:table-cell table:style-name="ce61" table:formula="of:=AVERAGEIFS(['clean-data-no-outliers'.F$2:.F$139]; [$'clean-data-no-outliers'.$C$2:$'clean-data-no-outliers'.$C$139]; &quot;normal&quot;; [$'clean-data-no-outliers'.$D$2:$'clean-data-no-outliers'.$D$139]; &quot;false&quot;)" office:value-type="float" office:value="732.53125" calcext:value-type="float">
            <text:p>732.5313</text:p>
          </table:table-cell>
          <table:table-cell table:style-name="ce61" table:formula="of:=AVERAGEIFS(['clean-data-no-outliers'.G2:.G139]; [$'clean-data-no-outliers'.$C2:$'clean-data-no-outliers'.$C139]; &quot;normal&quot;; [$'clean-data-no-outliers'.$D2:$'clean-data-no-outliers'.$D139]; &quot;false&quot;)" office:value-type="float" office:value="30.40625" calcext:value-type="float">
            <text:p>30.4063</text:p>
          </table:table-cell>
          <table:table-cell table:style-name="ce61" table:formula="of:=AVERAGEIFS(['clean-data-no-outliers'.L2:.L139]; [$'clean-data-no-outliers'.$C2:$'clean-data-no-outliers'.$C139]; &quot;normal&quot;; [$'clean-data-no-outliers'.$D2:$'clean-data-no-outliers'.$D139]; &quot;false&quot;)" office:value-type="float" office:value="0.00231481481481481" calcext:value-type="float">
            <text:p>0.0023</text:p>
          </table:table-cell>
          <table:table-cell table:style-name="ce61" table:formula="of:=AVERAGEIFS(['clean-data-no-outliers'.M2:.M139]; [$'clean-data-no-outliers'.$C2:$'clean-data-no-outliers'.$C139]; &quot;normal&quot;; [$'clean-data-no-outliers'.$D2:$'clean-data-no-outliers'.$D139]; &quot;false&quot;)" office:value-type="float" office:value="1.51568440657866" calcext:value-type="float">
            <text:p>1.5157</text:p>
          </table:table-cell>
          <table:table-cell table:style-name="ce61" table:formula="of:=AVERAGEIFS(['clean-data-no-outliers'.N2:.N139]; [$'clean-data-no-outliers'.$C2:$'clean-data-no-outliers'.$C139]; &quot;normal&quot;; [$'clean-data-no-outliers'.$D2:$'clean-data-no-outliers'.$D139]; &quot;false&quot;)" office:value-type="float" office:value="0.98828125" calcext:value-type="float">
            <text:p>0.9883</text:p>
          </table:table-cell>
          <table:table-cell table:style-name="ce61" table:formula="of:=AVERAGEIFS(['clean-data-no-outliers'.O2:.O139]; [$'clean-data-no-outliers'.$C2:$'clean-data-no-outliers'.$C139]; &quot;normal&quot;; [$'clean-data-no-outliers'.$D2:$'clean-data-no-outliers'.$D139]; &quot;false&quot;)" office:value-type="float" office:value="0.685367190046936" calcext:value-type="float">
            <text:p>0.6854</text:p>
          </table:table-cell>
          <table:table-cell table:style-name="ce61" table:formula="of:=AVERAGEIFS(['clean-data-no-outliers'.Q2:.Q139]; [$'clean-data-no-outliers'.$C2:$'clean-data-no-outliers'.$C139]; &quot;normal&quot;; [$'clean-data-no-outliers'.$D2:$'clean-data-no-outliers'.$D139]; &quot;false&quot;)" office:value-type="float" office:value="0.195284292203515" calcext:value-type="float">
            <text:p>0.1953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97" office:value-type="string" calcext:value-type="string">
            <text:p>Normal-Ttrue</text:p>
          </table:table-cell>
          <table:table-cell table:style-name="ce61" table:formula="of:=AVERAGEIFS(['clean-data-no-outliers'.F$2:.F$139]; [$'clean-data-no-outliers'.$C$2:$'clean-data-no-outliers'.$C$139]; &quot;normal&quot;; [$'clean-data-no-outliers'.$D$2:$'clean-data-no-outliers'.$D$139]; &quot;true&quot;)" office:value-type="float" office:value="868.25" calcext:value-type="float">
            <text:p>868.2500</text:p>
          </table:table-cell>
          <table:table-cell table:style-name="ce61" table:formula="of:=AVERAGEIFS(['clean-data-no-outliers'.G$2:.G$139]; [$'clean-data-no-outliers'.$C$2:$'clean-data-no-outliers'.$C$139]; &quot;normal&quot;; [$'clean-data-no-outliers'.$D$2:$'clean-data-no-outliers'.$D$139]; &quot;true&quot;)" office:value-type="float" office:value="35.0277777777778" calcext:value-type="float">
            <text:p>35.0278</text:p>
          </table:table-cell>
          <table:table-cell table:style-name="ce61" table:formula="of:=AVERAGEIFS(['clean-data-no-outliers'.L$2:.L$139]; [$'clean-data-no-outliers'.$C$2:$'clean-data-no-outliers'.$C$139]; &quot;normal&quot;; [$'clean-data-no-outliers'.$D$2:$'clean-data-no-outliers'.$D$139]; &quot;true&quot;)" office:value-type="float" office:value="0.00824660323899675" calcext:value-type="float">
            <text:p>0.0082</text:p>
          </table:table-cell>
          <table:table-cell table:style-name="ce61" table:formula="of:=AVERAGEIFS(['clean-data-no-outliers'.M$2:.M$139]; [$'clean-data-no-outliers'.$C$2:$'clean-data-no-outliers'.$C$139]; &quot;normal&quot;; [$'clean-data-no-outliers'.$D$2:$'clean-data-no-outliers'.$D$139]; &quot;true&quot;)" office:value-type="float" office:value="1.45097698674114" calcext:value-type="float">
            <text:p>1.4510</text:p>
          </table:table-cell>
          <table:table-cell table:style-name="ce61" table:formula="of:=AVERAGEIFS(['clean-data-no-outliers'.N$2:.N$139]; [$'clean-data-no-outliers'.$C$2:$'clean-data-no-outliers'.$C$139]; &quot;normal&quot;; [$'clean-data-no-outliers'.$D$2:$'clean-data-no-outliers'.$D$139]; &quot;true&quot;)" office:value-type="float" office:value="0.969477513227513" calcext:value-type="float">
            <text:p>0.9695</text:p>
          </table:table-cell>
          <table:table-cell table:style-name="ce61" table:formula="of:=AVERAGEIFS(['clean-data-no-outliers'.O$2:.O$139]; [$'clean-data-no-outliers'.$C$2:$'clean-data-no-outliers'.$C$139]; &quot;normal&quot;; [$'clean-data-no-outliers'.$D$2:$'clean-data-no-outliers'.$D$139]; &quot;true&quot;)" office:value-type="float" office:value="0.711317707364902" calcext:value-type="float">
            <text:p>0.7113</text:p>
          </table:table-cell>
          <table:table-cell table:style-name="ce61" table:formula="of:=AVERAGEIFS(['clean-data-no-outliers'.Q$2:.Q$139]; [$'clean-data-no-outliers'.$C$2:$'clean-data-no-outliers'.$C$139]; &quot;normal&quot;; [$'clean-data-no-outliers'.$D$2:$'clean-data-no-outliers'.$D$139]; &quot;true&quot;)" office:value-type="float" office:value="0.178982590783755" calcext:value-type="float">
            <text:p>0.1790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97" office:value-type="string" calcext:value-type="string">
            <text:p>Zoom-False</text:p>
          </table:table-cell>
          <table:table-cell table:style-name="ce61" table:formula="of:=AVERAGEIFS(['clean-data-no-outliers'.F$2:.F$139]; [$'clean-data-no-outliers'.$C$2:$'clean-data-no-outliers'.$C$139]; &quot;zoom&quot;; [$'clean-data-no-outliers'.$D$2:$'clean-data-no-outliers'.$D$139]; &quot;false&quot;)" office:value-type="float" office:value="1458.82352941176" calcext:value-type="float">
            <text:p>1,458.8235</text:p>
          </table:table-cell>
          <table:table-cell table:style-name="ce61" table:formula="of:=AVERAGEIFS(['clean-data-no-outliers'.G$2:.G$139]; [$'clean-data-no-outliers'.$C$2:$'clean-data-no-outliers'.$C$139]; &quot;zoom&quot;; [$'clean-data-no-outliers'.$D$2:$'clean-data-no-outliers'.$D$139]; &quot;false&quot;)" office:value-type="float" office:value="45.5" calcext:value-type="float">
            <text:p>45.5000</text:p>
          </table:table-cell>
          <table:table-cell table:style-name="ce61" table:formula="of:=AVERAGEIFS(['clean-data-no-outliers'.L$2:.L$139]; [$'clean-data-no-outliers'.$C$2:$'clean-data-no-outliers'.$C$139]; &quot;zoom&quot;; [$'clean-data-no-outliers'.$D$2:$'clean-data-no-outliers'.$D$139]; &quot;false&quot;)" office:value-type="float" office:value="0.00357554786620531" calcext:value-type="float">
            <text:p>0.0036</text:p>
          </table:table-cell>
          <table:table-cell table:style-name="ce61" table:formula="of:=AVERAGEIFS(['clean-data-no-outliers'.M$2:.M$139]; [$'clean-data-no-outliers'.$C$2:$'clean-data-no-outliers'.$C$139]; &quot;zoom&quot;; [$'clean-data-no-outliers'.$D$2:$'clean-data-no-outliers'.$D$139]; &quot;false&quot;)" office:value-type="float" office:value="1.12130716497154" calcext:value-type="float">
            <text:p>1.1213</text:p>
          </table:table-cell>
          <table:table-cell table:style-name="ce61" table:formula="of:=AVERAGEIFS(['clean-data-no-outliers'.N$2:.N$139]; [$'clean-data-no-outliers'.$C$2:$'clean-data-no-outliers'.$C$139]; &quot;zoom&quot;; [$'clean-data-no-outliers'.$D$2:$'clean-data-no-outliers'.$D$139]; &quot;false&quot;)" office:value-type="float" office:value="0.977591036414566" calcext:value-type="float">
            <text:p>0.9776</text:p>
          </table:table-cell>
          <table:table-cell table:style-name="ce61" table:formula="of:=AVERAGEIFS(['clean-data-no-outliers'.O$2:.O$139]; [$'clean-data-no-outliers'.$C$2:$'clean-data-no-outliers'.$C$139]; &quot;zoom&quot;; [$'clean-data-no-outliers'.$D$2:$'clean-data-no-outliers'.$D$139]; &quot;false&quot;)" office:value-type="float" office:value="0.907299597291182" calcext:value-type="float">
            <text:p>0.9073</text:p>
          </table:table-cell>
          <table:table-cell table:style-name="ce61" table:formula="of:=AVERAGEIFS(['clean-data-no-outliers'.Q$2:.Q$139]; [$'clean-data-no-outliers'.$C$2:$'clean-data-no-outliers'.$C$139]; &quot;zoom&quot;; [$'clean-data-no-outliers'.$D$2:$'clean-data-no-outliers'.$D$139]; &quot;false&quot;)" office:value-type="float" office:value="0.0543103410380508" calcext:value-type="float">
            <text:p>0.0543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97" office:value-type="string" calcext:value-type="string">
            <text:p>Zoom-True</text:p>
          </table:table-cell>
          <table:table-cell table:style-name="ce61" table:formula="of:=AVERAGEIFS(['clean-data-no-outliers'.F$2:.F$139]; [$'clean-data-no-outliers'.$C$2:$'clean-data-no-outliers'.$C$139]; &quot;zoom&quot;; [$'clean-data-no-outliers'.$D$2:$'clean-data-no-outliers'.$D$139]; &quot;true&quot;)" office:value-type="float" office:value="1345.33333333333" calcext:value-type="float">
            <text:p>1,345.3333</text:p>
          </table:table-cell>
          <table:table-cell table:style-name="ce61" table:formula="of:=AVERAGEIFS(['clean-data-no-outliers'.G$2:.G$139]; [$'clean-data-no-outliers'.$C$2:$'clean-data-no-outliers'.$C$139]; &quot;zoom&quot;; [$'clean-data-no-outliers'.$D$2:$'clean-data-no-outliers'.$D$139]; &quot;true&quot;)" office:value-type="float" office:value="42.9166666666667" calcext:value-type="float">
            <text:p>42.9167</text:p>
          </table:table-cell>
          <table:table-cell table:style-name="ce61" table:formula="of:=AVERAGEIFS(['clean-data-no-outliers'.L$2:.L$139]; [$'clean-data-no-outliers'.$C$2:$'clean-data-no-outliers'.$C$139]; &quot;zoom&quot;; [$'clean-data-no-outliers'.$D$2:$'clean-data-no-outliers'.$D$139]; &quot;true&quot;)" office:value-type="float" office:value="0.00593946253113621" calcext:value-type="float">
            <text:p>0.0059</text:p>
          </table:table-cell>
          <table:table-cell table:style-name="ce61" table:formula="of:=AVERAGEIFS(['clean-data-no-outliers'.M$2:.M$139]; [$'clean-data-no-outliers'.$C$2:$'clean-data-no-outliers'.$C$139]; &quot;zoom&quot;; [$'clean-data-no-outliers'.$D$2:$'clean-data-no-outliers'.$D$139]; &quot;true&quot;)" office:value-type="float" office:value="1.14979830434728" calcext:value-type="float">
            <text:p>1.1498</text:p>
          </table:table-cell>
          <table:table-cell table:style-name="ce61" table:formula="of:=AVERAGEIFS(['clean-data-no-outliers'.N$2:.N$139]; [$'clean-data-no-outliers'.$C$2:$'clean-data-no-outliers'.$C$139]; &quot;zoom&quot;; [$'clean-data-no-outliers'.$D$2:$'clean-data-no-outliers'.$D$139]; &quot;true&quot;)" office:value-type="float" office:value="0.976851851851852" calcext:value-type="float">
            <text:p>0.9769</text:p>
          </table:table-cell>
          <table:table-cell table:style-name="ce61" table:formula="of:=AVERAGEIFS(['clean-data-no-outliers'.O$2:.O$139]; [$'clean-data-no-outliers'.$C$2:$'clean-data-no-outliers'.$C$139]; &quot;zoom&quot;; [$'clean-data-no-outliers'.$D$2:$'clean-data-no-outliers'.$D$139]; &quot;true&quot;)" office:value-type="float" office:value="0.886614195144364" calcext:value-type="float">
            <text:p>0.8866</text:p>
          </table:table-cell>
          <table:table-cell table:style-name="ce61" table:formula="of:=AVERAGEIFS(['clean-data-no-outliers'.Q$2:.Q$139]; [$'clean-data-no-outliers'.$C$2:$'clean-data-no-outliers'.$C$139]; &quot;zoom&quot;; [$'clean-data-no-outliers'.$D$2:$'clean-data-no-outliers'.$D$139]; &quot;true&quot;)" office:value-type="float" office:value="0.0678233638464741" calcext:value-type="float">
            <text:p>0.0678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 table:number-rows-repeated="2">
          <table:table-cell table:style-name="ce124" table:number-columns-repeated="8"/>
          <table:table-cell table:number-columns-repeated="3"/>
          <table:table-cell table:style-name="ce61"/>
          <table:table-cell table:style-name="ce63" table:number-columns-repeated="2"/>
        </table:table-row>
        <table:table-row table:style-name="ro3">
          <table:table-cell table:style-name="ce97" office:value-type="string" calcext:value-type="string">
            <text:p>STD DEV</text:p>
          </table:table-cell>
          <table:table-cell table:style-name="ce2" office:value-type="string" calcext:value-type="string">
            <text:p>Average time (ms)</text:p>
          </table:table-cell>
          <table:table-cell table:style-name="ce2" office:value-type="string" calcext:value-type="string">
            <text:p>Task completion time (s)</text:p>
          </table:table-cell>
          <table:table-cell table:style-name="ce10" office:value-type="string" calcext:value-type="string">
            <text:p>Minimum String Distance Error Rate</text:p>
          </table:table-cell>
          <table:table-cell table:style-name="ce2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2" office:value-type="string" calcext:value-type="string">
            <text:p>Utilized Bandwidth</text:p>
          </table:table-cell>
          <table:table-cell table:style-name="ce2" office:value-type="string" calcext:value-type="string">
            <text:p>Total Error Rate</text:p>
          </table:table-cell>
          <table:table-cell/>
          <table:table-cell table:style-name="ce2" table:number-columns-repeated="2"/>
          <table:table-cell table:style-name="ce61"/>
          <table:table-cell table:style-name="ce63" table:number-columns-repeated="2"/>
        </table:table-row>
        <table:table-row table:style-name="ro2">
          <table:table-cell table:style-name="ce97" office:value-type="string" calcext:value-type="string">
            <text:p>Normal-False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F$2:$'clean-data-no-outliers'.F$139])))" office:value-type="float" office:value="238.142676720924" calcext:value-type="float">
            <text:p>238.1427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G$2:$'clean-data-no-outliers'.G$139])))" office:value-type="float" office:value="14.8212127295371" calcext:value-type="float">
            <text:p>14.8212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L$2:$'clean-data-no-outliers'.L$139])))" office:value-type="float" office:value="0.009108692163666" calcext:value-type="float">
            <text:p>0.0091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M$2:$'clean-data-no-outliers'.M$139])))" office:value-type="float" office:value="0.310794126383594" calcext:value-type="float">
            <text:p>0.3108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N$2:$'clean-data-no-outliers'.N$139])))" office:value-type="float" office:value="0.048768865249685" calcext:value-type="float">
            <text:p>0.0488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O$2:$'clean-data-no-outliers'.O$139])))" office:value-type="float" office:value="0.139001676400977" calcext:value-type="float">
            <text:p>0.1390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false&quot;; [$'clean-data-no-outliers'.Q$2:$'clean-data-no-outliers'.Q$139])))" office:value-type="float" office:value="0.0974360875759948" calcext:value-type="float">
            <text:p>0.0974</text:p>
          </table:table-cell>
          <table:table-cell table:style-name="ce61" table:number-columns-repeated="4"/>
          <table:table-cell table:style-name="ce63" table:number-columns-repeated="2"/>
        </table:table-row>
        <table:table-row table:style-name="ro2">
          <table:table-cell table:style-name="ce97" office:value-type="string" calcext:value-type="string">
            <text:p>Normal-Ttrue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F$2:$'clean-data-no-outliers'.F$139])))" office:value-type="float" office:value="314.40814011636" calcext:value-type="float">
            <text:p>314.4081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G$2:$'clean-data-no-outliers'.G$139])))" office:value-type="float" office:value="16.878534315364" calcext:value-type="float">
            <text:p>16.8785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L$2:$'clean-data-no-outliers'.L$139])))" office:value-type="float" office:value="0.0175634011164191" calcext:value-type="float">
            <text:p>0.0176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M$2:$'clean-data-no-outliers'.M$139])))" office:value-type="float" office:value="0.303613631812667" calcext:value-type="float">
            <text:p>0.3036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N$2:$'clean-data-no-outliers'.N$139])))" office:value-type="float" office:value="0.0672485254153275" calcext:value-type="float">
            <text:p>0.0672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O$2:$'clean-data-no-outliers'.O$139])))" office:value-type="float" office:value="0.141016651015886" calcext:value-type="float">
            <text:p>0.1410</text:p>
          </table:table-cell>
          <table:table-cell table:style-name="ce61" table:number-matrix-columns-spanned="1" table:number-matrix-rows-spanned="1" table:formula="of:=STDEV(IF([$'clean-data-no-outliers'.$C$2:$'clean-data-no-outliers'.$C$139] = &quot;normal&quot;; IF([$'clean-data-no-outliers'.$D$2:$'clean-data-no-outliers'.$D$139] = &quot;true&quot;; [$'clean-data-no-outliers'.Q$2:$'clean-data-no-outliers'.Q$139])))" office:value-type="float" office:value="0.0994101989649696" calcext:value-type="float">
            <text:p>0.0994</text:p>
          </table:table-cell>
          <table:table-cell table:style-name="ce61" table:number-columns-repeated="3"/>
          <table:table-cell table:number-columns-repeated="3"/>
        </table:table-row>
        <table:table-row table:style-name="ro2">
          <table:table-cell table:style-name="ce97" office:value-type="string" calcext:value-type="string">
            <text:p>Zoom-False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F$2:$'clean-data-no-outliers'.F$139])))" office:value-type="float" office:value="425.433858448571" calcext:value-type="float">
            <text:p>425.4339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G$2:$'clean-data-no-outliers'.G$139])))" office:value-type="float" office:value="17.2894257401523" calcext:value-type="float">
            <text:p>17.2894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L$2:$'clean-data-no-outliers'.L$139])))" office:value-type="float" office:value="0.0160131610574012" calcext:value-type="float">
            <text:p>0.0160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M$2:$'clean-data-no-outliers'.M$139])))" office:value-type="float" office:value="0.190277499722978" calcext:value-type="float">
            <text:p>0.1903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N$2:$'clean-data-no-outliers'.N$139])))" office:value-type="float" office:value="0.0917359657227417" calcext:value-type="float">
            <text:p>0.0917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O$2:$'clean-data-no-outliers'.O$139])))" office:value-type="float" office:value="0.117222245828039" calcext:value-type="float">
            <text:p>0.1172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false&quot;; [$'clean-data-no-outliers'.Q$2:$'clean-data-no-outliers'.Q$139])))" office:value-type="float" office:value="0.0740982276985181" calcext:value-type="float">
            <text:p>0.0741</text:p>
          </table:table-cell>
          <table:table-cell table:style-name="ce61" table:number-columns-repeated="3"/>
          <table:table-cell table:number-columns-repeated="3"/>
        </table:table-row>
        <table:table-row table:style-name="ro2">
          <table:table-cell table:style-name="ce97" office:value-type="string" calcext:value-type="string">
            <text:p>Zoom-True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F$2:$'clean-data-no-outliers'.F$139])))" office:value-type="float" office:value="315.223004961793" calcext:value-type="float">
            <text:p>315.2230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G$2:$'clean-data-no-outliers'.G$139])))" office:value-type="float" office:value="15.8283200083178" calcext:value-type="float">
            <text:p>15.8283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L$2:$'clean-data-no-outliers'.L$139])))" office:value-type="float" office:value="0.0137370812392319" calcext:value-type="float">
            <text:p>0.0137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M$2:$'clean-data-no-outliers'.M$139])))" office:value-type="float" office:value="0.216186101041578" calcext:value-type="float">
            <text:p>0.2162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N$2:$'clean-data-no-outliers'.N$139])))" office:value-type="float" office:value="0.098824662574585" calcext:value-type="float">
            <text:p>0.0988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O$2:$'clean-data-no-outliers'.O$139])))" office:value-type="float" office:value="0.123696593481049" calcext:value-type="float">
            <text:p>0.1237</text:p>
          </table:table-cell>
          <table:table-cell table:style-name="ce61" table:number-matrix-columns-spanned="1" table:number-matrix-rows-spanned="1" table:formula="of:=STDEV(IF([$'clean-data-no-outliers'.$C$2:$'clean-data-no-outliers'.$C$139] = &quot;zoom&quot;; IF([$'clean-data-no-outliers'.$D$2:$'clean-data-no-outliers'.$D$139] = &quot;true&quot;; [$'clean-data-no-outliers'.Q$2:$'clean-data-no-outliers'.Q$139])))" office:value-type="float" office:value="0.0769810400611091" calcext:value-type="float">
            <text:p>0.0770</text:p>
          </table:table-cell>
          <table:table-cell table:style-name="ce61" table:number-columns-repeated="3"/>
          <table:table-cell table:number-columns-repeated="3"/>
        </table:table-row>
        <table:table-row table:style-name="ro2" table:number-rows-repeated="2">
          <table:table-cell table:style-name="ce124" table:number-columns-repeated="8"/>
          <table:table-cell table:number-columns-repeated="6"/>
        </table:table-row>
        <table:table-row table:style-name="ro2">
          <table:table-cell table:style-name="ce124"/>
          <table:table-cell table:style-name="ce56" table:formula="of:=AVERAGE([.B2:.B3])" office:value-type="float" office:value="800.390625" calcext:value-type="float">
            <text:p>800</text:p>
          </table:table-cell>
          <table:table-cell table:style-name="ce60" table:formula="of:=AVERAGE([.C2:.C3])" office:value-type="float" office:value="32.7170138888889" calcext:value-type="float">
            <text:p>32.7</text:p>
          </table:table-cell>
          <table:table-cell table:style-name="ce64" table:formula="of:=AVERAGE([.D2:.D3])" office:value-type="float" office:value="0.00528070902690578" calcext:value-type="float">
            <text:p>0.0053</text:p>
          </table:table-cell>
          <table:table-cell table:style-name="ce117" table:formula="of:=AVERAGE([.E2:.E3])" office:value-type="float" office:value="1.4833306966599" calcext:value-type="float">
            <text:p>1.48</text:p>
          </table:table-cell>
          <table:table-cell table:style-name="ce117" table:formula="of:=AVERAGE([.F2:.F3])" office:value-type="float" office:value="0.978879381613757" calcext:value-type="float">
            <text:p>0.98</text:p>
          </table:table-cell>
          <table:table-cell table:style-name="ce122" table:formula="of:=AVERAGE([.G2:.G3])" office:value-type="float" office:value="0.698342448705919" calcext:value-type="float">
            <text:p>0.698</text:p>
          </table:table-cell>
          <table:table-cell table:style-name="ce122" table:formula="of:=AVERAGE([.H2:.H3])" office:value-type="float" office:value="0.187133441493635" calcext:value-type="float">
            <text:p>0.187</text:p>
          </table:table-cell>
          <table:table-cell table:style-name="ce91" table:number-columns-repeated="3"/>
          <table:table-cell table:number-columns-repeated="3"/>
        </table:table-row>
        <table:table-row table:style-name="ro2">
          <table:table-cell/>
          <table:table-cell table:style-name="ce57" table:formula="of:=AVERAGE([.B4:.B5])" office:value-type="float" office:value="1402.07843137255" calcext:value-type="float">
            <text:p>1,402</text:p>
          </table:table-cell>
          <table:table-cell table:style-name="ce62" table:formula="of:=AVERAGE([.C4:.C5])" office:value-type="float" office:value="44.2083333333334" calcext:value-type="float">
            <text:p>44.2</text:p>
          </table:table-cell>
          <table:table-cell table:style-name="ce65" table:formula="of:=AVERAGE([.D4:.D5])" office:value-type="float" office:value="0.00475750519867076" calcext:value-type="float">
            <text:p>0.0048</text:p>
          </table:table-cell>
          <table:table-cell table:style-name="ce125" table:formula="of:=AVERAGE([.E4:.E5])" office:value-type="float" office:value="1.13555273465941" calcext:value-type="float">
            <text:p>1.14</text:p>
          </table:table-cell>
          <table:table-cell table:style-name="ce125" table:formula="of:=AVERAGE([.F4:.F5])" office:value-type="float" office:value="0.977221444133209" calcext:value-type="float">
            <text:p>0.98</text:p>
          </table:table-cell>
          <table:table-cell table:style-name="ce67" table:formula="of:=AVERAGE([.G4:.G5])" office:value-type="float" office:value="0.896956896217773" calcext:value-type="float">
            <text:p>0.897</text:p>
          </table:table-cell>
          <table:table-cell table:style-name="ce67" table:formula="of:=AVERAGE([.H4:.H5])" office:value-type="float" office:value="0.0610668524422624" calcext:value-type="float">
            <text:p>0.061</text:p>
          </table:table-cell>
          <table:table-cell table:style-name="ce91" table:number-columns-repeated="3"/>
          <table:table-cell table:number-columns-repeated="3"/>
        </table:table-row>
        <table:table-row table:style-name="ro2">
          <table:table-cell/>
          <table:table-cell table:style-name="ce91" table:formula="of:=([.B16]-[.B15])/[.B15]" office:value-type="float" office:value="0.75174269610235" calcext:value-type="float">
            <text:p>0.75174269610235</text:p>
          </table:table-cell>
          <table:table-cell table:style-name="ce91" table:formula="of:=([.C16]-[.C15])/[.C15]" office:value-type="float" office:value="0.351233749005041" calcext:value-type="float">
            <text:p>0.351233749005041</text:p>
          </table:table-cell>
          <table:table-cell table:style-name="ce91" table:formula="of:=([.D16]-[.D15])/[.D15]" office:value-type="float" office:value="-0.0990783293624476" calcext:value-type="float">
            <text:p>-0.099078329362448</text:p>
          </table:table-cell>
          <table:table-cell table:style-name="ce91" table:formula="of:=([.E16]-[.E15])/[.E15]" office:value-type="float" office:value="-0.234457469789846" calcext:value-type="float">
            <text:p>-0.234457469789846</text:p>
          </table:table-cell>
          <table:table-cell table:style-name="ce91" table:formula="of:=([.F16]-[.F15])/[.F15]" office:value-type="float" office:value="-0.00169370967627717" calcext:value-type="float">
            <text:p>-0.001693709676277</text:p>
          </table:table-cell>
          <table:table-cell table:style-name="ce91" table:formula="of:=([.G16]-[.G15])/[.G15]" office:value-type="float" office:value="0.284408384281811" calcext:value-type="float">
            <text:p>0.284408384281811</text:p>
          </table:table-cell>
          <table:table-cell table:style-name="ce91" table:formula="of:=([.H16]-[.H15])/[.H15]" office:value-type="float" office:value="-0.67367215632413" calcext:value-type="float">
            <text:p>-0.67367215632413</text:p>
          </table:table-cell>
          <table:table-cell table:number-columns-repeated="6"/>
        </table:table-row>
        <table:table-row table:style-name="ro2" table:number-rows-repeated="1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nova-input" table:style-name="ta1">
        <office:forms form:automatic-focus="false" form:apply-design-mode="false"/>
        <table:table-column table:style-name="co12" table:number-columns-repeated="4" table:default-cell-style-name="ce88"/>
        <table:table-column table:style-name="co12" table:number-columns-repeated="8" table:default-cell-style-name="Default"/>
        <table:table-row table:style-name="ro2">
          <table:table-cell table:style-name="ce87" office:value-type="string" calcext:value-type="string" table:number-columns-spanned="4" table:number-rows-spanned="1">
            <text:p>Average time (ms)</text:p>
          </table:table-cell>
          <table:covered-table-cell table:number-columns-repeated="2" table:style-name="Default"/>
          <table:covered-table-cell table:style-name="Default" office:value-type="string" calcext:value-type="string">
            <text:p>A</text:p>
          </table:covered-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511.166666666667" calcext:value-type="float">
            <text:p>511.166666666667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544" calcext:value-type="float">
            <text:p>544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1093.33333333333" calcext:value-type="float">
            <text:p>1093.33333333333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895.111111111111" calcext:value-type="float">
            <text:p>895.111111111111</text:p>
          </table: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595.222222222222" calcext:value-type="float">
            <text:p>595.222222222222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1086" calcext:value-type="float">
            <text:p>1086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1813.85714285714" calcext:value-type="float">
            <text:p>1813.85714285714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1368.55555555556" calcext:value-type="float">
            <text:p>1368.55555555556</text:p>
          </table: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1102.625" calcext:value-type="float">
            <text:p>1102.625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1214.66666666667" calcext:value-type="float">
            <text:p>1214.66666666667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1873.55555555556" calcext:value-type="float">
            <text:p>1873.55555555556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1676.22222222222" calcext:value-type="float">
            <text:p>1676.22222222222</text:p>
          </table:table-cell>
          <table:table-cell table:number-columns-repeated="8"/>
        </table:table-row>
        <table:table-row table:style-name="ro2">
          <table:table-cell table:formula="of:=AVERAGEIFS(['clean-data-no-outliers'.$F$2:.$F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688.444444444444" calcext:value-type="float">
            <text:p>688.444444444444</text:p>
          </table:table-cell>
          <table:table-cell table:formula="of:=AVERAGEIFS(['clean-data-no-outliers'.$F$2:.$F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628.333333333333" calcext:value-type="float">
            <text:p>628.333333333333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1133.44444444444" calcext:value-type="float">
            <text:p>1133.44444444444</text:p>
          </table:table-cell>
          <table:table-cell table:formula="of:=AVERAGEIFS(['clean-data-no-outliers'.$F$2:.$F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1441.44444444444" calcext:value-type="float">
            <text:p>1441.44444444444</text:p>
          </table:table-cell>
          <table:table-cell table:number-columns-repeated="8"/>
        </table:table-row>
        <table:table-row table:style-name="ro2">
          <table:table-cell table:style-name="ce117" table:number-columns-repeated="4"/>
          <table:table-cell table:number-columns-repeated="8"/>
        </table:table-row>
        <table:table-row table:style-name="ro2">
          <table:table-cell table:style-name="ce87" office:value-type="string" calcext:value-type="string" table:number-columns-spanned="4" table:number-rows-spanned="1">
            <text:p>Task time (ms)</text:p>
          </table:table-cell>
          <table:covered-table-cell table:number-columns-repeated="2" table:style-name="Default"/>
          <table:covered-table-cell table:style-name="Default" office:value-type="string" calcext:value-type="string">
            <text:p>A</text:p>
          </table:covered-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19.1666666666667" calcext:value-type="float">
            <text:p>19.1666666666667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22" calcext:value-type="float">
            <text:p>22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34.4444444444444" calcext:value-type="float">
            <text:p>34.4444444444444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28.8888888888889" calcext:value-type="float">
            <text:p>28.8888888888889</text:p>
          </table: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25.7777777777778" calcext:value-type="float">
            <text:p>25.7777777777778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49.6666666666667" calcext:value-type="float">
            <text:p>49.6666666666667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52.1428571428571" calcext:value-type="float">
            <text:p>52.1428571428571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42.6666666666667" calcext:value-type="float">
            <text:p>42.6666666666667</text:p>
          </table: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51.125" calcext:value-type="float">
            <text:p>51.125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46.1111111111111" calcext:value-type="float">
            <text:p>46.1111111111111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62.8888888888889" calcext:value-type="float">
            <text:p>62.8888888888889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59.8888888888889" calcext:value-type="float">
            <text:p>59.8888888888889</text:p>
          </table:table-cell>
          <table:table-cell table:number-columns-repeated="8"/>
        </table:table-row>
        <table:table-row table:style-name="ro2">
          <table:table-cell table:formula="of:=AVERAGEIFS(['clean-data-no-outliers'.$G$2:.$G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24.1111111111111" calcext:value-type="float">
            <text:p>24.1111111111111</text:p>
          </table:table-cell>
          <table:table-cell table:formula="of:=AVERAGEIFS(['clean-data-no-outliers'.$G$2:.$G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22.3333333333333" calcext:value-type="float">
            <text:p>22.3333333333333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34" calcext:value-type="float">
            <text:p>34</text:p>
          </table:table-cell>
          <table:table-cell table:formula="of:=AVERAGEIFS(['clean-data-no-outliers'.$G$2:.$G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40.2222222222222" calcext:value-type="float">
            <text:p>40.2222222222222</text:p>
          </table:table-cell>
          <table:table-cell table:number-columns-repeated="3"/>
          <table:table-cell table:style-name="ce2" table:number-columns-repeated="5"/>
        </table:table-row>
        <table:table-row table:style-name="ro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4" table:number-rows-spanned="1">
            <text:p>Minimum String Distance Error Rate</text:p>
          </table:table-cell>
          <table:covered-table-cell table:number-columns-repeated="3" table:style-name="ce117"/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0.00617283950617283" calcext:value-type="float">
            <text:p>0.006172839506173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0.0164565826330532" calcext:value-type="float">
            <text:p>0.016456582633053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0.0133552271483306" calcext:value-type="float">
            <text:p>0.013355227148331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0.0126050420168067" calcext:value-type="float">
            <text:p>0.012605042016807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0.0132197257933171" calcext:value-type="float">
            <text:p>0.013219725793317</text:p>
          </table:table-cell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0.00462962962962963" calcext:value-type="float">
            <text:p>0.00462962962963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0.00317460317460318" calcext:value-type="float">
            <text:p>0.003174603174603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0.00383141762452108" calcext:value-type="float">
            <text:p>0.003831417624521</text:p>
          </table:table-cell>
          <table:table-cell table:number-columns-repeated="8"/>
        </table:table-row>
        <table:table-row table:style-name="ro2">
          <table:table-cell table:formula="of:=AVERAGEIFS(['clean-data-no-outliers'.$L$2:.$L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0" calcext:value-type="float">
            <text:p>0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0.0037037037037037" calcext:value-type="float">
            <text:p>0.003703703703704</text:p>
          </table:table-cell>
          <table:table-cell table:formula="of:=AVERAGEIFS(['clean-data-no-outliers'.$L$2:.$L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0.0067067067067067" calcext:value-type="float">
            <text:p>0.006706706706707</text:p>
          </table:table-cell>
          <table:table-cell table:number-columns-repeated="8"/>
        </table:table-row>
        <table:table-row table:style-name="ro2">
          <table:table-cell table:style-name="ce117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4" table:number-rows-spanned="1">
            <text:p>Key Strokes Per Character</text:p>
          </table:table-cell>
          <table:covered-table-cell table:number-columns-repeated="3" table:style-name="ce117"/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1.55824812928378" calcext:value-type="float">
            <text:p>1.55824812928378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1.56515910578791" calcext:value-type="float">
            <text:p>1.56515910578791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1.10606085239598" calcext:value-type="float">
            <text:p>1.10606085239598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1.19739167012614" calcext:value-type="float">
            <text:p>1.19739167012614</text:p>
          </table:table-cell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1.55578485905283" calcext:value-type="float">
            <text:p>1.55578485905283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1.54256025258874" calcext:value-type="float">
            <text:p>1.54256025258874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1.07488328664799" calcext:value-type="float">
            <text:p>1.07488328664799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1.1078343112073" calcext:value-type="float">
            <text:p>1.1078343112073</text:p>
          </table:table-cell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1.73728152146951" calcext:value-type="float">
            <text:p>1.73728152146951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1.41118243896022" calcext:value-type="float">
            <text:p>1.41118243896022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1.23892516919491" calcext:value-type="float">
            <text:p>1.23892516919491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1.26519739478583" calcext:value-type="float">
            <text:p>1.26519739478583</text:p>
          </table:table-cell>
          <table:table-cell table:number-columns-repeated="8"/>
        </table:table-row>
        <table:table-row table:style-name="ro2">
          <table:table-cell table:formula="of:=AVERAGEIFS(['clean-data-no-outliers'.$M$2:.$M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1.25023292573144" calcext:value-type="float">
            <text:p>1.25023292573144</text:p>
          </table:table-cell>
          <table:table-cell table:formula="of:=AVERAGEIFS(['clean-data-no-outliers'.$M$2:.$M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1.2850061496277" calcext:value-type="float">
            <text:p>1.2850061496277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1.05504293424204" calcext:value-type="float">
            <text:p>1.05504293424204</text:p>
          </table:table-cell>
          <table:table-cell table:formula="of:=AVERAGEIFS(['clean-data-no-outliers'.$M$2:.$M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1.02876984126984" calcext:value-type="float">
            <text:p>1.02876984126984</text:p>
          </table:table-cell>
          <table:table-cell table:number-columns-repeated="8"/>
        </table:table-row>
        <table:table-row table:style-name="ro2">
          <table:table-cell table:style-name="ce117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4" table:number-rows-spanned="1">
            <text:p>Utilized Bandwidth</text:p>
          </table:table-cell>
          <table:covered-table-cell table:number-columns-repeated="3" table:style-name="ce117"/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0.661203125837272" calcext:value-type="float">
            <text:p>0.661203125837272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0.655769452648094" calcext:value-type="float">
            <text:p>0.655769452648094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0.906740232781372" calcext:value-type="float">
            <text:p>0.906740232781372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0.844844014069188" calcext:value-type="float">
            <text:p>0.844844014069188</text:p>
          </table:table-cell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0.674714694726001" calcext:value-type="float">
            <text:p>0.674714694726001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0.6628399139175" calcext:value-type="float">
            <text:p>0.6628399139175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0.927682436611008" calcext:value-type="float">
            <text:p>0.927682436611008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0.892463866641193" calcext:value-type="float">
            <text:p>0.892463866641193</text:p>
          </table:table-cell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0.579845054253854" calcext:value-type="float">
            <text:p>0.579845054253854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0.728506716402392" calcext:value-type="float">
            <text:p>0.728506716402392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0.850219409042939" calcext:value-type="float">
            <text:p>0.850219409042939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0.840806873630311" calcext:value-type="float">
            <text:p>0.840806873630311</text:p>
          </table:table-cell>
          <table:table-cell table:number-columns-repeated="8"/>
        </table:table-row>
        <table:table-row table:style-name="ro2">
          <table:table-cell table:formula="of:=AVERAGEIFS(['clean-data-no-outliers'.$O$2:.$O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0.805926515545944" calcext:value-type="float">
            <text:p>0.805926515545944</text:p>
          </table:table-cell>
          <table:table-cell table:formula="of:=AVERAGEIFS(['clean-data-no-outliers'.$O$2:.$O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0.798154746491621" calcext:value-type="float">
            <text:p>0.798154746491621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0.949085830578263" calcext:value-type="float">
            <text:p>0.949085830578263</text:p>
          </table:table-cell>
          <table:table-cell table:formula="of:=AVERAGEIFS(['clean-data-no-outliers'.$O$2:.$O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0.968342026236763" calcext:value-type="float">
            <text:p>0.968342026236763</text:p>
          </table:table-cell>
          <table:table-cell table:number-columns-repeated="8"/>
        </table:table-row>
        <table:table-row table:style-name="ro2">
          <table:table-cell table:style-name="ce117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4" table:number-rows-spanned="1">
            <text:p>Total Error Rate</text:p>
          </table:table-cell>
          <table:covered-table-cell table:number-columns-repeated="3" table:style-name="ce117"/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1)" office:value-type="float" office:value="0.212972170970107" calcext:value-type="float">
            <text:p>0.212972170970107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1)" office:value-type="float" office:value="0.220946898384763" calcext:value-type="float">
            <text:p>0.220946898384763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1)" office:value-type="float" office:value="0.0496050626079362" calcext:value-type="float">
            <text:p>0.049605062607936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1)" office:value-type="float" office:value="0.0866737723186337" calcext:value-type="float">
            <text:p>0.086673772318634</text:p>
          </table:table-cell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2)" office:value-type="float" office:value="0.204032698452088" calcext:value-type="float">
            <text:p>0.204032698452088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2)" office:value-type="float" office:value="0.21380072952177" calcext:value-type="float">
            <text:p>0.21380072952177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2)" office:value-type="float" office:value="0.045209798690274" calcext:value-type="float">
            <text:p>0.045209798690274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2)" office:value-type="float" office:value="0.0632792890187107" calcext:value-type="float">
            <text:p>0.063279289018711</text:p>
          </table:table-cell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3)" office:value-type="float" office:value="0.269233913550294" calcext:value-type="float">
            <text:p>0.269233913550294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3)" office:value-type="float" office:value="0.163794226038309" calcext:value-type="float">
            <text:p>0.163794226038309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3)" office:value-type="float" office:value="0.0914155561214385" calcext:value-type="float">
            <text:p>0.091415556121439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3)" office:value-type="float" office:value="0.101278460193515" calcext:value-type="float">
            <text:p>0.101278460193515</text:p>
          </table:table-cell>
          <table:table-cell table:number-columns-repeated="8"/>
        </table:table-row>
        <table:table-row table:style-name="ro2">
          <table:table-cell table:formula="of:=AVERAGEIFS(['clean-data-no-outliers'.$Q$2:.$Q$139]; [$'clean-data-no-outliers'.$C$2:$'clean-data-no-outliers'.$C$139]; &quot;normal&quot;; [$'clean-data-no-outliers'.$D$2:$'clean-data-no-outliers'.$D$139]; &quot;false&quot;; [$'clean-data-no-outliers'.$B$2:$'clean-data-no-outliers'.$B$139]; 4)" office:value-type="float" office:value="0.109010970024523" calcext:value-type="float">
            <text:p>0.109010970024523</text:p>
          </table:table-cell>
          <table:table-cell table:formula="of:=AVERAGEIFS(['clean-data-no-outliers'.$Q$2:.$Q$139]; [$'clean-data-no-outliers'.$C$2:$'clean-data-no-outliers'.$C$139]; &quot;normal&quot;; [$'clean-data-no-outliers'.$D$2:$'clean-data-no-outliers'.$D$139]; &quot;true&quot;; [$'clean-data-no-outliers'.$B$2:$'clean-data-no-outliers'.$B$139]; 4)" office:value-type="float" office:value="0.11738850919018" calcext:value-type="float">
            <text:p>0.11738850919018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false&quot;; [$'clean-data-no-outliers'.$B$2:$'clean-data-no-outliers'.$B$139]; 4)" office:value-type="float" office:value="0.028988603988604" calcext:value-type="float">
            <text:p>0.028988603988604</text:p>
          </table:table-cell>
          <table:table-cell table:formula="of:=AVERAGEIFS(['clean-data-no-outliers'.$Q$2:.$Q$139]; [$'clean-data-no-outliers'.$C$2:$'clean-data-no-outliers'.$C$139]; &quot;zoom&quot;; [$'clean-data-no-outliers'.$D$2:$'clean-data-no-outliers'.$D$139]; &quot;true&quot;; [$'clean-data-no-outliers'.$B$2:$'clean-data-no-outliers'.$B$139]; 4)" office:value-type="float" office:value="0.0200619338550373" calcext:value-type="float">
            <text:p>0.020061933855037</text:p>
          </table:table-cell>
          <table:table-cell table:number-columns-repeated="8"/>
        </table:table-row>
        <table:table-row table:style-name="ro2">
          <table:table-cell table:style-name="ce90"/>
          <table:table-cell table:style-name="ce117"/>
          <table:table-cell table:style-name="ce90"/>
          <table:table-cell table:style-name="ce117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4" table:number-rows-spanned="1">
            <text:p>Participant Conscientiousness </text:p>
          </table:table-cell>
          <table:covered-table-cell table:number-columns-repeated="3" table:style-name="ce117"/>
          <table:table-cell table:number-columns-repeated="8"/>
        </table:table-row>
        <table:table-row table:style-name="ro2">
          <table:table-cell table:formula="of:=AVERAGE([$'clean-data-no-outliers'.$N$2:$'clean-data-no-outliers'.$N$7])" office:value-type="float" office:value="0.958333333333333" calcext:value-type="float">
            <text:p>0.958333333333333</text:p>
          </table:table-cell>
          <table:table-cell table:formula="of:=AVERAGE([$'clean-data-no-outliers'.$N$34:$'clean-data-no-outliers'.$N$42])" office:value-type="float" office:value="1" calcext:value-type="float">
            <text:p>1</text:p>
          </table:table-cell>
          <table:table-cell table:formula="of:=AVERAGE([$'clean-data-no-outliers'.$N$70:$'clean-data-no-outliers'.$N$78])" office:value-type="float" office:value="0.986111111111111" calcext:value-type="float">
            <text:p>0.986111111111111</text:p>
          </table:table-cell>
          <table:table-cell table:formula="of:=AVERAGE([$'clean-data-no-outliers'.$N$104:$'clean-data-no-outliers'.$N$112])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formula="of:=AVERAGE([$'clean-data-no-outliers'.$N$8:$'clean-data-no-outliers'.$N$16])" office:value-type="float" office:value="0.957671957671958" calcext:value-type="float">
            <text:p>0.957671957671958</text:p>
          </table:table-cell>
          <table:table-cell table:formula="of:=AVERAGE([$'clean-data-no-outliers'.$N$43:$'clean-data-no-outliers'.$N$51])" office:value-type="float" office:value="0.942460317460318" calcext:value-type="float">
            <text:p>0.942460317460318</text:p>
          </table:table-cell>
          <table:table-cell table:formula="of:=AVERAGE([$'clean-data-no-outliers'.$N$79:$'clean-data-no-outliers'.$N$85])" office:value-type="float" office:value="0.971428571428571" calcext:value-type="float">
            <text:p>0.971428571428571</text:p>
          </table:table-cell>
          <table:table-cell table:formula="of:=AVERAGE([$'clean-data-no-outliers'.$N$113:$'clean-data-no-outliers'.$N$121])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formula="of:=AVERAGE([$'clean-data-no-outliers'.$N$17:$'clean-data-no-outliers'.$N$24])" office:value-type="float" office:value="1" calcext:value-type="float">
            <text:p>1</text:p>
          </table:table-cell>
          <table:table-cell table:formula="of:=AVERAGE([$'clean-data-no-outliers'.$N$52:$'clean-data-no-outliers'.$N$60])" office:value-type="float" office:value="0.915343915343915" calcext:value-type="float">
            <text:p>0.915343915343915</text:p>
          </table:table-cell>
          <table:table-cell table:formula="of:=AVERAGE([$'clean-data-no-outliers'.$N$86:$'clean-data-no-outliers'.$N$94])" office:value-type="float" office:value="1" calcext:value-type="float">
            <text:p>1</text:p>
          </table:table-cell>
          <table:table-cell table:formula="of:=AVERAGE([$'clean-data-no-outliers'.$N$122:$'clean-data-no-outliers'.$N$130])" office:value-type="float" office:value="0.962962962962963" calcext:value-type="float">
            <text:p>0.962962962962963</text:p>
          </table:table-cell>
          <table:table-cell table:number-columns-repeated="8"/>
        </table:table-row>
        <table:table-row table:style-name="ro2">
          <table:table-cell table:formula="of:=AVERAGE([$'clean-data-no-outliers'.$N$25:$'clean-data-no-outliers'.$N$33])" office:value-type="float" office:value="1" calcext:value-type="float">
            <text:p>1</text:p>
          </table:table-cell>
          <table:table-cell table:formula="of:=AVERAGE([$'clean-data-no-outliers'.$N$61:$'clean-data-no-outliers'.$N$69])" office:value-type="float" office:value="0.944444444444444" calcext:value-type="float">
            <text:p>0.944444444444444</text:p>
          </table:table-cell>
          <table:table-cell table:formula="of:=AVERAGE([$'clean-data-no-outliers'.$N$95:$'clean-data-no-outliers'.$N$103])" office:value-type="float" office:value="1" calcext:value-type="float">
            <text:p>1</text:p>
          </table:table-cell>
          <table:table-cell table:formula="of:=AVERAGE([$'clean-data-no-outliers'.$N$131:$'clean-data-no-outliers'.$N$139])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clean-data'.A1:'clean-data'.S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outliers.B9:outliers.B9" table:contains-header="false" table:orientation="column"/>
        <table:database-range table:name="__Anonymous_Sheet_DB__2" table:target-range-address="'clean-data-no-outliers'.A1:'clean-data-no-outliers'.S1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2" loext:min-decimal-places="12" number:min-integer-digits="1" number:grouping="true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Outlier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-00-00</text:date>, <text:time style:data-style-name="N2" text:time-value="15:01:13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4T14:28:21.780000000</dc:date>
    <meta:editing-duration>P2DT11H1M22S</meta:editing-duration>
    <meta:editing-cycles>114</meta:editing-cycles>
    <meta:generator>LibreOffice/6.2.0.3$Windows_X86_64 LibreOffice_project/98c6a8a1c6c7b144ce3cc729e34964b47ce25d62</meta:generator>
    <meta:document-statistic meta:table-count="5" meta:cell-count="5694" meta:object-count="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C9:analysis.C12" chart:error-lower-range="analysis.C9:analysis.C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">
      <style:chart-properties chart:display-label="true" chart:logarithmic="false" chart:maximum="7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loext:label-stroke-color="#3465a4" chart:link-data-style-to-source="true" chart:error-category="cell-range" chart:error-upper-range="analysis.C9:analysis.C12" chart:error-lower-range="analysis.C9:analysis.C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C9:analysis.C12" chart:error-lower-range="analysis.C9:analysis.C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309cm" svg:y="0.336cm" chart:style-name="ch2">
          <text:p>Task Completion Time (s)</text:p>
        </chart:title>
        <chart:plot-area chart:style-name="ch3" table:cell-range-address="analysis.A2:analysis.A5 analysis.C1:analysis.C5" chart:data-source-has-labels="both" svg:x="0.2cm" svg:y="1.311cm" svg:width="9.601cm" svg:height="8.49cm">
          <chartooo:coordinate-region svg:x="0.844cm" svg:y="1.509cm" svg:width="8.95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C2:analysis.C5" chart:label-cell-address="analysis.C1:analysis.C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completion time (s)</text:p>
                <draw:g>
                  <svg:desc>analysis.C1:analysis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30.40625">
                <text:p>30.40625</text:p>
                <draw:g>
                  <svg:desc>analysis.C2:analysis.C5</svg:desc>
                </draw:g>
              </table:table-cell>
              <table:table-cell office:value-type="float" office:value="14.8212127295371">
                <text:p>14.8212127295371</text:p>
                <draw:g>
                  <svg:desc>analysis.C9:analysis.C12</svg:desc>
                </draw:g>
              </table:table-cell>
              <table:table-cell office:value-type="float" office:value="14.8212127295371">
                <text:p>14.8212127295371</text:p>
                <draw:g>
                  <svg:desc>analysis.C9:analysis.C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35.0277777777778">
                <text:p>35.0277777777778</text:p>
              </table:table-cell>
              <table:table-cell office:value-type="float" office:value="16.878534315364">
                <text:p>16.878534315364</text:p>
              </table:table-cell>
              <table:table-cell office:value-type="float" office:value="16.878534315364">
                <text:p>16.878534315364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45.5">
                <text:p>45.5</text:p>
              </table:table-cell>
              <table:table-cell office:value-type="float" office:value="17.2894257401523">
                <text:p>17.2894257401523</text:p>
              </table:table-cell>
              <table:table-cell office:value-type="float" office:value="17.2894257401523">
                <text:p>17.2894257401523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42.9166666666667">
                <text:p>42.9166666666667</text:p>
              </table:table-cell>
              <table:table-cell office:value-type="float" office:value="15.8283200083178">
                <text:p>15.8283200083178</text:p>
              </table:table-cell>
              <table:table-cell office:value-type="float" office:value="15.8283200083178">
                <text:p>15.82832000831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B9:analysis.B12" chart:error-lower-range="analysis.B9:analysis.B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">
      <style:chart-properties chart:display-label="true" chart:logarithmic="false" chart:maximum="2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loext:label-stroke-color="#3465a4" chart:link-data-style-to-source="true" chart:error-category="cell-range" chart:error-upper-range="analysis.B9:analysis.B12" chart:error-lower-range="analysis.B9:analysis.B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B9:analysis.B12" chart:error-lower-range="analysis.B9:analysis.B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982cm" svg:y="0.336cm" chart:style-name="ch2">
          <text:p>Average Time (ms)</text:p>
        </chart:title>
        <chart:plot-area chart:style-name="ch3" table:cell-range-address="analysis.A1:analysis.B5" chart:data-source-has-labels="both" svg:x="0.2cm" svg:y="1.311cm" svg:width="9.601cm" svg:height="8.49cm">
          <chartooo:coordinate-region svg:x="1.328cm" svg:y="1.509cm" svg:width="8.473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B2:analysis.B5" chart:label-cell-address="analysis.B1:analysis.B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ms)</text:p>
                <draw:g>
                  <svg:desc>analysis.B1:analysis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732.53125">
                <text:p>732.53125</text:p>
                <draw:g>
                  <svg:desc>analysis.B2:analysis.B5</svg:desc>
                </draw:g>
              </table:table-cell>
              <table:table-cell office:value-type="float" office:value="238.142676720924">
                <text:p>238.142676720924</text:p>
                <draw:g>
                  <svg:desc>analysis.B9:analysis.B12</svg:desc>
                </draw:g>
              </table:table-cell>
              <table:table-cell office:value-type="float" office:value="238.142676720924">
                <text:p>238.142676720924</text:p>
                <draw:g>
                  <svg:desc>analysis.B9:analysis.B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868.25">
                <text:p>868.25</text:p>
              </table:table-cell>
              <table:table-cell office:value-type="float" office:value="314.40814011636">
                <text:p>314.40814011636</text:p>
              </table:table-cell>
              <table:table-cell office:value-type="float" office:value="314.40814011636">
                <text:p>314.40814011636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1458.82352941176">
                <text:p>1458.82352941176</text:p>
              </table:table-cell>
              <table:table-cell office:value-type="float" office:value="425.433858448571">
                <text:p>425.433858448571</text:p>
              </table:table-cell>
              <table:table-cell office:value-type="float" office:value="425.433858448571">
                <text:p>425.433858448571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1345.33333333333">
                <text:p>1345.33333333333</text:p>
              </table:table-cell>
              <table:table-cell office:value-type="float" office:value="315.223004961793">
                <text:p>315.223004961793</text:p>
              </table:table-cell>
              <table:table-cell office:value-type="float" office:value="315.223004961793">
                <text:p>315.2230049617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D9:analysis.D12" chart:error-lower-range="analysis.D9:analysis.D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maximum="0.0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loext:label-stroke-color="#3465a4" chart:link-data-style-to-source="true" chart:error-category="cell-range" chart:error-upper-range="analysis.D9:analysis.D12" chart:error-lower-range="analysis.D9:analysis.D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D9:analysis.D12" chart:error-lower-range="analysis.D9:analysis.D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1.265cm" svg:y="0.336cm" chart:style-name="ch2">
          <text:p>Minimum String Distance Error Rate</text:p>
        </chart:title>
        <chart:plot-area chart:style-name="ch3" table:cell-range-address="analysis.A2:analysis.A5 analysis.D1:analysis.D5" chart:data-source-has-labels="both" svg:x="0.2cm" svg:y="1.311cm" svg:width="9.601cm" svg:height="8.49cm">
          <chartooo:coordinate-region svg:x="1.328cm" svg:y="1.509cm" svg:width="8.473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D2:analysis.D5" chart:label-cell-address="analysis.D1:analysis.D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String Distance Error Rate</text:p>
                <draw:g>
                  <svg:desc>analysis.D1:analysis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00231481481481481">
                <text:p>0.00231481481481481</text:p>
                <draw:g>
                  <svg:desc>analysis.D2:analysis.D5</svg:desc>
                </draw:g>
              </table:table-cell>
              <table:table-cell office:value-type="float" office:value="0.009108692163666">
                <text:p>0.009108692163666</text:p>
                <draw:g>
                  <svg:desc>analysis.D9:analysis.D12</svg:desc>
                </draw:g>
              </table:table-cell>
              <table:table-cell office:value-type="float" office:value="0.009108692163666">
                <text:p>0.009108692163666</text:p>
                <draw:g>
                  <svg:desc>analysis.D9:analysis.D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00824660323899675">
                <text:p>0.00824660323899675</text:p>
              </table:table-cell>
              <table:table-cell office:value-type="float" office:value="0.0175634011164191">
                <text:p>0.0175634011164191</text:p>
              </table:table-cell>
              <table:table-cell office:value-type="float" office:value="0.0175634011164191">
                <text:p>0.0175634011164191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0357554786620531">
                <text:p>0.00357554786620531</text:p>
              </table:table-cell>
              <table:table-cell office:value-type="float" office:value="0.0160131610574012">
                <text:p>0.0160131610574012</text:p>
              </table:table-cell>
              <table:table-cell office:value-type="float" office:value="0.0160131610574012">
                <text:p>0.0160131610574012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0593946253113621">
                <text:p>0.00593946253113621</text:p>
              </table:table-cell>
              <table:table-cell office:value-type="float" office:value="0.0137370812392319">
                <text:p>0.0137370812392319</text:p>
              </table:table-cell>
              <table:table-cell office:value-type="float" office:value="0.0137370812392319">
                <text:p>0.01373708123923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E9:analysis.E12" chart:error-lower-range="analysis.E9:analysis.E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aximum="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E9:analysis.E12" chart:error-lower-range="analysis.E9:analysis.E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E9:analysis.E12" chart:error-lower-range="analysis.E9:analysis.E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21cm" svg:y="0.336cm" chart:style-name="ch2">
          <text:p>Key Strokes Per Character</text:p>
        </chart:title>
        <chart:plot-area chart:style-name="ch3" table:cell-range-address="analysis.A2:analysis.A5 analysis.E1:analysis.E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E2:analysis.E5" chart:label-cell-address="analysis.E1:analysis.E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 Strokes Per Character</text:p>
                <draw:g>
                  <svg:desc>analysis.E1:analysis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1.51568440657866">
                <text:p>1.51568440657866</text:p>
                <draw:g>
                  <svg:desc>analysis.E2:analysis.E5</svg:desc>
                </draw:g>
              </table:table-cell>
              <table:table-cell office:value-type="float" office:value="0.310794126383594">
                <text:p>0.310794126383594</text:p>
                <draw:g>
                  <svg:desc>analysis.E9:analysis.E12</svg:desc>
                </draw:g>
              </table:table-cell>
              <table:table-cell office:value-type="float" office:value="0.310794126383594">
                <text:p>0.310794126383594</text:p>
                <draw:g>
                  <svg:desc>analysis.E9:analysis.E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1.45097698674114">
                <text:p>1.45097698674114</text:p>
              </table:table-cell>
              <table:table-cell office:value-type="float" office:value="0.303613631812667">
                <text:p>0.303613631812667</text:p>
              </table:table-cell>
              <table:table-cell office:value-type="float" office:value="0.303613631812667">
                <text:p>0.303613631812667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1.12130716497154">
                <text:p>1.12130716497154</text:p>
              </table:table-cell>
              <table:table-cell office:value-type="float" office:value="0.190277499722978">
                <text:p>0.190277499722978</text:p>
              </table:table-cell>
              <table:table-cell office:value-type="float" office:value="0.190277499722978">
                <text:p>0.190277499722978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1.14979830434728">
                <text:p>1.14979830434728</text:p>
              </table:table-cell>
              <table:table-cell office:value-type="float" office:value="0.216186101041578">
                <text:p>0.216186101041578</text:p>
              </table:table-cell>
              <table:table-cell office:value-type="float" office:value="0.216186101041578">
                <text:p>0.2161861010415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F9:analysis.F12" chart:error-lower-range="analysis.F9:analysis.F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aximum="1.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F9:analysis.F12" chart:error-lower-range="analysis.F9:analysis.F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F9:analysis.F12" chart:error-lower-range="analysis.F9:analysis.F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1.848cm" svg:y="0.336cm" chart:style-name="ch2">
          <text:p>Participant Conscientiousness</text:p>
        </chart:title>
        <chart:plot-area chart:style-name="ch3" table:cell-range-address="analysis.A2:analysis.A5 analysis.F1:analysis.F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F2:analysis.F5" chart:label-cell-address="analysis.F1:analysis.F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ipant Conscientiousness</text:p>
                <draw:g>
                  <svg:desc>analysis.F1:analysis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98828125">
                <text:p>0.98828125</text:p>
                <draw:g>
                  <svg:desc>analysis.F2:analysis.F5</svg:desc>
                </draw:g>
              </table:table-cell>
              <table:table-cell office:value-type="float" office:value="0.048768865249685">
                <text:p>0.048768865249685</text:p>
                <draw:g>
                  <svg:desc>analysis.F9:analysis.F12</svg:desc>
                </draw:g>
              </table:table-cell>
              <table:table-cell office:value-type="float" office:value="0.048768865249685">
                <text:p>0.048768865249685</text:p>
                <draw:g>
                  <svg:desc>analysis.F9:analysis.F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969477513227513">
                <text:p>0.969477513227513</text:p>
              </table:table-cell>
              <table:table-cell office:value-type="float" office:value="0.0672485254153275">
                <text:p>0.0672485254153275</text:p>
              </table:table-cell>
              <table:table-cell office:value-type="float" office:value="0.0672485254153275">
                <text:p>0.0672485254153275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977591036414566">
                <text:p>0.977591036414566</text:p>
              </table:table-cell>
              <table:table-cell office:value-type="float" office:value="0.0917359657227417">
                <text:p>0.0917359657227417</text:p>
              </table:table-cell>
              <table:table-cell office:value-type="float" office:value="0.0917359657227417">
                <text:p>0.0917359657227417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976851851851852">
                <text:p>0.976851851851852</text:p>
              </table:table-cell>
              <table:table-cell office:value-type="float" office:value="0.098824662574585">
                <text:p>0.098824662574585</text:p>
              </table:table-cell>
              <table:table-cell office:value-type="float" office:value="0.098824662574585">
                <text:p>0.0988246625745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G9:analysis.G12" chart:error-lower-range="analysis.G9:analysis.G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aximum="1.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G9:analysis.G12" chart:error-lower-range="analysis.G9:analysis.G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G9:analysis.G12" chart:error-lower-range="analysis.G9:analysis.G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027cm" svg:y="0.336cm" chart:style-name="ch2">
          <text:p>Utilized Bandwidth</text:p>
        </chart:title>
        <chart:plot-area chart:style-name="ch3" table:cell-range-address="analysis.A2:analysis.A5 analysis.G1:analysis.G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G2:analysis.G5" chart:label-cell-address="analysis.G1:analysis.G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ed Bandwidth</text:p>
                <draw:g>
                  <svg:desc>analysis.G1:analysis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685367190046936">
                <text:p>0.685367190046936</text:p>
                <draw:g>
                  <svg:desc>analysis.G2:analysis.G5</svg:desc>
                </draw:g>
              </table:table-cell>
              <table:table-cell office:value-type="float" office:value="0.139001676400977">
                <text:p>0.139001676400977</text:p>
                <draw:g>
                  <svg:desc>analysis.G9:analysis.G12</svg:desc>
                </draw:g>
              </table:table-cell>
              <table:table-cell office:value-type="float" office:value="0.139001676400977">
                <text:p>0.139001676400977</text:p>
                <draw:g>
                  <svg:desc>analysis.G9:analysis.G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711317707364902">
                <text:p>0.711317707364902</text:p>
              </table:table-cell>
              <table:table-cell office:value-type="float" office:value="0.141016651015886">
                <text:p>0.141016651015886</text:p>
              </table:table-cell>
              <table:table-cell office:value-type="float" office:value="0.141016651015886">
                <text:p>0.141016651015886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907299597291182">
                <text:p>0.907299597291182</text:p>
              </table:table-cell>
              <table:table-cell office:value-type="float" office:value="0.117222245828039">
                <text:p>0.117222245828039</text:p>
              </table:table-cell>
              <table:table-cell office:value-type="float" office:value="0.117222245828039">
                <text:p>0.117222245828039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886614195144364">
                <text:p>0.886614195144364</text:p>
              </table:table-cell>
              <table:table-cell office:value-type="float" office:value="0.123696593481049">
                <text:p>0.123696593481049</text:p>
              </table:table-cell>
              <table:table-cell office:value-type="float" office:value="0.123696593481049">
                <text:p>0.1236965934810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H9:analysis.H12" chart:error-lower-range="analysis.H9:analysis.H1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0.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error-category="cell-range" chart:error-upper-range="analysis.H9:analysis.H12" chart:error-lower-range="analysis.H9:analysis.H12" chart:data-label-number="value" chart:data-label-text="false" chart:data-label-symbol="false" chart:label-position="center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H9:analysis.H12" chart:error-lower-range="analysis.H9:analysis.H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299cm" svg:y="0.336cm" chart:style-name="ch2">
          <text:p>Total Error Rate</text:p>
        </chart:title>
        <chart:plot-area chart:style-name="ch3" table:cell-range-address="analysis.A2:analysis.A5 analysis.H1:analysis.H5" chart:data-source-has-labels="both" svg:x="0.2cm" svg:y="1.311cm" svg:width="9.601cm" svg:height="8.49cm">
          <chartooo:coordinate-region svg:x="1.131cm" svg:y="1.509cm" svg:width="8.67cm" svg:height="7.724cm"/>
          <chart:axis chart:dimension="x" chart:name="primary-x" chart:style-name="ch4" chartooo:axis-type="auto">
            <chartooo:date-scale/>
            <chart:categories table:cell-range-address="analysis.A2:analysi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H2:analysis.H5" chart:label-cell-address="analysis.H1:analysis.H1" chart:class="chart:bar">
            <chart:error-indicator chart:style-name="ch8" chart:dimension="y"/>
            <chart:data-point chart:style-name="ch9" chart:repeated="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rror Rate</text:p>
                <draw:g>
                  <svg:desc>analysis.H1:analysis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2:analysis.A5</svg:desc>
                </draw:g>
              </table:table-cell>
              <table:table-cell office:value-type="float" office:value="0.195284292203515">
                <text:p>0.195284292203515</text:p>
                <draw:g>
                  <svg:desc>analysis.H2:analysis.H5</svg:desc>
                </draw:g>
              </table:table-cell>
              <table:table-cell office:value-type="float" office:value="0.0974360875759948">
                <text:p>0.0974360875759948</text:p>
                <draw:g>
                  <svg:desc>analysis.H9:analysis.H12</svg:desc>
                </draw:g>
              </table:table-cell>
              <table:table-cell office:value-type="float" office:value="0.0974360875759948">
                <text:p>0.0974360875759948</text:p>
                <draw:g>
                  <svg:desc>analysis.H9:analysis.H12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178982590783755">
                <text:p>0.178982590783755</text:p>
              </table:table-cell>
              <table:table-cell office:value-type="float" office:value="0.0994101989649696">
                <text:p>0.0994101989649696</text:p>
              </table:table-cell>
              <table:table-cell office:value-type="float" office:value="0.0994101989649696">
                <text:p>0.0994101989649696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543103410380508">
                <text:p>0.0543103410380508</text:p>
              </table:table-cell>
              <table:table-cell office:value-type="float" office:value="0.0740982276985181">
                <text:p>0.0740982276985181</text:p>
              </table:table-cell>
              <table:table-cell office:value-type="float" office:value="0.0740982276985181">
                <text:p>0.0740982276985181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678233638464741">
                <text:p>0.0678233638464741</text:p>
              </table:table-cell>
              <table:table-cell office:value-type="float" office:value="0.0769810400611091">
                <text:p>0.0769810400611091</text:p>
              </table:table-cell>
              <table:table-cell office:value-type="float" office:value="0.0769810400611091">
                <text:p>0.076981040061109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